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33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wrap-option="wrap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u_elig = 0.04s" table:style-name="ta1">
        <table:shapes>
          <draw:frame draw:z-index="0" draw:style-name="gr1" draw:text-style-name="P1" svg:width="159.99mm" svg:height="89.99mm" svg:x="77.18mm" svg:y="118.4mm">
            <loext:p draw:notify-on-update-of-ranges="'tau_elig = 0.04s'.Y3:'tau_elig = 0.04s'.Y3 'tau_elig = 0.04s'.Y4:'tau_elig = 0.04s'.Y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75.54mm" svg:y="327.71mm">
            <loext:p draw:notify-on-update-of-ranges="'tau_elig = 0.04s'.Y51:'tau_elig = 0.04s'.Y51 'tau_elig = 0.04s'.Y52:'tau_elig = 0.04s'.Y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81.99mm" svg:y="526.67mm">
            <loext:p draw:notify-on-update-of-ranges="'tau_elig = 0.04s'.Y95:'tau_elig = 0.04s'.Y95 'tau_elig = 0.04s'.Y96:'tau_elig = 0.04s'.Y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59.76mm" svg:y="743.67mm">
            <loext:p draw:notify-on-update-of-ranges="'tau_elig = 0.04s'.Y142:'tau_elig = 0.04s'.Y142 'tau_elig = 0.04s'.Y143:'tau_elig = 0.04s'.Y1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05.34mm" svg:y="1295.97mm">
            <loext:p draw:notify-on-update-of-ranges="'tau_elig = 0.04s'.C288:'tau_elig = 0.04s'.C288 'tau_elig = 0.04s'.C289:'tau_elig = 0.04s'.C308 'tau_elig = 0.04s'.D288:'tau_elig = 0.04s'.D288 'tau_elig = 0.04s'.D289:'tau_elig = 0.04s'.D308 'tau_elig = 0.04s'.E288:'tau_elig = 0.04s'.E288 'tau_elig = 0.04s'.E289:'tau_elig = 0.04s'.E308 'tau_elig = 0.04s'.F288:'tau_elig = 0.04s'.F288 'tau_elig = 0.04s'.F289:'tau_elig = 0.04s'.F3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number-columns-repeated="20" table:default-cell-style-name="Default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4"/>
          <table:table-cell table:style-name="ce2"/>
          <table:table-cell table:style-name="ce7" table:number-columns-repeated="45"/>
          <table:table-cell/>
          <table:table-cell table:style-name="ce9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6"/>
          <table:table-cell/>
          <table:table-cell table:style-name="ce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4099999999979" calcext:value-type="float">
            <text:p>53.41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24.8100000000011" calcext:value-type="float">
            <text:p>24.8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9.57999999999984" calcext:value-type="float">
            <text:p>9.58</text:p>
          </table:table-cell>
          <table:table-cell office:value-type="float" office:value="17.1899999999999" calcext:value-type="float">
            <text:p>17.19</text:p>
          </table:table-cell>
          <table:table-cell office:value-type="float" office:value="35.8600000000014" calcext:value-type="float">
            <text:p>35.86</text:p>
          </table:table-cell>
          <table:table-cell office:value-type="float" office:value="68.3799999999981" calcext:value-type="float">
            <text:p>68.38</text:p>
          </table:table-cell>
          <table:table-cell office:value-type="float" office:value="55.4999999999975" calcext:value-type="float">
            <text:p>55.5</text:p>
          </table:table-cell>
          <table:table-cell office:value-type="float" office:value="45.1599999999996" calcext:value-type="float">
            <text:p>45.16</text:p>
          </table:table-cell>
          <table:table-cell office:value-type="float" office:value="28.6700000000017" calcext:value-type="float">
            <text:p>28.67</text:p>
          </table:table-cell>
          <table:table-cell office:value-type="float" office:value="41.2300000000004" calcext:value-type="float">
            <text:p>41.23</text:p>
          </table:table-cell>
          <table:table-cell office:value-type="float" office:value="20.3900000000004" calcext:value-type="float">
            <text:p>20.39</text:p>
          </table:table-cell>
          <table:table-cell office:value-type="float" office:value="36.3100000000013" calcext:value-type="float">
            <text:p>36.31</text:p>
          </table:table-cell>
          <table:table-cell office:value-type="float" office:value="78.020000000003" calcext:value-type="float">
            <text:p>78.02</text:p>
          </table:table-cell>
          <table:table-cell office:value-type="float" office:value="28.6700000000017" calcext:value-type="float">
            <text:p>28.67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26.5200000000013" calcext:value-type="float">
            <text:p>26.52</text:p>
          </table:table-cell>
          <table:table-cell table:formula="of:=AVERAGE([.E4:.X4])" office:value-type="float" office:value="30.1510000000002" calcext:value-type="float">
            <text:p>30.151</text:p>
          </table:table-cell>
          <table:table-cell table:formula="of:=STDEV([.E4:.X4])" office:value-type="float" office:value="21.5787973178351" calcext:value-type="float">
            <text:p>21.5787973178</text:p>
          </table:table-cell>
          <table:table-cell table:style-name="ce2"/>
          <table:table-cell table:style-name="ce2" office:value-type="float" office:value="21.486" calcext:value-type="float">
            <text:p>21.486</text:p>
          </table:table-cell>
          <table:table-cell table:style-name="ce2"/>
          <table:table-cell table:style-name="ce2" office:value-type="float" office:value="28.078" calcext:value-type="float">
            <text:p>28.078</text:p>
          </table:table-cell>
          <table:table-cell table:style-name="ce2"/>
          <table:table-cell table:style-name="ce2" office:value-type="float" office:value="24.8190909090935" calcext:value-type="float">
            <text:p>24.81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3125" calcext:value-type="float">
            <text:p>0.031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3800000000021" calcext:value-type="float">
            <text:p>32.38</text:p>
          </table:table-cell>
          <table:table-cell office:value-type="float" office:value="14.6899999999997" calcext:value-type="float">
            <text:p>14.69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9.8500000000003" calcext:value-type="float">
            <text:p>19.85</text:p>
          </table:table-cell>
          <table:table-cell office:value-type="float" office:value="1.39" calcext:value-type="float">
            <text:p>1.39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9.28999999999985" calcext:value-type="float">
            <text:p>9.29</text:p>
          </table:table-cell>
          <table:table-cell office:value-type="float" office:value="21.3900000000005" calcext:value-type="float">
            <text:p>21.39</text:p>
          </table:table-cell>
          <table:table-cell office:value-type="float" office:value="22.8400000000008" calcext:value-type="float">
            <text:p>22.84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40.4200000000005" calcext:value-type="float">
            <text:p>40.42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59.2499999999968" calcext:value-type="float">
            <text:p>59.25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18.4200000000001" calcext:value-type="float">
            <text:p>18.42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58.419999999997" calcext:value-type="float">
            <text:p>58.42</text:p>
          </table:table-cell>
          <table:table-cell office:value-type="float" office:value="40.0000000000006" calcext:value-type="float">
            <text:p>40</text:p>
          </table:table-cell>
          <table:table-cell table:formula="of:=AVERAGE([.E5:.X5])" office:value-type="float" office:value="19.6369999999999" calcext:value-type="float">
            <text:p>19.637</text:p>
          </table:table-cell>
          <table:table-cell table:formula="of:=STDEV([.E5:.X5])" office:value-type="float" office:value="17.6659497338802" calcext:value-type="float">
            <text:p>17.6659497339</text:p>
          </table:table-cell>
          <table:table-cell table:style-name="ce2"/>
          <table:table-cell table:style-name="ce2" office:value-type="float" office:value="19.9299999999996" calcext:value-type="float">
            <text:p>19.93</text:p>
          </table:table-cell>
          <table:table-cell table:style-name="ce2"/>
          <table:table-cell table:style-name="ce2" office:value-type="float" office:value="19.0709999999999" calcext:value-type="float">
            <text:p>19.071</text:p>
          </table:table-cell>
          <table:table-cell table:style-name="ce2"/>
          <table:table-cell table:style-name="ce2" office:value-type="float" office:value="22.7318181818175" calcext:value-type="float">
            <text:p>22.7318181818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6200000000012" calcext:value-type="float">
            <text:p>25.62</text:p>
          </table:table-cell>
          <table:table-cell office:value-type="float" office:value="18.5700000000001" calcext:value-type="float">
            <text:p>18.57</text:p>
          </table:table-cell>
          <table:table-cell office:value-type="float" office:value="12.5699999999998" calcext:value-type="float">
            <text:p>12.57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27.8600000000016" calcext:value-type="float">
            <text:p>27.86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35.9400000000014" calcext:value-type="float">
            <text:p>35.94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8.35999999999987" calcext:value-type="float">
            <text:p>8.36</text:p>
          </table:table-cell>
          <table:table-cell office:value-type="float" office:value="6.09999999999991" calcext:value-type="float">
            <text:p>6.1</text:p>
          </table:table-cell>
          <table:table-cell office:value-type="float" office:value="46.1299999999994" calcext:value-type="float">
            <text:p>46.13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20.5300000000004" calcext:value-type="float">
            <text:p>20.53</text:p>
          </table:table-cell>
          <table:table-cell office:value-type="float" office:value="49.0899999999988" calcext:value-type="float">
            <text:p>49.09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15.7999999999997" calcext:value-type="float">
            <text:p>15.8</text:p>
          </table:table-cell>
          <table:table-cell office:value-type="float" office:value="8.69999999999986" calcext:value-type="float">
            <text:p>8.7</text:p>
          </table:table-cell>
          <table:table-cell table:formula="of:=AVERAGE([.E6:.X6])" office:value-type="float" office:value="16.0995000000001" calcext:value-type="float">
            <text:p>16.0995</text:p>
          </table:table-cell>
          <table:table-cell table:formula="of:=STDEV([.E6:.X6])" office:value-type="float" office:value="14.1317855522484" calcext:value-type="float">
            <text:p>14.1317855522</text:p>
          </table:table-cell>
          <table:table-cell table:style-name="ce2"/>
          <table:table-cell table:style-name="ce2" office:value-type="float" office:value="16.4320000000004" calcext:value-type="float">
            <text:p>16.432</text:p>
          </table:table-cell>
          <table:table-cell table:style-name="ce2"/>
          <table:table-cell table:style-name="ce2" office:value-type="float" office:value="11.1690000000001" calcext:value-type="float">
            <text:p>11.169</text:p>
          </table:table-cell>
          <table:table-cell table:style-name="ce2"/>
          <table:table-cell table:style-name="ce2" office:value-type="float" office:value="8.19999999999992" calcext:value-type="float">
            <text:p>8.2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27.4400000000015" calcext:value-type="float">
            <text:p>27.44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25.6100000000012" calcext:value-type="float">
            <text:p>25.61</text:p>
          </table:table-cell>
          <table:table-cell office:value-type="float" office:value="10.4999999999998" calcext:value-type="float">
            <text:p>10.5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15.7499999999997" calcext:value-type="float">
            <text:p>15.75</text:p>
          </table:table-cell>
          <table:table-cell office:value-type="float" office:value="15.5399999999997" calcext:value-type="float">
            <text:p>15.54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1.74" calcext:value-type="float">
            <text:p>1.74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50.4599999999985" calcext:value-type="float">
            <text:p>50.46</text:p>
          </table:table-cell>
          <table:table-cell table:formula="of:=AVERAGE([.E7:.X7])" office:value-type="float" office:value="10.751" calcext:value-type="float">
            <text:p>10.751</text:p>
          </table:table-cell>
          <table:table-cell table:formula="of:=STDEV([.E7:.X7])" office:value-type="float" office:value="11.7876799645803" calcext:value-type="float">
            <text:p>11.7876799646</text:p>
          </table:table-cell>
          <table:table-cell table:style-name="ce2"/>
          <table:table-cell table:style-name="ce2" office:value-type="float" office:value="12.0610000000001" calcext:value-type="float">
            <text:p>12.061</text:p>
          </table:table-cell>
          <table:table-cell table:style-name="ce2"/>
          <table:table-cell table:style-name="ce2" office:value-type="float" office:value="8.84450000000004" calcext:value-type="float">
            <text:p>8.8445</text:p>
          </table:table-cell>
          <table:table-cell table:style-name="ce2"/>
          <table:table-cell table:style-name="ce2" office:value-type="float" office:value="7.34909090909096" calcext:value-type="float">
            <text:p>7.34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4899999999997" calcext:value-type="float">
            <text:p>44.49</text:p>
          </table:table-cell>
          <table:table-cell office:value-type="float" office:value="14.8599999999997" calcext:value-type="float">
            <text:p>14.86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1.68" calcext:value-type="float">
            <text:p>1.68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25.3600000000012" calcext:value-type="float">
            <text:p>25.36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28.0900000000016" calcext:value-type="float">
            <text:p>28.09</text:p>
          </table:table-cell>
          <table:table-cell office:value-type="float" office:value="34.7100000000017" calcext:value-type="float">
            <text:p>34.71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1.76" calcext:value-type="float">
            <text:p>1.76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6.1400000000013" calcext:value-type="float">
            <text:p>26.14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9.2500000000002" calcext:value-type="float">
            <text:p>19.25</text:p>
          </table:table-cell>
          <table:table-cell table:formula="of:=AVERAGE([.E8:.X8])" office:value-type="float" office:value="12.9895000000002" calcext:value-type="float">
            <text:p>12.9895</text:p>
          </table:table-cell>
          <table:table-cell table:formula="of:=STDEV([.E8:.X8])" office:value-type="float" office:value="12.4725300159995" calcext:value-type="float">
            <text:p>12.472530016</text:p>
          </table:table-cell>
          <table:table-cell table:style-name="ce2"/>
          <table:table-cell table:style-name="ce2" office:value-type="float" office:value="8.56600000000004" calcext:value-type="float">
            <text:p>8.566</text:p>
          </table:table-cell>
          <table:table-cell table:style-name="ce2"/>
          <table:table-cell table:style-name="ce2" office:value-type="float" office:value="9.82549999999999" calcext:value-type="float">
            <text:p>9.8255</text:p>
          </table:table-cell>
          <table:table-cell table:style-name="ce2"/>
          <table:table-cell table:style-name="ce2" office:value-type="float" office:value="6.11727272727264" calcext:value-type="float">
            <text:p>6.11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0299999999998" calcext:value-type="float">
            <text:p>12.03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11.1599999999998" calcext:value-type="float">
            <text:p>11.16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1.55" calcext:value-type="float">
            <text:p>1.55</text:p>
          </table:table-cell>
          <table:table-cell office:value-type="float" office:value="9.10999999999985" calcext:value-type="float">
            <text:p>9.11</text:p>
          </table:table-cell>
          <table:table-cell office:value-type="float" office:value="39.8100000000006" calcext:value-type="float">
            <text:p>39.81</text:p>
          </table:table-cell>
          <table:table-cell office:value-type="float" office:value="8.98999999999985" calcext:value-type="float">
            <text:p>8.99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8.77999999999986" calcext:value-type="float">
            <text:p>8.78</text:p>
          </table:table-cell>
          <table:table-cell office:value-type="float" office:value="29.9700000000019" calcext:value-type="float">
            <text:p>29.97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17.59" calcext:value-type="float">
            <text:p>17.59</text:p>
          </table:table-cell>
          <table:table-cell office:value-type="float" office:value="10.8299999999998" calcext:value-type="float">
            <text:p>10.83</text:p>
          </table:table-cell>
          <table:table-cell office:value-type="float" office:value="8.02999999999987" calcext:value-type="float">
            <text:p>8.03</text:p>
          </table:table-cell>
          <table:table-cell table:formula="of:=AVERAGE([.E9:.X9])" office:value-type="float" office:value="10.3495" calcext:value-type="float">
            <text:p>10.3495</text:p>
          </table:table-cell>
          <table:table-cell table:formula="of:=STDEV([.E9:.X9])" office:value-type="float" office:value="9.38290858002244" calcext:value-type="float">
            <text:p>9.38290858</text:p>
          </table:table-cell>
          <table:table-cell table:style-name="ce2"/>
          <table:table-cell table:style-name="ce2" office:value-type="float" office:value="10.393" calcext:value-type="float">
            <text:p>10.393</text:p>
          </table:table-cell>
          <table:table-cell table:style-name="ce2"/>
          <table:table-cell table:style-name="ce2" office:value-type="float" office:value="9.83899999999999" calcext:value-type="float">
            <text:p>9.839</text:p>
          </table:table-cell>
          <table:table-cell table:style-name="ce2"/>
          <table:table-cell table:style-name="ce2" office:value-type="float" office:value="10.1663636363636" calcext:value-type="float">
            <text:p>10.166363636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10.4199999999998" calcext:value-type="float">
            <text:p>10.42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11.4999999999998" calcext:value-type="float">
            <text:p>11.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10.1999999999998" calcext:value-type="float">
            <text:p>10.2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14.9399999999997" calcext:value-type="float">
            <text:p>14.9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7.69999999999988" calcext:value-type="float">
            <text:p>7.7</text:p>
          </table:table-cell>
          <table:table-cell office:value-type="float" office:value="9.10999999999985" calcext:value-type="float">
            <text:p>9.11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7.40999999999989" calcext:value-type="float">
            <text:p>7.41</text:p>
          </table:table-cell>
          <table:table-cell table:formula="of:=AVERAGE([.E10:.X10])" office:value-type="float" office:value="7.05599999999989" calcext:value-type="float">
            <text:p>7.056</text:p>
          </table:table-cell>
          <table:table-cell table:formula="of:=STDEV([.E10:.X10])" office:value-type="float" office:value="3.10007877658813" calcext:value-type="float">
            <text:p>3.1000787766</text:p>
          </table:table-cell>
          <table:table-cell table:style-name="ce2"/>
          <table:table-cell table:style-name="ce2" office:value-type="float" office:value="8.22299999999992" calcext:value-type="float">
            <text:p>8.223</text:p>
          </table:table-cell>
          <table:table-cell table:style-name="ce2"/>
          <table:table-cell table:style-name="ce2" office:value-type="float" office:value="8.02749999999999" calcext:value-type="float">
            <text:p>8.0275</text:p>
          </table:table-cell>
          <table:table-cell table:style-name="ce2"/>
          <table:table-cell table:style-name="ce2" office:value-type="float" office:value="7.89727272727269" calcext:value-type="float">
            <text:p>7.89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15.1999999999997" calcext:value-type="float">
            <text:p>15.2</text:p>
          </table:table-cell>
          <table:table-cell office:value-type="float" office:value="17.1799999999999" calcext:value-type="float">
            <text:p>17.18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9.00999999999985" calcext:value-type="float">
            <text:p>9.0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9.40999999999984" calcext:value-type="float">
            <text:p>9.41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5.25999999999993" calcext:value-type="float">
            <text:p>5.26</text:p>
          </table:table-cell>
          <table:table-cell table:formula="of:=AVERAGE([.E11:.X11])" office:value-type="float" office:value="6.48499999999992" calcext:value-type="float">
            <text:p>6.485</text:p>
          </table:table-cell>
          <table:table-cell table:formula="of:=STDEV([.E11:.X11])" office:value-type="float" office:value="3.99688233765421" calcext:value-type="float">
            <text:p>3.9968823377</text:p>
          </table:table-cell>
          <table:table-cell table:style-name="ce2"/>
          <table:table-cell table:style-name="ce2" office:value-type="float" office:value="8.51499999999991" calcext:value-type="float">
            <text:p>8.515</text:p>
          </table:table-cell>
          <table:table-cell table:style-name="ce2"/>
          <table:table-cell table:style-name="ce2" office:value-type="float" office:value="6.06749999999999" calcext:value-type="float">
            <text:p>6.0675</text:p>
          </table:table-cell>
          <table:table-cell table:style-name="ce2"/>
          <table:table-cell table:style-name="ce2" office:value-type="float" office:value="4.90636363636358" calcext:value-type="float">
            <text:p>4.906363636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4.5499999999997" calcext:value-type="float">
            <text:p>14.55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2.16" calcext:value-type="float">
            <text:p>2.16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36.0200000000014" calcext:value-type="float">
            <text:p>36.02</text:p>
          </table:table-cell>
          <table:table-cell office:value-type="float" office:value="12.4499999999998" calcext:value-type="float">
            <text:p>12.45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11.1599999999998" calcext:value-type="float">
            <text:p>11.16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27.1900000000014" calcext:value-type="float">
            <text:p>27.19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2.58999999999999" calcext:value-type="float">
            <text:p>2.59</text:p>
          </table:table-cell>
          <table:table-cell table:formula="of:=AVERAGE([.E12:.X12])" office:value-type="float" office:value="8.63150000000006" calcext:value-type="float">
            <text:p>8.6315</text:p>
          </table:table-cell>
          <table:table-cell table:formula="of:=STDEV([.E12:.X12])" office:value-type="float" office:value="8.65711224187533" calcext:value-type="float">
            <text:p>8.6571122419</text:p>
          </table:table-cell>
          <table:table-cell table:style-name="ce2"/>
          <table:table-cell table:style-name="ce2" office:value-type="float" office:value="6.02899999999992" calcext:value-type="float">
            <text:p>6.029</text:p>
          </table:table-cell>
          <table:table-cell table:style-name="ce2"/>
          <table:table-cell table:style-name="ce2" office:value-type="float" office:value="4.242" calcext:value-type="float">
            <text:p>4.242</text:p>
          </table:table-cell>
          <table:table-cell table:style-name="ce2"/>
          <table:table-cell table:style-name="ce2" office:value-type="float" office:value="6.04090909090901" calcext:value-type="float">
            <text:p>6.04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27.1400000000014" calcext:value-type="float">
            <text:p>27.14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12.8499999999998" calcext:value-type="float">
            <text:p>12.85</text:p>
          </table:table-cell>
          <table:table-cell office:value-type="float" office:value="17.73" calcext:value-type="float">
            <text:p>17.73</text:p>
          </table:table-cell>
          <table:table-cell office:value-type="float" office:value="25.6300000000012" calcext:value-type="float">
            <text:p>25.63</text:p>
          </table:table-cell>
          <table:table-cell office:value-type="float" office:value="15.9799999999997" calcext:value-type="float">
            <text:p>15.98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12.9299999999998" calcext:value-type="float">
            <text:p>12.93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4.22999999999995" calcext:value-type="float">
            <text:p>4.23</text:p>
          </table:table-cell>
          <table:table-cell table:formula="of:=AVERAGE([.E13:.X13])" office:value-type="float" office:value="9.92850000000003" calcext:value-type="float">
            <text:p>9.9285</text:p>
          </table:table-cell>
          <table:table-cell table:formula="of:=STDEV([.E13:.X13])" office:value-type="float" office:value="7.22303499047932" calcext:value-type="float">
            <text:p>7.2230349905</text:p>
          </table:table-cell>
          <table:table-cell table:style-name="ce2"/>
          <table:table-cell table:style-name="ce2" office:value-type="float" office:value="6.91899999999992" calcext:value-type="float">
            <text:p>6.919</text:p>
          </table:table-cell>
          <table:table-cell table:style-name="ce2"/>
          <table:table-cell table:style-name="ce2" office:value-type="float" office:value="6.17049999999999" calcext:value-type="float">
            <text:p>6.1705</text:p>
          </table:table-cell>
          <table:table-cell table:style-name="ce2"/>
          <table:table-cell table:style-name="ce2" office:value-type="float" office:value="6.97636363636362" calcext:value-type="float">
            <text:p>6.976363636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7.2099999999999" calcext:value-type="float">
            <text:p>17.21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12.2899999999998" calcext:value-type="float">
            <text:p>12.29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8.65999999999986" calcext:value-type="float">
            <text:p>8.66</text:p>
          </table:table-cell>
          <table:table-cell office:value-type="float" office:value="9.38999999999984" calcext:value-type="float">
            <text:p>9.39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2.68999999999999" calcext:value-type="float">
            <text:p>2.69</text:p>
          </table:table-cell>
          <table:table-cell table:formula="of:=AVERAGE([.E14:.X14])" office:value-type="float" office:value="6.25049999999992" calcext:value-type="float">
            <text:p>6.2505</text:p>
          </table:table-cell>
          <table:table-cell table:formula="of:=STDEV([.E14:.X14])" office:value-type="float" office:value="3.70975878773237" calcext:value-type="float">
            <text:p>3.7097587877</text:p>
          </table:table-cell>
          <table:table-cell table:style-name="ce2"/>
          <table:table-cell table:style-name="ce2" office:value-type="float" office:value="6.90700000000004" calcext:value-type="float">
            <text:p>6.907</text:p>
          </table:table-cell>
          <table:table-cell table:style-name="ce2"/>
          <table:table-cell table:style-name="ce2" office:value-type="float" office:value="5.22899999999999" calcext:value-type="float">
            <text:p>5.229</text:p>
          </table:table-cell>
          <table:table-cell table:style-name="ce2"/>
          <table:table-cell table:style-name="ce2" office:value-type="float" office:value="4.60545454545449" calcext:value-type="float">
            <text:p>4.605454545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13.4599999999998" calcext:value-type="float">
            <text:p>13.46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7.0199999999999" calcext:value-type="float">
            <text:p>7.02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2.1599999999998" calcext:value-type="float">
            <text:p>12.16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10.4099999999998" calcext:value-type="float">
            <text:p>10.41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1.77" calcext:value-type="float">
            <text:p>1.77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2.90999999999998" calcext:value-type="float">
            <text:p>2.91</text:p>
          </table:table-cell>
          <table:table-cell table:formula="of:=AVERAGE([.E15:.X15])" office:value-type="float" office:value="5.90599999999992" calcext:value-type="float">
            <text:p>5.906</text:p>
          </table:table-cell>
          <table:table-cell table:formula="of:=STDEV([.E15:.X15])" office:value-type="float" office:value="3.10552716094515" calcext:value-type="float">
            <text:p>3.1055271609</text:p>
          </table:table-cell>
          <table:table-cell table:style-name="ce2"/>
          <table:table-cell table:style-name="ce2" office:value-type="float" office:value="4.58199999999995" calcext:value-type="float">
            <text:p>4.582</text:p>
          </table:table-cell>
          <table:table-cell table:style-name="ce2"/>
          <table:table-cell table:style-name="ce2" office:value-type="float" office:value="4.51349999999999" calcext:value-type="float">
            <text:p>4.5135</text:p>
          </table:table-cell>
          <table:table-cell table:style-name="ce2"/>
          <table:table-cell table:style-name="ce2" office:value-type="float" office:value="7.62090909090904" calcext:value-type="float">
            <text:p>7.62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7.79999999999988" calcext:value-type="float">
            <text:p>7.8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9.85999999999983" calcext:value-type="float">
            <text:p>9.86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12.2799999999998" calcext:value-type="float">
            <text:p>12.28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.61" calcext:value-type="float">
            <text:p>1.61</text:p>
          </table:table-cell>
          <table:table-cell office:value-type="float" office:value="4.34999999999995" calcext:value-type="float">
            <text:p>4.35</text:p>
          </table:table-cell>
          <table:table-cell table:formula="of:=AVERAGE([.E16:.X16])" office:value-type="float" office:value="5.33799999999993" calcext:value-type="float">
            <text:p>5.338</text:p>
          </table:table-cell>
          <table:table-cell table:formula="of:=STDEV([.E16:.X16])" office:value-type="float" office:value="2.73526983177735" calcext:value-type="float">
            <text:p>2.7352698318</text:p>
          </table:table-cell>
          <table:table-cell table:style-name="ce2"/>
          <table:table-cell table:style-name="ce2" office:value-type="float" office:value="5.54649999999997" calcext:value-type="float">
            <text:p>5.5465</text:p>
          </table:table-cell>
          <table:table-cell table:style-name="ce2"/>
          <table:table-cell table:style-name="ce2" office:value-type="float" office:value="5.35099999999999" calcext:value-type="float">
            <text:p>5.351</text:p>
          </table:table-cell>
          <table:table-cell table:style-name="ce2"/>
          <table:table-cell table:style-name="ce2" office:value-type="float" office:value="6.72454545454539" calcext:value-type="float">
            <text:p>6.724545454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11.2799999999998" calcext:value-type="float">
            <text:p>11.28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12.9099999999998" calcext:value-type="float">
            <text:p>12.91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.1" calcext:value-type="float">
            <text:p>2.1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11.9299999999998" calcext:value-type="float">
            <text:p>11.93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19.5600000000003" calcext:value-type="float">
            <text:p>19.56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2.17" calcext:value-type="float">
            <text:p>2.17</text:p>
          </table:table-cell>
          <table:table-cell table:formula="of:=AVERAGE([.E17:.X17])" office:value-type="float" office:value="6.04899999999995" calcext:value-type="float">
            <text:p>6.049</text:p>
          </table:table-cell>
          <table:table-cell table:formula="of:=STDEV([.E17:.X17])" office:value-type="float" office:value="4.49896350636222" calcext:value-type="float">
            <text:p>4.4989635064</text:p>
          </table:table-cell>
          <table:table-cell table:style-name="ce2"/>
          <table:table-cell table:style-name="ce2" office:value-type="float" office:value="7.40749999999989" calcext:value-type="float">
            <text:p>7.4075</text:p>
          </table:table-cell>
          <table:table-cell table:style-name="ce2"/>
          <table:table-cell table:style-name="ce2" office:value-type="float" office:value="5.15799999999999" calcext:value-type="float">
            <text:p>5.158</text:p>
          </table:table-cell>
          <table:table-cell table:style-name="ce2"/>
          <table:table-cell table:style-name="ce2" office:value-type="float" office:value="4.56727272727267" calcext:value-type="float">
            <text:p>4.56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9.70999999999984" calcext:value-type="float">
            <text:p>9.71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3.40999999999997" calcext:value-type="float">
            <text:p>3.41</text:p>
          </table:table-cell>
          <table:table-cell table:formula="of:=AVERAGE([.E18:.X18])" office:value-type="float" office:value="4.73649999999994" calcext:value-type="float">
            <text:p>4.7365</text:p>
          </table:table-cell>
          <table:table-cell table:formula="of:=STDEV([.E18:.X18])" office:value-type="float" office:value="2.26580362181531" calcext:value-type="float">
            <text:p>2.2658036218</text:p>
          </table:table-cell>
          <table:table-cell table:style-name="ce2"/>
          <table:table-cell table:style-name="ce2" office:value-type="float" office:value="6.06199999999995" calcext:value-type="float">
            <text:p>6.062</text:p>
          </table:table-cell>
          <table:table-cell table:style-name="ce2"/>
          <table:table-cell table:style-name="ce2" office:value-type="float" office:value="4.43499999999999" calcext:value-type="float">
            <text:p>4.435</text:p>
          </table:table-cell>
          <table:table-cell table:style-name="ce2"/>
          <table:table-cell table:style-name="ce2" office:value-type="float" office:value="6.90909090909091" calcext:value-type="float">
            <text:p>6.90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1.8199999999998" calcext:value-type="float">
            <text:p>11.82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10.6399999999998" calcext:value-type="float">
            <text:p>10.64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5.02999999999994" calcext:value-type="float">
            <text:p>5.03</text:p>
          </table:table-cell>
          <table:table-cell table:formula="of:=AVERAGE([.E19:.X19])" office:value-type="float" office:value="4.68149999999994" calcext:value-type="float">
            <text:p>4.6815</text:p>
          </table:table-cell>
          <table:table-cell table:formula="of:=STDEV([.E19:.X19])" office:value-type="float" office:value="2.43144158019363" calcext:value-type="float">
            <text:p>2.4314415802</text:p>
          </table:table-cell>
          <table:table-cell table:style-name="ce2"/>
          <table:table-cell table:style-name="ce2" office:value-type="float" office:value="6.04499999999996" calcext:value-type="float">
            <text:p>6.045</text:p>
          </table:table-cell>
          <table:table-cell table:style-name="ce2"/>
          <table:table-cell table:style-name="ce2" office:value-type="float" office:value="4.69149999999999" calcext:value-type="float">
            <text:p>4.6915</text:p>
          </table:table-cell>
          <table:table-cell table:style-name="ce2"/>
          <table:table-cell table:style-name="ce2" office:value-type="float" office:value="4.50909090909086" calcext:value-type="float">
            <text:p>4.50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.53" calcext:value-type="float">
            <text:p>1.53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1.24" calcext:value-type="float">
            <text:p>1.24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9.79999999999984" calcext:value-type="float">
            <text:p>9.8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2.1" calcext:value-type="float">
            <text:p>2.1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5.44999999999993" calcext:value-type="float">
            <text:p>5.45</text:p>
          </table:table-cell>
          <table:table-cell table:formula="of:=AVERAGE([.E20:.X20])" office:value-type="float" office:value="4.27099999999995" calcext:value-type="float">
            <text:p>4.271</text:p>
          </table:table-cell>
          <table:table-cell table:formula="of:=STDEV([.E20:.X20])" office:value-type="float" office:value="2.26561226765928" calcext:value-type="float">
            <text:p>2.2656122677</text:p>
          </table:table-cell>
          <table:table-cell table:style-name="ce2"/>
          <table:table-cell table:style-name="ce2" office:value-type="float" office:value="5.31949999999993" calcext:value-type="float">
            <text:p>5.3195</text:p>
          </table:table-cell>
          <table:table-cell table:style-name="ce2"/>
          <table:table-cell table:style-name="ce2" office:value-type="float" office:value="4.6885" calcext:value-type="float">
            <text:p>4.6885</text:p>
          </table:table-cell>
          <table:table-cell table:style-name="ce2"/>
          <table:table-cell table:style-name="ce2" office:value-type="float" office:value="5.48090909090902" calcext:value-type="float">
            <text:p>5.48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16.4599999999998" calcext:value-type="float">
            <text:p>16.46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8.65999999999986" calcext:value-type="float">
            <text:p>8.66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2" calcext:value-type="float">
            <text:p>2.2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3.11999999999998" calcext:value-type="float">
            <text:p>3.12</text:p>
          </table:table-cell>
          <table:table-cell table:formula="of:=AVERAGE([.E21:.X21])" office:value-type="float" office:value="5.14549999999994" calcext:value-type="float">
            <text:p>5.1455</text:p>
          </table:table-cell>
          <table:table-cell table:formula="of:=STDEV([.E21:.X21])" office:value-type="float" office:value="3.38590806447137" calcext:value-type="float">
            <text:p>3.3859080645</text:p>
          </table:table-cell>
          <table:table-cell table:style-name="ce2"/>
          <table:table-cell table:style-name="ce2" office:value-type="float" office:value="5.09999999999994" calcext:value-type="float">
            <text:p>5.1</text:p>
          </table:table-cell>
          <table:table-cell table:style-name="ce2"/>
          <table:table-cell table:style-name="ce2" office:value-type="float" office:value="4.04099999999999" calcext:value-type="float">
            <text:p>4.041</text:p>
          </table:table-cell>
          <table:table-cell table:style-name="ce2"/>
          <table:table-cell table:style-name="ce2" office:value-type="float" office:value="3.85090909090905" calcext:value-type="float">
            <text:p>3.85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29" calcext:value-type="float">
            <text:p>2.29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2.59999999999999" calcext:value-type="float">
            <text:p>2.6</text:p>
          </table:table-cell>
          <table:table-cell table:formula="of:=AVERAGE([.E22:.X22])" office:value-type="float" office:value="5.03349999999994" calcext:value-type="float">
            <text:p>5.0335</text:p>
          </table:table-cell>
          <table:table-cell table:formula="of:=STDEV([.E22:.X22])" office:value-type="float" office:value="2.10287591294945" calcext:value-type="float">
            <text:p>2.1028759129</text:p>
          </table:table-cell>
          <table:table-cell table:style-name="ce2"/>
          <table:table-cell table:style-name="ce2" office:value-type="float" office:value="5.07449999999993" calcext:value-type="float">
            <text:p>5.0745</text:p>
          </table:table-cell>
          <table:table-cell table:style-name="ce2"/>
          <table:table-cell table:style-name="ce2" office:value-type="float" office:value="5.04599999999999" calcext:value-type="float">
            <text:p>5.046</text:p>
          </table:table-cell>
          <table:table-cell table:style-name="ce2"/>
          <table:table-cell table:style-name="ce2" office:value-type="float" office:value="5.21181818181811" calcext:value-type="float">
            <text:p>5.2118181818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14.5999999999997" calcext:value-type="float">
            <text:p>14.6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2.14" calcext:value-type="float">
            <text:p>2.14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48999999999993" calcext:value-type="float">
            <text:p>5.49</text:p>
          </table:table-cell>
          <table:table-cell table:style-name="ce8" office:value-type="float" office:value="3.59999999999997" calcext:value-type="float">
            <text:p>3.6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4.63999999999995" calcext:value-type="float">
            <text:p>4.64</text:p>
          </table:table-cell>
          <table:table-cell table:formula="of:=AVERAGE([.E23:.X23])" office:value-type="float" office:value="4.69099999999994" calcext:value-type="float">
            <text:p>4.691</text:p>
          </table:table-cell>
          <table:table-cell table:formula="of:=STDEV([.E23:.X23])" office:value-type="float" office:value="2.70951325984259" calcext:value-type="float">
            <text:p>2.7095132598</text:p>
          </table:table-cell>
          <table:table-cell table:style-name="ce2"/>
          <table:table-cell table:style-name="ce2" office:value-type="float" office:value="4.34049999999995" calcext:value-type="float">
            <text:p>4.3405</text:p>
          </table:table-cell>
          <table:table-cell table:style-name="ce2"/>
          <table:table-cell table:style-name="ce2" office:value-type="float" office:value="4.28499999999999" calcext:value-type="float">
            <text:p>4.285</text:p>
          </table:table-cell>
          <table:table-cell table:style-name="ce2"/>
          <table:table-cell table:style-name="ce2" office:value-type="float" office:value="3.80727272727269" calcext:value-type="float">
            <text:p>3.80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Default"/>
          <table:table-cell table:number-columns-repeated="16"/>
          <table:table-cell table:style-name="ce8"/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 table:number-rows-repeated="20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/>
          <table:table-cell table:style-name="ce7" table:number-columns-repeated="21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.15999999999993" calcext:value-type="float">
            <text:p>5.16</text:p>
          </table:table-cell>
          <table:table-cell office:value-type="float" office:value="52.8799999999981" calcext:value-type="float">
            <text:p>52.88</text:p>
          </table:table-cell>
          <table:table-cell office:value-type="float" office:value="15.9699999999997" calcext:value-type="float">
            <text:p>15.97</text:p>
          </table:table-cell>
          <table:table-cell table:style-name="ce2" office:value-type="float" office:value="14.6099999999997" calcext:value-type="float">
            <text:p>14.61</text:p>
          </table:table-cell>
          <table:table-cell table:style-name="ce2" office:value-type="float" office:value="43.7899999999999" calcext:value-type="float">
            <text:p>43.79</text:p>
          </table:table-cell>
          <table:table-cell table:style-name="ce2" office:value-type="float" office:value="41.2300000000004" calcext:value-type="float">
            <text:p>41.23</text:p>
          </table:table-cell>
          <table:table-cell table:style-name="ce2" office:value-type="float" office:value="5.88999999999992" calcext:value-type="float">
            <text:p>5.89</text:p>
          </table:table-cell>
          <table:table-cell table:style-name="ce2" office:value-type="float" office:value="55.8399999999975" calcext:value-type="float">
            <text:p>55.84</text:p>
          </table:table-cell>
          <table:table-cell table:style-name="ce2" office:value-type="float" office:value="6.49999999999991" calcext:value-type="float">
            <text:p>6.5</text:p>
          </table:table-cell>
          <table:table-cell table:style-name="ce2" office:value-type="float" office:value="6.13999999999991" calcext:value-type="float">
            <text:p>6.14</text:p>
          </table:table-cell>
          <table:table-cell table:style-name="ce2" office:value-type="float" office:value="19.4100000000002" calcext:value-type="float">
            <text:p>19.41</text:p>
          </table:table-cell>
          <table:table-cell table:style-name="ce2" office:value-type="float" office:value="6.44999999999991" calcext:value-type="float">
            <text:p>6.45</text:p>
          </table:table-cell>
          <table:table-cell table:style-name="ce2" office:value-type="float" office:value="22.9500000000008" calcext:value-type="float">
            <text:p>22.95</text:p>
          </table:table-cell>
          <table:table-cell table:style-name="ce2" office:value-type="float" office:value="17.1299999999999" calcext:value-type="float">
            <text:p>17.13</text:p>
          </table:table-cell>
          <table:table-cell table:style-name="ce2" office:value-type="float" office:value="39.0600000000008" calcext:value-type="float">
            <text:p>39.06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7.16999999999989" calcext:value-type="float">
            <text:p>7.17</text:p>
          </table:table-cell>
          <table:table-cell table:style-name="ce2" office:value-type="float" office:value="5.91999999999992" calcext:value-type="float">
            <text:p>5.92</text:p>
          </table:table-cell>
          <table:table-cell table:style-name="ce2" office:value-type="float" office:value="26.4400000000013" calcext:value-type="float">
            <text:p>26.44</text:p>
          </table:table-cell>
          <table:table-cell table:style-name="ce2" office:value-type="float" office:value="30.720000000002" calcext:value-type="float">
            <text:p>30.72</text:p>
          </table:table-cell>
          <table:table-cell table:formula="of:=AVERAGE([.E52:.X52])" office:value-type="float" office:value="21.486" calcext:value-type="float">
            <text:p>21.486</text:p>
          </table:table-cell>
          <table:table-cell table:formula="of:=STDEV([.E52:.X52])" office:value-type="float" office:value="16.9268175266037" calcext:value-type="float">
            <text:p>16.9268175266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625" calcext:value-type="float">
            <text:p>0.06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59.0799999999968" calcext:value-type="float">
            <text:p>59.08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12.5699999999998" calcext:value-type="float">
            <text:p>12.57</text:p>
          </table:table-cell>
          <table:table-cell table:style-name="ce2" office:value-type="float" office:value="5.53999999999993" calcext:value-type="float">
            <text:p>5.54</text:p>
          </table:table-cell>
          <table:table-cell table:style-name="ce2" office:value-type="float" office:value="12.9499999999998" calcext:value-type="float">
            <text:p>12.95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19.1800000000002" calcext:value-type="float">
            <text:p>19.18</text:p>
          </table:table-cell>
          <table:table-cell table:style-name="ce2" office:value-type="float" office:value="20.8700000000005" calcext:value-type="float">
            <text:p>20.87</text:p>
          </table:table-cell>
          <table:table-cell table:style-name="ce2" office:value-type="float" office:value="23.4800000000009" calcext:value-type="float">
            <text:p>23.48</text:p>
          </table:table-cell>
          <table:table-cell table:style-name="ce2" office:value-type="float" office:value="52.6299999999981" calcext:value-type="float">
            <text:p>52.63</text:p>
          </table:table-cell>
          <table:table-cell table:style-name="ce2" office:value-type="float" office:value="23.2400000000008" calcext:value-type="float">
            <text:p>23.24</text:p>
          </table:table-cell>
          <table:table-cell table:style-name="ce2" office:value-type="float" office:value="10.8299999999998" calcext:value-type="float">
            <text:p>10.83</text:p>
          </table:table-cell>
          <table:table-cell table:style-name="ce2" office:value-type="float" office:value="21.1000000000005" calcext:value-type="float">
            <text:p>21.1</text:p>
          </table:table-cell>
          <table:table-cell table:style-name="ce2" office:value-type="float" office:value="15.0499999999997" calcext:value-type="float">
            <text:p>15.05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7.33999999999989" calcext:value-type="float">
            <text:p>7.34</text:p>
          </table:table-cell>
          <table:table-cell table:style-name="ce2" office:value-type="float" office:value="63.4599999999959" calcext:value-type="float">
            <text:p>63.46</text:p>
          </table:table-cell>
          <table:table-cell table:style-name="ce2" office:value-type="float" office:value="15.7999999999997" calcext:value-type="float">
            <text:p>15.8</text:p>
          </table:table-cell>
          <table:table-cell table:style-name="ce2" office:value-type="float" office:value="15.4099999999997" calcext:value-type="float">
            <text:p>15.41</text:p>
          </table:table-cell>
          <table:table-cell table:formula="of:=AVERAGE([.E53:.X53])" office:value-type="float" office:value="19.9299999999996" calcext:value-type="float">
            <text:p>19.93</text:p>
          </table:table-cell>
          <table:table-cell table:formula="of:=STDEV([.E53:.X53])" office:value-type="float" office:value="17.835621955129" calcext:value-type="float">
            <text:p>17.835621955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3.50999999999997" calcext:value-type="float">
            <text:p>3.51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25.0600000000011" calcext:value-type="float">
            <text:p>25.06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9.93999999999983" calcext:value-type="float">
            <text:p>9.94</text:p>
          </table:table-cell>
          <table:table-cell table:style-name="ce2" office:value-type="float" office:value="15.7399999999997" calcext:value-type="float">
            <text:p>15.74</text:p>
          </table:table-cell>
          <table:table-cell table:style-name="ce2" office:value-type="float" office:value="2.61999999999999" calcext:value-type="float">
            <text:p>2.62</text:p>
          </table:table-cell>
          <table:table-cell table:style-name="ce2" office:value-type="float" office:value="26.9700000000014" calcext:value-type="float">
            <text:p>26.97</text:p>
          </table:table-cell>
          <table:table-cell table:style-name="ce2" office:value-type="float" office:value="32.1300000000022" calcext:value-type="float">
            <text:p>32.13</text:p>
          </table:table-cell>
          <table:table-cell table:style-name="ce2" office:value-type="float" office:value="17.0599999999999" calcext:value-type="float">
            <text:p>17.06</text:p>
          </table:table-cell>
          <table:table-cell table:style-name="ce2" office:value-type="float" office:value="16.3399999999998" calcext:value-type="float">
            <text:p>16.34</text:p>
          </table:table-cell>
          <table:table-cell table:style-name="ce2" office:value-type="float" office:value="9.01999999999985" calcext:value-type="float">
            <text:p>9.02</text:p>
          </table:table-cell>
          <table:table-cell table:style-name="ce2" office:value-type="float" office:value="12.8499999999998" calcext:value-type="float">
            <text:p>12.85</text:p>
          </table:table-cell>
          <table:table-cell table:style-name="ce2" office:value-type="float" office:value="10.5699999999998" calcext:value-type="float">
            <text:p>10.57</text:p>
          </table:table-cell>
          <table:table-cell table:style-name="ce2" office:value-type="float" office:value="12.2799999999998" calcext:value-type="float">
            <text:p>12.28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83.9900000000061" calcext:value-type="float">
            <text:p>83.99</text:p>
          </table:table-cell>
          <table:table-cell table:style-name="ce2" office:value-type="float" office:value="17.72" calcext:value-type="float">
            <text:p>17.72</text:p>
          </table:table-cell>
          <table:table-cell table:style-name="ce2" office:value-type="float" office:value="4.47999999999995" calcext:value-type="float">
            <text:p>4.48</text:p>
          </table:table-cell>
          <table:table-cell table:style-name="ce2" office:value-type="float" office:value="7.43999999999989" calcext:value-type="float">
            <text:p>7.44</text:p>
          </table:table-cell>
          <table:table-cell table:formula="of:=AVERAGE([.E54:.X54])" office:value-type="float" office:value="16.4320000000004" calcext:value-type="float">
            <text:p>16.432</text:p>
          </table:table-cell>
          <table:table-cell table:formula="of:=STDEV([.E54:.X54])" office:value-type="float" office:value="17.8072237264026" calcext:value-type="float">
            <text:p>17.8072237264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7.42999999999989" calcext:value-type="float">
            <text:p>7.43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26.0800000000013" calcext:value-type="float">
            <text:p>26.08</text:p>
          </table:table-cell>
          <table:table-cell table:style-name="ce2" office:value-type="float" office:value="28.3600000000016" calcext:value-type="float">
            <text:p>28.36</text:p>
          </table:table-cell>
          <table:table-cell table:style-name="ce2" office:value-type="float" office:value="25.4200000000012" calcext:value-type="float">
            <text:p>25.42</text:p>
          </table:table-cell>
          <table:table-cell table:style-name="ce2" office:value-type="float" office:value="10.4799999999998" calcext:value-type="float">
            <text:p>10.48</text:p>
          </table:table-cell>
          <table:table-cell table:style-name="ce2" office:value-type="float" office:value="14.1099999999997" calcext:value-type="float">
            <text:p>14.11</text:p>
          </table:table-cell>
          <table:table-cell table:style-name="ce2" office:value-type="float" office:value="9.98999999999983" calcext:value-type="float">
            <text:p>9.99</text:p>
          </table:table-cell>
          <table:table-cell table:style-name="ce2" office:value-type="float" office:value="6.39999999999991" calcext:value-type="float">
            <text:p>6.4</text:p>
          </table:table-cell>
          <table:table-cell table:style-name="ce2" office:value-type="float" office:value="6.52999999999991" calcext:value-type="float">
            <text:p>6.53</text:p>
          </table:table-cell>
          <table:table-cell table:style-name="ce2" office:value-type="float" office:value="12.0099999999998" calcext:value-type="float">
            <text:p>12.01</text:p>
          </table:table-cell>
          <table:table-cell table:style-name="ce2" office:value-type="float" office:value="9.87999999999983" calcext:value-type="float">
            <text:p>9.88</text:p>
          </table:table-cell>
          <table:table-cell table:style-name="ce2" office:value-type="float" office:value="17.0699999999999" calcext:value-type="float">
            <text:p>17.07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15.2999999999997" calcext:value-type="float">
            <text:p>15.3</text:p>
          </table:table-cell>
          <table:table-cell table:style-name="ce2" office:value-type="float" office:value="10.2299999999998" calcext:value-type="float">
            <text:p>10.23</text:p>
          </table:table-cell>
          <table:table-cell table:style-name="ce2" office:value-type="float" office:value="8.95999999999985" calcext:value-type="float">
            <text:p>8.96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4.58999999999995" calcext:value-type="float">
            <text:p>4.59</text:p>
          </table:table-cell>
          <table:table-cell table:style-name="ce2" office:value-type="float" office:value="11.8499999999998" calcext:value-type="float">
            <text:p>11.85</text:p>
          </table:table-cell>
          <table:table-cell table:formula="of:=AVERAGE([.E55:.X55])" office:value-type="float" office:value="12.0610000000001" calcext:value-type="float">
            <text:p>12.061</text:p>
          </table:table-cell>
          <table:table-cell table:formula="of:=STDEV([.E55:.X55])" office:value-type="float" office:value="7.16147507592986" calcext:value-type="float">
            <text:p>7.161475075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8.29999999999987" calcext:value-type="float">
            <text:p>8.3</text:p>
          </table:table-cell>
          <table:table-cell office:value-type="float" office:value="22.5000000000007" calcext:value-type="float">
            <text:p>22.5</text:p>
          </table:table-cell>
          <table:table-cell office:value-type="float" office:value="8.63999999999986" calcext:value-type="float">
            <text:p>8.64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3.81999999999996" calcext:value-type="float">
            <text:p>3.82</text:p>
          </table:table-cell>
          <table:table-cell table:style-name="ce2" office:value-type="float" office:value="29.4800000000018" calcext:value-type="float">
            <text:p>29.48</text:p>
          </table:table-cell>
          <table:table-cell table:style-name="ce2" office:value-type="float" office:value="16.7399999999998" calcext:value-type="float">
            <text:p>16.74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5.4099999999997" calcext:value-type="float">
            <text:p>15.41</text:p>
          </table:table-cell>
          <table:table-cell table:style-name="ce2" office:value-type="float" office:value="6.8699999999999" calcext:value-type="float">
            <text:p>6.87</text:p>
          </table:table-cell>
          <table:table-cell table:style-name="ce2" office:value-type="float" office:value="5.09999999999994" calcext:value-type="float">
            <text:p>5.1</text:p>
          </table:table-cell>
          <table:table-cell table:style-name="ce2" office:value-type="float" office:value="9.45999999999984" calcext:value-type="float">
            <text:p>9.46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5.51999999999993" calcext:value-type="float">
            <text:p>5.52</text:p>
          </table:table-cell>
          <table:table-cell table:style-name="ce2" office:value-type="float" office:value="8.81999999999986" calcext:value-type="float">
            <text:p>8.82</text:p>
          </table:table-cell>
          <table:table-cell table:style-name="ce2" office:value-type="float" office:value="8.65999999999986" calcext:value-type="float">
            <text:p>8.66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5.21999999999993" calcext:value-type="float">
            <text:p>5.22</text:p>
          </table:table-cell>
          <table:table-cell table:formula="of:=AVERAGE([.E56:.X56])" office:value-type="float" office:value="8.56600000000004" calcext:value-type="float">
            <text:p>8.566</text:p>
          </table:table-cell>
          <table:table-cell table:formula="of:=STDEV([.E56:.X56])" office:value-type="float" office:value="7.27564676090576" calcext:value-type="float">
            <text:p>7.275646760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.96999999999996" calcext:value-type="float">
            <text:p>3.97</text:p>
          </table:table-cell>
          <table:table-cell office:value-type="float" office:value="33.3000000000019" calcext:value-type="float">
            <text:p>33.3</text:p>
          </table:table-cell>
          <table:table-cell office:value-type="float" office:value="7.24999999999989" calcext:value-type="float">
            <text:p>7.25</text:p>
          </table:table-cell>
          <table:table-cell table:style-name="ce2" office:value-type="float" office:value="12.3699999999998" calcext:value-type="float">
            <text:p>12.37</text:p>
          </table:table-cell>
          <table:table-cell table:style-name="ce2" office:value-type="float" office:value="14.8399999999997" calcext:value-type="float">
            <text:p>14.84</text:p>
          </table:table-cell>
          <table:table-cell table:style-name="ce2" office:value-type="float" office:value="11.6699999999998" calcext:value-type="float">
            <text:p>11.67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23.0800000000008" calcext:value-type="float">
            <text:p>23.08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5.56999999999993" calcext:value-type="float">
            <text:p>5.57</text:p>
          </table:table-cell>
          <table:table-cell table:style-name="ce2" office:value-type="float" office:value="3.27999999999997" calcext:value-type="float">
            <text:p>3.28</text:p>
          </table:table-cell>
          <table:table-cell table:style-name="ce2" office:value-type="float" office:value="13.2599999999998" calcext:value-type="float">
            <text:p>13.26</text:p>
          </table:table-cell>
          <table:table-cell table:style-name="ce2" office:value-type="float" office:value="14.7599999999997" calcext:value-type="float">
            <text:p>14.76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8.74999999999986" calcext:value-type="float">
            <text:p>8.75</text:p>
          </table:table-cell>
          <table:table-cell table:style-name="ce2" office:value-type="float" office:value="19.3700000000002" calcext:value-type="float">
            <text:p>19.37</text:p>
          </table:table-cell>
          <table:table-cell table:style-name="ce2" office:value-type="float" office:value="2.41999999999999" calcext:value-type="float">
            <text:p>2.42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14.9599999999997" calcext:value-type="float">
            <text:p>14.96</text:p>
          </table:table-cell>
          <table:table-cell table:formula="of:=AVERAGE([.E57:.X57])" office:value-type="float" office:value="10.393" calcext:value-type="float">
            <text:p>10.393</text:p>
          </table:table-cell>
          <table:table-cell table:formula="of:=STDEV([.E57:.X57])" office:value-type="float" office:value="8.11313561292364" calcext:value-type="float">
            <text:p>8.1131356129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.48999999999995" calcext:value-type="float">
            <text:p>4.49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6.35999999999991" calcext:value-type="float">
            <text:p>6.36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10.7999999999998" calcext:value-type="float">
            <text:p>10.8</text:p>
          </table:table-cell>
          <table:table-cell table:style-name="ce2" office:value-type="float" office:value="5.56999999999993" calcext:value-type="float">
            <text:p>5.57</text:p>
          </table:table-cell>
          <table:table-cell table:style-name="ce2" office:value-type="float" office:value="8.03999999999987" calcext:value-type="float">
            <text:p>8.04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8.4200000000001" calcext:value-type="float">
            <text:p>18.42</text:p>
          </table:table-cell>
          <table:table-cell table:style-name="ce2" office:value-type="float" office:value="6.52999999999991" calcext:value-type="float">
            <text:p>6.53</text:p>
          </table:table-cell>
          <table:table-cell table:style-name="ce2" office:value-type="float" office:value="9.55999999999984" calcext:value-type="float">
            <text:p>9.56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8.13999999999987" calcext:value-type="float">
            <text:p>8.14</text:p>
          </table:table-cell>
          <table:table-cell table:style-name="ce2" office:value-type="float" office:value="17.2599999999999" calcext:value-type="float">
            <text:p>17.26</text:p>
          </table:table-cell>
          <table:table-cell table:style-name="ce2" office:value-type="float" office:value="8.08999999999987" calcext:value-type="float">
            <text:p>8.09</text:p>
          </table:table-cell>
          <table:table-cell table:style-name="ce2" office:value-type="float" office:value="17.58" calcext:value-type="float">
            <text:p>17.58</text:p>
          </table:table-cell>
          <table:table-cell table:formula="of:=AVERAGE([.E58:.X58])" office:value-type="float" office:value="8.22299999999992" calcext:value-type="float">
            <text:p>8.223</text:p>
          </table:table-cell>
          <table:table-cell table:formula="of:=STDEV([.E58:.X58])" office:value-type="float" office:value="5.19156208111828" calcext:value-type="float">
            <text:p>5.1915620811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.76999999999994" calcext:value-type="float">
            <text:p>4.77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16.8499999999998" calcext:value-type="float">
            <text:p>16.85</text:p>
          </table:table-cell>
          <table:table-cell table:style-name="ce2" office:value-type="float" office:value="5.01999999999994" calcext:value-type="float">
            <text:p>5.02</text:p>
          </table:table-cell>
          <table:table-cell table:style-name="ce2" office:value-type="float" office:value="16.9499999999999" calcext:value-type="float">
            <text:p>16.95</text:p>
          </table:table-cell>
          <table:table-cell table:style-name="ce2" office:value-type="float" office:value="16.7999999999998" calcext:value-type="float">
            <text:p>16.8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18.6200000000001" calcext:value-type="float">
            <text:p>18.62</text:p>
          </table:table-cell>
          <table:table-cell table:style-name="ce2" office:value-type="float" office:value="10.1599999999998" calcext:value-type="float">
            <text:p>10.16</text:p>
          </table:table-cell>
          <table:table-cell table:style-name="ce2" office:value-type="float" office:value="10.2099999999998" calcext:value-type="float">
            <text:p>10.21</text:p>
          </table:table-cell>
          <table:table-cell table:style-name="ce2" office:value-type="float" office:value="5.95999999999992" calcext:value-type="float">
            <text:p>5.96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4.65999999999995" calcext:value-type="float">
            <text:p>4.66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16.4799999999998" calcext:value-type="float">
            <text:p>16.48</text:p>
          </table:table-cell>
          <table:table-cell table:style-name="ce2" office:value-type="float" office:value="13.4699999999998" calcext:value-type="float">
            <text:p>13.47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1.5" calcext:value-type="float">
            <text:p>1.5</text:p>
          </table:table-cell>
          <table:table-cell table:formula="of:=AVERAGE([.E59:.X59])" office:value-type="float" office:value="8.51499999999991" calcext:value-type="float">
            <text:p>8.515</text:p>
          </table:table-cell>
          <table:table-cell table:formula="of:=STDEV([.E59:.X59])" office:value-type="float" office:value="5.8082024576863" calcext:value-type="float">
            <text:p>5.8082024577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6.39999999999991" calcext:value-type="float">
            <text:p>6.4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8.10999999999987" calcext:value-type="float">
            <text:p>8.11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2.61999999999999" calcext:value-type="float">
            <text:p>2.62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7.59999999999988" calcext:value-type="float">
            <text:p>7.6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15.1099999999997" calcext:value-type="float">
            <text:p>15.11</text:p>
          </table:table-cell>
          <table:table-cell table:style-name="ce2" office:value-type="float" office:value="6.26999999999991" calcext:value-type="float">
            <text:p>6.27</text:p>
          </table:table-cell>
          <table:table-cell table:style-name="ce2" office:value-type="float" office:value="11.6899999999998" calcext:value-type="float">
            <text:p>11.69</text:p>
          </table:table-cell>
          <table:table-cell table:style-name="ce2" office:value-type="float" office:value="6.13999999999991" calcext:value-type="float">
            <text:p>6.14</text:p>
          </table:table-cell>
          <table:table-cell table:style-name="ce2" office:value-type="float" office:value="3.15999999999998" calcext:value-type="float">
            <text:p>3.16</text:p>
          </table:table-cell>
          <table:table-cell table:formula="of:=AVERAGE([.E60:.X60])" office:value-type="float" office:value="6.02899999999992" calcext:value-type="float">
            <text:p>6.029</text:p>
          </table:table-cell>
          <table:table-cell table:formula="of:=STDEV([.E60:.X60])" office:value-type="float" office:value="3.16709214131488" calcext:value-type="float">
            <text:p>3.167092141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38999999999993" calcext:value-type="float">
            <text:p>5.39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13.9999999999997" calcext:value-type="float">
            <text:p>14</text:p>
          </table:table-cell>
          <table:table-cell table:style-name="ce2" office:value-type="float" office:value="7.25999999999989" calcext:value-type="float">
            <text:p>7.26</text:p>
          </table:table-cell>
          <table:table-cell table:style-name="ce2" office:value-type="float" office:value="11.0299999999998" calcext:value-type="float">
            <text:p>11.03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5.29999999999993" calcext:value-type="float">
            <text:p>5.3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18.7800000000001" calcext:value-type="float">
            <text:p>18.78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4.45999999999995" calcext:value-type="float">
            <text:p>4.46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7.05999999999989" calcext:value-type="float">
            <text:p>7.06</text:p>
          </table:table-cell>
          <table:table-cell table:style-name="ce2" office:value-type="float" office:value="5.70999999999992" calcext:value-type="float">
            <text:p>5.71</text:p>
          </table:table-cell>
          <table:table-cell table:style-name="ce2" office:value-type="float" office:value="9.60999999999984" calcext:value-type="float">
            <text:p>9.61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3.28999999999997" calcext:value-type="float">
            <text:p>3.29</text:p>
          </table:table-cell>
          <table:table-cell table:style-name="ce2" office:value-type="float" office:value="9.57999999999984" calcext:value-type="float">
            <text:p>9.58</text:p>
          </table:table-cell>
          <table:table-cell table:formula="of:=AVERAGE([.E61:.X61])" office:value-type="float" office:value="6.91899999999992" calcext:value-type="float">
            <text:p>6.919</text:p>
          </table:table-cell>
          <table:table-cell table:formula="of:=STDEV([.E61:.X61])" office:value-type="float" office:value="4.05849583233154" calcext:value-type="float">
            <text:p>4.058495832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4.28999999999995" calcext:value-type="float">
            <text:p>4.29</text:p>
          </table:table-cell>
          <table:table-cell office:value-type="float" office:value="8.39999999999987" calcext:value-type="float">
            <text:p>8.4</text:p>
          </table:table-cell>
          <table:table-cell office:value-type="float" office:value="7.83999999999988" calcext:value-type="float">
            <text:p>7.84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30.530000000002" calcext:value-type="float">
            <text:p>30.53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5.10999999999994" calcext:value-type="float">
            <text:p>5.11</text:p>
          </table:table-cell>
          <table:table-cell table:style-name="ce2" office:value-type="float" office:value="5.20999999999993" calcext:value-type="float">
            <text:p>5.21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5.18999999999993" calcext:value-type="float">
            <text:p>5.19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11.2199999999998" calcext:value-type="float">
            <text:p>11.22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7.2599999999999" calcext:value-type="float">
            <text:p>17.26</text:p>
          </table:table-cell>
          <table:table-cell table:formula="of:=AVERAGE([.E62:.X62])" office:value-type="float" office:value="6.90700000000004" calcext:value-type="float">
            <text:p>6.907</text:p>
          </table:table-cell>
          <table:table-cell table:formula="of:=STDEV([.E62:.X62])" office:value-type="float" office:value="6.63401450262641" calcext:value-type="float">
            <text:p>6.6340145026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.94999999999998" calcext:value-type="float">
            <text:p>2.95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5.41999999999993" calcext:value-type="float">
            <text:p>5.42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4.16999999999996" calcext:value-type="float">
            <text:p>4.17</text:p>
          </table:table-cell>
          <table:table-cell table:style-name="ce2" office:value-type="float" office:value="5.04999999999994" calcext:value-type="float">
            <text:p>5.05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3.80999999999996" calcext:value-type="float">
            <text:p>3.81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4.01999999999996" calcext:value-type="float">
            <text:p>4.02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4.90999999999994" calcext:value-type="float">
            <text:p>4.91</text:p>
          </table:table-cell>
          <table:table-cell table:formula="of:=AVERAGE([.E63:.X63])" office:value-type="float" office:value="4.58199999999995" calcext:value-type="float">
            <text:p>4.582</text:p>
          </table:table-cell>
          <table:table-cell table:formula="of:=STDEV([.E63:.X63])" office:value-type="float" office:value="1.81360240521741" calcext:value-type="float">
            <text:p>1.8136024052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7.96999999999987" calcext:value-type="float">
            <text:p>7.97</text:p>
          </table:table-cell>
          <table:table-cell office:value-type="float" office:value="2.29" calcext:value-type="float">
            <text:p>2.29</text:p>
          </table:table-cell>
          <table:table-cell office:value-type="float" office:value="21.1900000000005" calcext:value-type="float">
            <text:p>21.19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6.8699999999999" calcext:value-type="float">
            <text:p>6.87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7.69999999999988" calcext:value-type="float">
            <text:p>7.7</text:p>
          </table:table-cell>
          <table:table-cell table:style-name="ce2" office:value-type="float" office:value="5.12999999999994" calcext:value-type="float">
            <text:p>5.13</text:p>
          </table:table-cell>
          <table:table-cell table:style-name="ce2" office:value-type="float" office:value="2.61999999999999" calcext:value-type="float">
            <text:p>2.62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13.3899999999998" calcext:value-type="float">
            <text:p>13.39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3.27999999999997" calcext:value-type="float">
            <text:p>3.28</text:p>
          </table:table-cell>
          <table:table-cell table:formula="of:=AVERAGE([.E64:.X64])" office:value-type="float" office:value="5.54649999999997" calcext:value-type="float">
            <text:p>5.5465</text:p>
          </table:table-cell>
          <table:table-cell table:formula="of:=STDEV([.E64:.X64])" office:value-type="float" office:value="4.59678752242437" calcext:value-type="float">
            <text:p>4.596787522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5.98999999999992" calcext:value-type="float">
            <text:p>5.99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7.44999999999989" calcext:value-type="float">
            <text:p>7.45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12.2099999999998" calcext:value-type="float">
            <text:p>12.21</text:p>
          </table:table-cell>
          <table:table-cell table:style-name="ce2" office:value-type="float" office:value="15.2999999999997" calcext:value-type="float">
            <text:p>15.3</text:p>
          </table:table-cell>
          <table:table-cell table:style-name="ce2" office:value-type="float" office:value="16.1499999999997" calcext:value-type="float">
            <text:p>16.15</text:p>
          </table:table-cell>
          <table:table-cell table:style-name="ce2" office:value-type="float" office:value="5.07999999999994" calcext:value-type="float">
            <text:p>5.08</text:p>
          </table:table-cell>
          <table:table-cell table:style-name="ce2" office:value-type="float" office:value="10.9999999999998" calcext:value-type="float">
            <text:p>11</text:p>
          </table:table-cell>
          <table:table-cell table:style-name="ce2" office:value-type="float" office:value="8.44999999999986" calcext:value-type="float">
            <text:p>8.45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6.5599999999999" calcext:value-type="float">
            <text:p>6.56</text:p>
          </table:table-cell>
          <table:table-cell table:style-name="ce2" office:value-type="float" office:value="7.10999999999989" calcext:value-type="float">
            <text:p>7.11</text:p>
          </table:table-cell>
          <table:table-cell table:style-name="ce2" office:value-type="float" office:value="5.13999999999994" calcext:value-type="float">
            <text:p>5.14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8.15999999999987" calcext:value-type="float">
            <text:p>8.16</text:p>
          </table:table-cell>
          <table:table-cell table:formula="of:=AVERAGE([.E65:.X65])" office:value-type="float" office:value="7.40749999999989" calcext:value-type="float">
            <text:p>7.4075</text:p>
          </table:table-cell>
          <table:table-cell table:formula="of:=STDEV([.E65:.X65])" office:value-type="float" office:value="4.20963915818263" calcext:value-type="float">
            <text:p>4.2096391582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7.40999999999989" calcext:value-type="float">
            <text:p>7.41</text:p>
          </table:table-cell>
          <table:table-cell office:value-type="float" office:value="11.7899999999998" calcext:value-type="float">
            <text:p>11.79</text:p>
          </table:table-cell>
          <table:table-cell office:value-type="float" office:value="8.86999999999986" calcext:value-type="float">
            <text:p>8.87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5.73999999999992" calcext:value-type="float">
            <text:p>5.74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19.6100000000003" calcext:value-type="float">
            <text:p>19.6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4.38999999999995" calcext:value-type="float">
            <text:p>4.39</text:p>
          </table:table-cell>
          <table:table-cell table:style-name="ce2" office:value-type="float" office:value="7.50999999999988" calcext:value-type="float">
            <text:p>7.51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6.25999999999991" calcext:value-type="float">
            <text:p>6.26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6.9299999999999" calcext:value-type="float">
            <text:p>6.93</text:p>
          </table:table-cell>
          <table:table-cell table:formula="of:=AVERAGE([.E66:.X66])" office:value-type="float" office:value="6.06199999999995" calcext:value-type="float">
            <text:p>6.062</text:p>
          </table:table-cell>
          <table:table-cell table:formula="of:=STDEV([.E66:.X66])" office:value-type="float" office:value="4.08710758618524" calcext:value-type="float">
            <text:p>4.087107586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2.34999999999999" calcext:value-type="float">
            <text:p>2.35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4.45999999999995" calcext:value-type="float">
            <text:p>4.46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10.1199999999998" calcext:value-type="float">
            <text:p>10.12</text:p>
          </table:table-cell>
          <table:table-cell table:style-name="ce2" office:value-type="float" office:value="21.0300000000005" calcext:value-type="float">
            <text:p>21.03</text:p>
          </table:table-cell>
          <table:table-cell table:style-name="ce2" office:value-type="float" office:value="3.94999999999996" calcext:value-type="float">
            <text:p>3.95</text:p>
          </table:table-cell>
          <table:table-cell table:style-name="ce2" office:value-type="float" office:value="9.74999999999984" calcext:value-type="float">
            <text:p>9.75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2.36999999999999" calcext:value-type="float">
            <text:p>2.37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8.84999999999986" calcext:value-type="float">
            <text:p>8.85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2.88999999999998" calcext:value-type="float">
            <text:p>2.89</text:p>
          </table:table-cell>
          <table:table-cell table:formula="of:=AVERAGE([.E67:.X67])" office:value-type="float" office:value="6.04499999999996" calcext:value-type="float">
            <text:p>6.045</text:p>
          </table:table-cell>
          <table:table-cell table:formula="of:=STDEV([.E67:.X67])" office:value-type="float" office:value="4.34306282902317" calcext:value-type="float">
            <text:p>4.34306282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7.51999999999988" calcext:value-type="float">
            <text:p>7.52</text:p>
          </table:table-cell>
          <table:table-cell office:value-type="float" office:value="1.56" calcext:value-type="float">
            <text:p>1.56</text:p>
          </table:table-cell>
          <table:table-cell office:value-type="float" office:value="3.50999999999997" calcext:value-type="float">
            <text:p>3.51</text:p>
          </table:table-cell>
          <table:table-cell table:style-name="ce2" office:value-type="float" office:value="6.5599999999999" calcext:value-type="float">
            <text:p>6.56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8.33999999999987" calcext:value-type="float">
            <text:p>8.34</text:p>
          </table:table-cell>
          <table:table-cell table:style-name="ce2" office:value-type="float" office:value="11.0699999999998" calcext:value-type="float">
            <text:p>11.07</text:p>
          </table:table-cell>
          <table:table-cell table:style-name="ce2" office:value-type="float" office:value="8.76999999999986" calcext:value-type="float">
            <text:p>8.77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10.5299999999998" calcext:value-type="float">
            <text:p>10.53</text:p>
          </table:table-cell>
          <table:table-cell table:style-name="ce2" office:value-type="float" office:value="7.08999999999989" calcext:value-type="float">
            <text:p>7.09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4.87999999999994" calcext:value-type="float">
            <text:p>4.88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3.09999999999998" calcext:value-type="float">
            <text:p>3.1</text:p>
          </table:table-cell>
          <table:table-cell table:formula="of:=AVERAGE([.E68:.X68])" office:value-type="float" office:value="5.31949999999993" calcext:value-type="float">
            <text:p>5.3195</text:p>
          </table:table-cell>
          <table:table-cell table:formula="of:=STDEV([.E68:.X68])" office:value-type="float" office:value="2.7569748390505" calcext:value-type="float">
            <text:p>2.756974839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6.6099999999999" calcext:value-type="float">
            <text:p>6.61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4.26999999999995" calcext:value-type="float">
            <text:p>4.27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5.00999999999994" calcext:value-type="float">
            <text:p>5.01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6.27999999999991" calcext:value-type="float">
            <text:p>6.28</text:p>
          </table:table-cell>
          <table:table-cell table:style-name="ce2" office:value-type="float" office:value="8.41999999999987" calcext:value-type="float">
            <text:p>8.42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5.62999999999992" calcext:value-type="float">
            <text:p>5.63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3.73999999999996" calcext:value-type="float">
            <text:p>3.74</text:p>
          </table:table-cell>
          <table:table-cell table:style-name="ce2" office:value-type="float" office:value="11.9399999999998" calcext:value-type="float">
            <text:p>11.94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10.6199999999998" calcext:value-type="float">
            <text:p>10.62</text:p>
          </table:table-cell>
          <table:table-cell table:style-name="ce2" office:value-type="float" office:value="3.78999999999996" calcext:value-type="float">
            <text:p>3.79</text:p>
          </table:table-cell>
          <table:table-cell table:formula="of:=AVERAGE([.E69:.X69])" office:value-type="float" office:value="5.09999999999994" calcext:value-type="float">
            <text:p>5.1</text:p>
          </table:table-cell>
          <table:table-cell table:formula="of:=STDEV([.E69:.X69])" office:value-type="float" office:value="2.68816313728004" calcext:value-type="float">
            <text:p>2.688163137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3.87999999999996" calcext:value-type="float">
            <text:p>3.88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11.2199999999998" calcext:value-type="float">
            <text:p>11.22</text:p>
          </table:table-cell>
          <table:table-cell table:style-name="ce2" office:value-type="float" office:value="5.30999999999993" calcext:value-type="float">
            <text:p>5.31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2.68999999999999" calcext:value-type="float">
            <text:p>2.69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10.3799999999998" calcext:value-type="float">
            <text:p>10.38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3.41999999999997" calcext:value-type="float">
            <text:p>3.42</text:p>
          </table:table-cell>
          <table:table-cell table:formula="of:=AVERAGE([.E70:.X70])" office:value-type="float" office:value="5.07449999999993" calcext:value-type="float">
            <text:p>5.0745</text:p>
          </table:table-cell>
          <table:table-cell table:formula="of:=STDEV([.E70:.X70])" office:value-type="float" office:value="2.61255768004816" calcext:value-type="float">
            <text:p>2.6125576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3.07999999999998" calcext:value-type="float">
            <text:p>3.08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3.48999999999997" calcext:value-type="float">
            <text:p>3.49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3.83999999999996" calcext:value-type="float">
            <text:p>3.84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8.10999999999987" calcext:value-type="float">
            <text:p>8.11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8.58999999999986" calcext:value-type="float">
            <text:p>8.59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3.63999999999997" calcext:value-type="float">
            <text:p>3.64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4.04999999999996" calcext:value-type="float">
            <text:p>4.05</text:p>
          </table:table-cell>
          <table:table-cell table:formula="of:=AVERAGE([.E71:.X71])" office:value-type="float" office:value="4.34049999999995" calcext:value-type="float">
            <text:p>4.3405</text:p>
          </table:table-cell>
          <table:table-cell table:formula="of:=STDEV([.E71:.X71])" office:value-type="float" office:value="1.87590672812681" calcext:value-type="float">
            <text:p>1.8759067281</text:p>
          </table:table-cell>
          <table:table-cell table:number-columns-repeated="26"/>
        </table:table-row>
        <table:table-row table:style-name="ro1" table:number-rows-repeated="22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2"/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70.37" calcext:value-type="float">
            <text:p>70.37</text:p>
          </table:table-cell>
          <table:table-cell office:value-type="float" office:value="45.45" calcext:value-type="float">
            <text:p>45.45</text:p>
          </table:table-cell>
          <table:table-cell office:value-type="float" office:value="45.75" calcext:value-type="float">
            <text:p>45.75</text:p>
          </table:table-cell>
          <table:table-cell table:style-name="ce2" office:value-type="float" office:value="7.33" calcext:value-type="float">
            <text:p>7.33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1.96" calcext:value-type="float">
            <text:p>21.96</text:p>
          </table:table-cell>
          <table:table-cell table:style-name="ce2" office:value-type="float" office:value="42.23" calcext:value-type="float">
            <text:p>42.23</text:p>
          </table:table-cell>
          <table:table-cell table:style-name="ce2" office:value-type="float" office:value="18.04" calcext:value-type="float">
            <text:p>18.04</text:p>
          </table:table-cell>
          <table:table-cell table:style-name="ce2" office:value-type="float" office:value="21.55" calcext:value-type="float">
            <text:p>21.55</text:p>
          </table:table-cell>
          <table:table-cell table:style-name="ce2" office:value-type="float" office:value="21.85" calcext:value-type="float">
            <text:p>21.85</text:p>
          </table:table-cell>
          <table:table-cell table:style-name="ce2" office:value-type="float" office:value="19.74" calcext:value-type="float">
            <text:p>19.74</text:p>
          </table:table-cell>
          <table:table-cell table:style-name="ce2" office:value-type="float" office:value="33.08" calcext:value-type="float">
            <text:p>33.08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39.25" calcext:value-type="float">
            <text:p>39.25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22.4600000000007" calcext:value-type="float">
            <text:p>22.46</text:p>
          </table:table-cell>
          <table:table-cell table:style-name="ce2" office:value-type="float" office:value="11.4599999999998" calcext:value-type="float">
            <text:p>11.46</text:p>
          </table:table-cell>
          <table:table-cell table:style-name="ce2" office:value-type="float" office:value="5.93999999999992" calcext:value-type="float">
            <text:p>5.94</text:p>
          </table:table-cell>
          <table:table-cell table:formula="of:=AVERAGE([.E96:.X96])" office:value-type="float" office:value="28.078" calcext:value-type="float">
            <text:p>28.078</text:p>
          </table:table-cell>
          <table:table-cell table:formula="of:=STDEV([.E96:.X96])" office:value-type="float" office:value="15.9374083609337" calcext:value-type="float">
            <text:p>15.9374083609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25" calcext:value-type="float">
            <text:p>0.1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.77" calcext:value-type="float">
            <text:p>10.77</text:p>
          </table:table-cell>
          <table:table-cell office:value-type="float" office:value="4.67" calcext:value-type="float">
            <text:p>4.67</text:p>
          </table:table-cell>
          <table:table-cell office:value-type="float" office:value="32.06" calcext:value-type="float">
            <text:p>32.06</text:p>
          </table:table-cell>
          <table:table-cell table:style-name="ce2" office:value-type="float" office:value="21.46" calcext:value-type="float">
            <text:p>21.46</text:p>
          </table:table-cell>
          <table:table-cell table:style-name="ce2" office:value-type="float" office:value="6.91" calcext:value-type="float">
            <text:p>6.91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56.27" calcext:value-type="float">
            <text:p>56.27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35.23" calcext:value-type="float">
            <text:p>35.23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53.42" calcext:value-type="float">
            <text:p>53.42</text:p>
          </table:table-cell>
          <table:table-cell table:style-name="ce2" office:value-type="float" office:value="12.61" calcext:value-type="float">
            <text:p>12.61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6.96" calcext:value-type="float">
            <text:p>6.96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52.2599999999982" calcext:value-type="float">
            <text:p>52.26</text:p>
          </table:table-cell>
          <table:table-cell table:style-name="ce2" office:value-type="float" office:value="11.2399999999998" calcext:value-type="float">
            <text:p>11.24</text:p>
          </table:table-cell>
          <table:table-cell table:style-name="ce2" office:value-type="float" office:value="5.87999999999992" calcext:value-type="float">
            <text:p>5.88</text:p>
          </table:table-cell>
          <table:table-cell table:formula="of:=AVERAGE([.E97:.X97])" office:value-type="float" office:value="19.0709999999999" calcext:value-type="float">
            <text:p>19.071</text:p>
          </table:table-cell>
          <table:table-cell table:formula="of:=STDEV([.E97:.X97])" office:value-type="float" office:value="17.8081385593038" calcext:value-type="float">
            <text:p>17.8081385593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6.49" calcext:value-type="float">
            <text:p>16.49</text:p>
          </table:table-cell>
          <table:table-cell office:value-type="float" office:value="8.75" calcext:value-type="float">
            <text:p>8.75</text:p>
          </table:table-cell>
          <table:table-cell office:value-type="float" office:value="3.96" calcext:value-type="float">
            <text:p>3.96</text:p>
          </table:table-cell>
          <table:table-cell table:style-name="ce2" office:value-type="float" office:value="6.07" calcext:value-type="float">
            <text:p>6.07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0.52" calcext:value-type="float">
            <text:p>20.52</text:p>
          </table:table-cell>
          <table:table-cell table:style-name="ce2" office:value-type="float" office:value="8.27" calcext:value-type="float">
            <text:p>8.27</text:p>
          </table:table-cell>
          <table:table-cell table:style-name="ce2" office:value-type="float" office:value="25.78" calcext:value-type="float">
            <text:p>25.78</text:p>
          </table:table-cell>
          <table:table-cell table:style-name="ce2" office:value-type="float" office:value="32.57" calcext:value-type="float">
            <text:p>32.5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0.15" calcext:value-type="float">
            <text:p>10.15</text:p>
          </table:table-cell>
          <table:table-cell table:style-name="ce2" office:value-type="float" office:value="11.5599999999998" calcext:value-type="float">
            <text:p>11.56</text:p>
          </table:table-cell>
          <table:table-cell table:style-name="ce2" office:value-type="float" office:value="4.45999999999995" calcext:value-type="float">
            <text:p>4.46</text:p>
          </table:table-cell>
          <table:table-cell table:style-name="ce2" office:value-type="float" office:value="31.8500000000022" calcext:value-type="float">
            <text:p>31.85</text:p>
          </table:table-cell>
          <table:table-cell table:formula="of:=AVERAGE([.E98:.X98])" office:value-type="float" office:value="11.1690000000001" calcext:value-type="float">
            <text:p>11.169</text:p>
          </table:table-cell>
          <table:table-cell table:formula="of:=STDEV([.E98:.X98])" office:value-type="float" office:value="9.47818986715816" calcext:value-type="float">
            <text:p>9.4781898672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6.2" calcext:value-type="float">
            <text:p>16.2</text:p>
          </table:table-cell>
          <table:table-cell office:value-type="float" office:value="18.57" calcext:value-type="float">
            <text:p>18.57</text:p>
          </table:table-cell>
          <table:table-cell office:value-type="float" office:value="4.41" calcext:value-type="float">
            <text:p>4.41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8.16" calcext:value-type="float">
            <text:p>8.16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8.02" calcext:value-type="float">
            <text:p>18.02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7.48" calcext:value-type="float">
            <text:p>7.48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8.68" calcext:value-type="float">
            <text:p>8.68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9.52999999999984" calcext:value-type="float">
            <text:p>9.53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24.8400000000011" calcext:value-type="float">
            <text:p>24.84</text:p>
          </table:table-cell>
          <table:table-cell table:formula="of:=AVERAGE([.E99:.X99])" office:value-type="float" office:value="8.84450000000004" calcext:value-type="float">
            <text:p>8.8445</text:p>
          </table:table-cell>
          <table:table-cell table:formula="of:=STDEV([.E99:.X99])" office:value-type="float" office:value="5.98834787426046" calcext:value-type="float">
            <text:p>5.9883478743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5.89" calcext:value-type="float">
            <text:p>5.89</text:p>
          </table:table-cell>
          <table:table-cell office:value-type="float" office:value="4.14" calcext:value-type="float">
            <text:p>4.14</text:p>
          </table:table-cell>
          <table:table-cell office:value-type="float" office:value="3.64" calcext:value-type="float">
            <text:p>3.64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21.92" calcext:value-type="float">
            <text:p>21.92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50.44" calcext:value-type="float">
            <text:p>50.44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13.65" calcext:value-type="float">
            <text:p>13.65</text:p>
          </table:table-cell>
          <table:table-cell table:style-name="ce2" office:value-type="float" office:value="12.56" calcext:value-type="float">
            <text:p>12.56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6.8599999999999" calcext:value-type="float">
            <text:p>6.86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3.38999999999997" calcext:value-type="float">
            <text:p>3.39</text:p>
          </table:table-cell>
          <table:table-cell table:formula="of:=AVERAGE([.E100:.X100])" office:value-type="float" office:value="9.82549999999999" calcext:value-type="float">
            <text:p>9.8255</text:p>
          </table:table-cell>
          <table:table-cell table:formula="of:=STDEV([.E100:.X100])" office:value-type="float" office:value="10.8419062583934" calcext:value-type="float">
            <text:p>10.841906258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8.76" calcext:value-type="float">
            <text:p>8.76</text:p>
          </table:table-cell>
          <table:table-cell office:value-type="float" office:value="4.21" calcext:value-type="float">
            <text:p>4.21</text:p>
          </table:table-cell>
          <table:table-cell office:value-type="float" office:value="16.35" calcext:value-type="float">
            <text:p>16.35</text:p>
          </table:table-cell>
          <table:table-cell table:style-name="ce2" office:value-type="float" office:value="8.33" calcext:value-type="float">
            <text:p>8.33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2.88" calcext:value-type="float">
            <text:p>22.88</text:p>
          </table:table-cell>
          <table:table-cell table:style-name="ce2" office:value-type="float" office:value="13.38" calcext:value-type="float">
            <text:p>13.38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12.46" calcext:value-type="float">
            <text:p>12.46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2.63" calcext:value-type="float">
            <text:p>12.63</text:p>
          </table:table-cell>
          <table:table-cell table:style-name="ce2" office:value-type="float" office:value="10.92" calcext:value-type="float">
            <text:p>10.92</text:p>
          </table:table-cell>
          <table:table-cell table:style-name="ce2" office:value-type="float" office:value="14.96" calcext:value-type="float">
            <text:p>14.96</text:p>
          </table:table-cell>
          <table:table-cell table:style-name="ce2" office:value-type="float" office:value="8.86" calcext:value-type="float">
            <text:p>8.86</text:p>
          </table:table-cell>
          <table:table-cell table:style-name="ce2" office:value-type="float" office:value="4.78999999999994" calcext:value-type="float">
            <text:p>4.79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2.73999999999999" calcext:value-type="float">
            <text:p>2.74</text:p>
          </table:table-cell>
          <table:table-cell table:formula="of:=AVERAGE([.E101:.X101])" office:value-type="float" office:value="9.83899999999999" calcext:value-type="float">
            <text:p>9.839</text:p>
          </table:table-cell>
          <table:table-cell table:formula="of:=STDEV([.E101:.X101])" office:value-type="float" office:value="5.50587905883578" calcext:value-type="float">
            <text:p>5.5058790588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.01" calcext:value-type="float">
            <text:p>3.01</text:p>
          </table:table-cell>
          <table:table-cell office:value-type="float" office:value="5.86" calcext:value-type="float">
            <text:p>5.86</text:p>
          </table:table-cell>
          <table:table-cell office:value-type="float" office:value="3.32" calcext:value-type="float">
            <text:p>3.32</text:p>
          </table:table-cell>
          <table:table-cell table:style-name="ce2" office:value-type="float" office:value="9.56" calcext:value-type="float">
            <text:p>9.56</text:p>
          </table:table-cell>
          <table:table-cell table:style-name="ce2" office:value-type="float" office:value="19.12" calcext:value-type="float">
            <text:p>19.12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9.87" calcext:value-type="float">
            <text:p>9.87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5.17999999999993" calcext:value-type="float">
            <text:p>5.18</text:p>
          </table:table-cell>
          <table:table-cell table:style-name="ce2" office:value-type="float" office:value="9.94999999999983" calcext:value-type="float">
            <text:p>9.95</text:p>
          </table:table-cell>
          <table:table-cell table:formula="of:=AVERAGE([.E102:.X102])" office:value-type="float" office:value="8.02749999999999" calcext:value-type="float">
            <text:p>8.0275</text:p>
          </table:table-cell>
          <table:table-cell table:formula="of:=STDEV([.E102:.X102])" office:value-type="float" office:value="6.85042901076852" calcext:value-type="float">
            <text:p>6.8504290108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.21" calcext:value-type="float">
            <text:p>4.21</text:p>
          </table:table-cell>
          <table:table-cell office:value-type="float" office:value="1.14" calcext:value-type="float">
            <text:p>1.14</text:p>
          </table:table-cell>
          <table:table-cell office:value-type="float" office:value="6.44" calcext:value-type="float">
            <text:p>6.44</text:p>
          </table:table-cell>
          <table:table-cell table:style-name="ce2" office:value-type="float" office:value="10.78" calcext:value-type="float">
            <text:p>10.7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11.07" calcext:value-type="float">
            <text:p>11.07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7.66" calcext:value-type="float">
            <text:p>7.6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9.89999999999983" calcext:value-type="float">
            <text:p>9.9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3.87999999999996" calcext:value-type="float">
            <text:p>3.88</text:p>
          </table:table-cell>
          <table:table-cell table:formula="of:=AVERAGE([.E103:.X103])" office:value-type="float" office:value="6.06749999999999" calcext:value-type="float">
            <text:p>6.0675</text:p>
          </table:table-cell>
          <table:table-cell table:formula="of:=STDEV([.E103:.X103])" office:value-type="float" office:value="3.75227492399785" calcext:value-type="float">
            <text:p>3.75227492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.2" calcext:value-type="float">
            <text:p>4.2</text:p>
          </table:table-cell>
          <table:table-cell office:value-type="float" office:value="3.97" calcext:value-type="float">
            <text:p>3.97</text:p>
          </table:table-cell>
          <table:table-cell office:value-type="float" office:value="4.45" calcext:value-type="float">
            <text:p>4.45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3.24" calcext:value-type="float">
            <text:p>3.24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3.27999999999997" calcext:value-type="float">
            <text:p>3.28</text:p>
          </table:table-cell>
          <table:table-cell table:style-name="ce2" office:value-type="float" office:value="4.02999999999996" calcext:value-type="float">
            <text:p>4.03</text:p>
          </table:table-cell>
          <table:table-cell table:formula="of:=AVERAGE([.E104:.X104])" office:value-type="float" office:value="4.242" calcext:value-type="float">
            <text:p>4.242</text:p>
          </table:table-cell>
          <table:table-cell table:formula="of:=STDEV([.E104:.X104])" office:value-type="float" office:value="1.96665251258659" calcext:value-type="float">
            <text:p>1.966652512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5.19" calcext:value-type="float">
            <text:p>5.19</text:p>
          </table:table-cell>
          <table:table-cell office:value-type="float" office:value="14.04" calcext:value-type="float">
            <text:p>14.04</text:p>
          </table:table-cell>
          <table:table-cell office:value-type="float" office:value="3.2" calcext:value-type="float">
            <text:p>3.2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12.02" calcext:value-type="float">
            <text:p>12.02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15.54" calcext:value-type="float">
            <text:p>15.54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13999999999989" calcext:value-type="float">
            <text:p>7.14</text:p>
          </table:table-cell>
          <table:table-cell table:style-name="ce2" office:value-type="float" office:value="5.56999999999993" calcext:value-type="float">
            <text:p>5.57</text:p>
          </table:table-cell>
          <table:table-cell table:style-name="ce2" office:value-type="float" office:value="3.47999999999997" calcext:value-type="float">
            <text:p>3.48</text:p>
          </table:table-cell>
          <table:table-cell table:formula="of:=AVERAGE([.E105:.X105])" office:value-type="float" office:value="6.17049999999999" calcext:value-type="float">
            <text:p>6.1705</text:p>
          </table:table-cell>
          <table:table-cell table:formula="of:=STDEV([.E105:.X105])" office:value-type="float" office:value="3.86108721394431" calcext:value-type="float">
            <text:p>3.8610872139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9.8" calcext:value-type="float">
            <text:p>9.8</text:p>
          </table:table-cell>
          <table:table-cell office:value-type="float" office:value="3.64" calcext:value-type="float">
            <text:p>3.64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14.68" calcext:value-type="float">
            <text:p>14.68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9.06" calcext:value-type="float">
            <text:p>9.06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3.89999999999996" calcext:value-type="float">
            <text:p>3.9</text:p>
          </table:table-cell>
          <table:table-cell table:formula="of:=AVERAGE([.E106:.X106])" office:value-type="float" office:value="5.22899999999999" calcext:value-type="float">
            <text:p>5.229</text:p>
          </table:table-cell>
          <table:table-cell table:formula="of:=STDEV([.E106:.X106])" office:value-type="float" office:value="3.09158092754807" calcext:value-type="float">
            <text:p>3.0915809275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6.22" calcext:value-type="float">
            <text:p>6.22</text:p>
          </table:table-cell>
          <table:table-cell office:value-type="float" office:value="3.31" calcext:value-type="float">
            <text:p>3.31</text:p>
          </table:table-cell>
          <table:table-cell office:value-type="float" office:value="1.64" calcext:value-type="float">
            <text:p>1.64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3.70999999999997" calcext:value-type="float">
            <text:p>3.71</text:p>
          </table:table-cell>
          <table:table-cell table:formula="of:=AVERAGE([.E107:.X107])" office:value-type="float" office:value="4.51349999999999" calcext:value-type="float">
            <text:p>4.5135</text:p>
          </table:table-cell>
          <table:table-cell table:formula="of:=STDEV([.E107:.X107])" office:value-type="float" office:value="2.10202727960664" calcext:value-type="float">
            <text:p>2.102027279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7.19" calcext:value-type="float">
            <text:p>7.19</text:p>
          </table:table-cell>
          <table:table-cell office:value-type="float" office:value="5.21" calcext:value-type="float">
            <text:p>5.21</text:p>
          </table:table-cell>
          <table:table-cell office:value-type="float" office:value="3.06" calcext:value-type="float">
            <text:p>3.06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2.53" calcext:value-type="float">
            <text:p>12.53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2.41999999999999" calcext:value-type="float">
            <text:p>2.42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7.44999999999989" calcext:value-type="float">
            <text:p>7.45</text:p>
          </table:table-cell>
          <table:table-cell table:formula="of:=AVERAGE([.E108:.X108])" office:value-type="float" office:value="5.35099999999999" calcext:value-type="float">
            <text:p>5.351</text:p>
          </table:table-cell>
          <table:table-cell table:formula="of:=STDEV([.E108:.X108])" office:value-type="float" office:value="2.93500990763144" calcext:value-type="float">
            <text:p>2.935009907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5.77" calcext:value-type="float">
            <text:p>5.77</text:p>
          </table:table-cell>
          <table:table-cell office:value-type="float" office:value="3.21" calcext:value-type="float">
            <text:p>3.21</text:p>
          </table:table-cell>
          <table:table-cell office:value-type="float" office:value="3.39" calcext:value-type="float">
            <text:p>3.39</text:p>
          </table:table-cell>
          <table:table-cell table:style-name="ce2" office:value-type="float" office:value="8.18" calcext:value-type="float">
            <text:p>8.18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6.91" calcext:value-type="float">
            <text:p>6.91</text:p>
          </table:table-cell>
          <table:table-cell table:style-name="ce2" office:value-type="float" office:value="6.39999999999991" calcext:value-type="float">
            <text:p>6.4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5.26999999999993" calcext:value-type="float">
            <text:p>5.27</text:p>
          </table:table-cell>
          <table:table-cell table:formula="of:=AVERAGE([.E109:.X109])" office:value-type="float" office:value="5.15799999999999" calcext:value-type="float">
            <text:p>5.158</text:p>
          </table:table-cell>
          <table:table-cell table:formula="of:=STDEV([.E109:.X109])" office:value-type="float" office:value="1.8384192294354" calcext:value-type="float">
            <text:p>1.838419229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1.33" calcext:value-type="float">
            <text:p>1.33</text:p>
          </table:table-cell>
          <table:table-cell office:value-type="float" office:value="4.02" calcext:value-type="float">
            <text:p>4.02</text:p>
          </table:table-cell>
          <table:table-cell office:value-type="float" office:value="5.02" calcext:value-type="float">
            <text:p>5.02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7.23" calcext:value-type="float">
            <text:p>7.23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10.15" calcext:value-type="float">
            <text:p>10.15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2.34999999999999" calcext:value-type="float">
            <text:p>2.35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7.87999999999988" calcext:value-type="float">
            <text:p>7.88</text:p>
          </table:table-cell>
          <table:table-cell table:formula="of:=AVERAGE([.E110:.X110])" office:value-type="float" office:value="4.43499999999999" calcext:value-type="float">
            <text:p>4.435</text:p>
          </table:table-cell>
          <table:table-cell table:formula="of:=STDEV([.E110:.X110])" office:value-type="float" office:value="2.01447524837506" calcext:value-type="float">
            <text:p>2.014475248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3.74" calcext:value-type="float">
            <text:p>3.74</text:p>
          </table:table-cell>
          <table:table-cell office:value-type="float" office:value="2.91" calcext:value-type="float">
            <text:p>2.91</text:p>
          </table:table-cell>
          <table:table-cell office:value-type="float" office:value="5.63" calcext:value-type="float">
            <text:p>5.63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12.99" calcext:value-type="float">
            <text:p>12.99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2.36999999999999" calcext:value-type="float">
            <text:p>2.37</text:p>
          </table:table-cell>
          <table:table-cell table:style-name="ce2" office:value-type="float" office:value="5.73999999999992" calcext:value-type="float">
            <text:p>5.74</text:p>
          </table:table-cell>
          <table:table-cell table:formula="of:=AVERAGE([.E111:.X111])" office:value-type="float" office:value="4.69149999999999" calcext:value-type="float">
            <text:p>4.6915</text:p>
          </table:table-cell>
          <table:table-cell table:formula="of:=STDEV([.E111:.X111])" office:value-type="float" office:value="2.41332109015989" calcext:value-type="float">
            <text:p>2.4133210902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5.84" calcext:value-type="float">
            <text:p>5.84</text:p>
          </table:table-cell>
          <table:table-cell office:value-type="float" office:value="4.41" calcext:value-type="float">
            <text:p>4.4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2.42999999999999" calcext:value-type="float">
            <text:p>2.43</text:p>
          </table:table-cell>
          <table:table-cell table:formula="of:=AVERAGE([.E112:.X112])" office:value-type="float" office:value="4.6885" calcext:value-type="float">
            <text:p>4.6885</text:p>
          </table:table-cell>
          <table:table-cell table:formula="of:=STDEV([.E112:.X112])" office:value-type="float" office:value="1.63771109527259" calcext:value-type="float">
            <text:p>1.6377110953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2.09" calcext:value-type="float">
            <text:p>2.09</text:p>
          </table:table-cell>
          <table:table-cell office:value-type="float" office:value="3.84" calcext:value-type="float">
            <text:p>3.84</text:p>
          </table:table-cell>
          <table:table-cell office:value-type="float" office:value="2.02" calcext:value-type="float">
            <text:p>2.02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8.49" calcext:value-type="float">
            <text:p>8.49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3.97999999999996" calcext:value-type="float">
            <text:p>3.98</text:p>
          </table:table-cell>
          <table:table-cell table:formula="of:=AVERAGE([.E113:.X113])" office:value-type="float" office:value="4.04099999999999" calcext:value-type="float">
            <text:p>4.041</text:p>
          </table:table-cell>
          <table:table-cell table:formula="of:=STDEV([.E113:.X113])" office:value-type="float" office:value="1.85259959601578" calcext:value-type="float">
            <text:p>1.85259959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2.62" calcext:value-type="float">
            <text:p>2.62</text:p>
          </table:table-cell>
          <table:table-cell office:value-type="float" office:value="4.21" calcext:value-type="float">
            <text:p>4.21</text:p>
          </table:table-cell>
          <table:table-cell office:value-type="float" office:value="4.34" calcext:value-type="float">
            <text:p>4.3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5.73" calcext:value-type="float">
            <text:p>5.73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2.46" calcext:value-type="float">
            <text:p>12.46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3.52999999999997" calcext:value-type="float">
            <text:p>3.53</text:p>
          </table:table-cell>
          <table:table-cell table:formula="of:=AVERAGE([.E114:.X114])" office:value-type="float" office:value="5.04599999999999" calcext:value-type="float">
            <text:p>5.046</text:p>
          </table:table-cell>
          <table:table-cell table:formula="of:=STDEV([.E114:.X114])" office:value-type="float" office:value="2.61510269497454" calcext:value-type="float">
            <text:p>2.615102695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2.96" calcext:value-type="float">
            <text:p>2.96</text:p>
          </table:table-cell>
          <table:table-cell office:value-type="float" office:value="5.58" calcext:value-type="float">
            <text:p>5.58</text:p>
          </table:table-cell>
          <table:table-cell office:value-type="float" office:value="2.97" calcext:value-type="float">
            <text:p>2.97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3.97" calcext:value-type="float">
            <text:p>3.97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4.66" calcext:value-type="float">
            <text:p>4.66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6.9599999999999" calcext:value-type="float">
            <text:p>6.96</text:p>
          </table:table-cell>
          <table:table-cell table:style-name="ce2" office:value-type="float" office:value="7.83999999999988" calcext:value-type="float">
            <text:p>7.84</text:p>
          </table:table-cell>
          <table:table-cell table:style-name="ce2" office:value-type="float" office:value="3.80999999999996" calcext:value-type="float">
            <text:p>3.81</text:p>
          </table:table-cell>
          <table:table-cell table:formula="of:=AVERAGE([.E115:.X115])" office:value-type="float" office:value="4.28499999999999" calcext:value-type="float">
            <text:p>4.285</text:p>
          </table:table-cell>
          <table:table-cell table:formula="of:=STDEV([.E115:.X115])" office:value-type="float" office:value="1.72385583717675" calcext:value-type="float">
            <text:p>1.7238558372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0.490000000002" calcext:value-type="float">
            <text:p>30.49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17.5299999999999" calcext:value-type="float">
            <text:p>17.53</text:p>
          </table:table-cell>
          <table:table-cell table:style-name="ce2" office:value-type="float" office:value="131.860000000025" calcext:value-type="float">
            <text:p>131.86</text:p>
          </table:table-cell>
          <table:table-cell table:style-name="ce2" office:value-type="float" office:value="29.8700000000019" calcext:value-type="float">
            <text:p>29.87</text:p>
          </table:table-cell>
          <table:table-cell table:style-name="ce2" office:value-type="float" office:value="6.49999999999991" calcext:value-type="float">
            <text:p>6.5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6.8099999999999" calcext:value-type="float">
            <text:p>6.81</text:p>
          </table:table-cell>
          <table:table-cell table:style-name="ce2" office:value-type="float" office:value="6.7699999999999" calcext:value-type="float">
            <text:p>6.77</text:p>
          </table:table-cell>
          <table:table-cell table:style-name="ce2" office:value-type="float" office:value="7.62999999999988" calcext:value-type="float">
            <text:p>7.63</text:p>
          </table:table-cell>
          <table:table-cell table:style-name="ce2" office:value-type="float" office:value="22.1100000000007" calcext:value-type="float">
            <text:p>22.11</text:p>
          </table:table-cell>
          <table:table-cell table:style-name="ce2" table:number-columns-repeated="9"/>
          <table:table-cell table:formula="of:=AVERAGE([.E143:.X143])" office:value-type="float" office:value="24.8190909090935" calcext:value-type="float">
            <text:p>24.8190909091</text:p>
          </table:table-cell>
          <table:table-cell table:formula="of:=STDEV([.E143:.X143])" office:value-type="float" office:value="36.7591315062183" calcext:value-type="float">
            <text:p>36.7591315062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4.8099999999997" calcext:value-type="float">
            <text:p>14.81</text:p>
          </table:table-cell>
          <table:table-cell office:value-type="float" office:value="12.7299999999998" calcext:value-type="float">
            <text:p>12.73</text:p>
          </table:table-cell>
          <table:table-cell office:value-type="float" office:value="20.0800000000003" calcext:value-type="float">
            <text:p>20.08</text:p>
          </table:table-cell>
          <table:table-cell table:style-name="ce2" office:value-type="float" office:value="54.0299999999978" calcext:value-type="float">
            <text:p>54.03</text:p>
          </table:table-cell>
          <table:table-cell table:style-name="ce2" office:value-type="float" office:value="15.3799999999997" calcext:value-type="float">
            <text:p>15.38</text:p>
          </table:table-cell>
          <table:table-cell table:style-name="ce2" office:value-type="float" office:value="15.3699999999997" calcext:value-type="float">
            <text:p>15.37</text:p>
          </table:table-cell>
          <table:table-cell table:style-name="ce2" office:value-type="float" office:value="15.0499999999997" calcext:value-type="float">
            <text:p>15.05</text:p>
          </table:table-cell>
          <table:table-cell table:style-name="ce2" office:value-type="float" office:value="20.1800000000004" calcext:value-type="float">
            <text:p>20.18</text:p>
          </table:table-cell>
          <table:table-cell table:style-name="ce2" office:value-type="float" office:value="12.4199999999998" calcext:value-type="float">
            <text:p>12.42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63.4599999999959" calcext:value-type="float">
            <text:p>63.46</text:p>
          </table:table-cell>
          <table:table-cell table:style-name="ce2" table:number-columns-repeated="9"/>
          <table:table-cell table:formula="of:=AVERAGE([.E144:.X144])" office:value-type="float" office:value="22.7318181818175" calcext:value-type="float">
            <text:p>22.7318181818</text:p>
          </table:table-cell>
          <table:table-cell table:formula="of:=STDEV([.E144:.X144])" office:value-type="float" office:value="18.3042644310989" calcext:value-type="float">
            <text:p>18.3042644311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9.11999999999985" calcext:value-type="float">
            <text:p>9.1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2.34999999999999" calcext:value-type="float">
            <text:p>2.35</text:p>
          </table:table-cell>
          <table:table-cell table:style-name="ce2" office:value-type="float" office:value="8.08999999999987" calcext:value-type="float">
            <text:p>8.09</text:p>
          </table:table-cell>
          <table:table-cell table:style-name="ce2" office:value-type="float" office:value="18.8700000000002" calcext:value-type="float">
            <text:p>18.87</text:p>
          </table:table-cell>
          <table:table-cell table:style-name="ce2" office:value-type="float" office:value="9.70999999999984" calcext:value-type="float">
            <text:p>9.71</text:p>
          </table:table-cell>
          <table:table-cell table:style-name="ce2" office:value-type="float" office:value="4.11999999999996" calcext:value-type="float">
            <text:p>4.12</text:p>
          </table:table-cell>
          <table:table-cell table:style-name="ce2" office:value-type="float" office:value="6.29999999999991" calcext:value-type="float">
            <text:p>6.3</text:p>
          </table:table-cell>
          <table:table-cell table:style-name="ce2" office:value-type="float" office:value="5.82999999999992" calcext:value-type="float">
            <text:p>5.83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15.7299999999997" calcext:value-type="float">
            <text:p>15.73</text:p>
          </table:table-cell>
          <table:table-cell table:style-name="ce2" table:number-columns-repeated="9"/>
          <table:table-cell table:formula="of:=AVERAGE([.E145:.X145])" office:value-type="float" office:value="8.19999999999992" calcext:value-type="float">
            <text:p>8.2</text:p>
          </table:table-cell>
          <table:table-cell table:formula="of:=STDEV([.E145:.X145])" office:value-type="float" office:value="5.04091459955434" calcext:value-type="float">
            <text:p>5.0409145996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5.01999999999994" calcext:value-type="float">
            <text:p>5.02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8.55999999999986" calcext:value-type="float">
            <text:p>8.56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26.2000000000013" calcext:value-type="float">
            <text:p>26.2</text:p>
          </table:table-cell>
          <table:table-cell table:style-name="ce2" office:value-type="float" office:value="12.4299999999998" calcext:value-type="float">
            <text:p>12.43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table:number-columns-repeated="9"/>
          <table:table-cell table:formula="of:=AVERAGE([.E146:.X146])" office:value-type="float" office:value="7.34909090909096" calcext:value-type="float">
            <text:p>7.3490909091</text:p>
          </table:table-cell>
          <table:table-cell table:formula="of:=STDEV([.E146:.X146])" office:value-type="float" office:value="6.90307678437042" calcext:value-type="float">
            <text:p>6.903076784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7.21999999999989" calcext:value-type="float">
            <text:p>7.22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2.4899999999998" calcext:value-type="float">
            <text:p>12.49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7.02999999999989" calcext:value-type="float">
            <text:p>7.03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table:number-columns-repeated="9"/>
          <table:table-cell table:formula="of:=AVERAGE([.E147:.X147])" office:value-type="float" office:value="6.11727272727264" calcext:value-type="float">
            <text:p>6.1172727273</text:p>
          </table:table-cell>
          <table:table-cell table:formula="of:=STDEV([.E147:.X147])" office:value-type="float" office:value="3.21368352800667" calcext:value-type="float">
            <text:p>3.213683528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5.47999999999993" calcext:value-type="float">
            <text:p>5.48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15.8699999999997" calcext:value-type="float">
            <text:p>15.87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12.5699999999998" calcext:value-type="float">
            <text:p>12.57</text:p>
          </table:table-cell>
          <table:table-cell table:style-name="ce2" office:value-type="float" office:value="41.2800000000004" calcext:value-type="float">
            <text:p>41.2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5.96999999999992" calcext:value-type="float">
            <text:p>5.97</text:p>
          </table:table-cell>
          <table:table-cell table:style-name="ce2" office:value-type="float" office:value="10.6099999999998" calcext:value-type="float">
            <text:p>10.61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table:number-columns-repeated="9"/>
          <table:table-cell table:formula="of:=AVERAGE([.E148:.X148])" office:value-type="float" office:value="10.1663636363636" calcext:value-type="float">
            <text:p>10.1663636364</text:p>
          </table:table-cell>
          <table:table-cell table:formula="of:=STDEV([.E148:.X148])" office:value-type="float" office:value="11.1400128121357" calcext:value-type="float">
            <text:p>11.1400128121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0.1599999999998" calcext:value-type="float">
            <text:p>10.16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6.5699999999999" calcext:value-type="float">
            <text:p>6.57</text:p>
          </table:table-cell>
          <table:table-cell table:style-name="ce2" office:value-type="float" office:value="12.2599999999998" calcext:value-type="float">
            <text:p>12.26</text:p>
          </table:table-cell>
          <table:table-cell table:style-name="ce2" office:value-type="float" office:value="7.88999999999988" calcext:value-type="float">
            <text:p>7.89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21.4500000000006" calcext:value-type="float">
            <text:p>21.45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office:value-type="float" office:value="6.5799999999999" calcext:value-type="float">
            <text:p>6.58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table:number-columns-repeated="9"/>
          <table:table-cell table:formula="of:=AVERAGE([.E149:.X149])" office:value-type="float" office:value="7.89727272727269" calcext:value-type="float">
            <text:p>7.8972727273</text:p>
          </table:table-cell>
          <table:table-cell table:formula="of:=STDEV([.E149:.X149])" office:value-type="float" office:value="5.35161861666014" calcext:value-type="float">
            <text:p>5.3516186167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.75999999999992" calcext:value-type="float">
            <text:p>5.76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6.5899999999999" calcext:value-type="float">
            <text:p>6.59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8.49999999999986" calcext:value-type="float">
            <text:p>8.5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6.10999999999991" calcext:value-type="float">
            <text:p>6.11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5.58999999999993" calcext:value-type="float">
            <text:p>5.59</text:p>
          </table:table-cell>
          <table:table-cell table:style-name="ce2" table:number-columns-repeated="9"/>
          <table:table-cell table:formula="of:=AVERAGE([.E150:.X150])" office:value-type="float" office:value="4.90636363636358" calcext:value-type="float">
            <text:p>4.9063636364</text:p>
          </table:table-cell>
          <table:table-cell table:formula="of:=STDEV([.E150:.X150])" office:value-type="float" office:value="1.76192663143086" calcext:value-type="float">
            <text:p>1.761926631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.75999999999999" calcext:value-type="float">
            <text:p>2.76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5.79999999999992" calcext:value-type="float">
            <text:p>5.8</text:p>
          </table:table-cell>
          <table:table-cell table:style-name="ce2" office:value-type="float" office:value="9.36999999999985" calcext:value-type="float">
            <text:p>9.37</text:p>
          </table:table-cell>
          <table:table-cell table:style-name="ce2" office:value-type="float" office:value="7.16999999999989" calcext:value-type="float">
            <text:p>7.17</text:p>
          </table:table-cell>
          <table:table-cell table:style-name="ce2" office:value-type="float" office:value="4.49999999999995" calcext:value-type="float">
            <text:p>4.5</text:p>
          </table:table-cell>
          <table:table-cell table:style-name="ce2" office:value-type="float" office:value="10.2799999999998" calcext:value-type="float">
            <text:p>10.2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5.82999999999992" calcext:value-type="float">
            <text:p>5.83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table:number-columns-repeated="9"/>
          <table:table-cell table:formula="of:=AVERAGE([.E151:.X151])" office:value-type="float" office:value="6.04090909090901" calcext:value-type="float">
            <text:p>6.0409090909</text:p>
          </table:table-cell>
          <table:table-cell table:formula="of:=STDEV([.E151:.X151])" office:value-type="float" office:value="2.89122276743054" calcext:value-type="float">
            <text:p>2.891222767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7.70999999999988" calcext:value-type="float">
            <text:p>7.71</text:p>
          </table:table-cell>
          <table:table-cell office:value-type="float" office:value="13.9299999999997" calcext:value-type="float">
            <text:p>13.93</text:p>
          </table:table-cell>
          <table:table-cell office:value-type="float" office:value="2.61999999999999" calcext:value-type="float">
            <text:p>2.62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21.8800000000006" calcext:value-type="float">
            <text:p>21.88</text:p>
          </table:table-cell>
          <table:table-cell table:style-name="ce2" office:value-type="float" office:value="9.12999999999985" calcext:value-type="float">
            <text:p>9.13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3.27999999999997" calcext:value-type="float">
            <text:p>3.28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table:number-columns-repeated="9"/>
          <table:table-cell table:formula="of:=AVERAGE([.E152:.X152])" office:value-type="float" office:value="6.97636363636362" calcext:value-type="float">
            <text:p>6.9763636364</text:p>
          </table:table-cell>
          <table:table-cell table:formula="of:=STDEV([.E152:.X152])" office:value-type="float" office:value="6.07796721400724" calcext:value-type="float">
            <text:p>6.07796721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2.74999999999999" calcext:value-type="float">
            <text:p>2.75</text:p>
          </table:table-cell>
          <table:table-cell office:value-type="float" office:value="2.01" calcext:value-type="float">
            <text:p>2.01</text:p>
          </table:table-cell>
          <table:table-cell office:value-type="float" office:value="1.58" calcext:value-type="float">
            <text:p>1.58</text:p>
          </table:table-cell>
          <table:table-cell table:style-name="ce2" office:value-type="float" office:value="4.16999999999996" calcext:value-type="float">
            <text:p>4.17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8.00999999999987" calcext:value-type="float">
            <text:p>8.01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5.54999999999993" calcext:value-type="float">
            <text:p>5.55</text:p>
          </table:table-cell>
          <table:table-cell table:style-name="ce2" office:value-type="float" office:value="9.17999999999985" calcext:value-type="float">
            <text:p>9.18</text:p>
          </table:table-cell>
          <table:table-cell table:style-name="ce2" table:number-columns-repeated="9"/>
          <table:table-cell table:formula="of:=AVERAGE([.E153:.X153])" office:value-type="float" office:value="4.60545454545449" calcext:value-type="float">
            <text:p>4.6054545455</text:p>
          </table:table-cell>
          <table:table-cell table:formula="of:=STDEV([.E153:.X153])" office:value-type="float" office:value="2.5621060229286" calcext:value-type="float">
            <text:p>2.5621060229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5.00999999999994" calcext:value-type="float">
            <text:p>5.01</text:p>
          </table:table-cell>
          <table:table-cell office:value-type="float" office:value="20.5600000000004" calcext:value-type="float">
            <text:p>20.56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7.41999999999989" calcext:value-type="float">
            <text:p>7.42</text:p>
          </table:table-cell>
          <table:table-cell table:style-name="ce2" office:value-type="float" office:value="5.13999999999994" calcext:value-type="float">
            <text:p>5.14</text:p>
          </table:table-cell>
          <table:table-cell table:style-name="ce2" office:value-type="float" office:value="8.81999999999986" calcext:value-type="float">
            <text:p>8.82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10.3199999999998" calcext:value-type="float">
            <text:p>10.32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9.27999999999985" calcext:value-type="float">
            <text:p>9.28</text:p>
          </table:table-cell>
          <table:table-cell table:style-name="ce2" table:number-columns-repeated="9"/>
          <table:table-cell table:formula="of:=AVERAGE([.E154:.X154])" office:value-type="float" office:value="7.62090909090904" calcext:value-type="float">
            <text:p>7.6209090909</text:p>
          </table:table-cell>
          <table:table-cell table:formula="of:=STDEV([.E154:.X154])" office:value-type="float" office:value="4.88566362850638" calcext:value-type="float">
            <text:p>4.8856636285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4.24999999999995" calcext:value-type="float">
            <text:p>4.25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18.03" calcext:value-type="float">
            <text:p>18.03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5.18999999999993" calcext:value-type="float">
            <text:p>5.19</text:p>
          </table:table-cell>
          <table:table-cell table:style-name="ce2" office:value-type="float" office:value="9.79999999999984" calcext:value-type="float">
            <text:p>9.8</text:p>
          </table:table-cell>
          <table:table-cell table:style-name="ce2" office:value-type="float" office:value="3.22999999999997" calcext:value-type="float">
            <text:p>3.23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11.9199999999998" calcext:value-type="float">
            <text:p>11.92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table:number-columns-repeated="9"/>
          <table:table-cell table:formula="of:=AVERAGE([.E155:.X155])" office:value-type="float" office:value="6.72454545454539" calcext:value-type="float">
            <text:p>6.7245454545</text:p>
          </table:table-cell>
          <table:table-cell table:formula="of:=STDEV([.E155:.X155])" office:value-type="float" office:value="4.70017523851262" calcext:value-type="float">
            <text:p>4.7001752385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.12" calcext:value-type="float">
            <text:p>2.12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5.16999999999993" calcext:value-type="float">
            <text:p>5.17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6.05999999999992" calcext:value-type="float">
            <text:p>6.06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10.1999999999998" calcext:value-type="float">
            <text:p>10.2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table:number-columns-repeated="9"/>
          <table:table-cell table:formula="of:=AVERAGE([.E156:.X156])" office:value-type="float" office:value="4.56727272727267" calcext:value-type="float">
            <text:p>4.5672727273</text:p>
          </table:table-cell>
          <table:table-cell table:formula="of:=STDEV([.E156:.X156])" office:value-type="float" office:value="2.30821615499536" calcext:value-type="float">
            <text:p>2.308216155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3.49999999999997" calcext:value-type="float">
            <text:p>3.5</text:p>
          </table:table-cell>
          <table:table-cell office:value-type="float" office:value="22.4900000000007" calcext:value-type="float">
            <text:p>22.49</text:p>
          </table:table-cell>
          <table:table-cell office:value-type="float" office:value="4.48999999999995" calcext:value-type="float">
            <text:p>4.49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6.15999999999991" calcext:value-type="float">
            <text:p>6.16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9.82999999999984" calcext:value-type="float">
            <text:p>9.83</text:p>
          </table:table-cell>
          <table:table-cell table:style-name="ce2" office:value-type="float" office:value="5.55999999999993" calcext:value-type="float">
            <text:p>5.56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table:number-columns-repeated="9"/>
          <table:table-cell table:formula="of:=AVERAGE([.E157:.X157])" office:value-type="float" office:value="6.90909090909091" calcext:value-type="float">
            <text:p>6.9090909091</text:p>
          </table:table-cell>
          <table:table-cell table:formula="of:=STDEV([.E157:.X157])" office:value-type="float" office:value="5.46178442369445" calcext:value-type="float">
            <text:p>5.4617844237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5.13999999999994" calcext:value-type="float">
            <text:p>5.14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58999999999995" calcext:value-type="float">
            <text:p>4.59</text:p>
          </table:table-cell>
          <table:table-cell table:style-name="ce2" office:value-type="float" office:value="3.93999999999996" calcext:value-type="float">
            <text:p>3.94</text:p>
          </table:table-cell>
          <table:table-cell table:style-name="ce2" office:value-type="float" office:value="3.72999999999996" calcext:value-type="float">
            <text:p>3.73</text:p>
          </table:table-cell>
          <table:table-cell table:style-name="ce2" office:value-type="float" office:value="9.18999999999985" calcext:value-type="float">
            <text:p>9.1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table:number-columns-repeated="9"/>
          <table:table-cell table:formula="of:=AVERAGE([.E158:.X158])" office:value-type="float" office:value="4.50909090909086" calcext:value-type="float">
            <text:p>4.5090909091</text:p>
          </table:table-cell>
          <table:table-cell table:formula="of:=STDEV([.E158:.X158])" office:value-type="float" office:value="1.9959732189859" calcext:value-type="float">
            <text:p>1.995973219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11.6399999999998" calcext:value-type="float">
            <text:p>11.64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6.34999999999991" calcext:value-type="float">
            <text:p>6.35</text:p>
          </table:table-cell>
          <table:table-cell table:style-name="ce2" office:value-type="float" office:value="8.22999999999987" calcext:value-type="float">
            <text:p>8.23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10.8599999999998" calcext:value-type="float">
            <text:p>10.86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table:number-columns-repeated="9"/>
          <table:table-cell table:formula="of:=AVERAGE([.E159:.X159])" office:value-type="float" office:value="5.48090909090902" calcext:value-type="float">
            <text:p>5.4809090909</text:p>
          </table:table-cell>
          <table:table-cell table:formula="of:=STDEV([.E159:.X159])" office:value-type="float" office:value="3.34156087643314" calcext:value-type="float">
            <text:p>3.341560876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3.64999999999997" calcext:value-type="float">
            <text:p>3.65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6.18999999999991" calcext:value-type="float">
            <text:p>6.19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2.91999999999998" calcext:value-type="float">
            <text:p>2.92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table:number-columns-repeated="9"/>
          <table:table-cell table:formula="of:=AVERAGE([.E160:.X160])" office:value-type="float" office:value="3.85090909090905" calcext:value-type="float">
            <text:p>3.8509090909</text:p>
          </table:table-cell>
          <table:table-cell table:formula="of:=STDEV([.E160:.X160])" office:value-type="float" office:value="1.36059879865779" calcext:value-type="float">
            <text:p>1.3605987987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2.34999999999999" calcext:value-type="float">
            <text:p>2.35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10.9199999999998" calcext:value-type="float">
            <text:p>10.92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2.91999999999998" calcext:value-type="float">
            <text:p>2.92</text:p>
          </table:table-cell>
          <table:table-cell table:style-name="ce2" office:value-type="float" office:value="9.22999999999985" calcext:value-type="float">
            <text:p>9.23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6.01999999999992" calcext:value-type="float">
            <text:p>6.02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.15999999999998" calcext:value-type="float">
            <text:p>3.16</text:p>
          </table:table-cell>
          <table:table-cell table:style-name="ce2" table:number-columns-repeated="9"/>
          <table:table-cell table:formula="of:=AVERAGE([.E161:.X161])" office:value-type="float" office:value="5.21181818181811" calcext:value-type="float">
            <text:p>5.2118181818</text:p>
          </table:table-cell>
          <table:table-cell table:formula="of:=STDEV([.E161:.X161])" office:value-type="float" office:value="2.96445211862765" calcext:value-type="float">
            <text:p>2.9644521186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4.43999999999995" calcext:value-type="float">
            <text:p>4.44</text:p>
          </table:table-cell>
          <table:table-cell office:value-type="float" office:value="1.98" calcext:value-type="float">
            <text:p>1.98</text:p>
          </table:table-cell>
          <table:table-cell office:value-type="float" office:value="1.06" calcext:value-type="float">
            <text:p>1.06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68999999999999" calcext:value-type="float">
            <text:p>2.69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7.90999999999988" calcext:value-type="float">
            <text:p>7.91</text:p>
          </table:table-cell>
          <table:table-cell table:style-name="ce2" office:value-type="float" office:value="2.37999999999999" calcext:value-type="float">
            <text:p>2.38</text:p>
          </table:table-cell>
          <table:table-cell table:style-name="ce2" office:value-type="float" office:value="7.90999999999988" calcext:value-type="float">
            <text:p>7.91</text:p>
          </table:table-cell>
          <table:table-cell table:style-name="ce2" table:number-columns-repeated="9"/>
          <table:table-cell table:formula="of:=AVERAGE([.E162:.X162])" office:value-type="float" office:value="3.80727272727269" calcext:value-type="float">
            <text:p>3.8072727273</text:p>
          </table:table-cell>
          <table:table-cell table:formula="of:=STDEV([.E162:.X162])" office:value-type="float" office:value="2.385955116548" calcext:value-type="float">
            <text:p>2.3859551165</text:p>
          </table:table-cell>
          <table:table-cell table:style-name="ce2" table:number-columns-repeated="18"/>
          <table:table-cell table:number-columns-repeated="8"/>
        </table:table-row>
        <table:table-row table:style-name="ro1" table:number-rows-repeated="24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3" table:number-columns-repeated="27"/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.78999999999992" calcext:value-type="float">
            <text:p>5.79</text:p>
          </table:table-cell>
          <table:table-cell office:value-type="float" office:value="95.0800000000117" calcext:value-type="float">
            <text:p>95.08</text:p>
          </table:table-cell>
          <table:table-cell office:value-type="float" office:value="7.55999999999988" calcext:value-type="float">
            <text:p>7.56</text:p>
          </table:table-cell>
          <table:table-cell table:style-name="ce2" office:value-type="float" office:value="6.25999999999991" calcext:value-type="float">
            <text:p>6.26</text:p>
          </table:table-cell>
          <table:table-cell table:style-name="ce2" office:value-type="float" office:value="61.1699999999964" calcext:value-type="float">
            <text:p>61.17</text:p>
          </table:table-cell>
          <table:table-cell table:style-name="ce2" office:value-type="float" office:value="7.50999999999988" calcext:value-type="float">
            <text:p>7.51</text:p>
          </table:table-cell>
          <table:table-cell table:style-name="ce2" office:value-type="float" office:value="39.6300000000007" calcext:value-type="float">
            <text:p>39.63</text:p>
          </table:table-cell>
          <table:table-cell table:style-name="ce2" office:value-type="float" office:value="53.099999999998" calcext:value-type="float">
            <text:p>53.1</text:p>
          </table:table-cell>
          <table:table-cell table:style-name="ce2" office:value-type="float" office:value="62.2299999999962" calcext:value-type="float">
            <text:p>62.23</text:p>
          </table:table-cell>
          <table:table-cell table:style-name="ce2" office:value-type="float" office:value="31.0600000000021" calcext:value-type="float">
            <text:p>31.06</text:p>
          </table:table-cell>
          <table:table-cell table:style-name="ce2" office:value-type="float" office:value="7.35999999999989" calcext:value-type="float">
            <text:p>7.36</text:p>
          </table:table-cell>
          <table:table-cell table:style-name="ce2" office:value-type="float" office:value="70.8999999999994" calcext:value-type="float">
            <text:p>70.9</text:p>
          </table:table-cell>
          <table:table-cell table:style-name="ce2" office:value-type="float" office:value="24.8000000000011" calcext:value-type="float">
            <text:p>24.8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26.6700000000014" calcext:value-type="float">
            <text:p>26.67</text:p>
          </table:table-cell>
          <table:table-cell table:style-name="ce2" office:value-type="float" office:value="73.4500000000007" calcext:value-type="float">
            <text:p>73.45</text:p>
          </table:table-cell>
          <table:table-cell table:style-name="ce2" office:value-type="float" office:value="22.4000000000007" calcext:value-type="float">
            <text:p>22.4</text:p>
          </table:table-cell>
          <table:table-cell table:style-name="ce2" office:value-type="float" office:value="15.8899999999997" calcext:value-type="float">
            <text:p>15.89</text:p>
          </table:table-cell>
          <table:table-cell table:style-name="ce2" office:value-type="float" office:value="14.1499999999997" calcext:value-type="float">
            <text:p>14.15</text:p>
          </table:table-cell>
          <table:table-cell table:style-name="ce2" office:value-type="float" office:value="15.7199999999997" calcext:value-type="float">
            <text:p>15.72</text:p>
          </table:table-cell>
          <table:table-cell table:formula="of:=AVERAGE([.E190:.X190])" office:value-type="float" office:value="32.3540000000003" calcext:value-type="float">
            <text:p>32.354</text:p>
          </table:table-cell>
          <table:table-cell table:formula="of:=STDEV([.E190:.X190])" office:value-type="float" office:value="27.4381450577581" calcext:value-type="float">
            <text:p>27.4381450578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3.6499999999998" calcext:value-type="float">
            <text:p>13.65</text:p>
          </table:table-cell>
          <table:table-cell office:value-type="float" office:value="42.7800000000001" calcext:value-type="float">
            <text:p>42.78</text:p>
          </table:table-cell>
          <table:table-cell office:value-type="float" office:value="82.9500000000055" calcext:value-type="float">
            <text:p>82.95</text:p>
          </table:table-cell>
          <table:table-cell table:style-name="ce2" office:value-type="float" office:value="35.2200000000016" calcext:value-type="float">
            <text:p>35.22</text:p>
          </table:table-cell>
          <table:table-cell table:style-name="ce2" office:value-type="float" office:value="100.820000000015" calcext:value-type="float">
            <text:p>100.82</text:p>
          </table:table-cell>
          <table:table-cell table:style-name="ce2" office:value-type="float" office:value="8.82999999999986" calcext:value-type="float">
            <text:p>8.83</text:p>
          </table:table-cell>
          <table:table-cell table:style-name="ce2" office:value-type="float" office:value="13.8299999999998" calcext:value-type="float">
            <text:p>13.83</text:p>
          </table:table-cell>
          <table:table-cell table:style-name="ce2" office:value-type="float" office:value="20.6700000000004" calcext:value-type="float">
            <text:p>20.67</text:p>
          </table:table-cell>
          <table:table-cell table:style-name="ce2" office:value-type="float" office:value="24.390000000001" calcext:value-type="float">
            <text:p>24.39</text:p>
          </table:table-cell>
          <table:table-cell table:style-name="ce2" office:value-type="float" office:value="29.8500000000019" calcext:value-type="float">
            <text:p>29.85</text:p>
          </table:table-cell>
          <table:table-cell table:style-name="ce2" office:value-type="float" office:value="10.2399999999998" calcext:value-type="float">
            <text:p>10.24</text:p>
          </table:table-cell>
          <table:table-cell table:style-name="ce2" office:value-type="float" office:value="26.5500000000014" calcext:value-type="float">
            <text:p>26.55</text:p>
          </table:table-cell>
          <table:table-cell table:style-name="ce2" office:value-type="float" office:value="22.5300000000007" calcext:value-type="float">
            <text:p>22.53</text:p>
          </table:table-cell>
          <table:table-cell table:style-name="ce2" office:value-type="float" office:value="22.9700000000008" calcext:value-type="float">
            <text:p>22.97</text:p>
          </table:table-cell>
          <table:table-cell table:style-name="ce2" office:value-type="float" office:value="15.2799999999997" calcext:value-type="float">
            <text:p>15.28</text:p>
          </table:table-cell>
          <table:table-cell table:style-name="ce2" office:value-type="float" office:value="25.1200000000011" calcext:value-type="float">
            <text:p>25.1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60.5199999999965" calcext:value-type="float">
            <text:p>60.52</text:p>
          </table:table-cell>
          <table:table-cell table:style-name="ce2" office:value-type="float" office:value="106.800000000018" calcext:value-type="float">
            <text:p>106.8</text:p>
          </table:table-cell>
          <table:table-cell table:style-name="ce2" office:value-type="float" office:value="11.0199999999998" calcext:value-type="float">
            <text:p>11.02</text:p>
          </table:table-cell>
          <table:table-cell table:formula="of:=AVERAGE([.E191:.X191])" office:value-type="float" office:value="33.8015000000021" calcext:value-type="float">
            <text:p>33.8015</text:p>
          </table:table-cell>
          <table:table-cell table:formula="of:=STDEV([.E191:.X191])" office:value-type="float" office:value="30.3815153766103" calcext:value-type="float">
            <text:p>30.3815153766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8.23999999999987" calcext:value-type="float">
            <text:p>8.24</text:p>
          </table:table-cell>
          <table:table-cell office:value-type="float" office:value="83.6200000000059" calcext:value-type="float">
            <text:p>83.62</text:p>
          </table:table-cell>
          <table:table-cell office:value-type="float" office:value="88.8200000000085" calcext:value-type="float">
            <text:p>88.82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12.7599999999998" calcext:value-type="float">
            <text:p>12.76</text:p>
          </table:table-cell>
          <table:table-cell table:style-name="ce2" office:value-type="float" office:value="47.3699999999992" calcext:value-type="float">
            <text:p>47.37</text:p>
          </table:table-cell>
          <table:table-cell table:style-name="ce2" office:value-type="float" office:value="136.97000000002" calcext:value-type="float">
            <text:p>136.97</text:p>
          </table:table-cell>
          <table:table-cell table:style-name="ce2" office:value-type="float" office:value="34.5800000000017" calcext:value-type="float">
            <text:p>34.58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5.4899999999995" calcext:value-type="float">
            <text:p>45.49</text:p>
          </table:table-cell>
          <table:table-cell table:style-name="ce2" office:value-type="float" office:value="32.3100000000021" calcext:value-type="float">
            <text:p>32.31</text:p>
          </table:table-cell>
          <table:table-cell table:style-name="ce2" office:value-type="float" office:value="45.0699999999996" calcext:value-type="float">
            <text:p>45.07</text:p>
          </table:table-cell>
          <table:table-cell table:style-name="ce2" office:value-type="float" office:value="27.1700000000014" calcext:value-type="float">
            <text:p>27.17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0.0499999999998" calcext:value-type="float">
            <text:p>10.05</text:p>
          </table:table-cell>
          <table:table-cell table:style-name="ce2" office:value-type="float" office:value="9.45999999999984" calcext:value-type="float">
            <text:p>9.46</text:p>
          </table:table-cell>
          <table:table-cell table:style-name="ce2" office:value-type="float" office:value="125.950000000028" calcext:value-type="float">
            <text:p>125.95</text:p>
          </table:table-cell>
          <table:table-cell table:style-name="ce2" office:value-type="float" office:value="33.200000000002" calcext:value-type="float">
            <text:p>33.2</text:p>
          </table:table-cell>
          <table:table-cell table:style-name="ce2" office:value-type="float" office:value="11.9199999999998" calcext:value-type="float">
            <text:p>11.92</text:p>
          </table:table-cell>
          <table:table-cell table:style-name="ce2" office:value-type="float" office:value="64.0499999999959" calcext:value-type="float">
            <text:p>64.05</text:p>
          </table:table-cell>
          <table:table-cell table:formula="of:=AVERAGE([.E192:.X192])" office:value-type="float" office:value="43.2165000000031" calcext:value-type="float">
            <text:p>43.2165</text:p>
          </table:table-cell>
          <table:table-cell table:formula="of:=STDEV([.E192:.X192])" office:value-type="float" office:value="39.1417505289962" calcext:value-type="float">
            <text:p>39.14175052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04.490000000017" calcext:value-type="float">
            <text:p>104.49</text:p>
          </table:table-cell>
          <table:table-cell office:value-type="float" office:value="11.7399999999998" calcext:value-type="float">
            <text:p>11.74</text:p>
          </table:table-cell>
          <table:table-cell office:value-type="float" office:value="6.7199999999999" calcext:value-type="float">
            <text:p>6.72</text:p>
          </table:table-cell>
          <table:table-cell table:style-name="ce2" office:value-type="float" office:value="9.72999999999984" calcext:value-type="float">
            <text:p>9.73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21.8700000000006" calcext:value-type="float">
            <text:p>21.87</text:p>
          </table:table-cell>
          <table:table-cell table:style-name="ce2" office:value-type="float" office:value="35.1700000000016" calcext:value-type="float">
            <text:p>35.17</text:p>
          </table:table-cell>
          <table:table-cell table:style-name="ce2" office:value-type="float" office:value="14.0099999999997" calcext:value-type="float">
            <text:p>14.01</text:p>
          </table:table-cell>
          <table:table-cell table:style-name="ce2" office:value-type="float" office:value="15.4999999999997" calcext:value-type="float">
            <text:p>15.5</text:p>
          </table:table-cell>
          <table:table-cell table:style-name="ce2" office:value-type="float" office:value="72.3700000000001" calcext:value-type="float">
            <text:p>72.37</text:p>
          </table:table-cell>
          <table:table-cell table:style-name="ce2" office:value-type="float" office:value="43.7499999999999" calcext:value-type="float">
            <text:p>43.75</text:p>
          </table:table-cell>
          <table:table-cell table:style-name="ce2" office:value-type="float" office:value="17.1899999999999" calcext:value-type="float">
            <text:p>17.19</text:p>
          </table:table-cell>
          <table:table-cell table:style-name="ce2" office:value-type="float" office:value="45.6599999999995" calcext:value-type="float">
            <text:p>45.66</text:p>
          </table:table-cell>
          <table:table-cell table:style-name="ce2" office:value-type="float" office:value="55.4699999999975" calcext:value-type="float">
            <text:p>55.47</text:p>
          </table:table-cell>
          <table:table-cell table:style-name="ce2" office:value-type="float" office:value="21.5100000000006" calcext:value-type="float">
            <text:p>21.51</text:p>
          </table:table-cell>
          <table:table-cell table:style-name="ce2" office:value-type="float" office:value="7.75999999999988" calcext:value-type="float">
            <text:p>7.76</text:p>
          </table:table-cell>
          <table:table-cell table:style-name="ce2" office:value-type="float" office:value="30.460000000002" calcext:value-type="float">
            <text:p>30.46</text:p>
          </table:table-cell>
          <table:table-cell table:style-name="ce2" office:value-type="float" office:value="15.6499999999997" calcext:value-type="float">
            <text:p>15.65</text:p>
          </table:table-cell>
          <table:table-cell table:style-name="ce2" office:value-type="float" office:value="41.2200000000004" calcext:value-type="float">
            <text:p>41.22</text:p>
          </table:table-cell>
          <table:table-cell table:style-name="ce2" office:value-type="float" office:value="16.8399999999998" calcext:value-type="float">
            <text:p>16.84</text:p>
          </table:table-cell>
          <table:table-cell table:formula="of:=AVERAGE([.E193:.X193])" office:value-type="float" office:value="29.5515000000009" calcext:value-type="float">
            <text:p>29.5515</text:p>
          </table:table-cell>
          <table:table-cell table:formula="of:=STDEV([.E193:.X193])" office:value-type="float" office:value="25.3233364965188" calcext:value-type="float">
            <text:p>25.3233364965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6.6799999999999" calcext:value-type="float">
            <text:p>6.68</text:p>
          </table:table-cell>
          <table:table-cell office:value-type="float" office:value="15.4199999999997" calcext:value-type="float">
            <text:p>15.42</text:p>
          </table:table-cell>
          <table:table-cell office:value-type="float" office:value="18.7000000000001" calcext:value-type="float">
            <text:p>18.7</text:p>
          </table:table-cell>
          <table:table-cell table:style-name="ce2" office:value-type="float" office:value="52.5099999999981" calcext:value-type="float">
            <text:p>52.51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5.80999999999992" calcext:value-type="float">
            <text:p>5.81</text:p>
          </table:table-cell>
          <table:table-cell table:style-name="ce2" office:value-type="float" office:value="12.1199999999998" calcext:value-type="float">
            <text:p>12.12</text:p>
          </table:table-cell>
          <table:table-cell table:style-name="ce2" office:value-type="float" office:value="52.7899999999981" calcext:value-type="float">
            <text:p>52.79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57.5499999999971" calcext:value-type="float">
            <text:p>57.55</text:p>
          </table:table-cell>
          <table:table-cell table:style-name="ce2" office:value-type="float" office:value="65.3299999999965" calcext:value-type="float">
            <text:p>65.33</text:p>
          </table:table-cell>
          <table:table-cell table:style-name="ce2" office:value-type="float" office:value="45.7299999999995" calcext:value-type="float">
            <text:p>45.73</text:p>
          </table:table-cell>
          <table:table-cell table:style-name="ce2" office:value-type="float" office:value="21.9200000000006" calcext:value-type="float">
            <text:p>21.92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33.7900000000018" calcext:value-type="float">
            <text:p>33.79</text:p>
          </table:table-cell>
          <table:table-cell table:style-name="ce2" office:value-type="float" office:value="20.5200000000004" calcext:value-type="float">
            <text:p>20.52</text:p>
          </table:table-cell>
          <table:table-cell table:style-name="ce2" office:value-type="float" office:value="39.4300000000007" calcext:value-type="float">
            <text:p>39.43</text:p>
          </table:table-cell>
          <table:table-cell table:style-name="ce2" office:value-type="float" office:value="49.9899999999986" calcext:value-type="float">
            <text:p>49.99</text:p>
          </table:table-cell>
          <table:table-cell table:style-name="ce2" office:value-type="float" office:value="45.4499999999995" calcext:value-type="float">
            <text:p>45.45</text:p>
          </table:table-cell>
          <table:table-cell table:formula="of:=AVERAGE([.E194:.X194])" office:value-type="float" office:value="27.8919999999995" calcext:value-type="float">
            <text:p>27.892</text:p>
          </table:table-cell>
          <table:table-cell table:formula="of:=STDEV([.E194:.X194])" office:value-type="float" office:value="21.3773208896956" calcext:value-type="float">
            <text:p>21.3773208897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7.14999999999989" calcext:value-type="float">
            <text:p>7.15</text:p>
          </table:table-cell>
          <table:table-cell office:value-type="float" office:value="26.4400000000013" calcext:value-type="float">
            <text:p>26.44</text:p>
          </table:table-cell>
          <table:table-cell office:value-type="float" office:value="15.4299999999997" calcext:value-type="float">
            <text:p>15.43</text:p>
          </table:table-cell>
          <table:table-cell table:style-name="ce2" office:value-type="float" office:value="9.80999999999984" calcext:value-type="float">
            <text:p>9.81</text:p>
          </table:table-cell>
          <table:table-cell table:style-name="ce2" office:value-type="float" office:value="34.5200000000017" calcext:value-type="float">
            <text:p>34.52</text:p>
          </table:table-cell>
          <table:table-cell table:style-name="ce2" office:value-type="float" office:value="5.12999999999994" calcext:value-type="float">
            <text:p>5.13</text:p>
          </table:table-cell>
          <table:table-cell table:style-name="ce2" office:value-type="float" office:value="9.40999999999984" calcext:value-type="float">
            <text:p>9.41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35.0000000000016" calcext:value-type="float">
            <text:p>35</text:p>
          </table:table-cell>
          <table:table-cell table:style-name="ce2" office:value-type="float" office:value="10.9199999999998" calcext:value-type="float">
            <text:p>10.92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28.4900000000017" calcext:value-type="float">
            <text:p>28.49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24.8700000000011" calcext:value-type="float">
            <text:p>24.87</text:p>
          </table:table-cell>
          <table:table-cell table:style-name="ce2" office:value-type="float" office:value="56.4799999999973" calcext:value-type="float">
            <text:p>56.4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34.1500000000018" calcext:value-type="float">
            <text:p>34.15</text:p>
          </table:table-cell>
          <table:table-cell table:style-name="ce2" office:value-type="float" office:value="24.300000000001" calcext:value-type="float">
            <text:p>24.3</text:p>
          </table:table-cell>
          <table:table-cell table:style-name="ce2" office:value-type="float" office:value="22.9000000000008" calcext:value-type="float">
            <text:p>22.9</text:p>
          </table:table-cell>
          <table:table-cell table:formula="of:=AVERAGE([.E195:.X195])" office:value-type="float" office:value="18.6920000000003" calcext:value-type="float">
            <text:p>18.692</text:p>
          </table:table-cell>
          <table:table-cell table:formula="of:=STDEV([.E195:.X195])" office:value-type="float" office:value="14.1886665669249" calcext:value-type="float">
            <text:p>14.188666566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3.6900000000009" calcext:value-type="float">
            <text:p>23.69</text:p>
          </table:table-cell>
          <table:table-cell office:value-type="float" office:value="11.9899999999998" calcext:value-type="float">
            <text:p>11.99</text:p>
          </table:table-cell>
          <table:table-cell office:value-type="float" office:value="40.4200000000005" calcext:value-type="float">
            <text:p>40.42</text:p>
          </table:table-cell>
          <table:table-cell table:style-name="ce2" office:value-type="float" office:value="45.2699999999996" calcext:value-type="float">
            <text:p>45.27</text:p>
          </table:table-cell>
          <table:table-cell table:style-name="ce2" office:value-type="float" office:value="11.2499999999998" calcext:value-type="float">
            <text:p>11.25</text:p>
          </table:table-cell>
          <table:table-cell table:style-name="ce2" office:value-type="float" office:value="41.1600000000004" calcext:value-type="float">
            <text:p>41.16</text:p>
          </table:table-cell>
          <table:table-cell table:style-name="ce2" office:value-type="float" office:value="6.37999999999991" calcext:value-type="float">
            <text:p>6.38</text:p>
          </table:table-cell>
          <table:table-cell table:style-name="ce2" office:value-type="float" office:value="95.1200000000118" calcext:value-type="float">
            <text:p>95.12</text:p>
          </table:table-cell>
          <table:table-cell table:style-name="ce2" office:value-type="float" office:value="97.4000000000129" calcext:value-type="float">
            <text:p>97.4</text:p>
          </table:table-cell>
          <table:table-cell table:style-name="ce2" office:value-type="float" office:value="14.5799999999997" calcext:value-type="float">
            <text:p>14.58</text:p>
          </table:table-cell>
          <table:table-cell table:style-name="ce2" office:value-type="float" office:value="10.4799999999998" calcext:value-type="float">
            <text:p>10.48</text:p>
          </table:table-cell>
          <table:table-cell table:style-name="ce2" office:value-type="float" office:value="29.1500000000018" calcext:value-type="float">
            <text:p>29.15</text:p>
          </table:table-cell>
          <table:table-cell table:style-name="ce2" office:value-type="float" office:value="71.8599999999999" calcext:value-type="float">
            <text:p>71.86</text:p>
          </table:table-cell>
          <table:table-cell table:style-name="ce2" office:value-type="float" office:value="16.7399999999998" calcext:value-type="float">
            <text:p>16.74</text:p>
          </table:table-cell>
          <table:table-cell table:style-name="ce2" office:value-type="float" office:value="26.3700000000013" calcext:value-type="float">
            <text:p>26.37</text:p>
          </table:table-cell>
          <table:table-cell table:style-name="ce2" office:value-type="float" office:value="116.390000000023" calcext:value-type="float">
            <text:p>116.39</text:p>
          </table:table-cell>
          <table:table-cell table:style-name="ce2" office:value-type="float" office:value="16.3699999999998" calcext:value-type="float">
            <text:p>16.37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43.6299999999999" calcext:value-type="float">
            <text:p>43.63</text:p>
          </table:table-cell>
          <table:table-cell table:style-name="ce2" office:value-type="float" office:value="7.59999999999988" calcext:value-type="float">
            <text:p>7.6</text:p>
          </table:table-cell>
          <table:table-cell table:formula="of:=AVERAGE([.E196:.X196])" office:value-type="float" office:value="36.5105000000025" calcext:value-type="float">
            <text:p>36.5105</text:p>
          </table:table-cell>
          <table:table-cell table:formula="of:=STDEV([.E196:.X196])" office:value-type="float" office:value="33.4273202910801" calcext:value-type="float">
            <text:p>33.427320291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7.909999999999" calcext:value-type="float">
            <text:p>47.91</text:p>
          </table:table-cell>
          <table:table-cell office:value-type="float" office:value="8.70999999999986" calcext:value-type="float">
            <text:p>8.71</text:p>
          </table:table-cell>
          <table:table-cell office:value-type="float" office:value="10.0799999999998" calcext:value-type="float">
            <text:p>10.08</text:p>
          </table:table-cell>
          <table:table-cell table:style-name="ce2" office:value-type="float" office:value="145.610000000013" calcext:value-type="float">
            <text:p>145.61</text:p>
          </table:table-cell>
          <table:table-cell table:style-name="ce2" office:value-type="float" office:value="57.8099999999971" calcext:value-type="float">
            <text:p>57.81</text:p>
          </table:table-cell>
          <table:table-cell table:style-name="ce2" office:value-type="float" office:value="78.1600000000031" calcext:value-type="float">
            <text:p>78.16</text:p>
          </table:table-cell>
          <table:table-cell table:style-name="ce2" office:value-type="float" office:value="18.7800000000001" calcext:value-type="float">
            <text:p>18.78</text:p>
          </table:table-cell>
          <table:table-cell table:style-name="ce2" office:value-type="float" office:value="17.2899999999999" calcext:value-type="float">
            <text:p>17.29</text:p>
          </table:table-cell>
          <table:table-cell table:style-name="ce2" office:value-type="float" office:value="91.4400000000099" calcext:value-type="float">
            <text:p>91.44</text:p>
          </table:table-cell>
          <table:table-cell table:style-name="ce2" office:value-type="float" office:value="19.0300000000002" calcext:value-type="float">
            <text:p>19.03</text:p>
          </table:table-cell>
          <table:table-cell table:style-name="ce2" office:value-type="float" office:value="9.94999999999983" calcext:value-type="float">
            <text:p>9.95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86.2100000000072" calcext:value-type="float">
            <text:p>86.21</text:p>
          </table:table-cell>
          <table:table-cell table:style-name="ce2" office:value-type="float" office:value="5.88999999999992" calcext:value-type="float">
            <text:p>5.89</text:p>
          </table:table-cell>
          <table:table-cell table:style-name="ce2" office:value-type="float" office:value="17.76" calcext:value-type="float">
            <text:p>17.76</text:p>
          </table:table-cell>
          <table:table-cell table:style-name="ce2" office:value-type="float" office:value="9.90999999999983" calcext:value-type="float">
            <text:p>9.91</text:p>
          </table:table-cell>
          <table:table-cell table:style-name="ce2" office:value-type="float" office:value="12.7599999999998" calcext:value-type="float">
            <text:p>12.76</text:p>
          </table:table-cell>
          <table:table-cell table:style-name="ce2" office:value-type="float" office:value="99.7300000000141" calcext:value-type="float">
            <text:p>99.73</text:p>
          </table:table-cell>
          <table:table-cell table:style-name="ce2" office:value-type="float" office:value="20.4000000000004" calcext:value-type="float">
            <text:p>20.4</text:p>
          </table:table-cell>
          <table:table-cell table:style-name="ce2" office:value-type="float" office:value="6.9599999999999" calcext:value-type="float">
            <text:p>6.96</text:p>
          </table:table-cell>
          <table:table-cell table:formula="of:=AVERAGE([.E197:.X197])" office:value-type="float" office:value="38.3495000000021" calcext:value-type="float">
            <text:p>38.3495</text:p>
          </table:table-cell>
          <table:table-cell table:formula="of:=STDEV([.E197:.X197])" office:value-type="float" office:value="40.812274272774" calcext:value-type="float">
            <text:p>40.812274272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25.610000000027" calcext:value-type="float">
            <text:p>125.61</text:p>
          </table:table-cell>
          <table:table-cell office:value-type="float" office:value="60.5299999999965" calcext:value-type="float">
            <text:p>60.53</text:p>
          </table:table-cell>
          <table:table-cell office:value-type="float" office:value="31.9000000000022" calcext:value-type="float">
            <text:p>31.9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5.72999999999992" calcext:value-type="float">
            <text:p>5.73</text:p>
          </table:table-cell>
          <table:table-cell table:style-name="ce2" office:value-type="float" office:value="24.8100000000011" calcext:value-type="float">
            <text:p>24.81</text:p>
          </table:table-cell>
          <table:table-cell table:style-name="ce2" office:value-type="float" office:value="8.65999999999986" calcext:value-type="float">
            <text:p>8.66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25.1300000000011" calcext:value-type="float">
            <text:p>25.13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8.50999999999986" calcext:value-type="float">
            <text:p>8.51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37.2800000000012" calcext:value-type="float">
            <text:p>37.28</text:p>
          </table:table-cell>
          <table:table-cell table:style-name="ce2" office:value-type="float" office:value="10.3399999999998" calcext:value-type="float">
            <text:p>10.34</text:p>
          </table:table-cell>
          <table:table-cell table:style-name="ce2" office:value-type="float" office:value="18.8500000000001" calcext:value-type="float">
            <text:p>18.85</text:p>
          </table:table-cell>
          <table:table-cell table:style-name="ce2" office:value-type="float" office:value="28.0700000000016" calcext:value-type="float">
            <text:p>28.07</text:p>
          </table:table-cell>
          <table:table-cell table:style-name="ce2" office:value-type="float" office:value="29.8100000000019" calcext:value-type="float">
            <text:p>29.81</text:p>
          </table:table-cell>
          <table:table-cell table:style-name="ce2" office:value-type="float" office:value="26.0300000000013" calcext:value-type="float">
            <text:p>26.03</text:p>
          </table:table-cell>
          <table:table-cell table:formula="of:=AVERAGE([.E198:.X198])" office:value-type="float" office:value="23.5270000000017" calcext:value-type="float">
            <text:p>23.527</text:p>
          </table:table-cell>
          <table:table-cell table:formula="of:=STDEV([.E198:.X198])" office:value-type="float" office:value="28.2768091887154" calcext:value-type="float">
            <text:p>28.276809188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23.4800000000009" calcext:value-type="float">
            <text:p>23.48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66999999999988" calcext:value-type="float">
            <text:p>7.67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7.78999999999988" calcext:value-type="float">
            <text:p>7.79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5.13999999999994" calcext:value-type="float">
            <text:p>5.14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14.1699999999997" calcext:value-type="float">
            <text:p>14.17</text:p>
          </table:table-cell>
          <table:table-cell table:style-name="ce2" office:value-type="float" office:value="13.6999999999998" calcext:value-type="float">
            <text:p>13.7</text:p>
          </table:table-cell>
          <table:table-cell table:style-name="ce2" office:value-type="float" office:value="34.8100000000016" calcext:value-type="float">
            <text:p>34.81</text:p>
          </table:table-cell>
          <table:table-cell table:style-name="ce2" office:value-type="float" office:value="23.1400000000008" calcext:value-type="float">
            <text:p>23.14</text:p>
          </table:table-cell>
          <table:table-cell table:style-name="ce2" office:value-type="float" office:value="22.7900000000008" calcext:value-type="float">
            <text:p>22.79</text:p>
          </table:table-cell>
          <table:table-cell table:style-name="ce2" office:value-type="float" office:value="49.0999999999988" calcext:value-type="float">
            <text:p>49.1</text:p>
          </table:table-cell>
          <table:table-cell table:style-name="ce2" office:value-type="float" office:value="13.3499999999998" calcext:value-type="float">
            <text:p>13.35</text:p>
          </table:table-cell>
          <table:table-cell table:style-name="ce2" office:value-type="float" office:value="13.1199999999998" calcext:value-type="float">
            <text:p>13.12</text:p>
          </table:table-cell>
          <table:table-cell table:style-name="ce2" office:value-type="float" office:value="10.3099999999998" calcext:value-type="float">
            <text:p>10.31</text:p>
          </table:table-cell>
          <table:table-cell table:style-name="ce2" office:value-type="float" office:value="23.7200000000009" calcext:value-type="float">
            <text:p>23.72</text:p>
          </table:table-cell>
          <table:table-cell table:style-name="ce2" office:value-type="float" office:value="38.7200000000009" calcext:value-type="float">
            <text:p>38.72</text:p>
          </table:table-cell>
          <table:table-cell table:style-name="ce2" office:value-type="float" office:value="38.4400000000009" calcext:value-type="float">
            <text:p>38.44</text:p>
          </table:table-cell>
          <table:table-cell table:formula="of:=AVERAGE([.E199:.X199])" office:value-type="float" office:value="17.6085000000002" calcext:value-type="float">
            <text:p>17.6085</text:p>
          </table:table-cell>
          <table:table-cell table:formula="of:=STDEV([.E199:.X199])" office:value-type="float" office:value="13.7639472899313" calcext:value-type="float">
            <text:p>13.763947289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24.480000000001" calcext:value-type="float">
            <text:p>24.48</text:p>
          </table:table-cell>
          <table:table-cell office:value-type="float" office:value="17.73" calcext:value-type="float">
            <text:p>17.73</text:p>
          </table:table-cell>
          <table:table-cell office:value-type="float" office:value="13.7599999999998" calcext:value-type="float">
            <text:p>13.76</text:p>
          </table:table-cell>
          <table:table-cell table:style-name="ce2" office:value-type="float" office:value="22.1900000000007" calcext:value-type="float">
            <text:p>22.19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72.0299999999999" calcext:value-type="float">
            <text:p>72.03</text:p>
          </table:table-cell>
          <table:table-cell table:style-name="ce2" office:value-type="float" office:value="52.6199999999981" calcext:value-type="float">
            <text:p>52.62</text:p>
          </table:table-cell>
          <table:table-cell table:style-name="ce2" office:value-type="float" office:value="73.8300000000009" calcext:value-type="float">
            <text:p>73.83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35.8900000000014" calcext:value-type="float">
            <text:p>35.89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72.13" calcext:value-type="float">
            <text:p>72.13</text:p>
          </table:table-cell>
          <table:table-cell table:style-name="ce2" office:value-type="float" office:value="68.7399999999983" calcext:value-type="float">
            <text:p>68.74</text:p>
          </table:table-cell>
          <table:table-cell table:style-name="ce2" office:value-type="float" office:value="46.6799999999993" calcext:value-type="float">
            <text:p>46.68</text:p>
          </table:table-cell>
          <table:table-cell table:style-name="ce2" office:value-type="float" office:value="8.93999999999985" calcext:value-type="float">
            <text:p>8.94</text:p>
          </table:table-cell>
          <table:table-cell table:style-name="ce2" office:value-type="float" office:value="57.4599999999971" calcext:value-type="float">
            <text:p>57.46</text:p>
          </table:table-cell>
          <table:table-cell table:style-name="ce2" office:value-type="float" office:value="6.6899999999999" calcext:value-type="float">
            <text:p>6.69</text:p>
          </table:table-cell>
          <table:table-cell table:style-name="ce2" office:value-type="float" office:value="24.540000000001" calcext:value-type="float">
            <text:p>24.54</text:p>
          </table:table-cell>
          <table:table-cell table:style-name="ce2" office:value-type="float" office:value="61.3699999999964" calcext:value-type="float">
            <text:p>61.37</text:p>
          </table:table-cell>
          <table:table-cell table:formula="of:=AVERAGE([.E200:.X200])" office:value-type="float" office:value="33.6544999999997" calcext:value-type="float">
            <text:p>33.6545</text:p>
          </table:table-cell>
          <table:table-cell table:formula="of:=STDEV([.E200:.X200])" office:value-type="float" office:value="26.7489918108087" calcext:value-type="float">
            <text:p>26.748991810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10.0399999999998" calcext:value-type="float">
            <text:p>10.04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22.8800000000008" calcext:value-type="float">
            <text:p>22.88</text:p>
          </table:table-cell>
          <table:table-cell table:style-name="ce2" office:value-type="float" office:value="6.6899999999999" calcext:value-type="float">
            <text:p>6.69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8.56999999999986" calcext:value-type="float">
            <text:p>8.57</text:p>
          </table:table-cell>
          <table:table-cell table:style-name="ce2" office:value-type="float" office:value="25.9400000000013" calcext:value-type="float">
            <text:p>25.94</text:p>
          </table:table-cell>
          <table:table-cell table:style-name="ce2" office:value-type="float" office:value="33.000000000002" calcext:value-type="float">
            <text:p>33</text:p>
          </table:table-cell>
          <table:table-cell table:style-name="ce2" office:value-type="float" office:value="13.2199999999998" calcext:value-type="float">
            <text:p>13.22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33.3700000000019" calcext:value-type="float">
            <text:p>33.37</text:p>
          </table:table-cell>
          <table:table-cell table:style-name="ce2" office:value-type="float" office:value="50.2999999999986" calcext:value-type="float">
            <text:p>50.3</text:p>
          </table:table-cell>
          <table:table-cell table:style-name="ce2" office:value-type="float" office:value="16.8799999999998" calcext:value-type="float">
            <text:p>16.88</text:p>
          </table:table-cell>
          <table:table-cell table:style-name="ce2" office:value-type="float" office:value="28.1800000000016" calcext:value-type="float">
            <text:p>28.18</text:p>
          </table:table-cell>
          <table:table-cell table:style-name="ce2" office:value-type="float" office:value="7.25999999999989" calcext:value-type="float">
            <text:p>7.26</text:p>
          </table:table-cell>
          <table:table-cell table:style-name="ce2" office:value-type="float" office:value="24.6400000000011" calcext:value-type="float">
            <text:p>24.64</text:p>
          </table:table-cell>
          <table:table-cell table:style-name="ce2" office:value-type="float" office:value="26.9700000000014" calcext:value-type="float">
            <text:p>26.97</text:p>
          </table:table-cell>
          <table:table-cell table:style-name="ce2" office:value-type="float" office:value="32.1500000000022" calcext:value-type="float">
            <text:p>32.15</text:p>
          </table:table-cell>
          <table:table-cell table:formula="of:=AVERAGE([.E201:.X201])" office:value-type="float" office:value="18.1890000000005" calcext:value-type="float">
            <text:p>18.189</text:p>
          </table:table-cell>
          <table:table-cell table:formula="of:=STDEV([.E201:.X201])" office:value-type="float" office:value="13.2369804554875" calcext:value-type="float">
            <text:p>13.236980455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14.4399999999997" calcext:value-type="float">
            <text:p>14.44</text:p>
          </table:table-cell>
          <table:table-cell office:value-type="float" office:value="40.8600000000004" calcext:value-type="float">
            <text:p>40.86</text:p>
          </table:table-cell>
          <table:table-cell office:value-type="float" office:value="7.07999999999989" calcext:value-type="float">
            <text:p>7.08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18.6200000000001" calcext:value-type="float">
            <text:p>18.62</text:p>
          </table:table-cell>
          <table:table-cell table:style-name="ce2" office:value-type="float" office:value="20.4600000000004" calcext:value-type="float">
            <text:p>20.46</text:p>
          </table:table-cell>
          <table:table-cell table:style-name="ce2" office:value-type="float" office:value="20.3700000000004" calcext:value-type="float">
            <text:p>20.37</text:p>
          </table:table-cell>
          <table:table-cell table:style-name="ce2" office:value-type="float" office:value="40.5700000000005" calcext:value-type="float">
            <text:p>40.57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18.3800000000001" calcext:value-type="float">
            <text:p>18.38</text:p>
          </table:table-cell>
          <table:table-cell table:style-name="ce2" office:value-type="float" office:value="21.6100000000006" calcext:value-type="float">
            <text:p>21.61</text:p>
          </table:table-cell>
          <table:table-cell table:style-name="ce2" office:value-type="float" office:value="4.21999999999995" calcext:value-type="float">
            <text:p>4.22</text:p>
          </table:table-cell>
          <table:table-cell table:style-name="ce2" office:value-type="float" office:value="10.1799999999998" calcext:value-type="float">
            <text:p>10.18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24.020000000001" calcext:value-type="float">
            <text:p>24.02</text:p>
          </table:table-cell>
          <table:table-cell table:style-name="ce2" office:value-type="float" office:value="46.3399999999993" calcext:value-type="float">
            <text:p>46.34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8.91999999999985" calcext:value-type="float">
            <text:p>8.92</text:p>
          </table:table-cell>
          <table:table-cell table:style-name="ce2" office:value-type="float" office:value="2.86999999999998" calcext:value-type="float">
            <text:p>2.87</text:p>
          </table:table-cell>
          <table:table-cell table:formula="of:=AVERAGE([.E202:.X202])" office:value-type="float" office:value="16.3525000000001" calcext:value-type="float">
            <text:p>16.3525</text:p>
          </table:table-cell>
          <table:table-cell table:formula="of:=STDEV([.E202:.X202])" office:value-type="float" office:value="13.2278032050519" calcext:value-type="float">
            <text:p>13.227803205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11.4699999999998" calcext:value-type="float">
            <text:p>11.47</text:p>
          </table:table-cell>
          <table:table-cell office:value-type="float" office:value="15.9499999999997" calcext:value-type="float">
            <text:p>15.95</text:p>
          </table:table-cell>
          <table:table-cell office:value-type="float" office:value="13.0499999999998" calcext:value-type="float">
            <text:p>13.05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38.4500000000009" calcext:value-type="float">
            <text:p>38.45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19.4300000000002" calcext:value-type="float">
            <text:p>19.43</text:p>
          </table:table-cell>
          <table:table-cell table:style-name="ce2" office:value-type="float" office:value="4.79999999999994" calcext:value-type="float">
            <text:p>4.8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25.6600000000012" calcext:value-type="float">
            <text:p>25.66</text:p>
          </table:table-cell>
          <table:table-cell table:style-name="ce2" office:value-type="float" office:value="28.5200000000017" calcext:value-type="float">
            <text:p>28.52</text:p>
          </table:table-cell>
          <table:table-cell table:style-name="ce2" office:value-type="float" office:value="33.4000000000019" calcext:value-type="float">
            <text:p>33.4</text:p>
          </table:table-cell>
          <table:table-cell table:style-name="ce2" office:value-type="float" office:value="71.2599999999996" calcext:value-type="float">
            <text:p>71.26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26.3100000000013" calcext:value-type="float">
            <text:p>26.31</text:p>
          </table:table-cell>
          <table:table-cell table:style-name="ce2" office:value-type="float" office:value="20.0300000000003" calcext:value-type="float">
            <text:p>20.03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13.5799999999998" calcext:value-type="float">
            <text:p>13.58</text:p>
          </table:table-cell>
          <table:table-cell table:style-name="ce2" office:value-type="float" office:value="28.6000000000017" calcext:value-type="float">
            <text:p>28.6</text:p>
          </table:table-cell>
          <table:table-cell table:style-name="ce2" office:value-type="float" office:value="3.33999999999997" calcext:value-type="float">
            <text:p>3.34</text:p>
          </table:table-cell>
          <table:table-cell table:formula="of:=AVERAGE([.E203:.X203])" office:value-type="float" office:value="19.0840000000004" calcext:value-type="float">
            <text:p>19.084</text:p>
          </table:table-cell>
          <table:table-cell table:formula="of:=STDEV([.E203:.X203])" office:value-type="float" office:value="16.3718961381357" calcext:value-type="float">
            <text:p>16.371896138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4.92999999999994" calcext:value-type="float">
            <text:p>4.93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4.58999999999995" calcext:value-type="float">
            <text:p>4.59</text:p>
          </table:table-cell>
          <table:table-cell table:style-name="ce2" office:value-type="float" office:value="29.2000000000018" calcext:value-type="float">
            <text:p>29.2</text:p>
          </table:table-cell>
          <table:table-cell table:style-name="ce2" office:value-type="float" office:value="5.07999999999994" calcext:value-type="float">
            <text:p>5.08</text:p>
          </table:table-cell>
          <table:table-cell table:style-name="ce2" office:value-type="float" office:value="10.3099999999998" calcext:value-type="float">
            <text:p>10.31</text:p>
          </table:table-cell>
          <table:table-cell table:style-name="ce2" office:value-type="float" office:value="27.2000000000015" calcext:value-type="float">
            <text:p>27.2</text:p>
          </table:table-cell>
          <table:table-cell table:style-name="ce2" office:value-type="float" office:value="22.3000000000007" calcext:value-type="float">
            <text:p>22.3</text:p>
          </table:table-cell>
          <table:table-cell table:style-name="ce2" office:value-type="float" office:value="11.3399999999998" calcext:value-type="float">
            <text:p>11.34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18.9300000000002" calcext:value-type="float">
            <text:p>18.93</text:p>
          </table:table-cell>
          <table:table-cell table:style-name="ce2" office:value-type="float" office:value="54.7499999999977" calcext:value-type="float">
            <text:p>54.75</text:p>
          </table:table-cell>
          <table:table-cell table:style-name="ce2" office:value-type="float" office:value="19.8400000000003" calcext:value-type="float">
            <text:p>19.84</text:p>
          </table:table-cell>
          <table:table-cell table:style-name="ce2" office:value-type="float" office:value="91.0400000000097" calcext:value-type="float">
            <text:p>91.04</text:p>
          </table:table-cell>
          <table:table-cell table:style-name="ce2" office:value-type="float" office:value="17.0299999999999" calcext:value-type="float">
            <text:p>17.03</text:p>
          </table:table-cell>
          <table:table-cell table:style-name="ce2" office:value-type="float" office:value="7.35999999999989" calcext:value-type="float">
            <text:p>7.36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7.99999999999987" calcext:value-type="float">
            <text:p>8</text:p>
          </table:table-cell>
          <table:table-cell table:style-name="ce2" office:value-type="float" office:value="48.7999999999989" calcext:value-type="float">
            <text:p>48.8</text:p>
          </table:table-cell>
          <table:table-cell table:style-name="ce2" office:value-type="float" office:value="14.8599999999997" calcext:value-type="float">
            <text:p>14.86</text:p>
          </table:table-cell>
          <table:table-cell table:formula="of:=AVERAGE([.E204:.X204])" office:value-type="float" office:value="20.5155000000005" calcext:value-type="float">
            <text:p>20.5155</text:p>
          </table:table-cell>
          <table:table-cell table:formula="of:=STDEV([.E204:.X204])" office:value-type="float" office:value="21.8943471375379" calcext:value-type="float">
            <text:p>21.894347137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4.97999999999994" calcext:value-type="float">
            <text:p>4.98</text:p>
          </table:table-cell>
          <table:table-cell office:value-type="float" office:value="12.6099999999998" calcext:value-type="float">
            <text:p>12.61</text:p>
          </table:table-cell>
          <table:table-cell office:value-type="float" office:value="4.33999999999995" calcext:value-type="float">
            <text:p>4.34</text:p>
          </table:table-cell>
          <table:table-cell table:style-name="ce2" office:value-type="float" office:value="10.8399999999998" calcext:value-type="float">
            <text:p>10.84</text:p>
          </table:table-cell>
          <table:table-cell table:style-name="ce2" office:value-type="float" office:value="30.3100000000019" calcext:value-type="float">
            <text:p>30.31</text:p>
          </table:table-cell>
          <table:table-cell table:style-name="ce2" office:value-type="float" office:value="18.2300000000001" calcext:value-type="float">
            <text:p>18.23</text:p>
          </table:table-cell>
          <table:table-cell table:style-name="ce2" office:value-type="float" office:value="15.9199999999997" calcext:value-type="float">
            <text:p>15.92</text:p>
          </table:table-cell>
          <table:table-cell table:style-name="ce2" office:value-type="float" office:value="7.25999999999989" calcext:value-type="float">
            <text:p>7.26</text:p>
          </table:table-cell>
          <table:table-cell table:style-name="ce2" office:value-type="float" office:value="10.4899999999998" calcext:value-type="float">
            <text:p>10.49</text:p>
          </table:table-cell>
          <table:table-cell table:style-name="ce2" office:value-type="float" office:value="14.2699999999997" calcext:value-type="float">
            <text:p>14.27</text:p>
          </table:table-cell>
          <table:table-cell table:style-name="ce2" office:value-type="float" office:value="45.7699999999995" calcext:value-type="float">
            <text:p>45.77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9.29999999999985" calcext:value-type="float">
            <text:p>9.3</text:p>
          </table:table-cell>
          <table:table-cell table:style-name="ce2" office:value-type="float" office:value="29.0200000000017" calcext:value-type="float">
            <text:p>29.02</text:p>
          </table:table-cell>
          <table:table-cell table:style-name="ce2" office:value-type="float" office:value="18.2600000000001" calcext:value-type="float">
            <text:p>18.26</text:p>
          </table:table-cell>
          <table:table-cell table:style-name="ce2" office:value-type="float" office:value="54.5599999999977" calcext:value-type="float">
            <text:p>54.56</text:p>
          </table:table-cell>
          <table:table-cell table:style-name="ce2" office:value-type="float" office:value="20.2800000000004" calcext:value-type="float">
            <text:p>20.28</text:p>
          </table:table-cell>
          <table:table-cell table:style-name="ce2" office:value-type="float" office:value="5.97999999999992" calcext:value-type="float">
            <text:p>5.98</text:p>
          </table:table-cell>
          <table:table-cell table:style-name="ce2" office:value-type="float" office:value="112.16000000002" calcext:value-type="float">
            <text:p>112.16</text:p>
          </table:table-cell>
          <table:table-cell table:style-name="ce2" office:value-type="float" office:value="50.2099999999986" calcext:value-type="float">
            <text:p>50.21</text:p>
          </table:table-cell>
          <table:table-cell table:formula="of:=AVERAGE([.E205:.X205])" office:value-type="float" office:value="23.8480000000009" calcext:value-type="float">
            <text:p>23.848</text:p>
          </table:table-cell>
          <table:table-cell table:formula="of:=STDEV([.E205:.X205])" office:value-type="float" office:value="25.8567811730648" calcext:value-type="float">
            <text:p>25.856781173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13.8799999999997" calcext:value-type="float">
            <text:p>13.88</text:p>
          </table:table-cell>
          <table:table-cell office:value-type="float" office:value="33.230000000002" calcext:value-type="float">
            <text:p>33.23</text:p>
          </table:table-cell>
          <table:table-cell office:value-type="float" office:value="7.02999999999989" calcext:value-type="float">
            <text:p>7.03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office:value-type="float" office:value="21.2300000000005" calcext:value-type="float">
            <text:p>21.23</text:p>
          </table:table-cell>
          <table:table-cell table:style-name="ce2" office:value-type="float" office:value="23.9500000000009" calcext:value-type="float">
            <text:p>23.95</text:p>
          </table:table-cell>
          <table:table-cell table:style-name="ce2" office:value-type="float" office:value="84.1400000000061" calcext:value-type="float">
            <text:p>84.14</text:p>
          </table:table-cell>
          <table:table-cell table:style-name="ce2" office:value-type="float" office:value="24.160000000001" calcext:value-type="float">
            <text:p>24.16</text:p>
          </table:table-cell>
          <table:table-cell table:style-name="ce2" office:value-type="float" office:value="31.010000000002" calcext:value-type="float">
            <text:p>31.01</text:p>
          </table:table-cell>
          <table:table-cell table:style-name="ce2" office:value-type="float" office:value="7.12999999999989" calcext:value-type="float">
            <text:p>7.13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11.1899999999998" calcext:value-type="float">
            <text:p>11.19</text:p>
          </table:table-cell>
          <table:table-cell table:style-name="ce2" office:value-type="float" office:value="3.80999999999996" calcext:value-type="float">
            <text:p>3.81</text:p>
          </table:table-cell>
          <table:table-cell table:style-name="ce2" office:value-type="float" office:value="29.4100000000018" calcext:value-type="float">
            <text:p>29.41</text:p>
          </table:table-cell>
          <table:table-cell table:style-name="ce2" office:value-type="float" office:value="26.3700000000013" calcext:value-type="float">
            <text:p>26.37</text:p>
          </table:table-cell>
          <table:table-cell table:style-name="ce2" office:value-type="float" office:value="9.99999999999983" calcext:value-type="float">
            <text:p>10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11.6199999999998" calcext:value-type="float">
            <text:p>11.62</text:p>
          </table:table-cell>
          <table:table-cell table:style-name="ce2" office:value-type="float" office:value="26.1000000000013" calcext:value-type="float">
            <text:p>26.1</text:p>
          </table:table-cell>
          <table:table-cell table:style-name="ce2" office:value-type="float" office:value="5.06999999999994" calcext:value-type="float">
            <text:p>5.07</text:p>
          </table:table-cell>
          <table:table-cell table:formula="of:=AVERAGE([.E206:.X206])" office:value-type="float" office:value="19.1170000000008" calcext:value-type="float">
            <text:p>19.117</text:p>
          </table:table-cell>
          <table:table-cell table:formula="of:=STDEV([.E206:.X206])" office:value-type="float" office:value="18.4116242172124" calcext:value-type="float">
            <text:p>18.411624217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12.7999999999998" calcext:value-type="float">
            <text:p>12.8</text:p>
          </table:table-cell>
          <table:table-cell office:value-type="float" office:value="39.6500000000007" calcext:value-type="float">
            <text:p>39.65</text:p>
          </table:table-cell>
          <table:table-cell office:value-type="float" office:value="7.88999999999988" calcext:value-type="float">
            <text:p>7.89</text:p>
          </table:table-cell>
          <table:table-cell table:style-name="ce2" office:value-type="float" office:value="77.2800000000026" calcext:value-type="float">
            <text:p>77.28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8.32999999999987" calcext:value-type="float">
            <text:p>8.3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19.9800000000003" calcext:value-type="float">
            <text:p>19.98</text:p>
          </table:table-cell>
          <table:table-cell table:style-name="ce2" office:value-type="float" office:value="49.3299999999988" calcext:value-type="float">
            <text:p>49.33</text:p>
          </table:table-cell>
          <table:table-cell table:style-name="ce2" office:value-type="float" office:value="4.52999999999995" calcext:value-type="float">
            <text:p>4.53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62.3599999999962" calcext:value-type="float">
            <text:p>62.36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32.0200000000022" calcext:value-type="float">
            <text:p>32.02</text:p>
          </table:table-cell>
          <table:table-cell table:style-name="ce2" office:value-type="float" office:value="13.6099999999998" calcext:value-type="float">
            <text:p>13.61</text:p>
          </table:table-cell>
          <table:table-cell table:style-name="ce2" office:value-type="float" office:value="76.9100000000024" calcext:value-type="float">
            <text:p>76.91</text:p>
          </table:table-cell>
          <table:table-cell table:style-name="ce2" office:value-type="float" office:value="32.950000000002" calcext:value-type="float">
            <text:p>32.95</text:p>
          </table:table-cell>
          <table:table-cell table:style-name="ce2" office:value-type="float" office:value="15.3299999999997" calcext:value-type="float">
            <text:p>15.33</text:p>
          </table:table-cell>
          <table:table-cell table:formula="of:=AVERAGE([.E207:.X207])" office:value-type="float" office:value="24.7730000000002" calcext:value-type="float">
            <text:p>24.773</text:p>
          </table:table-cell>
          <table:table-cell table:formula="of:=STDEV([.E207:.X207])" office:value-type="float" office:value="24.2269441346877" calcext:value-type="float">
            <text:p>24.226944134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13.5199999999998" calcext:value-type="float">
            <text:p>13.52</text:p>
          </table:table-cell>
          <table:table-cell office:value-type="float" office:value="18.4900000000001" calcext:value-type="float">
            <text:p>18.49</text:p>
          </table:table-cell>
          <table:table-cell office:value-type="float" office:value="12.6899999999998" calcext:value-type="float">
            <text:p>12.69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5.98999999999992" calcext:value-type="float">
            <text:p>5.99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31.8100000000022" calcext:value-type="float">
            <text:p>31.81</text:p>
          </table:table-cell>
          <table:table-cell table:style-name="ce2" office:value-type="float" office:value="10.3599999999998" calcext:value-type="float">
            <text:p>10.36</text:p>
          </table:table-cell>
          <table:table-cell table:style-name="ce2" office:value-type="float" office:value="46.2999999999994" calcext:value-type="float">
            <text:p>46.3</text:p>
          </table:table-cell>
          <table:table-cell table:style-name="ce2" office:value-type="float" office:value="19.8300000000003" calcext:value-type="float">
            <text:p>19.83</text:p>
          </table:table-cell>
          <table:table-cell table:style-name="ce2" office:value-type="float" office:value="36.5400000000013" calcext:value-type="float">
            <text:p>36.54</text:p>
          </table:table-cell>
          <table:table-cell table:style-name="ce2" office:value-type="float" office:value="5.42999999999993" calcext:value-type="float">
            <text:p>5.43</text:p>
          </table:table-cell>
          <table:table-cell table:style-name="ce2" office:value-type="float" office:value="29.6300000000018" calcext:value-type="float">
            <text:p>29.63</text:p>
          </table:table-cell>
          <table:table-cell table:style-name="ce2" office:value-type="float" office:value="49.8299999999987" calcext:value-type="float">
            <text:p>49.83</text:p>
          </table:table-cell>
          <table:table-cell table:style-name="ce2" office:value-type="float" office:value="25.8500000000012" calcext:value-type="float">
            <text:p>25.85</text:p>
          </table:table-cell>
          <table:table-cell table:style-name="ce2" office:value-type="float" office:value="9.99999999999983" calcext:value-type="float">
            <text:p>10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43.24" calcext:value-type="float">
            <text:p>43.24</text:p>
          </table:table-cell>
          <table:table-cell table:style-name="ce2" office:value-type="float" office:value="6.8599999999999" calcext:value-type="float">
            <text:p>6.86</text:p>
          </table:table-cell>
          <table:table-cell table:formula="of:=AVERAGE([.E208:.X208])" office:value-type="float" office:value="19.1355000000002" calcext:value-type="float">
            <text:p>19.1355</text:p>
          </table:table-cell>
          <table:table-cell table:formula="of:=STDEV([.E208:.X208])" office:value-type="float" office:value="15.4716996225537" calcext:value-type="float">
            <text:p>15.471699622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15.2099999999997" calcext:value-type="float">
            <text:p>15.21</text:p>
          </table:table-cell>
          <table:table-cell office:value-type="float" office:value="6.6299999999999" calcext:value-type="float">
            <text:p>6.63</text:p>
          </table:table-cell>
          <table:table-cell office:value-type="float" office:value="27.4700000000015" calcext:value-type="float">
            <text:p>27.47</text:p>
          </table:table-cell>
          <table:table-cell table:style-name="ce2" office:value-type="float" office:value="25.1900000000011" calcext:value-type="float">
            <text:p>25.19</text:p>
          </table:table-cell>
          <table:table-cell table:style-name="ce2" office:value-type="float" office:value="9.87999999999983" calcext:value-type="float">
            <text:p>9.88</text:p>
          </table:table-cell>
          <table:table-cell table:style-name="ce2" office:value-type="float" office:value="31.9400000000022" calcext:value-type="float">
            <text:p>31.94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5.83999999999992" calcext:value-type="float">
            <text:p>5.84</text:p>
          </table:table-cell>
          <table:table-cell table:style-name="ce2" office:value-type="float" office:value="21.3400000000005" calcext:value-type="float">
            <text:p>21.34</text:p>
          </table:table-cell>
          <table:table-cell table:style-name="ce2" office:value-type="float" office:value="16.1199999999997" calcext:value-type="float">
            <text:p>16.12</text:p>
          </table:table-cell>
          <table:table-cell table:style-name="ce2" office:value-type="float" office:value="29.3200000000018" calcext:value-type="float">
            <text:p>29.32</text:p>
          </table:table-cell>
          <table:table-cell table:style-name="ce2" office:value-type="float" office:value="8.94999999999985" calcext:value-type="float">
            <text:p>8.95</text:p>
          </table:table-cell>
          <table:table-cell table:style-name="ce2" office:value-type="float" office:value="15.4499999999997" calcext:value-type="float">
            <text:p>15.45</text:p>
          </table:table-cell>
          <table:table-cell table:style-name="ce2" office:value-type="float" office:value="7.54999999999988" calcext:value-type="float">
            <text:p>7.55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7.80999999999988" calcext:value-type="float">
            <text:p>7.81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56.8199999999973" calcext:value-type="float">
            <text:p>56.82</text:p>
          </table:table-cell>
          <table:table-cell table:style-name="ce2" office:value-type="float" office:value="20.1400000000003" calcext:value-type="float">
            <text:p>20.14</text:p>
          </table:table-cell>
          <table:table-cell table:style-name="ce2" office:value-type="float" office:value="55.0499999999976" calcext:value-type="float">
            <text:p>55.05</text:p>
          </table:table-cell>
          <table:table-cell table:formula="of:=AVERAGE([.E209:.X209])" office:value-type="float" office:value="19.075" calcext:value-type="float">
            <text:p>19.075</text:p>
          </table:table-cell>
          <table:table-cell table:formula="of:=STDEV([.E209:.X209])" office:value-type="float" office:value="15.165759390638" calcext:value-type="float">
            <text:p>15.1657593906</text:p>
          </table:table-cell>
          <table:table-cell table:number-columns-repeated="2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7.38999999999989" calcext:value-type="float">
            <text:p>7.39</text:p>
          </table:table-cell>
          <table:table-cell office:value-type="float" office:value="34.9200000000016" calcext:value-type="float">
            <text:p>34.92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9.01999999999985" calcext:value-type="float">
            <text:p>9.02</text:p>
          </table:table-cell>
          <table:table-cell table:style-name="ce2" office:value-type="float" office:value="7.70999999999988" calcext:value-type="float">
            <text:p>7.71</text:p>
          </table:table-cell>
          <table:table-cell table:style-name="ce2" office:value-type="float" office:value="72.8500000000004" calcext:value-type="float">
            <text:p>72.85</text:p>
          </table:table-cell>
          <table:table-cell table:style-name="ce2" office:value-type="float" office:value="18.9900000000002" calcext:value-type="float">
            <text:p>18.99</text:p>
          </table:table-cell>
          <table:table-cell table:style-name="ce2" office:value-type="float" office:value="11.4999999999998" calcext:value-type="float">
            <text:p>11.5</text:p>
          </table:table-cell>
          <table:table-cell table:style-name="ce2" office:value-type="float" office:value="13.4199999999998" calcext:value-type="float">
            <text:p>13.42</text:p>
          </table:table-cell>
          <table:table-cell table:style-name="ce2" office:value-type="float" office:value="41.0500000000004" calcext:value-type="float">
            <text:p>41.05</text:p>
          </table:table-cell>
          <table:table-cell table:style-name="ce2" office:value-type="float" office:value="24.8300000000011" calcext:value-type="float">
            <text:p>24.83</text:p>
          </table:table-cell>
          <table:table-cell table:style-name="ce2" office:value-type="float" office:value="37.3600000000011" calcext:value-type="float">
            <text:p>37.36</text:p>
          </table:table-cell>
          <table:table-cell table:style-name="ce2" office:value-type="float" office:value="15.4599999999997" calcext:value-type="float">
            <text:p>15.46</text:p>
          </table:table-cell>
          <table:table-cell table:style-name="ce2" office:value-type="float" office:value="33.6500000000019" calcext:value-type="float">
            <text:p>33.65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18.4500000000001" calcext:value-type="float">
            <text:p>18.45</text:p>
          </table:table-cell>
          <table:table-cell table:style-name="ce2" office:value-type="float" office:value="50.7499999999985" calcext:value-type="float">
            <text:p>50.75</text:p>
          </table:table-cell>
          <table:table-cell table:style-name="ce2" office:value-type="float" office:value="21.0000000000005" calcext:value-type="float">
            <text:p>21</text:p>
          </table:table-cell>
          <table:table-cell table:style-name="ce2" office:value-type="float" office:value="33.2900000000019" calcext:value-type="float">
            <text:p>33.29</text:p>
          </table:table-cell>
          <table:table-cell table:style-name="ce2" office:value-type="float" office:value="43.4699999999999" calcext:value-type="float">
            <text:p>43.47</text:p>
          </table:table-cell>
          <table:table-cell table:formula="of:=AVERAGE([.E213:.X213])" office:value-type="float" office:value="25.4210000000003" calcext:value-type="float">
            <text:p>25.421</text:p>
          </table:table-cell>
          <table:table-cell table:formula="of:=STDEV([.E213:.X213])" office:value-type="float" office:value="17.7466153629956" calcext:value-type="float">
            <text:p>17.746615363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9.6900000000018" calcext:value-type="float">
            <text:p>29.69</text:p>
          </table:table-cell>
          <table:table-cell office:value-type="float" office:value="30.570000000002" calcext:value-type="float">
            <text:p>30.57</text:p>
          </table:table-cell>
          <table:table-cell office:value-type="float" office:value="20.2400000000004" calcext:value-type="float">
            <text:p>20.24</text:p>
          </table:table-cell>
          <table:table-cell table:style-name="ce2" office:value-type="float" office:value="25.4000000000012" calcext:value-type="float">
            <text:p>25.4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40.5800000000005" calcext:value-type="float">
            <text:p>40.58</text:p>
          </table:table-cell>
          <table:table-cell table:style-name="ce2" office:value-type="float" office:value="34.0600000000018" calcext:value-type="float">
            <text:p>34.06</text:p>
          </table:table-cell>
          <table:table-cell table:style-name="ce2" office:value-type="float" office:value="26.1300000000013" calcext:value-type="float">
            <text:p>26.13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43.7399999999999" calcext:value-type="float">
            <text:p>43.74</text:p>
          </table:table-cell>
          <table:table-cell table:style-name="ce2" office:value-type="float" office:value="18.4400000000001" calcext:value-type="float">
            <text:p>18.44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31.6400000000021" calcext:value-type="float">
            <text:p>31.64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35.3600000000015" calcext:value-type="float">
            <text:p>35.36</text:p>
          </table:table-cell>
          <table:table-cell table:style-name="ce2" office:value-type="float" office:value="45.6399999999995" calcext:value-type="float">
            <text:p>45.64</text:p>
          </table:table-cell>
          <table:table-cell table:formula="of:=AVERAGE([.E214:.X214])" office:value-type="float" office:value="21.8605000000006" calcext:value-type="float">
            <text:p>21.8605</text:p>
          </table:table-cell>
          <table:table-cell table:formula="of:=STDEV([.E214:.X214])" office:value-type="float" office:value="14.5104642731052" calcext:value-type="float">
            <text:p>14.510464273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0.5900000000004" calcext:value-type="float">
            <text:p>20.59</text:p>
          </table:table-cell>
          <table:table-cell office:value-type="float" office:value="23.7000000000009" calcext:value-type="float">
            <text:p>23.7</text:p>
          </table:table-cell>
          <table:table-cell office:value-type="float" office:value="22.6200000000007" calcext:value-type="float">
            <text:p>22.62</text:p>
          </table:table-cell>
          <table:table-cell table:style-name="ce2" office:value-type="float" office:value="15.9899999999997" calcext:value-type="float">
            <text:p>15.99</text:p>
          </table:table-cell>
          <table:table-cell table:style-name="ce2" office:value-type="float" office:value="23.3800000000009" calcext:value-type="float">
            <text:p>23.38</text:p>
          </table:table-cell>
          <table:table-cell table:style-name="ce2" office:value-type="float" office:value="12.6799999999998" calcext:value-type="float">
            <text:p>12.68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27.0500000000014" calcext:value-type="float">
            <text:p>27.05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office:value-type="float" office:value="20.1200000000003" calcext:value-type="float">
            <text:p>20.12</text:p>
          </table:table-cell>
          <table:table-cell table:style-name="ce2" office:value-type="float" office:value="19.3800000000002" calcext:value-type="float">
            <text:p>19.38</text:p>
          </table:table-cell>
          <table:table-cell table:style-name="ce2" office:value-type="float" office:value="7.95999999999988" calcext:value-type="float">
            <text:p>7.96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12.3899999999998" calcext:value-type="float">
            <text:p>12.39</text:p>
          </table:table-cell>
          <table:table-cell table:style-name="ce2" office:value-type="float" office:value="9.08999999999985" calcext:value-type="float">
            <text:p>9.09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16.7099999999998" calcext:value-type="float">
            <text:p>16.71</text:p>
          </table:table-cell>
          <table:table-cell table:style-name="ce2" office:value-type="float" office:value="25.2600000000011" calcext:value-type="float">
            <text:p>25.26</text:p>
          </table:table-cell>
          <table:table-cell table:style-name="ce2" office:value-type="float" office:value="6.27999999999991" calcext:value-type="float">
            <text:p>6.28</text:p>
          </table:table-cell>
          <table:table-cell table:style-name="ce2" office:value-type="float" office:value="2.66999999999999" calcext:value-type="float">
            <text:p>2.67</text:p>
          </table:table-cell>
          <table:table-cell table:formula="of:=AVERAGE([.E215:.X215])" office:value-type="float" office:value="14.2530000000002" calcext:value-type="float">
            <text:p>14.253</text:p>
          </table:table-cell>
          <table:table-cell table:formula="of:=STDEV([.E215:.X215])" office:value-type="float" office:value="8.17952456474517" calcext:value-type="float">
            <text:p>8.1795245647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.27999999999995" calcext:value-type="float">
            <text:p>4.28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9.17999999999985" calcext:value-type="float">
            <text:p>9.18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14.9699999999997" calcext:value-type="float">
            <text:p>14.97</text:p>
          </table:table-cell>
          <table:table-cell table:style-name="ce2" office:value-type="float" office:value="30.960000000002" calcext:value-type="float">
            <text:p>30.96</text:p>
          </table:table-cell>
          <table:table-cell table:style-name="ce2" office:value-type="float" office:value="14.2899999999997" calcext:value-type="float">
            <text:p>14.29</text:p>
          </table:table-cell>
          <table:table-cell table:style-name="ce2" office:value-type="float" office:value="31.3700000000021" calcext:value-type="float">
            <text:p>31.37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13.0099999999998" calcext:value-type="float">
            <text:p>13.01</text:p>
          </table:table-cell>
          <table:table-cell table:style-name="ce2" office:value-type="float" office:value="18.4000000000001" calcext:value-type="float">
            <text:p>18.4</text:p>
          </table:table-cell>
          <table:table-cell table:style-name="ce2" office:value-type="float" office:value="97.2700000000129" calcext:value-type="float">
            <text:p>97.27</text:p>
          </table:table-cell>
          <table:table-cell table:style-name="ce2" office:value-type="float" office:value="10.6299999999998" calcext:value-type="float">
            <text:p>10.63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7.97999999999987" calcext:value-type="float">
            <text:p>7.98</text:p>
          </table:table-cell>
          <table:table-cell table:style-name="ce2" office:value-type="float" office:value="11.3199999999998" calcext:value-type="float">
            <text:p>11.32</text:p>
          </table:table-cell>
          <table:table-cell table:style-name="ce2" office:value-type="float" office:value="10.0699999999998" calcext:value-type="float">
            <text:p>10.07</text:p>
          </table:table-cell>
          <table:table-cell table:style-name="ce2" office:value-type="float" office:value="8.19999999999987" calcext:value-type="float">
            <text:p>8.2</text:p>
          </table:table-cell>
          <table:table-cell table:style-name="ce2" office:value-type="float" office:value="9.78999999999984" calcext:value-type="float">
            <text:p>9.79</text:p>
          </table:table-cell>
          <table:table-cell table:formula="of:=AVERAGE([.E216:.X216])" office:value-type="float" office:value="16.0190000000007" calcext:value-type="float">
            <text:p>16.019</text:p>
          </table:table-cell>
          <table:table-cell table:formula="of:=STDEV([.E216:.X216])" office:value-type="float" office:value="20.5815190222509" calcext:value-type="float">
            <text:p>20.581519022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9.66999999999984" calcext:value-type="float">
            <text:p>9.67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11.5999999999998" calcext:value-type="float">
            <text:p>11.6</text:p>
          </table:table-cell>
          <table:table-cell table:style-name="ce2" office:value-type="float" office:value="14.6699999999997" calcext:value-type="float">
            <text:p>14.67</text:p>
          </table:table-cell>
          <table:table-cell table:style-name="ce2" office:value-type="float" office:value="15.9599999999997" calcext:value-type="float">
            <text:p>15.96</text:p>
          </table:table-cell>
          <table:table-cell table:style-name="ce2" office:value-type="float" office:value="8.37999999999987" calcext:value-type="float">
            <text:p>8.38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12.1999999999998" calcext:value-type="float">
            <text:p>12.2</text:p>
          </table:table-cell>
          <table:table-cell table:style-name="ce2" office:value-type="float" office:value="13.2699999999998" calcext:value-type="float">
            <text:p>13.27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23.1300000000008" calcext:value-type="float">
            <text:p>23.13</text:p>
          </table:table-cell>
          <table:table-cell table:style-name="ce2" office:value-type="float" office:value="15.5999999999997" calcext:value-type="float">
            <text:p>15.6</text:p>
          </table:table-cell>
          <table:table-cell table:style-name="ce2" office:value-type="float" office:value="8.15999999999987" calcext:value-type="float">
            <text:p>8.16</text:p>
          </table:table-cell>
          <table:table-cell table:style-name="ce2" office:value-type="float" office:value="25.8800000000012" calcext:value-type="float">
            <text:p>25.88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23.9400000000009" calcext:value-type="float">
            <text:p>23.94</text:p>
          </table:table-cell>
          <table:table-cell table:style-name="ce2" office:value-type="float" office:value="13.1299999999998" calcext:value-type="float">
            <text:p>13.13</text:p>
          </table:table-cell>
          <table:table-cell table:style-name="ce2" office:value-type="float" office:value="14.2299999999997" calcext:value-type="float">
            <text:p>14.23</text:p>
          </table:table-cell>
          <table:table-cell table:style-name="ce2" office:value-type="float" office:value="10.6099999999998" calcext:value-type="float">
            <text:p>10.61</text:p>
          </table:table-cell>
          <table:table-cell table:style-name="ce2" office:value-type="float" office:value="28.3400000000016" calcext:value-type="float">
            <text:p>28.34</text:p>
          </table:table-cell>
          <table:table-cell table:formula="of:=AVERAGE([.E217:.X217])" office:value-type="float" office:value="13.9770000000001" calcext:value-type="float">
            <text:p>13.977</text:p>
          </table:table-cell>
          <table:table-cell table:formula="of:=STDEV([.E217:.X217])" office:value-type="float" office:value="7.02639242615454" calcext:value-type="float">
            <text:p>7.0263924262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3.1499999999998" calcext:value-type="float">
            <text:p>13.15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13.9499999999997" calcext:value-type="float">
            <text:p>13.95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14.7799999999997" calcext:value-type="float">
            <text:p>14.78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7.82999999999988" calcext:value-type="float">
            <text:p>7.83</text:p>
          </table:table-cell>
          <table:table-cell table:style-name="ce2" office:value-type="float" office:value="6.8799999999999" calcext:value-type="float">
            <text:p>6.88</text:p>
          </table:table-cell>
          <table:table-cell table:style-name="ce2" office:value-type="float" office:value="8.95999999999985" calcext:value-type="float">
            <text:p>8.96</text:p>
          </table:table-cell>
          <table:table-cell table:style-name="ce2" office:value-type="float" office:value="18.3600000000001" calcext:value-type="float">
            <text:p>18.36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16.6299999999998" calcext:value-type="float">
            <text:p>16.63</text:p>
          </table:table-cell>
          <table:table-cell table:style-name="ce2" office:value-type="float" office:value="2.69999999999999" calcext:value-type="float">
            <text:p>2.7</text:p>
          </table:table-cell>
          <table:table-cell table:style-name="ce2" office:value-type="float" office:value="12.5399999999998" calcext:value-type="float">
            <text:p>12.54</text:p>
          </table:table-cell>
          <table:table-cell table:style-name="ce2" office:value-type="float" office:value="10.1999999999998" calcext:value-type="float">
            <text:p>10.2</text:p>
          </table:table-cell>
          <table:table-cell table:style-name="ce2" office:value-type="float" office:value="9.88999999999983" calcext:value-type="float">
            <text:p>9.89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6.23999999999991" calcext:value-type="float">
            <text:p>6.24</text:p>
          </table:table-cell>
          <table:table-cell table:formula="of:=AVERAGE([.E218:.X218])" office:value-type="float" office:value="8.97599999999988" calcext:value-type="float">
            <text:p>8.976</text:p>
          </table:table-cell>
          <table:table-cell table:formula="of:=STDEV([.E218:.X218])" office:value-type="float" office:value="4.51960920527657" calcext:value-type="float">
            <text:p>4.519609205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4.6699999999997" calcext:value-type="float">
            <text:p>14.67</text:p>
          </table:table-cell>
          <table:table-cell office:value-type="float" office:value="2.08" calcext:value-type="float">
            <text:p>2.08</text:p>
          </table:table-cell>
          <table:table-cell office:value-type="float" office:value="9.45999999999984" calcext:value-type="float">
            <text:p>9.46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3.67999999999997" calcext:value-type="float">
            <text:p>3.68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8.42999999999987" calcext:value-type="float">
            <text:p>8.43</text:p>
          </table:table-cell>
          <table:table-cell table:style-name="ce2" office:value-type="float" office:value="9.96999999999983" calcext:value-type="float">
            <text:p>9.97</text:p>
          </table:table-cell>
          <table:table-cell table:style-name="ce2" office:value-type="float" office:value="3.63999999999997" calcext:value-type="float">
            <text:p>3.64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16.9099999999998" calcext:value-type="float">
            <text:p>16.91</text:p>
          </table:table-cell>
          <table:table-cell table:style-name="ce2" office:value-type="float" office:value="14.5199999999997" calcext:value-type="float">
            <text:p>14.52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5.83999999999992" calcext:value-type="float">
            <text:p>5.84</text:p>
          </table:table-cell>
          <table:table-cell table:style-name="ce2" office:value-type="float" office:value="13.0599999999998" calcext:value-type="float">
            <text:p>13.06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9.3400000000002" calcext:value-type="float">
            <text:p>19.34</text:p>
          </table:table-cell>
          <table:table-cell table:formula="of:=AVERAGE([.E219:.X219])" office:value-type="float" office:value="7.28749999999992" calcext:value-type="float">
            <text:p>7.2875</text:p>
          </table:table-cell>
          <table:table-cell table:formula="of:=STDEV([.E219:.X219])" office:value-type="float" office:value="5.62526338564642" calcext:value-type="float">
            <text:p>5.62526338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.79999999999992" calcext:value-type="float">
            <text:p>5.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13999999999998" calcext:value-type="float">
            <text:p>3.14</text:p>
          </table:table-cell>
          <table:table-cell table:style-name="ce2" office:value-type="float" office:value="4.74999999999994" calcext:value-type="float">
            <text:p>4.75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14.0599999999997" calcext:value-type="float">
            <text:p>14.06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11.3799999999998" calcext:value-type="float">
            <text:p>11.38</text:p>
          </table:table-cell>
          <table:table-cell table:style-name="ce2" office:value-type="float" office:value="8.25999999999987" calcext:value-type="float">
            <text:p>8.26</text:p>
          </table:table-cell>
          <table:table-cell table:style-name="ce2" office:value-type="float" office:value="14.3399999999997" calcext:value-type="float">
            <text:p>14.34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10.5099999999998" calcext:value-type="float">
            <text:p>10.51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19.7900000000003" calcext:value-type="float">
            <text:p>19.79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10.5799999999998" calcext:value-type="float">
            <text:p>10.58</text:p>
          </table:table-cell>
          <table:table-cell table:style-name="ce2" office:value-type="float" office:value="9.68999999999984" calcext:value-type="float">
            <text:p>9.69</text:p>
          </table:table-cell>
          <table:table-cell table:style-name="ce2" office:value-type="float" office:value="14.7599999999997" calcext:value-type="float">
            <text:p>14.76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2.50999999999999" calcext:value-type="float">
            <text:p>2.51</text:p>
          </table:table-cell>
          <table:table-cell table:formula="of:=AVERAGE([.E220:.X220])" office:value-type="float" office:value="8.0914999999999" calcext:value-type="float">
            <text:p>8.0915</text:p>
          </table:table-cell>
          <table:table-cell table:formula="of:=STDEV([.E220:.X220])" office:value-type="float" office:value="4.97333868056245" calcext:value-type="float">
            <text:p>4.973338680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.89999999999996" calcext:value-type="float">
            <text:p>3.9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2.31999999999999" calcext:value-type="float">
            <text:p>2.32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7.18999999999989" calcext:value-type="float">
            <text:p>7.19</text:p>
          </table:table-cell>
          <table:table-cell table:style-name="ce2" office:value-type="float" office:value="8.50999999999986" calcext:value-type="float">
            <text:p>8.51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0.9199999999998" calcext:value-type="float">
            <text:p>10.92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6.14999999999991" calcext:value-type="float">
            <text:p>6.15</text:p>
          </table:table-cell>
          <table:table-cell table:style-name="ce2" office:value-type="float" office:value="12.1799999999998" calcext:value-type="float">
            <text:p>12.18</text:p>
          </table:table-cell>
          <table:table-cell table:style-name="ce2" office:value-type="float" office:value="2.96999999999998" calcext:value-type="float">
            <text:p>2.97</text:p>
          </table:table-cell>
          <table:table-cell table:style-name="ce2" office:value-type="float" office:value="7.14999999999989" calcext:value-type="float">
            <text:p>7.15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12.7999999999998" calcext:value-type="float">
            <text:p>12.8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2.84999999999998" calcext:value-type="float">
            <text:p>2.85</text:p>
          </table:table-cell>
          <table:table-cell table:formula="of:=AVERAGE([.E221:.X221])" office:value-type="float" office:value="5.70599999999993" calcext:value-type="float">
            <text:p>5.706</text:p>
          </table:table-cell>
          <table:table-cell table:formula="of:=STDEV([.E221:.X221])" office:value-type="float" office:value="3.21582665152075" calcext:value-type="float">
            <text:p>3.215826651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5.44999999999993" calcext:value-type="float">
            <text:p>5.45</text:p>
          </table:table-cell>
          <table:table-cell office:value-type="float" office:value="9.42999999999984" calcext:value-type="float">
            <text:p>9.43</text:p>
          </table:table-cell>
          <table:table-cell office:value-type="float" office:value="11.6599999999998" calcext:value-type="float">
            <text:p>11.66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6.8899999999999" calcext:value-type="float">
            <text:p>6.89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11.6799999999998" calcext:value-type="float">
            <text:p>11.68</text:p>
          </table:table-cell>
          <table:table-cell table:style-name="ce2" office:value-type="float" office:value="4.44999999999995" calcext:value-type="float">
            <text:p>4.45</text:p>
          </table:table-cell>
          <table:table-cell table:style-name="ce2" office:value-type="float" office:value="4.89999999999994" calcext:value-type="float">
            <text:p>4.9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2.5600000000007" calcext:value-type="float">
            <text:p>22.56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6.9199999999999" calcext:value-type="float">
            <text:p>6.92</text:p>
          </table:table-cell>
          <table:table-cell table:style-name="ce2" office:value-type="float" office:value="2.66999999999999" calcext:value-type="float">
            <text:p>2.67</text:p>
          </table:table-cell>
          <table:table-cell table:formula="of:=AVERAGE([.E222:.X222])" office:value-type="float" office:value="6.36499999999997" calcext:value-type="float">
            <text:p>6.365</text:p>
          </table:table-cell>
          <table:table-cell table:formula="of:=STDEV([.E222:.X222])" office:value-type="float" office:value="4.70297610141996" calcext:value-type="float">
            <text:p>4.702976101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3.99999999999996" calcext:value-type="float">
            <text:p>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5.5099999999997" calcext:value-type="float">
            <text:p>15.51</text:p>
          </table:table-cell>
          <table:table-cell table:style-name="ce2" office:value-type="float" office:value="12.5699999999998" calcext:value-type="float">
            <text:p>12.57</text:p>
          </table:table-cell>
          <table:table-cell table:style-name="ce2" office:value-type="float" office:value="5.46999999999993" calcext:value-type="float">
            <text:p>5.47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47.7399999999991" calcext:value-type="float">
            <text:p>47.74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9.99999999999983" calcext:value-type="float">
            <text:p>10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2.36999999999999" calcext:value-type="float">
            <text:p>2.37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21.2000000000005" calcext:value-type="float">
            <text:p>21.2</text:p>
          </table:table-cell>
          <table:table-cell table:style-name="ce2" office:value-type="float" office:value="10.1799999999998" calcext:value-type="float">
            <text:p>10.18</text:p>
          </table:table-cell>
          <table:table-cell table:style-name="ce2" office:value-type="float" office:value="3.61999999999997" calcext:value-type="float">
            <text:p>3.62</text:p>
          </table:table-cell>
          <table:table-cell table:formula="of:=AVERAGE([.E223:.X223])" office:value-type="float" office:value="8.76599999999991" calcext:value-type="float">
            <text:p>8.766</text:p>
          </table:table-cell>
          <table:table-cell table:formula="of:=STDEV([.E223:.X223])" office:value-type="float" office:value="10.4026749596335" calcext:value-type="float">
            <text:p>10.402674959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17.0499999999999" calcext:value-type="float">
            <text:p>17.05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9.91999999999983" calcext:value-type="float">
            <text:p>9.92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3.89999999999996" calcext:value-type="float">
            <text:p>3.9</text:p>
          </table:table-cell>
          <table:table-cell table:style-name="ce2" office:value-type="float" office:value="5.38999999999993" calcext:value-type="float">
            <text:p>5.39</text:p>
          </table:table-cell>
          <table:table-cell table:style-name="ce2" office:value-type="float" office:value="5.67999999999992" calcext:value-type="float">
            <text:p>5.68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12.4699999999998" calcext:value-type="float">
            <text:p>12.47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5.36999999999993" calcext:value-type="float">
            <text:p>5.37</text:p>
          </table:table-cell>
          <table:table-cell table:style-name="ce2" office:value-type="float" office:value="22.3000000000007" calcext:value-type="float">
            <text:p>22.3</text:p>
          </table:table-cell>
          <table:table-cell table:style-name="ce2" office:value-type="float" office:value="9.33999999999985" calcext:value-type="float">
            <text:p>9.34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7.69999999999988" calcext:value-type="float">
            <text:p>7.7</text:p>
          </table:table-cell>
          <table:table-cell table:style-name="ce2" office:value-type="float" office:value="10.4999999999998" calcext:value-type="float">
            <text:p>10.5</text:p>
          </table:table-cell>
          <table:table-cell table:style-name="ce2" office:value-type="float" office:value="2.78999999999998" calcext:value-type="float">
            <text:p>2.79</text:p>
          </table:table-cell>
          <table:table-cell table:formula="of:=AVERAGE([.E224:.X224])" office:value-type="float" office:value="7.23699999999996" calcext:value-type="float">
            <text:p>7.237</text:p>
          </table:table-cell>
          <table:table-cell table:formula="of:=STDEV([.E224:.X224])" office:value-type="float" office:value="5.11841165741266" calcext:value-type="float">
            <text:p>5.118411657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8.90999999999985" calcext:value-type="float">
            <text:p>8.91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4.14999999999996" calcext:value-type="float">
            <text:p>4.15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7.72999999999988" calcext:value-type="float">
            <text:p>7.73</text:p>
          </table:table-cell>
          <table:table-cell table:style-name="ce2" office:value-type="float" office:value="11.4499999999998" calcext:value-type="float">
            <text:p>11.45</text:p>
          </table:table-cell>
          <table:table-cell table:style-name="ce2" office:value-type="float" office:value="7.34999999999989" calcext:value-type="float">
            <text:p>7.35</text:p>
          </table:table-cell>
          <table:table-cell table:style-name="ce2" office:value-type="float" office:value="3.67999999999997" calcext:value-type="float">
            <text:p>3.68</text:p>
          </table:table-cell>
          <table:table-cell table:style-name="ce2" office:value-type="float" office:value="8.15999999999987" calcext:value-type="float">
            <text:p>8.16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7.94999999999988" calcext:value-type="float">
            <text:p>7.95</text:p>
          </table:table-cell>
          <table:table-cell table:style-name="ce2" office:value-type="float" office:value="7.52999999999988" calcext:value-type="float">
            <text:p>7.53</text:p>
          </table:table-cell>
          <table:table-cell table:style-name="ce2" office:value-type="float" office:value="8.51999999999986" calcext:value-type="float">
            <text:p>8.52</text:p>
          </table:table-cell>
          <table:table-cell table:style-name="ce2" office:value-type="float" office:value="9.46999999999984" calcext:value-type="float">
            <text:p>9.47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6.7699999999999" calcext:value-type="float">
            <text:p>6.77</text:p>
          </table:table-cell>
          <table:table-cell table:style-name="ce2" office:value-type="float" office:value="37.2200000000012" calcext:value-type="float">
            <text:p>37.22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5.27999999999993" calcext:value-type="float">
            <text:p>5.28</text:p>
          </table:table-cell>
          <table:table-cell table:formula="of:=AVERAGE([.E225:.X225])" office:value-type="float" office:value="8.17699999999997" calcext:value-type="float">
            <text:p>8.177</text:p>
          </table:table-cell>
          <table:table-cell table:formula="of:=STDEV([.E225:.X225])" office:value-type="float" office:value="7.18540560331943" calcext:value-type="float">
            <text:p>7.185405603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4.04999999999996" calcext:value-type="float">
            <text:p>4.05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6.54999999999991" calcext:value-type="float">
            <text:p>6.55</text:p>
          </table:table-cell>
          <table:table-cell table:style-name="ce2" office:value-type="float" office:value="11.6499999999998" calcext:value-type="float">
            <text:p>11.65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3.19999999999998" calcext:value-type="float">
            <text:p>3.2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11.7899999999998" calcext:value-type="float">
            <text:p>11.79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5.58999999999993" calcext:value-type="float">
            <text:p>5.59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5.81999999999992" calcext:value-type="float">
            <text:p>5.82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10.9599999999998" calcext:value-type="float">
            <text:p>10.96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5.40999999999993" calcext:value-type="float">
            <text:p>5.41</text:p>
          </table:table-cell>
          <table:table-cell table:formula="of:=AVERAGE([.E226:.X226])" office:value-type="float" office:value="5.54299999999993" calcext:value-type="float">
            <text:p>5.543</text:p>
          </table:table-cell>
          <table:table-cell table:formula="of:=STDEV([.E226:.X226])" office:value-type="float" office:value="3.0392590856117" calcext:value-type="float">
            <text:p>3.03925908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5.14999999999993" calcext:value-type="float">
            <text:p>5.1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5.09999999999994" calcext:value-type="float">
            <text:p>5.1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5.84999999999992" calcext:value-type="float">
            <text:p>5.85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5.18999999999993" calcext:value-type="float">
            <text:p>5.19</text:p>
          </table:table-cell>
          <table:table-cell table:style-name="ce2" office:value-type="float" office:value="8.20999999999987" calcext:value-type="float">
            <text:p>8.21</text:p>
          </table:table-cell>
          <table:table-cell table:style-name="ce2" office:value-type="float" office:value="15.9899999999997" calcext:value-type="float">
            <text:p>15.99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2.51999999999999" calcext:value-type="float">
            <text:p>2.52</text:p>
          </table:table-cell>
          <table:table-cell table:style-name="ce2" office:value-type="float" office:value="3.40999999999997" calcext:value-type="float">
            <text:p>3.41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7.08999999999989" calcext:value-type="float">
            <text:p>7.09</text:p>
          </table:table-cell>
          <table:table-cell table:style-name="ce2" office:value-type="float" office:value="3.28999999999997" calcext:value-type="float">
            <text:p>3.29</text:p>
          </table:table-cell>
          <table:table-cell table:style-name="ce2" office:value-type="float" office:value="12.1399999999998" calcext:value-type="float">
            <text:p>12.14</text:p>
          </table:table-cell>
          <table:table-cell table:style-name="ce2" office:value-type="float" office:value="9.62999999999984" calcext:value-type="float">
            <text:p>9.63</text:p>
          </table:table-cell>
          <table:table-cell table:style-name="ce2" office:value-type="float" office:value="4.30999999999995" calcext:value-type="float">
            <text:p>4.31</text:p>
          </table:table-cell>
          <table:table-cell table:formula="of:=AVERAGE([.E227:.X227])" office:value-type="float" office:value="5.63249999999992" calcext:value-type="float">
            <text:p>5.6325</text:p>
          </table:table-cell>
          <table:table-cell table:formula="of:=STDEV([.E227:.X227])" office:value-type="float" office:value="3.51606819136308" calcext:value-type="float">
            <text:p>3.516068191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5.75999999999992" calcext:value-type="float">
            <text:p>5.76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.35999999999999" calcext:value-type="float">
            <text:p>2.3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3.92999999999996" calcext:value-type="float">
            <text:p>3.93</text:p>
          </table:table-cell>
          <table:table-cell table:style-name="ce2" office:value-type="float" office:value="5.87999999999992" calcext:value-type="float">
            <text:p>5.88</text:p>
          </table:table-cell>
          <table:table-cell table:style-name="ce2" office:value-type="float" office:value="10.5299999999998" calcext:value-type="float">
            <text:p>10.53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2.88999999999998" calcext:value-type="float">
            <text:p>2.89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3.50999999999997" calcext:value-type="float">
            <text:p>3.51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office:value-type="float" office:value="5.01999999999994" calcext:value-type="float">
            <text:p>5.02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4.73999999999994" calcext:value-type="float">
            <text:p>4.74</text:p>
          </table:table-cell>
          <table:table-cell table:formula="of:=AVERAGE([.E228:.X228])" office:value-type="float" office:value="4.09249999999996" calcext:value-type="float">
            <text:p>4.0925</text:p>
          </table:table-cell>
          <table:table-cell table:formula="of:=STDEV([.E228:.X228])" office:value-type="float" office:value="1.94815938772982" calcext:value-type="float">
            <text:p>1.948159387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4.77999999999994" calcext:value-type="float">
            <text:p>4.78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4.96999999999994" calcext:value-type="float">
            <text:p>4.97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5.91999999999992" calcext:value-type="float">
            <text:p>5.92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9.11999999999985" calcext:value-type="float">
            <text:p>9.12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6.6799999999999" calcext:value-type="float">
            <text:p>6.68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7.62999999999988" calcext:value-type="float">
            <text:p>7.63</text:p>
          </table:table-cell>
          <table:table-cell table:style-name="ce2" office:value-type="float" office:value="11.3399999999998" calcext:value-type="float">
            <text:p>11.34</text:p>
          </table:table-cell>
          <table:table-cell table:style-name="ce2" office:value-type="float" office:value="4.79999999999994" calcext:value-type="float">
            <text:p>4.8</text:p>
          </table:table-cell>
          <table:table-cell table:style-name="ce2" office:value-type="float" office:value="4.29999999999995" calcext:value-type="float">
            <text:p>4.3</text:p>
          </table:table-cell>
          <table:table-cell table:formula="of:=AVERAGE([.E229:.X229])" office:value-type="float" office:value="5.24449999999993" calcext:value-type="float">
            <text:p>5.2445</text:p>
          </table:table-cell>
          <table:table-cell table:formula="of:=STDEV([.E229:.X229])" office:value-type="float" office:value="2.41094538129313" calcext:value-type="float">
            <text:p>2.410945381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5.23999999999993" calcext:value-type="float">
            <text:p>5.24</text:p>
          </table:table-cell>
          <table:table-cell office:value-type="float" office:value="2.19" calcext:value-type="float">
            <text:p>2.19</text:p>
          </table:table-cell>
          <table:table-cell office:value-type="float" office:value="4.34999999999995" calcext:value-type="float">
            <text:p>4.3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4.29999999999995" calcext:value-type="float">
            <text:p>4.3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5.84999999999992" calcext:value-type="float">
            <text:p>5.85</text:p>
          </table:table-cell>
          <table:table-cell table:style-name="ce2" office:value-type="float" office:value="20.7100000000004" calcext:value-type="float">
            <text:p>20.71</text:p>
          </table:table-cell>
          <table:table-cell table:style-name="ce2" office:value-type="float" office:value="9.31999999999985" calcext:value-type="float">
            <text:p>9.32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4.58999999999995" calcext:value-type="float">
            <text:p>4.59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6.50999999999991" calcext:value-type="float">
            <text:p>6.51</text:p>
          </table:table-cell>
          <table:table-cell table:style-name="ce2" office:value-type="float" office:value="7.06999999999989" calcext:value-type="float">
            <text:p>7.07</text:p>
          </table:table-cell>
          <table:table-cell table:style-name="ce2" office:value-type="float" office:value="4.20999999999995" calcext:value-type="float">
            <text:p>4.21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.04999999999996" calcext:value-type="float">
            <text:p>4.05</text:p>
          </table:table-cell>
          <table:table-cell table:formula="of:=AVERAGE([.E230:.X230])" office:value-type="float" office:value="5.33999999999997" calcext:value-type="float">
            <text:p>5.34</text:p>
          </table:table-cell>
          <table:table-cell table:formula="of:=STDEV([.E230:.X230])" office:value-type="float" office:value="4.0785381798153" calcext:value-type="float">
            <text:p>4.078538179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2.40999999999999" calcext:value-type="float">
            <text:p>2.41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6.06999999999992" calcext:value-type="float">
            <text:p>6.07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6.8899999999999" calcext:value-type="float">
            <text:p>6.89</text:p>
          </table:table-cell>
          <table:table-cell table:style-name="ce2" office:value-type="float" office:value="9.62999999999984" calcext:value-type="float">
            <text:p>9.63</text:p>
          </table:table-cell>
          <table:table-cell table:style-name="ce2" office:value-type="float" office:value="12.8399999999998" calcext:value-type="float">
            <text:p>12.84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8.19999999999987" calcext:value-type="float">
            <text:p>8.2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4.59999999999995" calcext:value-type="float">
            <text:p>4.6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6.5999999999999" calcext:value-type="float">
            <text:p>6.6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3.05999999999998" calcext:value-type="float">
            <text:p>3.06</text:p>
          </table:table-cell>
          <table:table-cell table:formula="of:=AVERAGE([.E231:.X231])" office:value-type="float" office:value="4.95249999999994" calcext:value-type="float">
            <text:p>4.9525</text:p>
          </table:table-cell>
          <table:table-cell table:formula="of:=STDEV([.E231:.X231])" office:value-type="float" office:value="2.80991828875385" calcext:value-type="float">
            <text:p>2.809918288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6.39999999999991" calcext:value-type="float">
            <text:p>6.4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5.94999999999992" calcext:value-type="float">
            <text:p>5.95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4.61999999999995" calcext:value-type="float">
            <text:p>4.62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13.3699999999998" calcext:value-type="float">
            <text:p>13.37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3.89999999999996" calcext:value-type="float">
            <text:p>3.9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6.12999999999991" calcext:value-type="float">
            <text:p>6.13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8.01999999999987" calcext:value-type="float">
            <text:p>8.02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3.59999999999997" calcext:value-type="float">
            <text:p>3.6</text:p>
          </table:table-cell>
          <table:table-cell table:formula="of:=AVERAGE([.E232:.X232])" office:value-type="float" office:value="5.15799999999994" calcext:value-type="float">
            <text:p>5.158</text:p>
          </table:table-cell>
          <table:table-cell table:formula="of:=STDEV([.E232:.X232])" office:value-type="float" office:value="2.76592346813477" calcext:value-type="float">
            <text:p>2.7659234681</text:p>
          </table:table-cell>
          <table:table-cell table:number-columns-repeated="2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6.3900000000013" calcext:value-type="float">
            <text:p>26.39</text:p>
          </table:table-cell>
          <table:table-cell office:value-type="float" office:value="61.1199999999964" calcext:value-type="float">
            <text:p>61.12</text:p>
          </table:table-cell>
          <table:table-cell office:value-type="float" office:value="52.3799999999982" calcext:value-type="float">
            <text:p>52.38</text:p>
          </table:table-cell>
          <table:table-cell table:style-name="ce2" office:value-type="float" office:value="15.6899999999997" calcext:value-type="float">
            <text:p>15.69</text:p>
          </table:table-cell>
          <table:table-cell table:style-name="ce2" office:value-type="float" office:value="22.1700000000007" calcext:value-type="float">
            <text:p>22.17</text:p>
          </table:table-cell>
          <table:table-cell table:style-name="ce2" office:value-type="float" office:value="62.6099999999961" calcext:value-type="float">
            <text:p>62.61</text:p>
          </table:table-cell>
          <table:table-cell table:style-name="ce2" office:value-type="float" office:value="9.40999999999984" calcext:value-type="float">
            <text:p>9.41</text:p>
          </table:table-cell>
          <table:table-cell table:style-name="ce2" office:value-type="float" office:value="7.03999999999989" calcext:value-type="float">
            <text:p>7.04</text:p>
          </table:table-cell>
          <table:table-cell table:style-name="ce2" office:value-type="float" office:value="43.8699999999998" calcext:value-type="float">
            <text:p>43.87</text:p>
          </table:table-cell>
          <table:table-cell table:style-name="ce2" office:value-type="float" office:value="53.7999999999979" calcext:value-type="float">
            <text:p>53.8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6.9899999999999" calcext:value-type="float">
            <text:p>6.99</text:p>
          </table:table-cell>
          <table:table-cell table:style-name="ce2" office:value-type="float" office:value="25.2600000000011" calcext:value-type="float">
            <text:p>25.26</text:p>
          </table:table-cell>
          <table:table-cell table:style-name="ce2" office:value-type="float" office:value="36.1500000000014" calcext:value-type="float">
            <text:p>36.15</text:p>
          </table:table-cell>
          <table:table-cell table:style-name="ce2" office:value-type="float" office:value="44.7299999999997" calcext:value-type="float">
            <text:p>44.73</text:p>
          </table:table-cell>
          <table:table-cell table:style-name="ce2" office:value-type="float" office:value="7.18999999999989" calcext:value-type="float">
            <text:p>7.19</text:p>
          </table:table-cell>
          <table:table-cell table:style-name="ce2" office:value-type="float" office:value="82.0200000000051" calcext:value-type="float">
            <text:p>82.02</text:p>
          </table:table-cell>
          <table:table-cell table:formula="of:=AVERAGE([.E238:.X238])" office:value-type="float" office:value="29.1399999999998" calcext:value-type="float">
            <text:p>29.14</text:p>
          </table:table-cell>
          <table:table-cell table:formula="of:=STDEV([.E238:.X238])" office:value-type="float" office:value="23.7865862243938" calcext:value-type="float">
            <text:p>23.7865862244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78.2800000000031" calcext:value-type="float">
            <text:p>78.28</text:p>
          </table:table-cell>
          <table:table-cell office:value-type="float" office:value="37.5400000000011" calcext:value-type="float">
            <text:p>37.54</text:p>
          </table:table-cell>
          <table:table-cell office:value-type="float" office:value="5.48999999999993" calcext:value-type="float">
            <text:p>5.49</text:p>
          </table:table-cell>
          <table:table-cell table:style-name="ce2" office:value-type="float" office:value="15.2599999999997" calcext:value-type="float">
            <text:p>15.26</text:p>
          </table:table-cell>
          <table:table-cell table:style-name="ce2" office:value-type="float" office:value="39.2000000000008" calcext:value-type="float">
            <text:p>39.2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31.9500000000022" calcext:value-type="float">
            <text:p>31.95</text:p>
          </table:table-cell>
          <table:table-cell table:style-name="ce2" office:value-type="float" office:value="21.7700000000006" calcext:value-type="float">
            <text:p>21.77</text:p>
          </table:table-cell>
          <table:table-cell table:style-name="ce2" office:value-type="float" office:value="8.04999999999987" calcext:value-type="float">
            <text:p>8.05</text:p>
          </table:table-cell>
          <table:table-cell table:style-name="ce2" office:value-type="float" office:value="5.23999999999993" calcext:value-type="float">
            <text:p>5.24</text:p>
          </table:table-cell>
          <table:table-cell table:style-name="ce2" office:value-type="float" office:value="53.079999999998" calcext:value-type="float">
            <text:p>53.08</text:p>
          </table:table-cell>
          <table:table-cell table:style-name="ce2" office:value-type="float" office:value="10.4399999999998" calcext:value-type="float">
            <text:p>10.44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30.540000000002" calcext:value-type="float">
            <text:p>30.54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6.6599999999999" calcext:value-type="float">
            <text:p>6.66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7.81999999999988" calcext:value-type="float">
            <text:p>7.82</text:p>
          </table:table-cell>
          <table:table-cell table:formula="of:=AVERAGE([.E239:.X239])" office:value-type="float" office:value="18.6755000000003" calcext:value-type="float">
            <text:p>18.6755</text:p>
          </table:table-cell>
          <table:table-cell table:formula="of:=STDEV([.E239:.X239])" office:value-type="float" office:value="20.5307634321105" calcext:value-type="float">
            <text:p>20.530763432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5.87999999999992" calcext:value-type="float">
            <text:p>5.88</text:p>
          </table:table-cell>
          <table:table-cell office:value-type="float" office:value="15.4499999999997" calcext:value-type="float">
            <text:p>15.45</text:p>
          </table:table-cell>
          <table:table-cell office:value-type="float" office:value="2.17" calcext:value-type="float">
            <text:p>2.17</text:p>
          </table:table-cell>
          <table:table-cell table:style-name="ce2" office:value-type="float" office:value="5.36999999999993" calcext:value-type="float">
            <text:p>5.37</text:p>
          </table:table-cell>
          <table:table-cell table:style-name="ce2" office:value-type="float" office:value="26.5300000000013" calcext:value-type="float">
            <text:p>26.53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14.8499999999997" calcext:value-type="float">
            <text:p>14.85</text:p>
          </table:table-cell>
          <table:table-cell table:style-name="ce2" office:value-type="float" office:value="8.75999999999986" calcext:value-type="float">
            <text:p>8.76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6.9599999999999" calcext:value-type="float">
            <text:p>6.96</text:p>
          </table:table-cell>
          <table:table-cell table:style-name="ce2" office:value-type="float" office:value="67.2899999999975" calcext:value-type="float">
            <text:p>67.29</text:p>
          </table:table-cell>
          <table:table-cell table:style-name="ce2" office:value-type="float" office:value="15.5299999999997" calcext:value-type="float">
            <text:p>15.53</text:p>
          </table:table-cell>
          <table:table-cell table:style-name="ce2" office:value-type="float" office:value="3.76999999999996" calcext:value-type="float">
            <text:p>3.77</text:p>
          </table:table-cell>
          <table:table-cell table:style-name="ce2" office:value-type="float" office:value="8.71999999999986" calcext:value-type="float">
            <text:p>8.72</text:p>
          </table:table-cell>
          <table:table-cell table:style-name="ce2" office:value-type="float" office:value="8.19999999999987" calcext:value-type="float">
            <text:p>8.2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office:value-type="float" office:value="29.0200000000017" calcext:value-type="float">
            <text:p>29.02</text:p>
          </table:table-cell>
          <table:table-cell table:style-name="ce2" office:value-type="float" office:value="38.3400000000009" calcext:value-type="float">
            <text:p>38.34</text:p>
          </table:table-cell>
          <table:table-cell table:formula="of:=AVERAGE([.E240:.X240])" office:value-type="float" office:value="13.823" calcext:value-type="float">
            <text:p>13.823</text:p>
          </table:table-cell>
          <table:table-cell table:formula="of:=STDEV([.E240:.X240])" office:value-type="float" office:value="15.9927891975034" calcext:value-type="float">
            <text:p>15.9927891975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.28999999999995" calcext:value-type="float">
            <text:p>4.29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42.0800000000002" calcext:value-type="float">
            <text:p>42.08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23.0200000000008" calcext:value-type="float">
            <text:p>23.02</text:p>
          </table:table-cell>
          <table:table-cell table:style-name="ce2" office:value-type="float" office:value="7.51999999999988" calcext:value-type="float">
            <text:p>7.52</text:p>
          </table:table-cell>
          <table:table-cell table:style-name="ce2" office:value-type="float" office:value="30.1000000000019" calcext:value-type="float">
            <text:p>30.1</text:p>
          </table:table-cell>
          <table:table-cell table:style-name="ce2" office:value-type="float" office:value="13.5099999999998" calcext:value-type="float">
            <text:p>13.51</text:p>
          </table:table-cell>
          <table:table-cell table:style-name="ce2" office:value-type="float" office:value="9.45999999999984" calcext:value-type="float">
            <text:p>9.46</text:p>
          </table:table-cell>
          <table:table-cell table:style-name="ce2" office:value-type="float" office:value="21.2800000000005" calcext:value-type="float">
            <text:p>21.28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5.51999999999993" calcext:value-type="float">
            <text:p>5.52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12.7199999999998" calcext:value-type="float">
            <text:p>12.72</text:p>
          </table:table-cell>
          <table:table-cell table:style-name="ce2" office:value-type="float" office:value="23.0400000000008" calcext:value-type="float">
            <text:p>23.04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7.27999999999989" calcext:value-type="float">
            <text:p>7.28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11.7199999999998" calcext:value-type="float">
            <text:p>11.72</text:p>
          </table:table-cell>
          <table:table-cell table:formula="of:=AVERAGE([.E241:.X241])" office:value-type="float" office:value="12.2080000000001" calcext:value-type="float">
            <text:p>12.208</text:p>
          </table:table-cell>
          <table:table-cell table:formula="of:=STDEV([.E241:.X241])" office:value-type="float" office:value="10.558709350953" calcext:value-type="float">
            <text:p>10.558709351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7.16999999999989" calcext:value-type="float">
            <text:p>7.17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12.5099999999998" calcext:value-type="float">
            <text:p>12.51</text:p>
          </table:table-cell>
          <table:table-cell table:style-name="ce2" office:value-type="float" office:value="14.2399999999997" calcext:value-type="float">
            <text:p>14.24</text:p>
          </table:table-cell>
          <table:table-cell table:style-name="ce2" office:value-type="float" office:value="4.58999999999995" calcext:value-type="float">
            <text:p>4.59</text:p>
          </table:table-cell>
          <table:table-cell table:style-name="ce2" office:value-type="float" office:value="17.0199999999999" calcext:value-type="float">
            <text:p>17.02</text:p>
          </table:table-cell>
          <table:table-cell table:style-name="ce2" office:value-type="float" office:value="13.9499999999997" calcext:value-type="float">
            <text:p>13.95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8.56999999999986" calcext:value-type="float">
            <text:p>8.57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9.77999999999984" calcext:value-type="float">
            <text:p>9.7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5.23999999999993" calcext:value-type="float">
            <text:p>5.24</text:p>
          </table:table-cell>
          <table:table-cell table:style-name="ce2" office:value-type="float" office:value="10.5699999999998" calcext:value-type="float">
            <text:p>10.57</text:p>
          </table:table-cell>
          <table:table-cell table:style-name="ce2" office:value-type="float" office:value="17.3899999999999" calcext:value-type="float">
            <text:p>17.39</text:p>
          </table:table-cell>
          <table:table-cell table:style-name="ce2" office:value-type="float" office:value="3.95999999999996" calcext:value-type="float">
            <text:p>3.96</text:p>
          </table:table-cell>
          <table:table-cell table:style-name="ce2" office:value-type="float" office:value="11.3199999999998" calcext:value-type="float">
            <text:p>11.32</text:p>
          </table:table-cell>
          <table:table-cell table:formula="of:=AVERAGE([.E242:.X242])" office:value-type="float" office:value="8.29749999999988" calcext:value-type="float">
            <text:p>8.2975</text:p>
          </table:table-cell>
          <table:table-cell table:formula="of:=STDEV([.E242:.X242])" office:value-type="float" office:value="4.93377604402864" calcext:value-type="float">
            <text:p>4.93377604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7.71999999999988" calcext:value-type="float">
            <text:p>7.72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9.53999999999984" calcext:value-type="float">
            <text:p>9.54</text:p>
          </table:table-cell>
          <table:table-cell table:style-name="ce2" office:value-type="float" office:value="15.4599999999997" calcext:value-type="float">
            <text:p>15.46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7.06999999999989" calcext:value-type="float">
            <text:p>7.07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2.96999999999998" calcext:value-type="float">
            <text:p>2.97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5.83999999999992" calcext:value-type="float">
            <text:p>5.84</text:p>
          </table:table-cell>
          <table:table-cell table:style-name="ce2" office:value-type="float" office:value="8.45999999999986" calcext:value-type="float">
            <text:p>8.46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1.8099999999998" calcext:value-type="float">
            <text:p>11.81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5.51999999999993" calcext:value-type="float">
            <text:p>5.52</text:p>
          </table:table-cell>
          <table:table-cell table:style-name="ce2" office:value-type="float" office:value="6.52999999999991" calcext:value-type="float">
            <text:p>6.53</text:p>
          </table:table-cell>
          <table:table-cell table:formula="of:=AVERAGE([.E243:.X243])" office:value-type="float" office:value="6.21099999999991" calcext:value-type="float">
            <text:p>6.211</text:p>
          </table:table-cell>
          <table:table-cell table:formula="of:=STDEV([.E243:.X243])" office:value-type="float" office:value="3.49012878664497" calcext:value-type="float">
            <text:p>3.490128786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7.38999999999989" calcext:value-type="float">
            <text:p>7.39</text:p>
          </table:table-cell>
          <table:table-cell office:value-type="float" office:value="2.04" calcext:value-type="float">
            <text:p>2.04</text:p>
          </table:table-cell>
          <table:table-cell office:value-type="float" office:value="6.53999999999991" calcext:value-type="float">
            <text:p>6.54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8.85999999999986" calcext:value-type="float">
            <text:p>8.86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3.62999999999997" calcext:value-type="float">
            <text:p>3.63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10.6699999999998" calcext:value-type="float">
            <text:p>10.67</text:p>
          </table:table-cell>
          <table:table-cell table:style-name="ce2" office:value-type="float" office:value="15.4499999999997" calcext:value-type="float">
            <text:p>15.45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4.39999999999995" calcext:value-type="float">
            <text:p>4.4</text:p>
          </table:table-cell>
          <table:table-cell table:style-name="ce2" office:value-type="float" office:value="3.59999999999997" calcext:value-type="float">
            <text:p>3.6</text:p>
          </table:table-cell>
          <table:table-cell table:formula="of:=AVERAGE([.E244:.X244])" office:value-type="float" office:value="5.72599999999992" calcext:value-type="float">
            <text:p>5.726</text:p>
          </table:table-cell>
          <table:table-cell table:formula="of:=STDEV([.E244:.X244])" office:value-type="float" office:value="3.42106693114413" calcext:value-type="float">
            <text:p>3.421066931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.69999999999996" calcext:value-type="float">
            <text:p>3.7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4.88999999999994" calcext:value-type="float">
            <text:p>4.89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10.0999999999998" calcext:value-type="float">
            <text:p>10.1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5.28999999999993" calcext:value-type="float">
            <text:p>5.29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4.68999999999994" calcext:value-type="float">
            <text:p>4.69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9.29999999999985" calcext:value-type="float">
            <text:p>9.3</text:p>
          </table:table-cell>
          <table:table-cell table:style-name="ce2" office:value-type="float" office:value="4.83999999999994" calcext:value-type="float">
            <text:p>4.84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.61999999999984" calcext:value-type="float">
            <text:p>9.62</text:p>
          </table:table-cell>
          <table:table-cell table:style-name="ce2" office:value-type="float" office:value="1.76" calcext:value-type="float">
            <text:p>1.76</text:p>
          </table:table-cell>
          <table:table-cell table:formula="of:=AVERAGE([.E245:.X245])" office:value-type="float" office:value="4.80449999999994" calcext:value-type="float">
            <text:p>4.8045</text:p>
          </table:table-cell>
          <table:table-cell table:formula="of:=STDEV([.E245:.X245])" office:value-type="float" office:value="2.55020840221668" calcext:value-type="float">
            <text:p>2.550208402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7.2499999999999" calcext:value-type="float">
            <text:p>17.2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6.05999999999992" calcext:value-type="float">
            <text:p>6.06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4.19999999999996" calcext:value-type="float">
            <text:p>4.2</text:p>
          </table:table-cell>
          <table:table-cell table:style-name="ce2" office:value-type="float" office:value="3.72999999999996" calcext:value-type="float">
            <text:p>3.73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9.49999999999984" calcext:value-type="float">
            <text:p>9.5</text:p>
          </table:table-cell>
          <table:table-cell table:style-name="ce2" office:value-type="float" office:value="7.06999999999989" calcext:value-type="float">
            <text:p>7.07</text:p>
          </table:table-cell>
          <table:table-cell table:style-name="ce2" office:value-type="float" office:value="12.7799999999998" calcext:value-type="float">
            <text:p>12.78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11.1799999999998" calcext:value-type="float">
            <text:p>11.18</text:p>
          </table:table-cell>
          <table:table-cell table:style-name="ce2" office:value-type="float" office:value="10.1299999999998" calcext:value-type="float">
            <text:p>10.13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11.5599999999998" calcext:value-type="float">
            <text:p>11.56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2.81999999999998" calcext:value-type="float">
            <text:p>2.82</text:p>
          </table:table-cell>
          <table:table-cell table:formula="of:=AVERAGE([.E246:.X246])" office:value-type="float" office:value="6.67049999999991" calcext:value-type="float">
            <text:p>6.6705</text:p>
          </table:table-cell>
          <table:table-cell table:formula="of:=STDEV([.E246:.X246])" office:value-type="float" office:value="4.201500327264" calcext:value-type="float">
            <text:p>4.201500327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3.14999999999998" calcext:value-type="float">
            <text:p>3.15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4.63999999999995" calcext:value-type="float">
            <text:p>4.6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9.6400000000003" calcext:value-type="float">
            <text:p>19.64</text:p>
          </table:table-cell>
          <table:table-cell table:style-name="ce2" office:value-type="float" office:value="8.06999999999987" calcext:value-type="float">
            <text:p>8.07</text:p>
          </table:table-cell>
          <table:table-cell table:style-name="ce2" office:value-type="float" office:value="6.9499999999999" calcext:value-type="float">
            <text:p>6.95</text:p>
          </table:table-cell>
          <table:table-cell table:style-name="ce2" office:value-type="float" office:value="3.86999999999996" calcext:value-type="float">
            <text:p>3.87</text:p>
          </table:table-cell>
          <table:table-cell table:style-name="ce2" office:value-type="float" office:value="4.45999999999995" calcext:value-type="float">
            <text:p>4.46</text:p>
          </table:table-cell>
          <table:table-cell table:style-name="ce2" office:value-type="float" office:value="5.78999999999992" calcext:value-type="float">
            <text:p>5.79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0.8499999999998" calcext:value-type="float">
            <text:p>10.85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3.78999999999996" calcext:value-type="float">
            <text:p>3.79</text:p>
          </table:table-cell>
          <table:table-cell table:formula="of:=AVERAGE([.E247:.X247])" office:value-type="float" office:value="5.45849999999996" calcext:value-type="float">
            <text:p>5.4585</text:p>
          </table:table-cell>
          <table:table-cell table:formula="of:=STDEV([.E247:.X247])" office:value-type="float" office:value="4.03449243530418" calcext:value-type="float">
            <text:p>4.034492435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3.25999999999997" calcext:value-type="float">
            <text:p>3.2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5.2899999999997" calcext:value-type="float">
            <text:p>15.29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12.4199999999998" calcext:value-type="float">
            <text:p>12.42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10.0299999999998" calcext:value-type="float">
            <text:p>10.03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25.6500000000012" calcext:value-type="float">
            <text:p>25.65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10.2299999999998" calcext:value-type="float">
            <text:p>10.23</text:p>
          </table:table-cell>
          <table:table-cell table:formula="of:=AVERAGE([.E248:.X248])" office:value-type="float" office:value="7.41349999999997" calcext:value-type="float">
            <text:p>7.4135</text:p>
          </table:table-cell>
          <table:table-cell table:formula="of:=STDEV([.E248:.X248])" office:value-type="float" office:value="5.71465638788377" calcext:value-type="float">
            <text:p>5.714656387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6.11999999999991" calcext:value-type="float">
            <text:p>6.12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3.58999999999997" calcext:value-type="float">
            <text:p>3.59</text:p>
          </table:table-cell>
          <table:table-cell table:style-name="ce2" office:value-type="float" office:value="13.4299999999998" calcext:value-type="float">
            <text:p>13.43</text:p>
          </table:table-cell>
          <table:table-cell table:style-name="ce2" office:value-type="float" office:value="3.58999999999997" calcext:value-type="float">
            <text:p>3.59</text:p>
          </table:table-cell>
          <table:table-cell table:style-name="ce2" office:value-type="float" office:value="32.0800000000022" calcext:value-type="float">
            <text:p>32.08</text:p>
          </table:table-cell>
          <table:table-cell table:style-name="ce2" office:value-type="float" office:value="8.66999999999986" calcext:value-type="float">
            <text:p>8.67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3.28999999999997" calcext:value-type="float">
            <text:p>3.29</text:p>
          </table:table-cell>
          <table:table-cell table:style-name="ce2" office:value-type="float" office:value="11.8199999999998" calcext:value-type="float">
            <text:p>11.82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4.21999999999995" calcext:value-type="float">
            <text:p>4.22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5.08999999999994" calcext:value-type="float">
            <text:p>5.09</text:p>
          </table:table-cell>
          <table:table-cell table:formula="of:=AVERAGE([.E249:.X249])" office:value-type="float" office:value="6.70600000000004" calcext:value-type="float">
            <text:p>6.706</text:p>
          </table:table-cell>
          <table:table-cell table:formula="of:=STDEV([.E249:.X249])" office:value-type="float" office:value="6.62234049896381" calcext:value-type="float">
            <text:p>6.62234049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3.84999999999996" calcext:value-type="float">
            <text:p>3.8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0.0299999999998" calcext:value-type="float">
            <text:p>10.03</text:p>
          </table:table-cell>
          <table:table-cell table:style-name="ce2" office:value-type="float" office:value="7.46999999999989" calcext:value-type="float">
            <text:p>7.47</text:p>
          </table:table-cell>
          <table:table-cell table:style-name="ce2" office:value-type="float" office:value="18.7400000000001" calcext:value-type="float">
            <text:p>18.74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16.1199999999997" calcext:value-type="float">
            <text:p>16.12</text:p>
          </table:table-cell>
          <table:table-cell table:style-name="ce2" office:value-type="float" office:value="3.56999999999997" calcext:value-type="float">
            <text:p>3.57</text:p>
          </table:table-cell>
          <table:table-cell table:style-name="ce2" office:value-type="float" office:value="3.97999999999996" calcext:value-type="float">
            <text:p>3.98</text:p>
          </table:table-cell>
          <table:table-cell table:style-name="ce2" office:value-type="float" office:value="5.99999999999992" calcext:value-type="float">
            <text:p>6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7.20999999999989" calcext:value-type="float">
            <text:p>7.21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8.82999999999986" calcext:value-type="float">
            <text:p>8.83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8.38999999999987" calcext:value-type="float">
            <text:p>8.39</text:p>
          </table:table-cell>
          <table:table-cell table:style-name="ce2" office:value-type="float" office:value="4.92999999999994" calcext:value-type="float">
            <text:p>4.93</text:p>
          </table:table-cell>
          <table:table-cell table:formula="of:=AVERAGE([.E250:.X250])" office:value-type="float" office:value="6.76099999999992" calcext:value-type="float">
            <text:p>6.761</text:p>
          </table:table-cell>
          <table:table-cell table:formula="of:=STDEV([.E250:.X250])" office:value-type="float" office:value="4.26888362085696" calcext:value-type="float">
            <text:p>4.268883620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.81999999999998" calcext:value-type="float">
            <text:p>2.82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2.24" calcext:value-type="float">
            <text:p>2.24</text:p>
          </table:table-cell>
          <table:table-cell table:style-name="ce2" office:value-type="float" office:value="8.93999999999985" calcext:value-type="float">
            <text:p>8.94</text:p>
          </table:table-cell>
          <table:table-cell table:style-name="ce2" office:value-type="float" office:value="23.7500000000009" calcext:value-type="float">
            <text:p>23.75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3.19999999999998" calcext:value-type="float">
            <text:p>3.2</text:p>
          </table:table-cell>
          <table:table-cell table:style-name="ce2" office:value-type="float" office:value="2.37999999999999" calcext:value-type="float">
            <text:p>2.38</text:p>
          </table:table-cell>
          <table:table-cell table:style-name="ce2" office:value-type="float" office:value="2.89999999999998" calcext:value-type="float">
            <text:p>2.9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8.57999999999986" calcext:value-type="float">
            <text:p>8.58</text:p>
          </table:table-cell>
          <table:table-cell table:style-name="ce2" office:value-type="float" office:value="17.1799999999999" calcext:value-type="float">
            <text:p>17.18</text:p>
          </table:table-cell>
          <table:table-cell table:style-name="ce2" office:value-type="float" office:value="5.46999999999993" calcext:value-type="float">
            <text:p>5.47</text:p>
          </table:table-cell>
          <table:table-cell table:formula="of:=AVERAGE([.E251:.X251])" office:value-type="float" office:value="6.23449999999999" calcext:value-type="float">
            <text:p>6.2345</text:p>
          </table:table-cell>
          <table:table-cell table:formula="of:=STDEV([.E251:.X251])" office:value-type="float" office:value="5.33842227333344" calcext:value-type="float">
            <text:p>5.338422273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3.75999999999996" calcext:value-type="float">
            <text:p>3.76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4.55999999999995" calcext:value-type="float">
            <text:p>4.56</text:p>
          </table:table-cell>
          <table:table-cell table:style-name="ce2" office:value-type="float" office:value="8.14999999999987" calcext:value-type="float">
            <text:p>8.15</text:p>
          </table:table-cell>
          <table:table-cell table:style-name="ce2" office:value-type="float" office:value="6.23999999999991" calcext:value-type="float">
            <text:p>6.24</text:p>
          </table:table-cell>
          <table:table-cell table:style-name="ce2" office:value-type="float" office:value="3.58999999999997" calcext:value-type="float">
            <text:p>3.5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2.96999999999998" calcext:value-type="float">
            <text:p>2.97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3.38999999999997" calcext:value-type="float">
            <text:p>3.39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8.53999999999986" calcext:value-type="float">
            <text:p>8.54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7.45999999999989" calcext:value-type="float">
            <text:p>7.46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17.93" calcext:value-type="float">
            <text:p>17.93</text:p>
          </table:table-cell>
          <table:table-cell table:style-name="ce2" office:value-type="float" office:value="6.13999999999991" calcext:value-type="float">
            <text:p>6.14</text:p>
          </table:table-cell>
          <table:table-cell table:formula="of:=AVERAGE([.E252:.X252])" office:value-type="float" office:value="5.47249999999995" calcext:value-type="float">
            <text:p>5.4725</text:p>
          </table:table-cell>
          <table:table-cell table:formula="of:=STDEV([.E252:.X252])" office:value-type="float" office:value="3.68201443005833" calcext:value-type="float">
            <text:p>3.682014430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3.86999999999996" calcext:value-type="float">
            <text:p>3.87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7.98999999999987" calcext:value-type="float">
            <text:p>7.99</text:p>
          </table:table-cell>
          <table:table-cell table:style-name="ce2" office:value-type="float" office:value="4.61999999999995" calcext:value-type="float">
            <text:p>4.62</text:p>
          </table:table-cell>
          <table:table-cell table:style-name="ce2" office:value-type="float" office:value="11.5599999999998" calcext:value-type="float">
            <text:p>11.5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5.98999999999992" calcext:value-type="float">
            <text:p>5.99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.02999999999996" calcext:value-type="float">
            <text:p>4.03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5.48999999999993" calcext:value-type="float">
            <text:p>5.49</text:p>
          </table:table-cell>
          <table:table-cell table:style-name="ce2" office:value-type="float" office:value="9.38999999999984" calcext:value-type="float">
            <text:p>9.39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4.5999999999997" calcext:value-type="float">
            <text:p>14.6</text:p>
          </table:table-cell>
          <table:table-cell table:style-name="ce2" office:value-type="float" office:value="4.15999999999996" calcext:value-type="float">
            <text:p>4.16</text:p>
          </table:table-cell>
          <table:table-cell table:formula="of:=AVERAGE([.E253:.X253])" office:value-type="float" office:value="5.67799999999992" calcext:value-type="float">
            <text:p>5.678</text:p>
          </table:table-cell>
          <table:table-cell table:formula="of:=STDEV([.E253:.X253])" office:value-type="float" office:value="3.33102734271189" calcext:value-type="float">
            <text:p>3.331027342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6.8199999999999" calcext:value-type="float">
            <text:p>6.82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6.7399999999999" calcext:value-type="float">
            <text:p>6.74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7.07999999999989" calcext:value-type="float">
            <text:p>7.08</text:p>
          </table:table-cell>
          <table:table-cell table:style-name="ce2" office:value-type="float" office:value="6.7499999999999" calcext:value-type="float">
            <text:p>6.75</text:p>
          </table:table-cell>
          <table:table-cell table:style-name="ce2" office:value-type="float" office:value="9.69999999999984" calcext:value-type="float">
            <text:p>9.7</text:p>
          </table:table-cell>
          <table:table-cell table:style-name="ce2" office:value-type="float" office:value="3.98999999999996" calcext:value-type="float">
            <text:p>3.99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5.91999999999992" calcext:value-type="float">
            <text:p>5.92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14.3699999999997" calcext:value-type="float">
            <text:p>14.37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4.27999999999995" calcext:value-type="float">
            <text:p>4.28</text:p>
          </table:table-cell>
          <table:table-cell table:style-name="ce2" office:value-type="float" office:value="8.84999999999986" calcext:value-type="float">
            <text:p>8.85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3.09999999999998" calcext:value-type="float">
            <text:p>3.1</text:p>
          </table:table-cell>
          <table:table-cell table:formula="of:=AVERAGE([.E254:.X254])" office:value-type="float" office:value="5.53149999999992" calcext:value-type="float">
            <text:p>5.5315</text:p>
          </table:table-cell>
          <table:table-cell table:formula="of:=STDEV([.E254:.X254])" office:value-type="float" office:value="2.91830750336734" calcext:value-type="float">
            <text:p>2.918307503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8.18999999999987" calcext:value-type="float">
            <text:p>8.19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27999999999995" calcext:value-type="float">
            <text:p>4.28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2.93999999999998" calcext:value-type="float">
            <text:p>2.94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11.8199999999998" calcext:value-type="float">
            <text:p>11.82</text:p>
          </table:table-cell>
          <table:table-cell table:style-name="ce2" office:value-type="float" office:value="4.78999999999994" calcext:value-type="float">
            <text:p>4.79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11.3099999999998" calcext:value-type="float">
            <text:p>11.31</text:p>
          </table:table-cell>
          <table:table-cell table:style-name="ce2" office:value-type="float" office:value="4.19999999999996" calcext:value-type="float">
            <text:p>4.2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5.36999999999993" calcext:value-type="float">
            <text:p>5.37</text:p>
          </table:table-cell>
          <table:table-cell table:formula="of:=AVERAGE([.E255:.X255])" office:value-type="float" office:value="4.85349999999994" calcext:value-type="float">
            <text:p>4.8535</text:p>
          </table:table-cell>
          <table:table-cell table:formula="of:=STDEV([.E255:.X255])" office:value-type="float" office:value="2.67989252533905" calcext:value-type="float">
            <text:p>2.679892525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3.42999999999997" calcext:value-type="float">
            <text:p>3.43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6.19999999999991" calcext:value-type="float">
            <text:p>6.2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12.6799999999998" calcext:value-type="float">
            <text:p>12.68</text:p>
          </table:table-cell>
          <table:table-cell table:style-name="ce2" office:value-type="float" office:value="3.95999999999996" calcext:value-type="float">
            <text:p>3.96</text:p>
          </table:table-cell>
          <table:table-cell table:style-name="ce2" office:value-type="float" office:value="7.02999999999989" calcext:value-type="float">
            <text:p>7.03</text:p>
          </table:table-cell>
          <table:table-cell table:style-name="ce2" office:value-type="float" office:value="3.56999999999997" calcext:value-type="float">
            <text:p>3.57</text:p>
          </table:table-cell>
          <table:table-cell table:style-name="ce2" office:value-type="float" office:value="6.40999999999991" calcext:value-type="float">
            <text:p>6.41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9.22999999999985" calcext:value-type="float">
            <text:p>9.23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4.59999999999995" calcext:value-type="float">
            <text:p>4.6</text:p>
          </table:table-cell>
          <table:table-cell table:style-name="ce2" office:value-type="float" office:value="6.7499999999999" calcext:value-type="float">
            <text:p>6.75</text:p>
          </table:table-cell>
          <table:table-cell table:style-name="ce2" office:value-type="float" office:value="5.44999999999993" calcext:value-type="float">
            <text:p>5.45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3.81999999999996" calcext:value-type="float">
            <text:p>3.82</text:p>
          </table:table-cell>
          <table:table-cell table:formula="of:=AVERAGE([.E256:.X256])" office:value-type="float" office:value="5.24299999999993" calcext:value-type="float">
            <text:p>5.243</text:p>
          </table:table-cell>
          <table:table-cell table:formula="of:=STDEV([.E256:.X256])" office:value-type="float" office:value="2.62430762798791" calcext:value-type="float">
            <text:p>2.62430762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7.53999999999988" calcext:value-type="float">
            <text:p>7.54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1.8" calcext:value-type="float">
            <text:p>1.8</text:p>
          </table:table-cell>
          <table:table-cell table:style-name="ce2" office:value-type="float" office:value="7.54999999999988" calcext:value-type="float">
            <text:p>7.55</text:p>
          </table:table-cell>
          <table:table-cell table:style-name="ce2" office:value-type="float" office:value="24.170000000001" calcext:value-type="float">
            <text:p>24.17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6.9499999999999" calcext:value-type="float">
            <text:p>6.95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4.34999999999995" calcext:value-type="float">
            <text:p>4.35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9.15999999999985" calcext:value-type="float">
            <text:p>9.16</text:p>
          </table:table-cell>
          <table:table-cell table:formula="of:=AVERAGE([.E257:.X257])" office:value-type="float" office:value="5.16350000000001" calcext:value-type="float">
            <text:p>5.1635</text:p>
          </table:table-cell>
          <table:table-cell table:formula="of:=STDEV([.E257:.X257])" office:value-type="float" office:value="4.93205335161328" calcext:value-type="float">
            <text:p>4.9320533516</text:p>
          </table:table-cell>
          <table:table-cell table:number-columns-repeated="2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6.7900000000014" calcext:value-type="float">
            <text:p>26.79</text:p>
          </table:table-cell>
          <table:table-cell office:value-type="float" office:value="40.8100000000005" calcext:value-type="float">
            <text:p>40.81</text:p>
          </table:table-cell>
          <table:table-cell office:value-type="float" office:value="7.02999999999989" calcext:value-type="float">
            <text:p>7.03</text:p>
          </table:table-cell>
          <table:table-cell table:style-name="ce2" office:value-type="float" office:value="25.5500000000012" calcext:value-type="float">
            <text:p>25.55</text:p>
          </table:table-cell>
          <table:table-cell table:style-name="ce2" office:value-type="float" office:value="57.2099999999972" calcext:value-type="float">
            <text:p>57.21</text:p>
          </table:table-cell>
          <table:table-cell table:style-name="ce2" office:value-type="float" office:value="31.010000000002" calcext:value-type="float">
            <text:p>31.01</text:p>
          </table:table-cell>
          <table:table-cell table:style-name="ce2" office:value-type="float" office:value="11.4099999999998" calcext:value-type="float">
            <text:p>11.41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6.7799999999999" calcext:value-type="float">
            <text:p>6.78</text:p>
          </table:table-cell>
          <table:table-cell table:style-name="ce2" office:value-type="float" office:value="46.0299999999994" calcext:value-type="float">
            <text:p>46.03</text:p>
          </table:table-cell>
          <table:table-cell table:style-name="ce2" office:value-type="float" office:value="14.1399999999997" calcext:value-type="float">
            <text:p>14.14</text:p>
          </table:table-cell>
          <table:table-cell table:style-name="ce2" office:value-type="float" office:value="21.8000000000006" calcext:value-type="float">
            <text:p>21.8</text:p>
          </table:table-cell>
          <table:table-cell table:style-name="ce2" office:value-type="float" office:value="7.41999999999989" calcext:value-type="float">
            <text:p>7.42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6.6799999999999" calcext:value-type="float">
            <text:p>6.68</text:p>
          </table:table-cell>
          <table:table-cell table:style-name="ce2" office:value-type="float" office:value="8.66999999999986" calcext:value-type="float">
            <text:p>8.67</text:p>
          </table:table-cell>
          <table:table-cell table:style-name="ce2" office:value-type="float" office:value="24.360000000001" calcext:value-type="float">
            <text:p>24.36</text:p>
          </table:table-cell>
          <table:table-cell table:style-name="ce2" office:value-type="float" office:value="24.480000000001" calcext:value-type="float">
            <text:p>24.48</text:p>
          </table:table-cell>
          <table:table-cell table:style-name="ce2" office:value-type="float" office:value="76.010000000002" calcext:value-type="float">
            <text:p>76.01</text:p>
          </table:table-cell>
          <table:table-cell table:formula="of:=AVERAGE([.E262:.X262])" office:value-type="float" office:value="22.8795000000002" calcext:value-type="float">
            <text:p>22.8795</text:p>
          </table:table-cell>
          <table:table-cell table:formula="of:=STDEV([.E262:.X262])" office:value-type="float" office:value="19.3584779401145" calcext:value-type="float">
            <text:p>19.358477940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8.96999999999985" calcext:value-type="float">
            <text:p>8.97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.66999999999999" calcext:value-type="float">
            <text:p>2.67</text:p>
          </table:table-cell>
          <table:table-cell table:style-name="ce2" office:value-type="float" office:value="19.0500000000002" calcext:value-type="float">
            <text:p>19.05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10.4499999999998" calcext:value-type="float">
            <text:p>10.45</text:p>
          </table:table-cell>
          <table:table-cell table:style-name="ce2" office:value-type="float" office:value="73.9000000000009" calcext:value-type="float">
            <text:p>73.9</text:p>
          </table:table-cell>
          <table:table-cell table:style-name="ce2" office:value-type="float" office:value="18.5100000000001" calcext:value-type="float">
            <text:p>18.51</text:p>
          </table:table-cell>
          <table:table-cell table:style-name="ce2" office:value-type="float" office:value="9.27999999999985" calcext:value-type="float">
            <text:p>9.28</text:p>
          </table:table-cell>
          <table:table-cell table:style-name="ce2" office:value-type="float" office:value="15.7299999999997" calcext:value-type="float">
            <text:p>15.73</text:p>
          </table:table-cell>
          <table:table-cell table:style-name="ce2" office:value-type="float" office:value="5.58999999999993" calcext:value-type="float">
            <text:p>5.59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19.2300000000002" calcext:value-type="float">
            <text:p>19.23</text:p>
          </table:table-cell>
          <table:table-cell table:style-name="ce2" office:value-type="float" office:value="5.60999999999993" calcext:value-type="float">
            <text:p>5.61</text:p>
          </table:table-cell>
          <table:table-cell table:style-name="ce2" office:value-type="float" office:value="14.3799999999997" calcext:value-type="float">
            <text:p>14.38</text:p>
          </table:table-cell>
          <table:table-cell table:style-name="ce2" office:value-type="float" office:value="20.8800000000005" calcext:value-type="float">
            <text:p>20.88</text:p>
          </table:table-cell>
          <table:table-cell table:style-name="ce2" office:value-type="float" office:value="20.3300000000004" calcext:value-type="float">
            <text:p>20.33</text:p>
          </table:table-cell>
          <table:table-cell table:style-name="ce2" office:value-type="float" office:value="8.10999999999987" calcext:value-type="float">
            <text:p>8.11</text:p>
          </table:table-cell>
          <table:table-cell table:formula="of:=AVERAGE([.E263:.X263])" office:value-type="float" office:value="13.6425" calcext:value-type="float">
            <text:p>13.6425</text:p>
          </table:table-cell>
          <table:table-cell table:formula="of:=STDEV([.E263:.X263])" office:value-type="float" office:value="15.5878278676532" calcext:value-type="float">
            <text:p>15.5878278677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.03" calcext:value-type="float">
            <text:p>2.03</text:p>
          </table:table-cell>
          <table:table-cell office:value-type="float" office:value="12.2699999999998" calcext:value-type="float">
            <text:p>12.27</text:p>
          </table:table-cell>
          <table:table-cell office:value-type="float" office:value="18.5300000000001" calcext:value-type="float">
            <text:p>18.53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7.65999999999988" calcext:value-type="float">
            <text:p>7.66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5.44999999999993" calcext:value-type="float">
            <text:p>5.45</text:p>
          </table:table-cell>
          <table:table-cell table:style-name="ce2" office:value-type="float" office:value="8.89999999999986" calcext:value-type="float">
            <text:p>8.9</text:p>
          </table:table-cell>
          <table:table-cell table:style-name="ce2" office:value-type="float" office:value="24.140000000001" calcext:value-type="float">
            <text:p>24.14</text:p>
          </table:table-cell>
          <table:table-cell table:style-name="ce2" office:value-type="float" office:value="10.6899999999998" calcext:value-type="float">
            <text:p>10.69</text:p>
          </table:table-cell>
          <table:table-cell table:style-name="ce2" office:value-type="float" office:value="23.6700000000009" calcext:value-type="float">
            <text:p>23.67</text:p>
          </table:table-cell>
          <table:table-cell table:style-name="ce2" office:value-type="float" office:value="42.85" calcext:value-type="float">
            <text:p>42.85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42.2900000000002" calcext:value-type="float">
            <text:p>42.29</text:p>
          </table:table-cell>
          <table:table-cell table:style-name="ce2" office:value-type="float" office:value="27.9700000000016" calcext:value-type="float">
            <text:p>27.97</text:p>
          </table:table-cell>
          <table:table-cell table:style-name="ce2" office:value-type="float" office:value="15.6299999999997" calcext:value-type="float">
            <text:p>15.63</text:p>
          </table:table-cell>
          <table:table-cell table:style-name="ce2" office:value-type="float" office:value="28.8600000000017" calcext:value-type="float">
            <text:p>28.86</text:p>
          </table:table-cell>
          <table:table-cell table:formula="of:=AVERAGE([.E264:.X264])" office:value-type="float" office:value="14.6300000000002" calcext:value-type="float">
            <text:p>14.63</text:p>
          </table:table-cell>
          <table:table-cell table:formula="of:=STDEV([.E264:.X264])" office:value-type="float" office:value="13.0158102240883" calcext:value-type="float">
            <text:p>13.015810224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6.24999999999991" calcext:value-type="float">
            <text:p>6.25</text:p>
          </table:table-cell>
          <table:table-cell office:value-type="float" office:value="17.2799999999999" calcext:value-type="float">
            <text:p>17.28</text:p>
          </table:table-cell>
          <table:table-cell office:value-type="float" office:value="16.2099999999997" calcext:value-type="float">
            <text:p>16.21</text:p>
          </table:table-cell>
          <table:table-cell table:style-name="ce2" office:value-type="float" office:value="26.3400000000013" calcext:value-type="float">
            <text:p>26.34</text:p>
          </table:table-cell>
          <table:table-cell table:style-name="ce2" office:value-type="float" office:value="3.83999999999996" calcext:value-type="float">
            <text:p>3.84</text:p>
          </table:table-cell>
          <table:table-cell table:style-name="ce2" office:value-type="float" office:value="18.05" calcext:value-type="float">
            <text:p>18.05</text:p>
          </table:table-cell>
          <table:table-cell table:style-name="ce2" office:value-type="float" office:value="22.4100000000007" calcext:value-type="float">
            <text:p>22.4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4.7699999999997" calcext:value-type="float">
            <text:p>14.77</text:p>
          </table:table-cell>
          <table:table-cell table:style-name="ce2" office:value-type="float" office:value="9.82999999999984" calcext:value-type="float">
            <text:p>9.83</text:p>
          </table:table-cell>
          <table:table-cell table:style-name="ce2" office:value-type="float" office:value="14.9399999999997" calcext:value-type="float">
            <text:p>14.94</text:p>
          </table:table-cell>
          <table:table-cell table:style-name="ce2" office:value-type="float" office:value="5.25999999999993" calcext:value-type="float">
            <text:p>5.26</text:p>
          </table:table-cell>
          <table:table-cell table:style-name="ce2" office:value-type="float" office:value="4.98999999999994" calcext:value-type="float">
            <text:p>4.99</text:p>
          </table:table-cell>
          <table:table-cell table:style-name="ce2" office:value-type="float" office:value="7.83999999999988" calcext:value-type="float">
            <text:p>7.84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5.89999999999992" calcext:value-type="float">
            <text:p>5.9</text:p>
          </table:table-cell>
          <table:table-cell table:style-name="ce2" office:value-type="float" office:value="4.97999999999994" calcext:value-type="float">
            <text:p>4.98</text:p>
          </table:table-cell>
          <table:table-cell table:formula="of:=AVERAGE([.E265:.X265])" office:value-type="float" office:value="9.80950000000001" calcext:value-type="float">
            <text:p>9.8095</text:p>
          </table:table-cell>
          <table:table-cell table:formula="of:=STDEV([.E265:.X265])" office:value-type="float" office:value="7.22288211537711" calcext:value-type="float">
            <text:p>7.222882115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3.7299999999998" calcext:value-type="float">
            <text:p>13.73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9.48999999999984" calcext:value-type="float">
            <text:p>9.49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4.59999999999995" calcext:value-type="float">
            <text:p>4.6</text:p>
          </table:table-cell>
          <table:table-cell table:style-name="ce2" office:value-type="float" office:value="5.27999999999993" calcext:value-type="float">
            <text:p>5.28</text:p>
          </table:table-cell>
          <table:table-cell table:style-name="ce2" office:value-type="float" office:value="13.5499999999998" calcext:value-type="float">
            <text:p>13.55</text:p>
          </table:table-cell>
          <table:table-cell table:style-name="ce2" office:value-type="float" office:value="13.0299999999998" calcext:value-type="float">
            <text:p>13.03</text:p>
          </table:table-cell>
          <table:table-cell table:style-name="ce2" office:value-type="float" office:value="16.6399999999998" calcext:value-type="float">
            <text:p>16.64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24.150000000001" calcext:value-type="float">
            <text:p>24.15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18.4900000000001" calcext:value-type="float">
            <text:p>18.49</text:p>
          </table:table-cell>
          <table:table-cell table:style-name="ce2" office:value-type="float" office:value="6.7599999999999" calcext:value-type="float">
            <text:p>6.76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10.2499999999998" calcext:value-type="float">
            <text:p>10.25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8.37999999999987" calcext:value-type="float">
            <text:p>8.38</text:p>
          </table:table-cell>
          <table:table-cell table:style-name="ce2" office:value-type="float" office:value="7.33999999999989" calcext:value-type="float">
            <text:p>7.34</text:p>
          </table:table-cell>
          <table:table-cell table:formula="of:=AVERAGE([.E266:.X266])" office:value-type="float" office:value="9.18049999999996" calcext:value-type="float">
            <text:p>9.1805</text:p>
          </table:table-cell>
          <table:table-cell table:formula="of:=STDEV([.E266:.X266])" office:value-type="float" office:value="5.7790597259235" calcext:value-type="float">
            <text:p>5.7790597259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9.20999999999985" calcext:value-type="float">
            <text:p>9.21</text:p>
          </table:table-cell>
          <table:table-cell office:value-type="float" office:value="11.0199999999998" calcext:value-type="float">
            <text:p>11.02</text:p>
          </table:table-cell>
          <table:table-cell office:value-type="float" office:value="9.16999999999985" calcext:value-type="float">
            <text:p>9.17</text:p>
          </table:table-cell>
          <table:table-cell table:style-name="ce2" office:value-type="float" office:value="10.8599999999998" calcext:value-type="float">
            <text:p>10.86</text:p>
          </table:table-cell>
          <table:table-cell table:style-name="ce2" office:value-type="float" office:value="5.17999999999993" calcext:value-type="float">
            <text:p>5.18</text:p>
          </table:table-cell>
          <table:table-cell table:style-name="ce2" office:value-type="float" office:value="5.07999999999994" calcext:value-type="float">
            <text:p>5.08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11.3699999999998" calcext:value-type="float">
            <text:p>11.3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15.2499999999997" calcext:value-type="float">
            <text:p>15.25</text:p>
          </table:table-cell>
          <table:table-cell table:style-name="ce2" office:value-type="float" office:value="12.8099999999998" calcext:value-type="float">
            <text:p>12.81</text:p>
          </table:table-cell>
          <table:table-cell table:style-name="ce2" office:value-type="float" office:value="10.5799999999998" calcext:value-type="float">
            <text:p>10.58</text:p>
          </table:table-cell>
          <table:table-cell table:style-name="ce2" office:value-type="float" office:value="14.4999999999997" calcext:value-type="float">
            <text:p>14.5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3.19999999999998" calcext:value-type="float">
            <text:p>3.2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11.3199999999998" calcext:value-type="float">
            <text:p>11.32</text:p>
          </table:table-cell>
          <table:table-cell table:formula="of:=AVERAGE([.E267:.X267])" office:value-type="float" office:value="7.81349999999987" calcext:value-type="float">
            <text:p>7.8135</text:p>
          </table:table-cell>
          <table:table-cell table:formula="of:=STDEV([.E267:.X267])" office:value-type="float" office:value="4.22083089225947" calcext:value-type="float">
            <text:p>4.220830892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6.04999999999992" calcext:value-type="float">
            <text:p>6.05</text:p>
          </table:table-cell>
          <table:table-cell office:value-type="float" office:value="3.03999999999998" calcext:value-type="float">
            <text:p>3.04</text:p>
          </table:table-cell>
          <table:table-cell table:style-name="ce2" office:value-type="float" office:value="3.86999999999996" calcext:value-type="float">
            <text:p>3.87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10.5699999999998" calcext:value-type="float">
            <text:p>10.57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6.23999999999991" calcext:value-type="float">
            <text:p>6.24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10.4499999999998" calcext:value-type="float">
            <text:p>10.45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4.65999999999995" calcext:value-type="float">
            <text:p>4.66</text:p>
          </table:table-cell>
          <table:table-cell table:style-name="ce2" office:value-type="float" office:value="6.10999999999991" calcext:value-type="float">
            <text:p>6.11</text:p>
          </table:table-cell>
          <table:table-cell table:style-name="ce2" office:value-type="float" office:value="15.8499999999997" calcext:value-type="float">
            <text:p>15.85</text:p>
          </table:table-cell>
          <table:table-cell table:style-name="ce2" office:value-type="float" office:value="4.14999999999996" calcext:value-type="float">
            <text:p>4.15</text:p>
          </table:table-cell>
          <table:table-cell table:style-name="ce2" office:value-type="float" office:value="5.14999999999993" calcext:value-type="float">
            <text:p>5.15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15.1799999999997" calcext:value-type="float">
            <text:p>15.18</text:p>
          </table:table-cell>
          <table:table-cell table:style-name="ce2" office:value-type="float" office:value="2.24" calcext:value-type="float">
            <text:p>2.24</text:p>
          </table:table-cell>
          <table:table-cell table:formula="of:=AVERAGE([.E268:.X268])" office:value-type="float" office:value="6.14449999999991" calcext:value-type="float">
            <text:p>6.1445</text:p>
          </table:table-cell>
          <table:table-cell table:formula="of:=STDEV([.E268:.X268])" office:value-type="float" office:value="4.03003000511219" calcext:value-type="float">
            <text:p>4.030030005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.25999999999995" calcext:value-type="float">
            <text:p>4.26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5.58999999999993" calcext:value-type="float">
            <text:p>5.59</text:p>
          </table:table-cell>
          <table:table-cell table:style-name="ce2" office:value-type="float" office:value="7.46999999999989" calcext:value-type="float">
            <text:p>7.47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14.6599999999997" calcext:value-type="float">
            <text:p>14.66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7.33999999999989" calcext:value-type="float">
            <text:p>7.34</text:p>
          </table:table-cell>
          <table:table-cell table:style-name="ce2" office:value-type="float" office:value="4.29999999999995" calcext:value-type="float">
            <text:p>4.3</text:p>
          </table:table-cell>
          <table:table-cell table:style-name="ce2" office:value-type="float" office:value="6.9299999999999" calcext:value-type="float">
            <text:p>6.93</text:p>
          </table:table-cell>
          <table:table-cell table:style-name="ce2" office:value-type="float" office:value="4.71999999999994" calcext:value-type="float">
            <text:p>4.72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19.2300000000002" calcext:value-type="float">
            <text:p>19.23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2.76999999999998" calcext:value-type="float">
            <text:p>2.77</text:p>
          </table:table-cell>
          <table:table-cell table:formula="of:=AVERAGE([.E269:.X269])" office:value-type="float" office:value="5.89449999999995" calcext:value-type="float">
            <text:p>5.8945</text:p>
          </table:table-cell>
          <table:table-cell table:formula="of:=STDEV([.E269:.X269])" office:value-type="float" office:value="4.12399713487062" calcext:value-type="float">
            <text:p>4.123997134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8.42999999999987" calcext:value-type="float">
            <text:p>8.43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4.92999999999994" calcext:value-type="float">
            <text:p>4.93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14.4899999999997" calcext:value-type="float">
            <text:p>14.49</text:p>
          </table:table-cell>
          <table:table-cell table:style-name="ce2" office:value-type="float" office:value="8.67999999999986" calcext:value-type="float">
            <text:p>8.68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10.3899999999998" calcext:value-type="float">
            <text:p>10.39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10.1899999999998" calcext:value-type="float">
            <text:p>10.19</text:p>
          </table:table-cell>
          <table:table-cell table:style-name="ce2" office:value-type="float" office:value="4.11999999999996" calcext:value-type="float">
            <text:p>4.12</text:p>
          </table:table-cell>
          <table:table-cell table:style-name="ce2" office:value-type="float" office:value="10.1699999999998" calcext:value-type="float">
            <text:p>10.17</text:p>
          </table:table-cell>
          <table:table-cell table:style-name="ce2" office:value-type="float" office:value="13.9599999999997" calcext:value-type="float">
            <text:p>13.96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5.63999999999992" calcext:value-type="float">
            <text:p>5.64</text:p>
          </table:table-cell>
          <table:table-cell table:style-name="ce2" office:value-type="float" office:value="30.2100000000019" calcext:value-type="float">
            <text:p>30.21</text:p>
          </table:table-cell>
          <table:table-cell table:style-name="ce2" office:value-type="float" office:value="10.5199999999998" calcext:value-type="float">
            <text:p>10.52</text:p>
          </table:table-cell>
          <table:table-cell table:style-name="ce2" office:value-type="float" office:value="3.22999999999997" calcext:value-type="float">
            <text:p>3.23</text:p>
          </table:table-cell>
          <table:table-cell table:formula="of:=AVERAGE([.E270:.X270])" office:value-type="float" office:value="8.44149999999998" calcext:value-type="float">
            <text:p>8.4415</text:p>
          </table:table-cell>
          <table:table-cell table:formula="of:=STDEV([.E270:.X270])" office:value-type="float" office:value="6.20953873615372" calcext:value-type="float">
            <text:p>6.209538736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3.50999999999997" calcext:value-type="float">
            <text:p>3.51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15.3699999999997" calcext:value-type="float">
            <text:p>15.37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25.5200000000012" calcext:value-type="float">
            <text:p>25.52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16.3799999999998" calcext:value-type="float">
            <text:p>16.38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6.01999999999992" calcext:value-type="float">
            <text:p>6.02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6.8999999999999" calcext:value-type="float">
            <text:p>6.9</text:p>
          </table:table-cell>
          <table:table-cell table:style-name="ce2" office:value-type="float" office:value="5.70999999999992" calcext:value-type="float">
            <text:p>5.71</text:p>
          </table:table-cell>
          <table:table-cell table:formula="of:=AVERAGE([.E271:.X271])" office:value-type="float" office:value="6.3695" calcext:value-type="float">
            <text:p>6.3695</text:p>
          </table:table-cell>
          <table:table-cell table:formula="of:=STDEV([.E271:.X271])" office:value-type="float" office:value="5.9242689755563" calcext:value-type="float">
            <text:p>5.92426897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3.14999999999998" calcext:value-type="float">
            <text:p>3.15</text:p>
          </table:table-cell>
          <table:table-cell office:value-type="float" office:value="8.88999999999986" calcext:value-type="float">
            <text:p>8.89</text:p>
          </table:table-cell>
          <table:table-cell office:value-type="float" office:value="6.09999999999991" calcext:value-type="float">
            <text:p>6.1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5.74999999999992" calcext:value-type="float">
            <text:p>5.75</text:p>
          </table:table-cell>
          <table:table-cell table:style-name="ce2" office:value-type="float" office:value="4.76999999999994" calcext:value-type="float">
            <text:p>4.77</text:p>
          </table:table-cell>
          <table:table-cell table:style-name="ce2" office:value-type="float" office:value="12.3899999999998" calcext:value-type="float">
            <text:p>12.39</text:p>
          </table:table-cell>
          <table:table-cell table:style-name="ce2" office:value-type="float" office:value="15.5099999999997" calcext:value-type="float">
            <text:p>15.51</text:p>
          </table:table-cell>
          <table:table-cell table:style-name="ce2" office:value-type="float" office:value="5.67999999999992" calcext:value-type="float">
            <text:p>5.68</text:p>
          </table:table-cell>
          <table:table-cell table:style-name="ce2" office:value-type="float" office:value="18.16" calcext:value-type="float">
            <text:p>18.16</text:p>
          </table:table-cell>
          <table:table-cell table:style-name="ce2" office:value-type="float" office:value="5.96999999999992" calcext:value-type="float">
            <text:p>5.97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11.9799999999998" calcext:value-type="float">
            <text:p>11.9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3.96999999999996" calcext:value-type="float">
            <text:p>3.97</text:p>
          </table:table-cell>
          <table:table-cell table:style-name="ce2" office:value-type="float" office:value="4.78999999999994" calcext:value-type="float">
            <text:p>4.79</text:p>
          </table:table-cell>
          <table:table-cell table:formula="of:=AVERAGE([.E272:.X272])" office:value-type="float" office:value="7.22849999999991" calcext:value-type="float">
            <text:p>7.2285</text:p>
          </table:table-cell>
          <table:table-cell table:formula="of:=STDEV([.E272:.X272])" office:value-type="float" office:value="4.2027062396558" calcext:value-type="float">
            <text:p>4.202706239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6.32999999999991" calcext:value-type="float">
            <text:p>6.33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3.42999999999997" calcext:value-type="float">
            <text:p>3.43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12.3999999999998" calcext:value-type="float">
            <text:p>12.4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8.96999999999985" calcext:value-type="float">
            <text:p>8.97</text:p>
          </table:table-cell>
          <table:table-cell table:style-name="ce2" office:value-type="float" office:value="7.43999999999989" calcext:value-type="float">
            <text:p>7.44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5.33999999999993" calcext:value-type="float">
            <text:p>5.34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6.5799999999999" calcext:value-type="float">
            <text:p>6.58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5.46999999999993" calcext:value-type="float">
            <text:p>5.47</text:p>
          </table:table-cell>
          <table:table-cell table:style-name="ce2" office:value-type="float" office:value="5.62999999999992" calcext:value-type="float">
            <text:p>5.63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16.6799999999998" calcext:value-type="float">
            <text:p>16.68</text:p>
          </table:table-cell>
          <table:table-cell table:style-name="ce2" office:value-type="float" office:value="3.30999999999997" calcext:value-type="float">
            <text:p>3.31</text:p>
          </table:table-cell>
          <table:table-cell table:formula="of:=AVERAGE([.E273:.X273])" office:value-type="float" office:value="5.90549999999993" calcext:value-type="float">
            <text:p>5.9055</text:p>
          </table:table-cell>
          <table:table-cell table:formula="of:=STDEV([.E273:.X273])" office:value-type="float" office:value="3.53603773943894" calcext:value-type="float">
            <text:p>3.536037739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6.16999999999991" calcext:value-type="float">
            <text:p>6.17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8.03999999999987" calcext:value-type="float">
            <text:p>8.04</text:p>
          </table:table-cell>
          <table:table-cell table:style-name="ce2" office:value-type="float" office:value="9.23999999999985" calcext:value-type="float">
            <text:p>9.24</text:p>
          </table:table-cell>
          <table:table-cell table:style-name="ce2" office:value-type="float" office:value="13.8799999999997" calcext:value-type="float">
            <text:p>13.88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3.75999999999996" calcext:value-type="float">
            <text:p>3.76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8.07999999999987" calcext:value-type="float">
            <text:p>8.08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11.2299999999998" calcext:value-type="float">
            <text:p>11.23</text:p>
          </table:table-cell>
          <table:table-cell table:style-name="ce2" office:value-type="float" office:value="14.8799999999997" calcext:value-type="float">
            <text:p>14.88</text:p>
          </table:table-cell>
          <table:table-cell table:formula="of:=AVERAGE([.E274:.X274])" office:value-type="float" office:value="6.6569999999999" calcext:value-type="float">
            <text:p>6.657</text:p>
          </table:table-cell>
          <table:table-cell table:formula="of:=STDEV([.E274:.X274])" office:value-type="float" office:value="3.42016635483368" calcext:value-type="float">
            <text:p>3.420166354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4.37999999999995" calcext:value-type="float">
            <text:p>4.38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4.29999999999995" calcext:value-type="float">
            <text:p>4.3</text:p>
          </table:table-cell>
          <table:table-cell table:style-name="ce2" office:value-type="float" office:value="15.1499999999997" calcext:value-type="float">
            <text:p>15.15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0.3499999999998" calcext:value-type="float">
            <text:p>10.35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8.78999999999986" calcext:value-type="float">
            <text:p>8.79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5.98999999999992" calcext:value-type="float">
            <text:p>5.99</text:p>
          </table:table-cell>
          <table:table-cell table:style-name="ce2" office:value-type="float" office:value="6.37999999999991" calcext:value-type="float">
            <text:p>6.38</text:p>
          </table:table-cell>
          <table:table-cell table:style-name="ce2" office:value-type="float" office:value="5.90999999999992" calcext:value-type="float">
            <text:p>5.91</text:p>
          </table:table-cell>
          <table:table-cell table:style-name="ce2" office:value-type="float" office:value="4.39999999999995" calcext:value-type="float">
            <text:p>4.4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3.33999999999997" calcext:value-type="float">
            <text:p>3.34</text:p>
          </table:table-cell>
          <table:table-cell table:formula="of:=AVERAGE([.E275:.X275])" office:value-type="float" office:value="5.86299999999992" calcext:value-type="float">
            <text:p>5.863</text:p>
          </table:table-cell>
          <table:table-cell table:formula="of:=STDEV([.E275:.X275])" office:value-type="float" office:value="3.22267802987051" calcext:value-type="float">
            <text:p>3.222678029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3.90999999999996" calcext:value-type="float">
            <text:p>3.91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8.89999999999986" calcext:value-type="float">
            <text:p>8.9</text:p>
          </table:table-cell>
          <table:table-cell table:style-name="ce2" office:value-type="float" office:value="10.0899999999998" calcext:value-type="float">
            <text:p>10.09</text:p>
          </table:table-cell>
          <table:table-cell table:style-name="ce2" office:value-type="float" office:value="7.14999999999989" calcext:value-type="float">
            <text:p>7.15</text:p>
          </table:table-cell>
          <table:table-cell table:style-name="ce2" office:value-type="float" office:value="5.04999999999994" calcext:value-type="float">
            <text:p>5.05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10.8199999999998" calcext:value-type="float">
            <text:p>10.82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5.43999999999993" calcext:value-type="float">
            <text:p>5.44</text:p>
          </table:table-cell>
          <table:table-cell table:style-name="ce2" office:value-type="float" office:value="8.89999999999986" calcext:value-type="float">
            <text:p>8.9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3.59999999999997" calcext:value-type="float">
            <text:p>3.6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5.68999999999992" calcext:value-type="float">
            <text:p>5.6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8.58999999999986" calcext:value-type="float">
            <text:p>8.59</text:p>
          </table:table-cell>
          <table:table-cell table:style-name="ce2" office:value-type="float" office:value="13.5599999999998" calcext:value-type="float">
            <text:p>13.56</text:p>
          </table:table-cell>
          <table:table-cell table:style-name="ce2" office:value-type="float" office:value="2.79999999999998" calcext:value-type="float">
            <text:p>2.8</text:p>
          </table:table-cell>
          <table:table-cell table:formula="of:=AVERAGE([.E276:.X276])" office:value-type="float" office:value="6.23799999999991" calcext:value-type="float">
            <text:p>6.238</text:p>
          </table:table-cell>
          <table:table-cell table:formula="of:=STDEV([.E276:.X276])" office:value-type="float" office:value="3.02941648020307" calcext:value-type="float">
            <text:p>3.029416480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4.63999999999995" calcext:value-type="float">
            <text:p>4.6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2.68999999999999" calcext:value-type="float">
            <text:p>2.69</text:p>
          </table:table-cell>
          <table:table-cell table:style-name="ce2" office:value-type="float" office:value="20.4700000000004" calcext:value-type="float">
            <text:p>20.47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8.55999999999986" calcext:value-type="float">
            <text:p>8.56</text:p>
          </table:table-cell>
          <table:table-cell table:style-name="ce2" office:value-type="float" office:value="8.79999999999986" calcext:value-type="float">
            <text:p>8.8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4.5099999999997" calcext:value-type="float">
            <text:p>14.51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8.88999999999986" calcext:value-type="float">
            <text:p>8.89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8.77999999999986" calcext:value-type="float">
            <text:p>8.7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13.5199999999998" calcext:value-type="float">
            <text:p>13.52</text:p>
          </table:table-cell>
          <table:table-cell table:style-name="ce2" office:value-type="float" office:value="4.15999999999996" calcext:value-type="float">
            <text:p>4.16</text:p>
          </table:table-cell>
          <table:table-cell table:formula="of:=AVERAGE([.E277:.X277])" office:value-type="float" office:value="6.90499999999994" calcext:value-type="float">
            <text:p>6.905</text:p>
          </table:table-cell>
          <table:table-cell table:formula="of:=STDEV([.E277:.X277])" office:value-type="float" office:value="4.72499456975463" calcext:value-type="float">
            <text:p>4.724994569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4.04999999999996" calcext:value-type="float">
            <text:p>4.05</text:p>
          </table:table-cell>
          <table:table-cell office:value-type="float" office:value="13.3799999999998" calcext:value-type="float">
            <text:p>13.38</text:p>
          </table:table-cell>
          <table:table-cell office:value-type="float" office:value="3.30999999999997" calcext:value-type="float">
            <text:p>3.31</text:p>
          </table:table-cell>
          <table:table-cell table:style-name="ce2" office:value-type="float" office:value="14.9499999999997" calcext:value-type="float">
            <text:p>14.95</text:p>
          </table:table-cell>
          <table:table-cell table:style-name="ce2" office:value-type="float" office:value="4.74999999999994" calcext:value-type="float">
            <text:p>4.75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7.34999999999989" calcext:value-type="float">
            <text:p>7.35</text:p>
          </table:table-cell>
          <table:table-cell table:style-name="ce2" office:value-type="float" office:value="6.8499999999999" calcext:value-type="float">
            <text:p>6.8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3.73999999999996" calcext:value-type="float">
            <text:p>3.74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12.7199999999998" calcext:value-type="float">
            <text:p>12.72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9.35999999999985" calcext:value-type="float">
            <text:p>9.36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2.13" calcext:value-type="float">
            <text:p>2.13</text:p>
          </table:table-cell>
          <table:table-cell table:formula="of:=AVERAGE([.E278:.X278])" office:value-type="float" office:value="5.91349999999992" calcext:value-type="float">
            <text:p>5.9135</text:p>
          </table:table-cell>
          <table:table-cell table:formula="of:=STDEV([.E278:.X278])" office:value-type="float" office:value="3.81237220665883" calcext:value-type="float">
            <text:p>3.812372206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5.49999999999993" calcext:value-type="float">
            <text:p>5.5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4.93999999999994" calcext:value-type="float">
            <text:p>4.94</text:p>
          </table:table-cell>
          <table:table-cell table:style-name="ce2" office:value-type="float" office:value="19.9500000000003" calcext:value-type="float">
            <text:p>19.95</text:p>
          </table:table-cell>
          <table:table-cell table:style-name="ce2" office:value-type="float" office:value="3.92999999999996" calcext:value-type="float">
            <text:p>3.9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6.7799999999999" calcext:value-type="float">
            <text:p>6.78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5.04999999999994" calcext:value-type="float">
            <text:p>5.05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11.6799999999998" calcext:value-type="float">
            <text:p>11.68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10.0699999999998" calcext:value-type="float">
            <text:p>10.07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3.63999999999997" calcext:value-type="float">
            <text:p>3.64</text:p>
          </table:table-cell>
          <table:table-cell table:formula="of:=AVERAGE([.E279:.X279])" office:value-type="float" office:value="5.64349999999996" calcext:value-type="float">
            <text:p>5.6435</text:p>
          </table:table-cell>
          <table:table-cell table:formula="of:=STDEV([.E279:.X279])" office:value-type="float" office:value="4.11877252409786" calcext:value-type="float">
            <text:p>4.118772524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4.57999999999995" calcext:value-type="float">
            <text:p>4.58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6.30999999999991" calcext:value-type="float">
            <text:p>6.31</text:p>
          </table:table-cell>
          <table:table-cell table:style-name="ce2" office:value-type="float" office:value="13.0699999999998" calcext:value-type="float">
            <text:p>13.07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3.74999999999996" calcext:value-type="float">
            <text:p>3.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.87999999999986" calcext:value-type="float">
            <text:p>8.88</text:p>
          </table:table-cell>
          <table:table-cell table:style-name="ce2" office:value-type="float" office:value="3.94999999999996" calcext:value-type="float">
            <text:p>3.95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4.29999999999995" calcext:value-type="float">
            <text:p>4.3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3.19999999999998" calcext:value-type="float">
            <text:p>3.2</text:p>
          </table:table-cell>
          <table:table-cell table:formula="of:=AVERAGE([.E280:.X280])" office:value-type="float" office:value="5.19999999999994" calcext:value-type="float">
            <text:p>5.2</text:p>
          </table:table-cell>
          <table:table-cell table:formula="of:=STDEV([.E280:.X280])" office:value-type="float" office:value="2.70441743897096" calcext:value-type="float">
            <text:p>2.70441743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5.82999999999992" calcext:value-type="float">
            <text:p>5.83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4.24999999999995" calcext:value-type="float">
            <text:p>4.25</text:p>
          </table:table-cell>
          <table:table-cell table:style-name="ce2" office:value-type="float" office:value="5.53999999999993" calcext:value-type="float">
            <text:p>5.54</text:p>
          </table:table-cell>
          <table:table-cell table:style-name="ce2" office:value-type="float" office:value="9.31999999999985" calcext:value-type="float">
            <text:p>9.32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9.29999999999985" calcext:value-type="float">
            <text:p>9.3</text:p>
          </table:table-cell>
          <table:table-cell table:style-name="ce2" office:value-type="float" office:value="19.9300000000003" calcext:value-type="float">
            <text:p>19.93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7.60999999999988" calcext:value-type="float">
            <text:p>7.61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8.73999999999986" calcext:value-type="float">
            <text:p>8.74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7.11999999999989" calcext:value-type="float">
            <text:p>7.12</text:p>
          </table:table-cell>
          <table:table-cell table:style-name="ce2" office:value-type="float" office:value="3.69999999999996" calcext:value-type="float">
            <text:p>3.7</text:p>
          </table:table-cell>
          <table:table-cell table:style-name="ce2" office:value-type="float" office:value="7.28999999999989" calcext:value-type="float">
            <text:p>7.29</text:p>
          </table:table-cell>
          <table:table-cell table:formula="of:=AVERAGE([.E281:.X281])" office:value-type="float" office:value="6.50049999999994" calcext:value-type="float">
            <text:p>6.5005</text:p>
          </table:table-cell>
          <table:table-cell table:formula="of:=STDEV([.E281:.X281])" office:value-type="float" office:value="3.7474095965361" calcext:value-type="float">
            <text:p>3.7474095965</text:p>
          </table:table-cell>
          <table:table-cell table:number-columns-repeated="26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0]" office:value-type="float" office:value="32.3540000000003" calcext:value-type="float">
            <text:p>32.354</text:p>
          </table:table-cell>
          <table:table-cell table:style-name="Default" table:formula="of:=[.Y213]" office:value-type="float" office:value="25.4210000000003" calcext:value-type="float">
            <text:p>25.421</text:p>
          </table:table-cell>
          <table:table-cell table:formula="of:=[.Y238]" office:value-type="float" office:value="29.1399999999998" calcext:value-type="float">
            <text:p>29.14</text:p>
          </table:table-cell>
          <table:table-cell table:formula="of:=[.Y262]" office:value-type="float" office:value="22.8795000000002" calcext:value-type="float">
            <text:p>22.879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1]" office:value-type="float" office:value="33.8015000000021" calcext:value-type="float">
            <text:p>33.8015</text:p>
          </table:table-cell>
          <table:table-cell table:style-name="Default" table:formula="of:=[.Y214]" office:value-type="float" office:value="21.8605000000006" calcext:value-type="float">
            <text:p>21.8605</text:p>
          </table:table-cell>
          <table:table-cell table:formula="of:=[.Y239]" office:value-type="float" office:value="18.6755000000003" calcext:value-type="float">
            <text:p>18.6755</text:p>
          </table:table-cell>
          <table:table-cell table:formula="of:=[.Y263]" office:value-type="float" office:value="13.6425" calcext:value-type="float">
            <text:p>13.642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2]" office:value-type="float" office:value="43.2165000000031" calcext:value-type="float">
            <text:p>43.2165</text:p>
          </table:table-cell>
          <table:table-cell table:style-name="Default" table:formula="of:=[.Y215]" office:value-type="float" office:value="14.2530000000002" calcext:value-type="float">
            <text:p>14.253</text:p>
          </table:table-cell>
          <table:table-cell table:formula="of:=[.Y240]" office:value-type="float" office:value="13.823" calcext:value-type="float">
            <text:p>13.823</text:p>
          </table:table-cell>
          <table:table-cell table:formula="of:=[.Y264]" office:value-type="float" office:value="14.6300000000002" calcext:value-type="float">
            <text:p>14.63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3]" office:value-type="float" office:value="29.5515000000009" calcext:value-type="float">
            <text:p>29.5515</text:p>
          </table:table-cell>
          <table:table-cell table:style-name="Default" table:formula="of:=[.Y216]" office:value-type="float" office:value="16.0190000000007" calcext:value-type="float">
            <text:p>16.019</text:p>
          </table:table-cell>
          <table:table-cell table:formula="of:=[.Y241]" office:value-type="float" office:value="12.2080000000001" calcext:value-type="float">
            <text:p>12.208</text:p>
          </table:table-cell>
          <table:table-cell table:formula="of:=[.Y265]" office:value-type="float" office:value="9.80950000000001" calcext:value-type="float">
            <text:p>9.809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4]" office:value-type="float" office:value="27.8919999999995" calcext:value-type="float">
            <text:p>27.892</text:p>
          </table:table-cell>
          <table:table-cell table:style-name="Default" table:formula="of:=[.Y217]" office:value-type="float" office:value="13.9770000000001" calcext:value-type="float">
            <text:p>13.977</text:p>
          </table:table-cell>
          <table:table-cell table:formula="of:=[.Y242]" office:value-type="float" office:value="8.29749999999988" calcext:value-type="float">
            <text:p>8.2975</text:p>
          </table:table-cell>
          <table:table-cell table:formula="of:=[.Y266]" office:value-type="float" office:value="9.18049999999996" calcext:value-type="float">
            <text:p>9.180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5]" office:value-type="float" office:value="18.6920000000003" calcext:value-type="float">
            <text:p>18.692</text:p>
          </table:table-cell>
          <table:table-cell table:style-name="Default" table:formula="of:=[.Y218]" office:value-type="float" office:value="8.97599999999988" calcext:value-type="float">
            <text:p>8.976</text:p>
          </table:table-cell>
          <table:table-cell table:formula="of:=[.Y243]" office:value-type="float" office:value="6.21099999999991" calcext:value-type="float">
            <text:p>6.211</text:p>
          </table:table-cell>
          <table:table-cell table:formula="of:=[.Y267]" office:value-type="float" office:value="7.81349999999987" calcext:value-type="float">
            <text:p>7.813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6]" office:value-type="float" office:value="36.5105000000025" calcext:value-type="float">
            <text:p>36.5105</text:p>
          </table:table-cell>
          <table:table-cell table:style-name="Default" table:formula="of:=[.Y219]" office:value-type="float" office:value="7.28749999999992" calcext:value-type="float">
            <text:p>7.2875</text:p>
          </table:table-cell>
          <table:table-cell table:formula="of:=[.Y244]" office:value-type="float" office:value="5.72599999999992" calcext:value-type="float">
            <text:p>5.726</text:p>
          </table:table-cell>
          <table:table-cell table:formula="of:=[.Y268]" office:value-type="float" office:value="6.14449999999991" calcext:value-type="float">
            <text:p>6.144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7]" office:value-type="float" office:value="38.3495000000021" calcext:value-type="float">
            <text:p>38.3495</text:p>
          </table:table-cell>
          <table:table-cell table:style-name="Default" table:formula="of:=[.Y220]" office:value-type="float" office:value="8.0914999999999" calcext:value-type="float">
            <text:p>8.0915</text:p>
          </table:table-cell>
          <table:table-cell table:formula="of:=[.Y245]" office:value-type="float" office:value="4.80449999999994" calcext:value-type="float">
            <text:p>4.8045</text:p>
          </table:table-cell>
          <table:table-cell table:formula="of:=[.Y269]" office:value-type="float" office:value="5.89449999999995" calcext:value-type="float">
            <text:p>5.894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8]" office:value-type="float" office:value="23.5270000000017" calcext:value-type="float">
            <text:p>23.527</text:p>
          </table:table-cell>
          <table:table-cell table:style-name="Default" table:formula="of:=[.Y221]" office:value-type="float" office:value="5.70599999999993" calcext:value-type="float">
            <text:p>5.706</text:p>
          </table:table-cell>
          <table:table-cell table:formula="of:=[.Y246]" office:value-type="float" office:value="6.67049999999991" calcext:value-type="float">
            <text:p>6.6705</text:p>
          </table:table-cell>
          <table:table-cell table:formula="of:=[.Y270]" office:value-type="float" office:value="8.44149999999998" calcext:value-type="float">
            <text:p>8.441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9]" office:value-type="float" office:value="17.6085000000002" calcext:value-type="float">
            <text:p>17.6085</text:p>
          </table:table-cell>
          <table:table-cell table:style-name="Default" table:formula="of:=[.Y222]" office:value-type="float" office:value="6.36499999999997" calcext:value-type="float">
            <text:p>6.365</text:p>
          </table:table-cell>
          <table:table-cell table:formula="of:=[.Y247]" office:value-type="float" office:value="5.45849999999996" calcext:value-type="float">
            <text:p>5.4585</text:p>
          </table:table-cell>
          <table:table-cell table:formula="of:=[.Y271]" office:value-type="float" office:value="6.3695" calcext:value-type="float">
            <text:p>6.369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0]" office:value-type="float" office:value="33.6544999999997" calcext:value-type="float">
            <text:p>33.6545</text:p>
          </table:table-cell>
          <table:table-cell table:style-name="Default" table:formula="of:=[.Y223]" office:value-type="float" office:value="8.76599999999991" calcext:value-type="float">
            <text:p>8.766</text:p>
          </table:table-cell>
          <table:table-cell table:formula="of:=[.Y248]" office:value-type="float" office:value="7.41349999999997" calcext:value-type="float">
            <text:p>7.4135</text:p>
          </table:table-cell>
          <table:table-cell table:formula="of:=[.Y272]" office:value-type="float" office:value="7.22849999999991" calcext:value-type="float">
            <text:p>7.228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1]" office:value-type="float" office:value="18.1890000000005" calcext:value-type="float">
            <text:p>18.189</text:p>
          </table:table-cell>
          <table:table-cell table:style-name="Default" table:formula="of:=[.Y224]" office:value-type="float" office:value="7.23699999999996" calcext:value-type="float">
            <text:p>7.237</text:p>
          </table:table-cell>
          <table:table-cell table:formula="of:=[.Y249]" office:value-type="float" office:value="6.70600000000004" calcext:value-type="float">
            <text:p>6.706</text:p>
          </table:table-cell>
          <table:table-cell table:formula="of:=[.Y273]" office:value-type="float" office:value="5.90549999999993" calcext:value-type="float">
            <text:p>5.905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2]" office:value-type="float" office:value="16.3525000000001" calcext:value-type="float">
            <text:p>16.3525</text:p>
          </table:table-cell>
          <table:table-cell table:style-name="Default" table:formula="of:=[.Y225]" office:value-type="float" office:value="8.17699999999997" calcext:value-type="float">
            <text:p>8.177</text:p>
          </table:table-cell>
          <table:table-cell table:formula="of:=[.Y250]" office:value-type="float" office:value="6.76099999999992" calcext:value-type="float">
            <text:p>6.761</text:p>
          </table:table-cell>
          <table:table-cell table:formula="of:=[.Y274]" office:value-type="float" office:value="6.6569999999999" calcext:value-type="float">
            <text:p>6.657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3]" office:value-type="float" office:value="19.0840000000004" calcext:value-type="float">
            <text:p>19.084</text:p>
          </table:table-cell>
          <table:table-cell table:style-name="Default" table:formula="of:=[.Y226]" office:value-type="float" office:value="5.54299999999993" calcext:value-type="float">
            <text:p>5.543</text:p>
          </table:table-cell>
          <table:table-cell table:formula="of:=[.Y251]" office:value-type="float" office:value="6.23449999999999" calcext:value-type="float">
            <text:p>6.2345</text:p>
          </table:table-cell>
          <table:table-cell table:formula="of:=[.Y275]" office:value-type="float" office:value="5.86299999999992" calcext:value-type="float">
            <text:p>5.863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4]" office:value-type="float" office:value="20.5155000000005" calcext:value-type="float">
            <text:p>20.5155</text:p>
          </table:table-cell>
          <table:table-cell table:style-name="Default" table:formula="of:=[.Y227]" office:value-type="float" office:value="5.63249999999992" calcext:value-type="float">
            <text:p>5.6325</text:p>
          </table:table-cell>
          <table:table-cell table:formula="of:=[.Y252]" office:value-type="float" office:value="5.47249999999995" calcext:value-type="float">
            <text:p>5.4725</text:p>
          </table:table-cell>
          <table:table-cell table:formula="of:=[.Y276]" office:value-type="float" office:value="6.23799999999991" calcext:value-type="float">
            <text:p>6.238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5]" office:value-type="float" office:value="23.8480000000009" calcext:value-type="float">
            <text:p>23.848</text:p>
          </table:table-cell>
          <table:table-cell table:style-name="Default" table:formula="of:=[.Y228]" office:value-type="float" office:value="4.09249999999996" calcext:value-type="float">
            <text:p>4.0925</text:p>
          </table:table-cell>
          <table:table-cell table:formula="of:=[.Y253]" office:value-type="float" office:value="5.67799999999992" calcext:value-type="float">
            <text:p>5.678</text:p>
          </table:table-cell>
          <table:table-cell table:formula="of:=[.Y277]" office:value-type="float" office:value="6.90499999999994" calcext:value-type="float">
            <text:p>6.90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6]" office:value-type="float" office:value="19.1170000000008" calcext:value-type="float">
            <text:p>19.117</text:p>
          </table:table-cell>
          <table:table-cell table:style-name="Default" table:formula="of:=[.Y229]" office:value-type="float" office:value="5.24449999999993" calcext:value-type="float">
            <text:p>5.2445</text:p>
          </table:table-cell>
          <table:table-cell table:formula="of:=[.Y254]" office:value-type="float" office:value="5.53149999999992" calcext:value-type="float">
            <text:p>5.5315</text:p>
          </table:table-cell>
          <table:table-cell table:formula="of:=[.Y278]" office:value-type="float" office:value="5.91349999999992" calcext:value-type="float">
            <text:p>5.913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7]" office:value-type="float" office:value="24.7730000000002" calcext:value-type="float">
            <text:p>24.773</text:p>
          </table:table-cell>
          <table:table-cell table:style-name="Default" table:formula="of:=[.Y230]" office:value-type="float" office:value="5.33999999999997" calcext:value-type="float">
            <text:p>5.34</text:p>
          </table:table-cell>
          <table:table-cell table:formula="of:=[.Y255]" office:value-type="float" office:value="4.85349999999994" calcext:value-type="float">
            <text:p>4.8535</text:p>
          </table:table-cell>
          <table:table-cell table:formula="of:=[.Y279]" office:value-type="float" office:value="5.64349999999996" calcext:value-type="float">
            <text:p>5.643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8]" office:value-type="float" office:value="19.1355000000002" calcext:value-type="float">
            <text:p>19.1355</text:p>
          </table:table-cell>
          <table:table-cell table:style-name="Default" table:formula="of:=[.Y231]" office:value-type="float" office:value="4.95249999999994" calcext:value-type="float">
            <text:p>4.9525</text:p>
          </table:table-cell>
          <table:table-cell table:formula="of:=[.Y256]" office:value-type="float" office:value="5.24299999999993" calcext:value-type="float">
            <text:p>5.243</text:p>
          </table:table-cell>
          <table:table-cell table:formula="of:=[.Y280]" office:value-type="float" office:value="5.19999999999994" calcext:value-type="float">
            <text:p>5.2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9]" office:value-type="float" office:value="19.075" calcext:value-type="float">
            <text:p>19.075</text:p>
          </table:table-cell>
          <table:table-cell table:style-name="Default" table:formula="of:=[.Y232]" office:value-type="float" office:value="5.15799999999994" calcext:value-type="float">
            <text:p>5.158</text:p>
          </table:table-cell>
          <table:table-cell table:formula="of:=[.Y257]" office:value-type="float" office:value="5.16350000000001" calcext:value-type="float">
            <text:p>5.1635</text:p>
          </table:table-cell>
          <table:table-cell table:formula="of:=[.Y281]" office:value-type="float" office:value="6.50049999999994" calcext:value-type="float">
            <text:p>6.500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</table:table>
      <table:table table:name="tau_elig = 0.2s" table:style-name="ta1">
        <table:shapes>
          <draw:frame draw:z-index="0" draw:style-name="gr1" draw:text-style-name="P1" svg:width="159.99mm" svg:height="89.99mm" svg:x="104.46mm" svg:y="460.9mm">
            <loext:p draw:notify-on-update-of-ranges="'tau_elig = 0.2s'.C103:'tau_elig = 0.2s'.C103 'tau_elig = 0.2s'.C104:'tau_elig = 0.2s'.C123 'tau_elig = 0.2s'.D103:'tau_elig = 0.2s'.D103 'tau_elig = 0.2s'.D104:'tau_elig = 0.2s'.D123 'tau_elig = 0.2s'.E103:'tau_elig = 0.2s'.E103 'tau_elig = 0.2s'.E104:'tau_elig = 0.2s'.E123 'tau_elig = 0.2s'.F103:'tau_elig = 0.2s'.F103 'tau_elig = 0.2s'.F104:'tau_elig = 0.2s'.F1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7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2">
          <table:table-cell table:style-name="ce3" table:number-columns-repeated="27"/>
          <table:table-cell table:number-columns-repeated="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2400000000005" calcext:value-type="float">
            <text:p>21.24</text:p>
          </table:table-cell>
          <table:table-cell office:value-type="float" office:value="18.17" calcext:value-type="float">
            <text:p>18.17</text:p>
          </table:table-cell>
          <table:table-cell office:value-type="float" office:value="34.6200000000017" calcext:value-type="float">
            <text:p>34.62</text:p>
          </table:table-cell>
          <table:table-cell office:value-type="float" office:value="9.03999999999985" calcext:value-type="float">
            <text:p>9.04</text:p>
          </table:table-cell>
          <table:table-cell office:value-type="float" office:value="20.7900000000004" calcext:value-type="float">
            <text:p>20.79</text:p>
          </table:table-cell>
          <table:table-cell office:value-type="float" office:value="41.2100000000004" calcext:value-type="float">
            <text:p>41.21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49.1599999999988" calcext:value-type="float">
            <text:p>49.16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13.2199999999998" calcext:value-type="float">
            <text:p>13.22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14.2699999999997" calcext:value-type="float">
            <text:p>14.27</text:p>
          </table:table-cell>
          <table:table-cell office:value-type="float" office:value="35.5600000000015" calcext:value-type="float">
            <text:p>35.56</text:p>
          </table:table-cell>
          <table:table-cell office:value-type="float" office:value="26.0000000000013" calcext:value-type="float">
            <text:p>26</text:p>
          </table:table-cell>
          <table:table-cell office:value-type="float" office:value="16.8199999999998" calcext:value-type="float">
            <text:p>16.82</text:p>
          </table:table-cell>
          <table:table-cell office:value-type="float" office:value="95.3300000000119" calcext:value-type="float">
            <text:p>95.33</text:p>
          </table:table-cell>
          <table:table-cell office:value-type="float" office:value="41.5000000000003" calcext:value-type="float">
            <text:p>41.5</text:p>
          </table:table-cell>
          <table:table-cell office:value-type="float" office:value="36.4700000000013" calcext:value-type="float">
            <text:p>36.47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16.2199999999997" calcext:value-type="float">
            <text:p>16.22</text:p>
          </table:table-cell>
          <table:table-cell table:formula="of:=AVERAGE([.E5:.X5])" office:value-type="float" office:value="26.4285000000008" calcext:value-type="float">
            <text:p>26.4285</text:p>
          </table:table-cell>
          <table:table-cell table:formula="of:=STDEV([.E5:.X5])" office:value-type="float" office:value="20.6822889588903" calcext:value-type="float">
            <text:p>20.682288958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8699999999997" calcext:value-type="float">
            <text:p>14.87</text:p>
          </table:table-cell>
          <table:table-cell office:value-type="float" office:value="59.3399999999968" calcext:value-type="float">
            <text:p>59.34</text:p>
          </table:table-cell>
          <table:table-cell office:value-type="float" office:value="65.7199999999967" calcext:value-type="float">
            <text:p>65.72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40.9800000000004" calcext:value-type="float">
            <text:p>40.98</text:p>
          </table:table-cell>
          <table:table-cell office:value-type="float" office:value="56.9499999999972" calcext:value-type="float">
            <text:p>56.95</text:p>
          </table:table-cell>
          <table:table-cell office:value-type="float" office:value="17.3699999999999" calcext:value-type="float">
            <text:p>17.37</text:p>
          </table:table-cell>
          <table:table-cell office:value-type="float" office:value="21.3400000000005" calcext:value-type="float">
            <text:p>21.34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24.520000000001" calcext:value-type="float">
            <text:p>24.52</text:p>
          </table:table-cell>
          <table:table-cell office:value-type="float" office:value="49.0499999999988" calcext:value-type="float">
            <text:p>49.05</text:p>
          </table:table-cell>
          <table:table-cell office:value-type="float" office:value="20.8000000000005" calcext:value-type="float">
            <text:p>20.8</text:p>
          </table:table-cell>
          <table:table-cell office:value-type="float" office:value="23.4300000000009" calcext:value-type="float">
            <text:p>23.43</text:p>
          </table:table-cell>
          <table:table-cell office:value-type="float" office:value="17.2899999999999" calcext:value-type="float">
            <text:p>17.29</text:p>
          </table:table-cell>
          <table:table-cell office:value-type="float" office:value="15.6199999999997" calcext:value-type="float">
            <text:p>15.62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17.9" calcext:value-type="float">
            <text:p>17.9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16.8099999999998" calcext:value-type="float">
            <text:p>16.81</text:p>
          </table:table-cell>
          <table:table-cell office:value-type="float" office:value="21.6000000000006" calcext:value-type="float">
            <text:p>21.6</text:p>
          </table:table-cell>
          <table:table-cell table:formula="of:=AVERAGE([.E6:.X6])" office:value-type="float" office:value="25.4554999999996" calcext:value-type="float">
            <text:p>25.4555</text:p>
          </table:table-cell>
          <table:table-cell table:formula="of:=STDEV([.E6:.X6])" office:value-type="float" office:value="18.6742666945428" calcext:value-type="float">
            <text:p>18.674266694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71.2799999999996" calcext:value-type="float">
            <text:p>71.28</text:p>
          </table:table-cell>
          <table:table-cell office:value-type="float" office:value="12.9399999999998" calcext:value-type="float">
            <text:p>12.94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38.150000000001" calcext:value-type="float">
            <text:p>38.15</text:p>
          </table:table-cell>
          <table:table-cell office:value-type="float" office:value="31.4600000000021" calcext:value-type="float">
            <text:p>31.46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11.8199999999998" calcext:value-type="float">
            <text:p>11.82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11.2099999999998" calcext:value-type="float">
            <text:p>11.21</text:p>
          </table:table-cell>
          <table:table-cell office:value-type="float" office:value="19.6200000000003" calcext:value-type="float">
            <text:p>19.62</text:p>
          </table:table-cell>
          <table:table-cell office:value-type="float" office:value="20.8400000000005" calcext:value-type="float">
            <text:p>20.84</text:p>
          </table:table-cell>
          <table:table-cell office:value-type="float" office:value="9.56999999999984" calcext:value-type="float">
            <text:p>9.57</text:p>
          </table:table-cell>
          <table:table-cell office:value-type="float" office:value="14.5699999999997" calcext:value-type="float">
            <text:p>14.57</text:p>
          </table:table-cell>
          <table:table-cell office:value-type="float" office:value="110.97000000002" calcext:value-type="float">
            <text:p>110.97</text:p>
          </table:table-cell>
          <table:table-cell office:value-type="float" office:value="1.51" calcext:value-type="float">
            <text:p>1.51</text:p>
          </table:table-cell>
          <table:table-cell office:value-type="float" office:value="13.4899999999998" calcext:value-type="float">
            <text:p>13.49</text:p>
          </table:table-cell>
          <table:table-cell office:value-type="float" office:value="14.3599999999997" calcext:value-type="float">
            <text:p>14.36</text:p>
          </table:table-cell>
          <table:table-cell table:formula="of:=AVERAGE([.E7:.X7])" office:value-type="float" office:value="21.2515000000011" calcext:value-type="float">
            <text:p>21.2515</text:p>
          </table:table-cell>
          <table:table-cell table:formula="of:=STDEV([.E7:.X7])" office:value-type="float" office:value="26.3967093792545" calcext:value-type="float">
            <text:p>26.396709379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5000000000004" calcext:value-type="float">
            <text:p>20.5</text:p>
          </table:table-cell>
          <table:table-cell office:value-type="float" office:value="15.7399999999997" calcext:value-type="float">
            <text:p>15.74</text:p>
          </table:table-cell>
          <table:table-cell office:value-type="float" office:value="11.9999999999998" calcext:value-type="float">
            <text:p>12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39.1500000000008" calcext:value-type="float">
            <text:p>39.15</text:p>
          </table:table-cell>
          <table:table-cell office:value-type="float" office:value="8.87999999999986" calcext:value-type="float">
            <text:p>8.88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17.0799999999999" calcext:value-type="float">
            <text:p>17.08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15.1799999999997" calcext:value-type="float">
            <text:p>15.18</text:p>
          </table:table-cell>
          <table:table-cell office:value-type="float" office:value="8.02999999999987" calcext:value-type="float">
            <text:p>8.03</text:p>
          </table:table-cell>
          <table:table-cell table:formula="of:=AVERAGE([.E8:.X8])" office:value-type="float" office:value="10.463" calcext:value-type="float">
            <text:p>10.463</text:p>
          </table:table-cell>
          <table:table-cell table:formula="of:=STDEV([.E8:.X8])" office:value-type="float" office:value="8.3720110770165" calcext:value-type="float">
            <text:p>8.372011077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14.6699999999997" calcext:value-type="float">
            <text:p>14.67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19.0300000000002" calcext:value-type="float">
            <text:p>19.03</text:p>
          </table:table-cell>
          <table:table-cell office:value-type="float" office:value="23.1100000000008" calcext:value-type="float">
            <text:p>23.11</text:p>
          </table:table-cell>
          <table:table-cell office:value-type="float" office:value="9.26999999999985" calcext:value-type="float">
            <text:p>9.27</text:p>
          </table:table-cell>
          <table:table-cell office:value-type="float" office:value="51.9199999999982" calcext:value-type="float">
            <text:p>51.92</text:p>
          </table:table-cell>
          <table:table-cell office:value-type="float" office:value="15.0199999999997" calcext:value-type="float">
            <text:p>15.02</text:p>
          </table:table-cell>
          <table:table-cell office:value-type="float" office:value="11.1899999999998" calcext:value-type="float">
            <text:p>11.19</text:p>
          </table:table-cell>
          <table:table-cell office:value-type="float" office:value="28.1300000000016" calcext:value-type="float">
            <text:p>28.13</text:p>
          </table:table-cell>
          <table:table-cell office:value-type="float" office:value="17.61" calcext:value-type="float">
            <text:p>17.61</text:p>
          </table:table-cell>
          <table:table-cell office:value-type="float" office:value="1.73" calcext:value-type="float">
            <text:p>1.73</text:p>
          </table:table-cell>
          <table:table-cell office:value-type="float" office:value="28.3900000000016" calcext:value-type="float">
            <text:p>28.39</text:p>
          </table:table-cell>
          <table:table-cell office:value-type="float" office:value="51.2599999999984" calcext:value-type="float">
            <text:p>51.26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23.6000000000009" calcext:value-type="float">
            <text:p>23.6</text:p>
          </table:table-cell>
          <table:table-cell office:value-type="float" office:value="10.9699999999998" calcext:value-type="float">
            <text:p>10.97</text:p>
          </table:table-cell>
          <table:table-cell table:formula="of:=AVERAGE([.E9:.X9])" office:value-type="float" office:value="17.2425" calcext:value-type="float">
            <text:p>17.2425</text:p>
          </table:table-cell>
          <table:table-cell table:formula="of:=STDEV([.E9:.X9])" office:value-type="float" office:value="14.1896640941658" calcext:value-type="float">
            <text:p>14.1896640942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4.6799999999997" calcext:value-type="float">
            <text:p>14.68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6.42999999999991" calcext:value-type="float">
            <text:p>6.43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21.3400000000005" calcext:value-type="float">
            <text:p>21.34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14.2899999999997" calcext:value-type="float">
            <text:p>14.29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2.1399999999998" calcext:value-type="float">
            <text:p>12.14</text:p>
          </table:table-cell>
          <table:table-cell office:value-type="float" office:value="10.8999999999998" calcext:value-type="float">
            <text:p>10.9</text:p>
          </table:table-cell>
          <table:table-cell office:value-type="float" office:value="22.5300000000007" calcext:value-type="float">
            <text:p>22.53</text:p>
          </table:table-cell>
          <table:table-cell table:formula="of:=AVERAGE([.E10:.X10])" office:value-type="float" office:value="8.33999999999997" calcext:value-type="float">
            <text:p>8.34</text:p>
          </table:table-cell>
          <table:table-cell table:formula="of:=STDEV([.E10:.X10])" office:value-type="float" office:value="5.85081730682955" calcext:value-type="float">
            <text:p>5.850817306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2.06" calcext:value-type="float">
            <text:p>2.06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7.4400000000011" calcext:value-type="float">
            <text:p>37.44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23.1300000000008" calcext:value-type="float">
            <text:p>23.13</text:p>
          </table:table-cell>
          <table:table-cell office:value-type="float" office:value="22.8500000000008" calcext:value-type="float">
            <text:p>22.85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56.2699999999974" calcext:value-type="float">
            <text:p>56.27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29.2600000000018" calcext:value-type="float">
            <text:p>29.26</text:p>
          </table:table-cell>
          <table:table-cell office:value-type="float" office:value="16.7699999999998" calcext:value-type="float">
            <text:p>16.77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8.75999999999986" calcext:value-type="float">
            <text:p>8.76</text:p>
          </table:table-cell>
          <table:table-cell table:formula="of:=AVERAGE([.E11:.X11])" office:value-type="float" office:value="14.0255" calcext:value-type="float">
            <text:p>14.0255</text:p>
          </table:table-cell>
          <table:table-cell table:formula="of:=STDEV([.E11:.X11])" office:value-type="float" office:value="13.6680551402087" calcext:value-type="float">
            <text:p>13.668055140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17.91" calcext:value-type="float">
            <text:p>17.91</text:p>
          </table:table-cell>
          <table:table-cell office:value-type="float" office:value="10.8399999999998" calcext:value-type="float">
            <text:p>10.84</text:p>
          </table:table-cell>
          <table:table-cell office:value-type="float" office:value="48.3799999999989" calcext:value-type="float">
            <text:p>48.38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7.1099999999999" calcext:value-type="float">
            <text:p>17.11</text:p>
          </table:table-cell>
          <table:table-cell office:value-type="float" office:value="10.4499999999998" calcext:value-type="float">
            <text:p>10.45</text:p>
          </table:table-cell>
          <table:table-cell office:value-type="float" office:value="38.8100000000008" calcext:value-type="float">
            <text:p>38.81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20.1200000000003" calcext:value-type="float">
            <text:p>20.1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16.6399999999998" calcext:value-type="float">
            <text:p>16.64</text:p>
          </table:table-cell>
          <table:table-cell office:value-type="float" office:value="1.53" calcext:value-type="float">
            <text:p>1.53</text:p>
          </table:table-cell>
          <table:table-cell table:formula="of:=AVERAGE([.E12:.X12])" office:value-type="float" office:value="11.5709999999999" calcext:value-type="float">
            <text:p>11.571</text:p>
          </table:table-cell>
          <table:table-cell table:formula="of:=STDEV([.E12:.X12])" office:value-type="float" office:value="12.4843425727462" calcext:value-type="float">
            <text:p>12.484342572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0.4799999999998" calcext:value-type="float">
            <text:p>10.4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27.0400000000014" calcext:value-type="float">
            <text:p>27.04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30.970000000002" calcext:value-type="float">
            <text:p>30.97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10.9099999999998" calcext:value-type="float">
            <text:p>10.91</text:p>
          </table:table-cell>
          <table:table-cell table:formula="of:=AVERAGE([.E13:.X13])" office:value-type="float" office:value="8.27450000000009" calcext:value-type="float">
            <text:p>8.2745</text:p>
          </table:table-cell>
          <table:table-cell table:formula="of:=STDEV([.E13:.X13])" office:value-type="float" office:value="7.77636870674002" calcext:value-type="float">
            <text:p>7.77636870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2.01" calcext:value-type="float">
            <text:p>2.01</text:p>
          </table:table-cell>
          <table:table-cell office:value-type="float" office:value="1.85" calcext:value-type="float">
            <text:p>1.8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24.330000000001" calcext:value-type="float">
            <text:p>24.33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20.4500000000004" calcext:value-type="float">
            <text:p>20.45</text:p>
          </table:table-cell>
          <table:table-cell office:value-type="float" office:value="9.77999999999984" calcext:value-type="float">
            <text:p>9.78</text:p>
          </table:table-cell>
          <table:table-cell office:value-type="float" office:value="12.0599999999998" calcext:value-type="float">
            <text:p>12.06</text:p>
          </table:table-cell>
          <table:table-cell office:value-type="float" office:value="49.2199999999988" calcext:value-type="float">
            <text:p>49.22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11.4999999999998" calcext:value-type="float">
            <text:p>11.5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3.67999999999997" calcext:value-type="float">
            <text:p>3.68</text:p>
          </table:table-cell>
          <table:table-cell table:formula="of:=AVERAGE([.E14:.X14])" office:value-type="float" office:value="9.33949999999995" calcext:value-type="float">
            <text:p>9.3395</text:p>
          </table:table-cell>
          <table:table-cell table:formula="of:=STDEV([.E14:.X14])" office:value-type="float" office:value="11.1748060032612" calcext:value-type="float">
            <text:p>11.174806003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1.84" calcext:value-type="float">
            <text:p>1.84</text:p>
          </table:table-cell>
          <table:table-cell office:value-type="float" office:value="12.4699999999998" calcext:value-type="float">
            <text:p>12.47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2.14" calcext:value-type="float">
            <text:p>2.14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9.87999999999983" calcext:value-type="float">
            <text:p>9.88</text:p>
          </table:table-cell>
          <table:table-cell office:value-type="float" office:value="16.6599999999998" calcext:value-type="float">
            <text:p>16.66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8.4000000000016" calcext:value-type="float">
            <text:p>28.4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9.17999999999985" calcext:value-type="float">
            <text:p>9.18</text:p>
          </table:table-cell>
          <table:table-cell table:formula="of:=AVERAGE([.E15:.X15])" office:value-type="float" office:value="7.4215" calcext:value-type="float">
            <text:p>7.4215</text:p>
          </table:table-cell>
          <table:table-cell table:formula="of:=STDEV([.E15:.X15])" office:value-type="float" office:value="6.53299421559944" calcext:value-type="float">
            <text:p>6.532994215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15.9499999999997" calcext:value-type="float">
            <text:p>15.9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1.82" calcext:value-type="float">
            <text:p>1.82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30.810000000002" calcext:value-type="float">
            <text:p>30.81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13.0299999999998" calcext:value-type="float">
            <text:p>13.03</text:p>
          </table:table-cell>
          <table:table-cell office:value-type="float" office:value="8.24999999999987" calcext:value-type="float">
            <text:p>8.25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21.2500000000005" calcext:value-type="float">
            <text:p>21.25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2.91999999999998" calcext:value-type="float">
            <text:p>2.92</text:p>
          </table:table-cell>
          <table:table-cell table:formula="of:=AVERAGE([.E16:.X16])" office:value-type="float" office:value="7.55450000000006" calcext:value-type="float">
            <text:p>7.5545</text:p>
          </table:table-cell>
          <table:table-cell table:formula="of:=STDEV([.E16:.X16])" office:value-type="float" office:value="7.48238033825608" calcext:value-type="float">
            <text:p>7.48238033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.38999999999984" calcext:value-type="float">
            <text:p>9.39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2.02" calcext:value-type="float">
            <text:p>2.02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.93" calcext:value-type="float">
            <text:p>1.93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2.17" calcext:value-type="float">
            <text:p>2.17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1.82" calcext:value-type="float">
            <text:p>1.82</text:p>
          </table:table-cell>
          <table:table-cell office:value-type="float" office:value="4.30999999999995" calcext:value-type="float">
            <text:p>4.31</text:p>
          </table:table-cell>
          <table:table-cell table:formula="of:=AVERAGE([.E17:.X17])" office:value-type="float" office:value="4.52599999999995" calcext:value-type="float">
            <text:p>4.526</text:p>
          </table:table-cell>
          <table:table-cell table:formula="of:=STDEV([.E17:.X17])" office:value-type="float" office:value="2.35974664117275" calcext:value-type="float">
            <text:p>2.35974664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66" calcext:value-type="float">
            <text:p>1.66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14.3599999999997" calcext:value-type="float">
            <text:p>14.36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.09" calcext:value-type="float">
            <text:p>2.09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15.1899999999997" calcext:value-type="float">
            <text:p>15.19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5.3499999999997" calcext:value-type="float">
            <text:p>15.35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13.9999999999997" calcext:value-type="float">
            <text:p>14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7.51999999999988" calcext:value-type="float">
            <text:p>7.52</text:p>
          </table:table-cell>
          <table:table-cell table:formula="of:=AVERAGE([.E18:.X18])" office:value-type="float" office:value="6.88399999999989" calcext:value-type="float">
            <text:p>6.884</text:p>
          </table:table-cell>
          <table:table-cell table:formula="of:=STDEV([.E18:.X18])" office:value-type="float" office:value="4.61517451343638" calcext:value-type="float">
            <text:p>4.615174513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.84" calcext:value-type="float">
            <text:p>1.84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16.2999999999997" calcext:value-type="float">
            <text:p>16.3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10.7799999999998" calcext:value-type="float">
            <text:p>10.78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18.17" calcext:value-type="float">
            <text:p>18.17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7.08999999999989" calcext:value-type="float">
            <text:p>7.09</text:p>
          </table:table-cell>
          <table:table-cell table:formula="of:=AVERAGE([.E19:.X19])" office:value-type="float" office:value="6.13299999999993" calcext:value-type="float">
            <text:p>6.133</text:p>
          </table:table-cell>
          <table:table-cell table:formula="of:=STDEV([.E19:.X19])" office:value-type="float" office:value="4.44488600291919" calcext:value-type="float">
            <text:p>4.44488600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7.0099999999999" calcext:value-type="float">
            <text:p>7.01</text:p>
          </table:table-cell>
          <table:table-cell office:value-type="float" office:value="15.6699999999997" calcext:value-type="float">
            <text:p>15.67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13.0499999999998" calcext:value-type="float">
            <text:p>13.05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2.78999999999998" calcext:value-type="float">
            <text:p>2.79</text:p>
          </table:table-cell>
          <table:table-cell table:formula="of:=AVERAGE([.E20:.X20])" office:value-type="float" office:value="5.76549999999992" calcext:value-type="float">
            <text:p>5.7655</text:p>
          </table:table-cell>
          <table:table-cell table:formula="of:=STDEV([.E20:.X20])" office:value-type="float" office:value="3.40617778532811" calcext:value-type="float">
            <text:p>3.406177785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2.15" calcext:value-type="float">
            <text:p>2.15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05" calcext:value-type="float">
            <text:p>2.05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14.2299999999997" calcext:value-type="float">
            <text:p>14.23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7.31999999999989" calcext:value-type="float">
            <text:p>7.32</text:p>
          </table:table-cell>
          <table:table-cell table:formula="of:=AVERAGE([.E21:.X21])" office:value-type="float" office:value="5.13349999999993" calcext:value-type="float">
            <text:p>5.1335</text:p>
          </table:table-cell>
          <table:table-cell table:formula="of:=STDEV([.E21:.X21])" office:value-type="float" office:value="2.94753112567818" calcext:value-type="float">
            <text:p>2.947531125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1.93" calcext:value-type="float">
            <text:p>1.93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15.6799999999997" calcext:value-type="float">
            <text:p>15.68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3.32999999999997" calcext:value-type="float">
            <text:p>3.33</text:p>
          </table:table-cell>
          <table:table-cell table:formula="of:=AVERAGE([.E22:.X22])" office:value-type="float" office:value="5.36849999999993" calcext:value-type="float">
            <text:p>5.3685</text:p>
          </table:table-cell>
          <table:table-cell table:formula="of:=STDEV([.E22:.X22])" office:value-type="float" office:value="3.36521411690714" calcext:value-type="float">
            <text:p>3.365214116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.64" calcext:value-type="float">
            <text:p>1.64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2.7399999999998" calcext:value-type="float">
            <text:p>12.74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9.67999999999984" calcext:value-type="float">
            <text:p>9.68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2.79999999999998" calcext:value-type="float">
            <text:p>2.8</text:p>
          </table:table-cell>
          <table:table-cell table:formula="of:=AVERAGE([.E23:.X23])" office:value-type="float" office:value="4.66749999999994" calcext:value-type="float">
            <text:p>4.6675</text:p>
          </table:table-cell>
          <table:table-cell table:formula="of:=STDEV([.E23:.X23])" office:value-type="float" office:value="2.67487309093933" calcext:value-type="float">
            <text:p>2.674873090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1.61" calcext:value-type="float">
            <text:p>1.61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13.7199999999998" calcext:value-type="float">
            <text:p>13.7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17.65" calcext:value-type="float">
            <text:p>17.65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2.29" calcext:value-type="float">
            <text:p>2.29</text:p>
          </table:table-cell>
          <table:table-cell office:value-type="float" office:value="6.21999999999991" calcext:value-type="float">
            <text:p>6.22</text:p>
          </table:table-cell>
          <table:table-cell table:formula="of:=AVERAGE([.E24:.X24])" office:value-type="float" office:value="5.48499999999994" calcext:value-type="float">
            <text:p>5.485</text:p>
          </table:table-cell>
          <table:table-cell table:formula="of:=STDEV([.E24:.X24])" office:value-type="float" office:value="3.97516964219269" calcext:value-type="float">
            <text:p>3.9751696422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.3899999999991" calcext:value-type="float">
            <text:p>70.39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6.5799999999999" calcext:value-type="float">
            <text:p>6.58</text:p>
          </table:table-cell>
          <table:table-cell office:value-type="float" office:value="27.7400000000015" calcext:value-type="float">
            <text:p>27.74</text:p>
          </table:table-cell>
          <table:table-cell office:value-type="float" office:value="16.5199999999998" calcext:value-type="float">
            <text:p>16.52</text:p>
          </table:table-cell>
          <table:table-cell office:value-type="float" office:value="25.9100000000012" calcext:value-type="float">
            <text:p>25.91</text:p>
          </table:table-cell>
          <table:table-cell office:value-type="float" office:value="11.1699999999998" calcext:value-type="float">
            <text:p>11.17</text:p>
          </table:table-cell>
          <table:table-cell office:value-type="float" office:value="12.6299999999998" calcext:value-type="float">
            <text:p>12.63</text:p>
          </table:table-cell>
          <table:table-cell office:value-type="float" office:value="33.6800000000019" calcext:value-type="float">
            <text:p>33.68</text:p>
          </table:table-cell>
          <table:table-cell office:value-type="float" office:value="33.070000000002" calcext:value-type="float">
            <text:p>33.07</text:p>
          </table:table-cell>
          <table:table-cell office:value-type="float" office:value="70.0399999999989" calcext:value-type="float">
            <text:p>70.04</text:p>
          </table:table-cell>
          <table:table-cell office:value-type="float" office:value="35.9000000000014" calcext:value-type="float">
            <text:p>35.9</text:p>
          </table:table-cell>
          <table:table-cell office:value-type="float" office:value="36.9700000000012" calcext:value-type="float">
            <text:p>36.97</text:p>
          </table:table-cell>
          <table:table-cell office:value-type="float" office:value="19.2000000000002" calcext:value-type="float">
            <text:p>19.2</text:p>
          </table:table-cell>
          <table:table-cell office:value-type="float" office:value="18.7100000000001" calcext:value-type="float">
            <text:p>18.71</text:p>
          </table:table-cell>
          <table:table-cell office:value-type="float" office:value="17.67" calcext:value-type="float">
            <text:p>17.67</text:p>
          </table:table-cell>
          <table:table-cell office:value-type="float" office:value="34.1600000000018" calcext:value-type="float">
            <text:p>34.16</text:p>
          </table:table-cell>
          <table:table-cell office:value-type="float" office:value="24.9100000000011" calcext:value-type="float">
            <text:p>24.91</text:p>
          </table:table-cell>
          <table:table-cell office:value-type="float" office:value="69.6399999999987" calcext:value-type="float">
            <text:p>69.64</text:p>
          </table:table-cell>
          <table:table-cell office:value-type="float" office:value="58.139999999997" calcext:value-type="float">
            <text:p>58.14</text:p>
          </table:table-cell>
          <table:table-cell table:formula="of:=AVERAGE([.E28:.X28])" office:value-type="float" office:value="31.5245000000003" calcext:value-type="float">
            <text:p>31.5245</text:p>
          </table:table-cell>
          <table:table-cell table:formula="of:=STDEV([.E28:.X28])" office:value-type="float" office:value="20.5366754022877" calcext:value-type="float">
            <text:p>20.536675402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7600000000014" calcext:value-type="float">
            <text:p>26.76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41.2400000000004" calcext:value-type="float">
            <text:p>41.24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25.6400000000012" calcext:value-type="float">
            <text:p>25.64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9.69999999999984" calcext:value-type="float">
            <text:p>9.7</text:p>
          </table:table-cell>
          <table:table-cell office:value-type="float" office:value="10.4299999999998" calcext:value-type="float">
            <text:p>10.43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16.6099999999998" calcext:value-type="float">
            <text:p>16.61</text:p>
          </table:table-cell>
          <table:table-cell office:value-type="float" office:value="9.21999999999985" calcext:value-type="float">
            <text:p>9.22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24.480000000001" calcext:value-type="float">
            <text:p>24.48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1.3199999999998" calcext:value-type="float">
            <text:p>11.32</text:p>
          </table:table-cell>
          <table:table-cell table:formula="of:=AVERAGE([.E29:.X29])" office:value-type="float" office:value="12.5070000000001" calcext:value-type="float">
            <text:p>12.507</text:p>
          </table:table-cell>
          <table:table-cell table:formula="of:=STDEV([.E29:.X29])" office:value-type="float" office:value="9.86660988011194" calcext:value-type="float">
            <text:p>9.866609880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10.1299999999998" calcext:value-type="float">
            <text:p>10.13</text:p>
          </table:table-cell>
          <table:table-cell office:value-type="float" office:value="7.92999999999988" calcext:value-type="float">
            <text:p>7.93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13.6399999999998" calcext:value-type="float">
            <text:p>13.64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10.8699999999998" calcext:value-type="float">
            <text:p>10.87</text:p>
          </table:table-cell>
          <table:table-cell office:value-type="float" office:value="12.6099999999998" calcext:value-type="float">
            <text:p>12.61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7.37999999999989" calcext:value-type="float">
            <text:p>7.38</text:p>
          </table:table-cell>
          <table:table-cell table:formula="of:=AVERAGE([.E30:.X30])" office:value-type="float" office:value="6.59499999999991" calcext:value-type="float">
            <text:p>6.595</text:p>
          </table:table-cell>
          <table:table-cell table:formula="of:=STDEV([.E30:.X30])" office:value-type="float" office:value="3.37070740662137" calcext:value-type="float">
            <text:p>3.3707074066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0800000000003" calcext:value-type="float">
            <text:p>20.08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8.16999999999987" calcext:value-type="float">
            <text:p>8.17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15.9799999999997" calcext:value-type="float">
            <text:p>15.98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29.2800000000018" calcext:value-type="float">
            <text:p>29.28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.17" calcext:value-type="float">
            <text:p>2.17</text:p>
          </table:table-cell>
          <table:table-cell office:value-type="float" office:value="3.88999999999996" calcext:value-type="float">
            <text:p>3.89</text:p>
          </table:table-cell>
          <table:table-cell table:formula="of:=AVERAGE([.E31:.X31])" office:value-type="float" office:value="7.35350000000004" calcext:value-type="float">
            <text:p>7.3535</text:p>
          </table:table-cell>
          <table:table-cell table:formula="of:=STDEV([.E31:.X31])" office:value-type="float" office:value="6.79633901062718" calcext:value-type="float">
            <text:p>6.7963390106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1.63" calcext:value-type="float">
            <text:p>1.63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9.69999999999984" calcext:value-type="float">
            <text:p>9.7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10.3499999999998" calcext:value-type="float">
            <text:p>10.35</text:p>
          </table:table-cell>
          <table:table-cell office:value-type="float" office:value="15.0699999999997" calcext:value-type="float">
            <text:p>15.07</text:p>
          </table:table-cell>
          <table:table-cell office:value-type="float" office:value="1.61" calcext:value-type="float">
            <text:p>1.61</text:p>
          </table:table-cell>
          <table:table-cell office:value-type="float" office:value="1.13" calcext:value-type="float">
            <text:p>1.13</text:p>
          </table:table-cell>
          <table:table-cell table:formula="of:=AVERAGE([.E32:.X32])" office:value-type="float" office:value="5.66699999999992" calcext:value-type="float">
            <text:p>5.667</text:p>
          </table:table-cell>
          <table:table-cell table:formula="of:=STDEV([.E32:.X32])" office:value-type="float" office:value="3.37462840059535" calcext:value-type="float">
            <text:p>3.3746284006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14.6899999999997" calcext:value-type="float">
            <text:p>14.69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18.21" calcext:value-type="float">
            <text:p>18.21</text:p>
          </table:table-cell>
          <table:table-cell office:value-type="float" office:value="15.8399999999997" calcext:value-type="float">
            <text:p>15.84</text:p>
          </table:table-cell>
          <table:table-cell office:value-type="float" office:value="7.49999999999988" calcext:value-type="float">
            <text:p>7.5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1.64" calcext:value-type="float">
            <text:p>1.64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11.1199999999998" calcext:value-type="float">
            <text:p>11.12</text:p>
          </table:table-cell>
          <table:table-cell office:value-type="float" office:value="13.1199999999998" calcext:value-type="float">
            <text:p>13.12</text:p>
          </table:table-cell>
          <table:table-cell office:value-type="float" office:value="22.1800000000007" calcext:value-type="float">
            <text:p>22.18</text:p>
          </table:table-cell>
          <table:table-cell table:formula="of:=AVERAGE([.E33:.X33])" office:value-type="float" office:value="8.30999999999994" calcext:value-type="float">
            <text:p>8.31</text:p>
          </table:table-cell>
          <table:table-cell table:formula="of:=STDEV([.E33:.X33])" office:value-type="float" office:value="5.62719243822732" calcext:value-type="float">
            <text:p>5.62719243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2.08" calcext:value-type="float">
            <text:p>2.08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6.6299999999999" calcext:value-type="float">
            <text:p>6.63</text:p>
          </table:table-cell>
          <table:table-cell office:value-type="float" office:value="7.80999999999988" calcext:value-type="float">
            <text:p>7.81</text:p>
          </table:table-cell>
          <table:table-cell office:value-type="float" office:value="9.70999999999984" calcext:value-type="float">
            <text:p>9.71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18.5700000000001" calcext:value-type="float">
            <text:p>18.57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13.0999999999998" calcext:value-type="float">
            <text:p>13.1</text:p>
          </table:table-cell>
          <table:table-cell table:formula="of:=AVERAGE([.E34:.X34])" office:value-type="float" office:value="5.86199999999994" calcext:value-type="float">
            <text:p>5.862</text:p>
          </table:table-cell>
          <table:table-cell table:formula="of:=STDEV([.E34:.X34])" office:value-type="float" office:value="4.04568724238019" calcext:value-type="float">
            <text:p>4.045687242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9.97999999999983" calcext:value-type="float">
            <text:p>9.98</text:p>
          </table:table-cell>
          <table:table-cell office:value-type="float" office:value="7.92999999999988" calcext:value-type="float">
            <text:p>7.93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8.96999999999985" calcext:value-type="float">
            <text:p>8.97</text:p>
          </table:table-cell>
          <table:table-cell office:value-type="float" office:value="15.0499999999997" calcext:value-type="float">
            <text:p>15.05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13.7699999999998" calcext:value-type="float">
            <text:p>13.77</text:p>
          </table:table-cell>
          <table:table-cell office:value-type="float" office:value="1.68" calcext:value-type="float">
            <text:p>1.68</text:p>
          </table:table-cell>
          <table:table-cell table:formula="of:=AVERAGE([.E35:.X35])" office:value-type="float" office:value="6.12399999999992" calcext:value-type="float">
            <text:p>6.124</text:p>
          </table:table-cell>
          <table:table-cell table:formula="of:=STDEV([.E35:.X35])" office:value-type="float" office:value="3.75669143347111" calcext:value-type="float">
            <text:p>3.756691433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9.84999999999983" calcext:value-type="float">
            <text:p>9.85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28.6000000000017" calcext:value-type="float">
            <text:p>28.6</text:p>
          </table:table-cell>
          <table:table-cell office:value-type="float" office:value="10.1599999999998" calcext:value-type="float">
            <text:p>10.16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6.36999999999991" calcext:value-type="float">
            <text:p>6.37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1.62" calcext:value-type="float">
            <text:p>1.62</text:p>
          </table:table-cell>
          <table:table-cell office:value-type="float" office:value="22.8800000000008" calcext:value-type="float">
            <text:p>22.88</text:p>
          </table:table-cell>
          <table:table-cell table:formula="of:=AVERAGE([.E36:.X36])" office:value-type="float" office:value="7.70850000000006" calcext:value-type="float">
            <text:p>7.7085</text:p>
          </table:table-cell>
          <table:table-cell table:formula="of:=STDEV([.E36:.X36])" office:value-type="float" office:value="6.91625870494223" calcext:value-type="float">
            <text:p>6.916258704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1.72" calcext:value-type="float">
            <text:p>1.72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0.0599999999998" calcext:value-type="float">
            <text:p>10.06</text:p>
          </table:table-cell>
          <table:table-cell office:value-type="float" office:value="13.8099999999998" calcext:value-type="float">
            <text:p>13.81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14.1799999999997" calcext:value-type="float">
            <text:p>14.18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16.3799999999998" calcext:value-type="float">
            <text:p>16.38</text:p>
          </table:table-cell>
          <table:table-cell table:formula="of:=AVERAGE([.E37:.X37])" office:value-type="float" office:value="6.50199999999991" calcext:value-type="float">
            <text:p>6.502</text:p>
          </table:table-cell>
          <table:table-cell table:formula="of:=STDEV([.E37:.X37])" office:value-type="float" office:value="4.04160676750687" calcext:value-type="float">
            <text:p>4.04160676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21.7700000000006" calcext:value-type="float">
            <text:p>21.77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1.45" calcext:value-type="float">
            <text:p>1.45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15.1499999999997" calcext:value-type="float">
            <text:p>15.15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9.38999999999984" calcext:value-type="float">
            <text:p>9.39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8.51999999999986" calcext:value-type="float">
            <text:p>8.52</text:p>
          </table:table-cell>
          <table:table-cell table:formula="of:=AVERAGE([.E38:.X38])" office:value-type="float" office:value="6.41999999999996" calcext:value-type="float">
            <text:p>6.42</text:p>
          </table:table-cell>
          <table:table-cell table:formula="of:=STDEV([.E38:.X38])" office:value-type="float" office:value="4.74911515304091" calcext:value-type="float">
            <text:p>4.74911515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9.11999999999985" calcext:value-type="float">
            <text:p>9.12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9.65999999999984" calcext:value-type="float">
            <text:p>9.66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14.0999999999997" calcext:value-type="float">
            <text:p>14.1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2.41999999999999" calcext:value-type="float">
            <text:p>2.42</text:p>
          </table:table-cell>
          <table:table-cell table:formula="of:=AVERAGE([.E39:.X39])" office:value-type="float" office:value="5.89599999999992" calcext:value-type="float">
            <text:p>5.896</text:p>
          </table:table-cell>
          <table:table-cell table:formula="of:=STDEV([.E39:.X39])" office:value-type="float" office:value="2.89735342029668" calcext:value-type="float">
            <text:p>2.89735342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2.01" calcext:value-type="float">
            <text:p>2.01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2.14" calcext:value-type="float">
            <text:p>2.14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1.76" calcext:value-type="float">
            <text:p>1.76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13.5899999999998" calcext:value-type="float">
            <text:p>13.59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6.03999999999992" calcext:value-type="float">
            <text:p>6.04</text:p>
          </table:table-cell>
          <table:table-cell table:formula="of:=AVERAGE([.E40:.X40])" office:value-type="float" office:value="4.77949999999994" calcext:value-type="float">
            <text:p>4.7795</text:p>
          </table:table-cell>
          <table:table-cell table:formula="of:=STDEV([.E40:.X40])" office:value-type="float" office:value="2.73617957820942" calcext:value-type="float">
            <text:p>2.73617957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12.7799999999998" calcext:value-type="float">
            <text:p>12.78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6.04999999999992" calcext:value-type="float">
            <text:p>6.05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9.66999999999984" calcext:value-type="float">
            <text:p>9.67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6.44999999999991" calcext:value-type="float">
            <text:p>6.45</text:p>
          </table:table-cell>
          <table:table-cell table:formula="of:=AVERAGE([.E41:.X41])" office:value-type="float" office:value="4.79499999999994" calcext:value-type="float">
            <text:p>4.795</text:p>
          </table:table-cell>
          <table:table-cell table:formula="of:=STDEV([.E41:.X41])" office:value-type="float" office:value="2.593496928047" calcext:value-type="float">
            <text:p>2.5934969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1.52" calcext:value-type="float">
            <text:p>1.52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5.35999999999993" calcext:value-type="float">
            <text:p>5.36</text:p>
          </table:table-cell>
          <table:table-cell table:formula="of:=AVERAGE([.E42:.X42])" office:value-type="float" office:value="3.86899999999996" calcext:value-type="float">
            <text:p>3.869</text:p>
          </table:table-cell>
          <table:table-cell table:formula="of:=STDEV([.E42:.X42])" office:value-type="float" office:value="1.37754128794745" calcext:value-type="float">
            <text:p>1.377541287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.49" calcext:value-type="float">
            <text:p>1.49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2.14" calcext:value-type="float">
            <text:p>2.14</text:p>
          </table:table-cell>
          <table:table-cell office:value-type="float" office:value="7.77999999999988" calcext:value-type="float">
            <text:p>7.78</text:p>
          </table:table-cell>
          <table:table-cell office:value-type="float" office:value="3.90999999999996" calcext:value-type="float">
            <text:p>3.91</text:p>
          </table:table-cell>
          <table:table-cell/>
          <table:table-cell office:value-type="float" office:value="4.41999999999995" calcext:value-type="float">
            <text:p>4.42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19.8800000000003" calcext:value-type="float">
            <text:p>19.88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7.17999999999989" calcext:value-type="float">
            <text:p>7.18</text:p>
          </table:table-cell>
          <table:table-cell table:formula="of:=AVERAGE([.E43:.X43])" office:value-type="float" office:value="5.45999999999996" calcext:value-type="float">
            <text:p>5.46</text:p>
          </table:table-cell>
          <table:table-cell table:formula="of:=STDEV([.E43:.X43])" office:value-type="float" office:value="3.95740936584646" calcext:value-type="float">
            <text:p>3.95740936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24.8900000000011" calcext:value-type="float">
            <text:p>24.89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3.51999999999997" calcext:value-type="float">
            <text:p>3.52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68999999999994" calcext:value-type="float">
            <text:p>4.69</text:p>
          </table:table-cell>
          <table:table-cell table:formula="of:=AVERAGE([.E44:.X44])" office:value-type="float" office:value="5.16894736842107" calcext:value-type="float">
            <text:p>5.1689473684</text:p>
          </table:table-cell>
          <table:table-cell table:formula="of:=STDEV([.E44:.X44])" office:value-type="float" office:value="5.18908137314095" calcext:value-type="float">
            <text:p>5.18908137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12.3299999999998" calcext:value-type="float">
            <text:p>12.33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2.23" calcext:value-type="float">
            <text:p>2.23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1.16" calcext:value-type="float">
            <text:p>1.16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5.37999999999993" calcext:value-type="float">
            <text:p>5.38</text:p>
          </table:table-cell>
          <table:table-cell table:formula="of:=AVERAGE([.E45:.X45])" office:value-type="float" office:value="4.53149999999995" calcext:value-type="float">
            <text:p>4.5315</text:p>
          </table:table-cell>
          <table:table-cell table:formula="of:=STDEV([.E45:.X45])" office:value-type="float" office:value="2.50046369383966" calcext:value-type="float">
            <text:p>2.50046369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7.30999999999989" calcext:value-type="float">
            <text:p>7.31</text:p>
          </table:table-cell>
          <table:table-cell table:formula="of:=AVERAGE([.E46:.X46])" office:value-type="float" office:value="4.08799999999996" calcext:value-type="float">
            <text:p>4.088</text:p>
          </table:table-cell>
          <table:table-cell table:formula="of:=STDEV([.E46:.X46])" office:value-type="float" office:value="1.37391718129316" calcext:value-type="float">
            <text:p>1.373917181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11.7699999999998" calcext:value-type="float">
            <text:p>11.77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2.29" calcext:value-type="float">
            <text:p>2.29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5.61999999999992" calcext:value-type="float">
            <text:p>5.62</text:p>
          </table:table-cell>
          <table:table-cell table:formula="of:=AVERAGE([.E47:.X47])" office:value-type="float" office:value="5.44999999999993" calcext:value-type="float">
            <text:p>5.45</text:p>
          </table:table-cell>
          <table:table-cell table:formula="of:=STDEV([.E47:.X47])" office:value-type="float" office:value="2.41226689629218" calcext:value-type="float">
            <text:p>2.4122668963</text:p>
          </table:table-cell>
          <table:table-cell table:number-columns-repeated="2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16.1199999999997" calcext:value-type="float">
            <text:p>16.12</text:p>
          </table:table-cell>
          <table:table-cell office:value-type="float" office:value="16.1699999999997" calcext:value-type="float">
            <text:p>16.17</text:p>
          </table:table-cell>
          <table:table-cell office:value-type="float" office:value="18.5900000000001" calcext:value-type="float">
            <text:p>18.59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73.7200000000008" calcext:value-type="float">
            <text:p>73.72</text:p>
          </table:table-cell>
          <table:table-cell office:value-type="float" office:value="14.7699999999997" calcext:value-type="float">
            <text:p>14.77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76.1700000000021" calcext:value-type="float">
            <text:p>76.17</text:p>
          </table:table-cell>
          <table:table-cell office:value-type="float" office:value="67.5499999999977" calcext:value-type="float">
            <text:p>67.55</text:p>
          </table:table-cell>
          <table:table-cell office:value-type="float" office:value="21.9300000000006" calcext:value-type="float">
            <text:p>21.93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23.2200000000008" calcext:value-type="float">
            <text:p>23.22</text:p>
          </table:table-cell>
          <table:table-cell office:value-type="float" office:value="24.7400000000011" calcext:value-type="float">
            <text:p>24.74</text:p>
          </table:table-cell>
          <table:table-cell office:value-type="float" office:value="26.2000000000013" calcext:value-type="float">
            <text:p>26.2</text:p>
          </table:table-cell>
          <table:table-cell office:value-type="float" office:value="25.3500000000012" calcext:value-type="float">
            <text:p>25.35</text:p>
          </table:table-cell>
          <table:table-cell office:value-type="float" office:value="61.5699999999963" calcext:value-type="float">
            <text:p>61.57</text:p>
          </table:table-cell>
          <table:table-cell office:value-type="float" office:value="14.5299999999997" calcext:value-type="float">
            <text:p>14.53</text:p>
          </table:table-cell>
          <table:table-cell office:value-type="float" office:value="16.8299999999998" calcext:value-type="float">
            <text:p>16.83</text:p>
          </table:table-cell>
          <table:table-cell table:formula="of:=AVERAGE([.E53:.X53])" office:value-type="float" office:value="26.551" calcext:value-type="float">
            <text:p>26.551</text:p>
          </table:table-cell>
          <table:table-cell table:formula="of:=STDEV([.E53:.X53])" office:value-type="float" office:value="23.235483051393" calcext:value-type="float">
            <text:p>23.235483051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32.3800000000021" calcext:value-type="float">
            <text:p>32.38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11.0399999999998" calcext:value-type="float">
            <text:p>11.04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22.5000000000007" calcext:value-type="float">
            <text:p>22.5</text:p>
          </table:table-cell>
          <table:table-cell office:value-type="float" office:value="26.2900000000013" calcext:value-type="float">
            <text:p>26.29</text:p>
          </table:table-cell>
          <table:table-cell office:value-type="float" office:value="1.89" calcext:value-type="float">
            <text:p>1.89</text:p>
          </table:table-cell>
          <table:table-cell office:value-type="float" office:value="22.6400000000007" calcext:value-type="float">
            <text:p>22.64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23.9200000000009" calcext:value-type="float">
            <text:p>23.92</text:p>
          </table:table-cell>
          <table:table-cell office:value-type="float" office:value="49.2699999999988" calcext:value-type="float">
            <text:p>49.27</text:p>
          </table:table-cell>
          <table:table-cell office:value-type="float" office:value="11.7199999999998" calcext:value-type="float">
            <text:p>11.72</text:p>
          </table:table-cell>
          <table:table-cell office:value-type="float" office:value="10.8099999999998" calcext:value-type="float">
            <text:p>10.81</text:p>
          </table:table-cell>
          <table:table-cell office:value-type="float" office:value="23.6700000000009" calcext:value-type="float">
            <text:p>23.67</text:p>
          </table:table-cell>
          <table:table-cell office:value-type="float" office:value="17.1599999999999" calcext:value-type="float">
            <text:p>17.16</text:p>
          </table:table-cell>
          <table:table-cell office:value-type="float" office:value="1.74" calcext:value-type="float">
            <text:p>1.74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62.3999999999962" calcext:value-type="float">
            <text:p>62.4</text:p>
          </table:table-cell>
          <table:table-cell office:value-type="float" office:value="4.19999999999996" calcext:value-type="float">
            <text:p>4.2</text:p>
          </table:table-cell>
          <table:table-cell table:formula="of:=AVERAGE([.E54:.X54])" office:value-type="float" office:value="17.7885" calcext:value-type="float">
            <text:p>17.7885</text:p>
          </table:table-cell>
          <table:table-cell table:formula="of:=STDEV([.E54:.X54])" office:value-type="float" office:value="15.977612058917" calcext:value-type="float">
            <text:p>15.977612058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1.98" calcext:value-type="float">
            <text:p>1.98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68.6899999999982" calcext:value-type="float">
            <text:p>68.69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2.11" calcext:value-type="float">
            <text:p>2.11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9.95999999999983" calcext:value-type="float">
            <text:p>9.96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2.02" calcext:value-type="float">
            <text:p>2.02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13.0399999999998" calcext:value-type="float">
            <text:p>13.04</text:p>
          </table:table-cell>
          <table:table-cell table:formula="of:=AVERAGE([.E55:.X55])" office:value-type="float" office:value="9.46299999999985" calcext:value-type="float">
            <text:p>9.463</text:p>
          </table:table-cell>
          <table:table-cell table:formula="of:=STDEV([.E55:.X55])" office:value-type="float" office:value="14.6173592186244" calcext:value-type="float">
            <text:p>14.6173592186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8.06999999999987" calcext:value-type="float">
            <text:p>8.07</text:p>
          </table:table-cell>
          <table:table-cell office:value-type="float" office:value="22.5300000000007" calcext:value-type="float">
            <text:p>22.53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10.7799999999998" calcext:value-type="float">
            <text:p>10.78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10.6499999999998" calcext:value-type="float">
            <text:p>10.65</text:p>
          </table:table-cell>
          <table:table-cell office:value-type="float" office:value="1.51" calcext:value-type="float">
            <text:p>1.51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48.9299999999988" calcext:value-type="float">
            <text:p>48.93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7.44999999999989" calcext:value-type="float">
            <text:p>7.4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0.4699999999998" calcext:value-type="float">
            <text:p>10.47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10.0999999999998" calcext:value-type="float">
            <text:p>10.1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2.85999999999998" calcext:value-type="float">
            <text:p>2.86</text:p>
          </table:table-cell>
          <table:table-cell table:formula="of:=AVERAGE([.E56:.X56])" office:value-type="float" office:value="8.9924999999999" calcext:value-type="float">
            <text:p>8.9925</text:p>
          </table:table-cell>
          <table:table-cell table:formula="of:=STDEV([.E56:.X56])" office:value-type="float" office:value="10.5265323300094" calcext:value-type="float">
            <text:p>10.5265323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9.91999999999983" calcext:value-type="float">
            <text:p>9.92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1.76" calcext:value-type="float">
            <text:p>1.76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9.6600000000003" calcext:value-type="float">
            <text:p>19.66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11.4599999999998" calcext:value-type="float">
            <text:p>11.46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3.99999999999996" calcext:value-type="float">
            <text:p>4</text:p>
          </table:table-cell>
          <table:table-cell table:formula="of:=AVERAGE([.E57:.X57])" office:value-type="float" office:value="5.87949999999995" calcext:value-type="float">
            <text:p>5.8795</text:p>
          </table:table-cell>
          <table:table-cell table:formula="of:=STDEV([.E57:.X57])" office:value-type="float" office:value="4.659314920277" calcext:value-type="float">
            <text:p>4.659314920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1.79" calcext:value-type="float">
            <text:p>1.79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4.5199999999997" calcext:value-type="float">
            <text:p>14.52</text:p>
          </table:table-cell>
          <table:table-cell office:value-type="float" office:value="4.36999999999995" calcext:value-type="float">
            <text:p>4.37</text:p>
          </table:table-cell>
          <table:table-cell table:formula="of:=AVERAGE([.E58:.X58])" office:value-type="float" office:value="5.74799999999992" calcext:value-type="float">
            <text:p>5.748</text:p>
          </table:table-cell>
          <table:table-cell table:formula="of:=STDEV([.E58:.X58])" office:value-type="float" office:value="2.8065367307506" calcext:value-type="float">
            <text:p>2.806536730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13.7299999999998" calcext:value-type="float">
            <text:p>13.73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12.2699999999998" calcext:value-type="float">
            <text:p>12.27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14.9499999999997" calcext:value-type="float">
            <text:p>14.95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7.09999999999989" calcext:value-type="float">
            <text:p>7.1</text:p>
          </table:table-cell>
          <table:table-cell table:formula="of:=AVERAGE([.E59:.X59])" office:value-type="float" office:value="6.00799999999992" calcext:value-type="float">
            <text:p>6.008</text:p>
          </table:table-cell>
          <table:table-cell table:formula="of:=STDEV([.E59:.X59])" office:value-type="float" office:value="3.62807706063339" calcext:value-type="float">
            <text:p>3.628077060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6.0099999999997" calcext:value-type="float">
            <text:p>16.01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85.5200000000069" calcext:value-type="float">
            <text:p>85.52</text:p>
          </table:table-cell>
          <table:table-cell office:value-type="float" office:value="6.19999999999991" calcext:value-type="float">
            <text:p>6.2</text:p>
          </table:table-cell>
          <table:table-cell table:formula="of:=AVERAGE([.E60:.X60])" office:value-type="float" office:value="9.70700000000027" calcext:value-type="float">
            <text:p>9.707</text:p>
          </table:table-cell>
          <table:table-cell table:formula="of:=STDEV([.E60:.X60])" office:value-type="float" office:value="18.1183664013257" calcext:value-type="float">
            <text:p>18.118366401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10.2899999999998" calcext:value-type="float">
            <text:p>10.29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1.56" calcext:value-type="float">
            <text:p>1.56</text:p>
          </table:table-cell>
          <table:table-cell office:value-type="float" office:value="2.1" calcext:value-type="float">
            <text:p>2.1</text:p>
          </table:table-cell>
          <table:table-cell office:value-type="float" office:value="1.62" calcext:value-type="float">
            <text:p>1.62</text:p>
          </table:table-cell>
          <table:table-cell office:value-type="float" office:value="8.74999999999986" calcext:value-type="float">
            <text:p>8.75</text:p>
          </table:table-cell>
          <table:table-cell office:value-type="float" office:value="22.7500000000008" calcext:value-type="float">
            <text:p>22.75</text:p>
          </table:table-cell>
          <table:table-cell office:value-type="float" office:value="4.63999999999995" calcext:value-type="float">
            <text:p>4.64</text:p>
          </table:table-cell>
          <table:table-cell table:formula="of:=AVERAGE([.E61:.X61])" office:value-type="float" office:value="5.38449999999999" calcext:value-type="float">
            <text:p>5.3845</text:p>
          </table:table-cell>
          <table:table-cell table:formula="of:=STDEV([.E61:.X61])" office:value-type="float" office:value="4.69343379515201" calcext:value-type="float">
            <text:p>4.69343379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.4299999999998" calcext:value-type="float">
            <text:p>16.43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1.03" calcext:value-type="float">
            <text:p>1.03</text:p>
          </table:table-cell>
          <table:table-cell office:value-type="float" office:value="1.63" calcext:value-type="float">
            <text:p>1.63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8.62999999999986" calcext:value-type="float">
            <text:p>8.63</text:p>
          </table:table-cell>
          <table:table-cell office:value-type="float" office:value="10.0799999999998" calcext:value-type="float">
            <text:p>10.08</text:p>
          </table:table-cell>
          <table:table-cell office:value-type="float" office:value="1.49" calcext:value-type="float">
            <text:p>1.49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22.5700000000007" calcext:value-type="float">
            <text:p>22.57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2.78999999999998" calcext:value-type="float">
            <text:p>2.79</text:p>
          </table:table-cell>
          <table:table-cell table:formula="of:=AVERAGE([.E62:.X62])" office:value-type="float" office:value="5.77199999999998" calcext:value-type="float">
            <text:p>5.772</text:p>
          </table:table-cell>
          <table:table-cell table:formula="of:=STDEV([.E62:.X62])" office:value-type="float" office:value="5.40854742635754" calcext:value-type="float">
            <text:p>5.408547426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16.0199999999997" calcext:value-type="float">
            <text:p>16.02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10.2199999999998" calcext:value-type="float">
            <text:p>10.22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1.89" calcext:value-type="float">
            <text:p>1.89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4.29999999999995" calcext:value-type="float">
            <text:p>4.3</text:p>
          </table:table-cell>
          <table:table-cell table:formula="of:=AVERAGE([.E63:.X63])" office:value-type="float" office:value="5.56399999999993" calcext:value-type="float">
            <text:p>5.564</text:p>
          </table:table-cell>
          <table:table-cell table:formula="of:=STDEV([.E63:.X63])" office:value-type="float" office:value="3.07839397635907" calcext:value-type="float">
            <text:p>3.078393976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9.53999999999984" calcext:value-type="float">
            <text:p>9.54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2.01" calcext:value-type="float">
            <text:p>2.01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5.19999999999993" calcext:value-type="float">
            <text:p>5.2</text:p>
          </table:table-cell>
          <table:table-cell table:formula="of:=AVERAGE([.E64:.X64])" office:value-type="float" office:value="5.06599999999993" calcext:value-type="float">
            <text:p>5.066</text:p>
          </table:table-cell>
          <table:table-cell table:formula="of:=STDEV([.E64:.X64])" office:value-type="float" office:value="2.87587130961615" calcext:value-type="float">
            <text:p>2.875871309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10.8999999999998" calcext:value-type="float">
            <text:p>10.9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6.43999999999991" calcext:value-type="float">
            <text:p>6.44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1.3699999999998" calcext:value-type="float">
            <text:p>11.37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10.1999999999998" calcext:value-type="float">
            <text:p>10.2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9.15999999999985" calcext:value-type="float">
            <text:p>9.16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13.1299999999998" calcext:value-type="float">
            <text:p>13.13</text:p>
          </table:table-cell>
          <table:table-cell table:formula="of:=AVERAGE([.E65:.X65])" office:value-type="float" office:value="6.5864999999999" calcext:value-type="float">
            <text:p>6.5865</text:p>
          </table:table-cell>
          <table:table-cell table:formula="of:=STDEV([.E65:.X65])" office:value-type="float" office:value="3.00589294027926" calcext:value-type="float">
            <text:p>3.00589294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1.7" calcext:value-type="float">
            <text:p>1.7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10.5799999999998" calcext:value-type="float">
            <text:p>10.58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1.68" calcext:value-type="float">
            <text:p>1.68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1.19" calcext:value-type="float">
            <text:p>1.19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8.26999999999987" calcext:value-type="float">
            <text:p>8.27</text:p>
          </table:table-cell>
          <table:table-cell table:formula="of:=AVERAGE([.E66:.X66])" office:value-type="float" office:value="4.70749999999994" calcext:value-type="float">
            <text:p>4.7075</text:p>
          </table:table-cell>
          <table:table-cell table:formula="of:=STDEV([.E66:.X66])" office:value-type="float" office:value="2.19320931633598" calcext:value-type="float">
            <text:p>2.193209316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2.1" calcext:value-type="float">
            <text:p>2.1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5.8300000000012" calcext:value-type="float">
            <text:p>25.83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2.61999999999999" calcext:value-type="float">
            <text:p>2.62</text:p>
          </table:table-cell>
          <table:table-cell table:formula="of:=AVERAGE([.E67:.X67])" office:value-type="float" office:value="4.87750000000002" calcext:value-type="float">
            <text:p>4.8775</text:p>
          </table:table-cell>
          <table:table-cell table:formula="of:=STDEV([.E67:.X67])" office:value-type="float" office:value="5.21734442937587" calcext:value-type="float">
            <text:p>5.217344429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15" calcext:value-type="float">
            <text:p>2.15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1.94" calcext:value-type="float">
            <text:p>1.94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12.9199999999998" calcext:value-type="float">
            <text:p>12.92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1.92" calcext:value-type="float">
            <text:p>1.92</text:p>
          </table:table-cell>
          <table:table-cell table:formula="of:=AVERAGE([.E68:.X68])" office:value-type="float" office:value="4.40399999999995" calcext:value-type="float">
            <text:p>4.404</text:p>
          </table:table-cell>
          <table:table-cell table:formula="of:=STDEV([.E68:.X68])" office:value-type="float" office:value="2.6072336620297" calcext:value-type="float">
            <text:p>2.60723366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11.3899999999998" calcext:value-type="float">
            <text:p>11.39</text:p>
          </table:table-cell>
          <table:table-cell table:formula="of:=AVERAGE([.E69:.X69])" office:value-type="float" office:value="4.64249999999995" calcext:value-type="float">
            <text:p>4.6425</text:p>
          </table:table-cell>
          <table:table-cell table:formula="of:=STDEV([.E69:.X69])" office:value-type="float" office:value="2.24166497097694" calcext:value-type="float">
            <text:p>2.2416649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15.1899999999997" calcext:value-type="float">
            <text:p>15.19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2.27" calcext:value-type="float">
            <text:p>2.27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4.76999999999994" calcext:value-type="float">
            <text:p>4.77</text:p>
          </table:table-cell>
          <table:table-cell table:formula="of:=AVERAGE([.E70:.X70])" office:value-type="float" office:value="5.30549999999993" calcext:value-type="float">
            <text:p>5.3055</text:p>
          </table:table-cell>
          <table:table-cell table:formula="of:=STDEV([.E70:.X70])" office:value-type="float" office:value="3.0584197415968" calcext:value-type="float">
            <text:p>3.058419741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1.8599999999998" calcext:value-type="float">
            <text:p>11.86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2" calcext:value-type="float">
            <text:p>2</text:p>
          </table:table-cell>
          <table:table-cell office:value-type="float" office:value="2.23" calcext:value-type="float">
            <text:p>2.23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9.85999999999983" calcext:value-type="float">
            <text:p>9.86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6.37999999999991" calcext:value-type="float">
            <text:p>6.38</text:p>
          </table:table-cell>
          <table:table-cell table:formula="of:=AVERAGE([.E71:.X71])" office:value-type="float" office:value="5.12549999999994" calcext:value-type="float">
            <text:p>5.1255</text:p>
          </table:table-cell>
          <table:table-cell table:formula="of:=STDEV([.E71:.X71])" office:value-type="float" office:value="2.64234041991878" calcext:value-type="float">
            <text:p>2.642340419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.73" calcext:value-type="float">
            <text:p>1.73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1.63" calcext:value-type="float">
            <text:p>1.63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4.14999999999996" calcext:value-type="float">
            <text:p>4.15</text:p>
          </table:table-cell>
          <table:table-cell table:formula="of:=AVERAGE([.E72:.X72])" office:value-type="float" office:value="3.68499999999997" calcext:value-type="float">
            <text:p>3.685</text:p>
          </table:table-cell>
          <table:table-cell table:formula="of:=STDEV([.E72:.X72])" office:value-type="float" office:value="1.48266651678653" calcext:value-type="float">
            <text:p>1.4826665168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3799999999997" calcext:value-type="float">
            <text:p>15.38</text:p>
          </table:table-cell>
          <table:table-cell office:value-type="float" office:value="59.2199999999968" calcext:value-type="float">
            <text:p>59.22</text:p>
          </table:table-cell>
          <table:table-cell office:value-type="float" office:value="35.5900000000015" calcext:value-type="float">
            <text:p>35.59</text:p>
          </table:table-cell>
          <table:table-cell office:value-type="float" office:value="37.0300000000012" calcext:value-type="float">
            <text:p>37.03</text:p>
          </table:table-cell>
          <table:table-cell office:value-type="float" office:value="89.1800000000087" calcext:value-type="float">
            <text:p>89.18</text:p>
          </table:table-cell>
          <table:table-cell office:value-type="float" office:value="18.6500000000001" calcext:value-type="float">
            <text:p>18.65</text:p>
          </table:table-cell>
          <table:table-cell office:value-type="float" office:value="134.210000000023" calcext:value-type="float">
            <text:p>134.21</text:p>
          </table:table-cell>
          <table:table-cell office:value-type="float" office:value="12.0699999999998" calcext:value-type="float">
            <text:p>12.07</text:p>
          </table:table-cell>
          <table:table-cell office:value-type="float" office:value="17.0699999999999" calcext:value-type="float">
            <text:p>17.07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15.6899999999997" calcext:value-type="float">
            <text:p>15.69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29.5400000000018" calcext:value-type="float">
            <text:p>29.54</text:p>
          </table:table-cell>
          <table:table-cell office:value-type="float" office:value="29.2900000000018" calcext:value-type="float">
            <text:p>29.29</text:p>
          </table:table-cell>
          <table:table-cell office:value-type="float" office:value="12.6499999999998" calcext:value-type="float">
            <text:p>12.65</text:p>
          </table:table-cell>
          <table:table-cell office:value-type="float" office:value="75.7000000000018" calcext:value-type="float">
            <text:p>75.7</text:p>
          </table:table-cell>
          <table:table-cell office:value-type="float" office:value="32.880000000002" calcext:value-type="float">
            <text:p>32.88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26.5500000000014" calcext:value-type="float">
            <text:p>26.55</text:p>
          </table:table-cell>
          <table:table-cell office:value-type="float" office:value="10.4599999999998" calcext:value-type="float">
            <text:p>10.46</text:p>
          </table:table-cell>
          <table:table-cell table:formula="of:=AVERAGE([.E77:.X77])" office:value-type="float" office:value="33.9225000000019" calcext:value-type="float">
            <text:p>33.9225</text:p>
          </table:table-cell>
          <table:table-cell table:formula="of:=STDEV([.E77:.X77])" office:value-type="float" office:value="32.5631237792607" calcext:value-type="float">
            <text:p>32.563123779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9199999999997" calcext:value-type="float">
            <text:p>13.92</text:p>
          </table:table-cell>
          <table:table-cell office:value-type="float" office:value="12.9099999999998" calcext:value-type="float">
            <text:p>12.91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0.8899999999998" calcext:value-type="float">
            <text:p>10.89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8.08999999999987" calcext:value-type="float">
            <text:p>8.09</text:p>
          </table:table-cell>
          <table:table-cell office:value-type="float" office:value="10.5099999999998" calcext:value-type="float">
            <text:p>10.51</text:p>
          </table:table-cell>
          <table:table-cell office:value-type="float" office:value="21.3100000000005" calcext:value-type="float">
            <text:p>21.31</text:p>
          </table:table-cell>
          <table:table-cell office:value-type="float" office:value="15.9299999999997" calcext:value-type="float">
            <text:p>15.93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22.2000000000007" calcext:value-type="float">
            <text:p>22.2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9.0500000000002" calcext:value-type="float">
            <text:p>19.05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13.6399999999998" calcext:value-type="float">
            <text:p>13.64</text:p>
          </table:table-cell>
          <table:table-cell office:value-type="float" office:value="13.6799999999998" calcext:value-type="float">
            <text:p>13.68</text:p>
          </table:table-cell>
          <table:table-cell office:value-type="float" office:value="25.6300000000012" calcext:value-type="float">
            <text:p>25.63</text:p>
          </table:table-cell>
          <table:table-cell office:value-type="float" office:value="8.74999999999986" calcext:value-type="float">
            <text:p>8.75</text:p>
          </table:table-cell>
          <table:table-cell table:formula="of:=AVERAGE([.E78:.X78])" office:value-type="float" office:value="12.603" calcext:value-type="float">
            <text:p>12.603</text:p>
          </table:table-cell>
          <table:table-cell table:formula="of:=STDEV([.E78:.X78])" office:value-type="float" office:value="6.25695495134504" calcext:value-type="float">
            <text:p>6.256954951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71.5899999999997" calcext:value-type="float">
            <text:p>71.59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9.51999999999984" calcext:value-type="float">
            <text:p>9.52</text:p>
          </table:table-cell>
          <table:table-cell office:value-type="float" office:value="23.1100000000008" calcext:value-type="float">
            <text:p>23.11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3.6299999999998" calcext:value-type="float">
            <text:p>13.63</text:p>
          </table:table-cell>
          <table:table-cell office:value-type="float" office:value="24.580000000001" calcext:value-type="float">
            <text:p>24.58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14.9199999999997" calcext:value-type="float">
            <text:p>14.92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18.8100000000001" calcext:value-type="float">
            <text:p>18.81</text:p>
          </table:table-cell>
          <table:table-cell office:value-type="float" office:value="25.8100000000012" calcext:value-type="float">
            <text:p>25.81</text:p>
          </table:table-cell>
          <table:table-cell table:formula="of:=AVERAGE([.E79:.X79])" office:value-type="float" office:value="13.8280000000001" calcext:value-type="float">
            <text:p>13.828</text:p>
          </table:table-cell>
          <table:table-cell table:formula="of:=STDEV([.E79:.X79])" office:value-type="float" office:value="15.3789670449099" calcext:value-type="float">
            <text:p>15.378967044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2.1799999999998" calcext:value-type="float">
            <text:p>12.18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11.3999999999998" calcext:value-type="float">
            <text:p>11.4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2.23" calcext:value-type="float">
            <text:p>2.23</text:p>
          </table:table-cell>
          <table:table-cell office:value-type="float" office:value="34.7800000000016" calcext:value-type="float">
            <text:p>34.78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10.4699999999998" calcext:value-type="float">
            <text:p>10.47</text:p>
          </table:table-cell>
          <table:table-cell office:value-type="float" office:value="2.13" calcext:value-type="float">
            <text:p>2.13</text:p>
          </table:table-cell>
          <table:table-cell office:value-type="float" office:value="13.3699999999998" calcext:value-type="float">
            <text:p>13.37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14.9899999999997" calcext:value-type="float">
            <text:p>14.99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12.2599999999998" calcext:value-type="float">
            <text:p>12.26</text:p>
          </table:table-cell>
          <table:table-cell table:formula="of:=AVERAGE([.E80:.X80])" office:value-type="float" office:value="9.48999999999999" calcext:value-type="float">
            <text:p>9.49</text:p>
          </table:table-cell>
          <table:table-cell table:formula="of:=STDEV([.E80:.X80])" office:value-type="float" office:value="7.72120934078431" calcext:value-type="float">
            <text:p>7.7212093408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26.3200000000013" calcext:value-type="float">
            <text:p>26.32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4.8800000000011" calcext:value-type="float">
            <text:p>24.88</text:p>
          </table:table-cell>
          <table:table-cell office:value-type="float" office:value="12.2799999999998" calcext:value-type="float">
            <text:p>12.28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7.81999999999988" calcext:value-type="float">
            <text:p>7.82</text:p>
          </table:table-cell>
          <table:table-cell office:value-type="float" office:value="8.19999999999987" calcext:value-type="float">
            <text:p>8.2</text:p>
          </table:table-cell>
          <table:table-cell office:value-type="float" office:value="26.3700000000013" calcext:value-type="float">
            <text:p>26.37</text:p>
          </table:table-cell>
          <table:table-cell office:value-type="float" office:value="21.2500000000005" calcext:value-type="float">
            <text:p>21.25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2.01" calcext:value-type="float">
            <text:p>2.01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32.0100000000022" calcext:value-type="float">
            <text:p>32.01</text:p>
          </table:table-cell>
          <table:table-cell table:formula="of:=AVERAGE([.E81:.X81])" office:value-type="float" office:value="10.7090000000003" calcext:value-type="float">
            <text:p>10.709</text:p>
          </table:table-cell>
          <table:table-cell table:formula="of:=STDEV([.E81:.X81])" office:value-type="float" office:value="9.62557935371937" calcext:value-type="float">
            <text:p>9.6255793537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16.3099999999997" calcext:value-type="float">
            <text:p>16.31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1.98" calcext:value-type="float">
            <text:p>1.98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21.3900000000005" calcext:value-type="float">
            <text:p>21.39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.33" calcext:value-type="float">
            <text:p>1.33</text:p>
          </table:table-cell>
          <table:table-cell office:value-type="float" office:value="13.9399999999997" calcext:value-type="float">
            <text:p>13.94</text:p>
          </table:table-cell>
          <table:table-cell office:value-type="float" office:value="13.8899999999998" calcext:value-type="float">
            <text:p>13.89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29.2400000000018" calcext:value-type="float">
            <text:p>29.24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6.8499999999999" calcext:value-type="float">
            <text:p>6.85</text:p>
          </table:table-cell>
          <table:table-cell table:formula="of:=AVERAGE([.E82:.X82])" office:value-type="float" office:value="8.82850000000002" calcext:value-type="float">
            <text:p>8.8285</text:p>
          </table:table-cell>
          <table:table-cell table:formula="of:=STDEV([.E82:.X82])" office:value-type="float" office:value="7.04528455590606" calcext:value-type="float">
            <text:p>7.04528455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2.03" calcext:value-type="float">
            <text:p>2.03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10.0899999999998" calcext:value-type="float">
            <text:p>10.09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23.2300000000008" calcext:value-type="float">
            <text:p>23.23</text:p>
          </table:table-cell>
          <table:table-cell office:value-type="float" office:value="2.14" calcext:value-type="float">
            <text:p>2.14</text:p>
          </table:table-cell>
          <table:table-cell office:value-type="float" office:value="9.58999999999984" calcext:value-type="float">
            <text:p>9.59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24.430000000001" calcext:value-type="float">
            <text:p>24.43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3.35999999999997" calcext:value-type="float">
            <text:p>3.36</text:p>
          </table:table-cell>
          <table:table-cell table:formula="of:=AVERAGE([.E83:.X83])" office:value-type="float" office:value="7.64950000000002" calcext:value-type="float">
            <text:p>7.6495</text:p>
          </table:table-cell>
          <table:table-cell table:formula="of:=STDEV([.E83:.X83])" office:value-type="float" office:value="6.24875943477481" calcext:value-type="float">
            <text:p>6.248759434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17.93" calcext:value-type="float">
            <text:p>17.93</text:p>
          </table:table-cell>
          <table:table-cell office:value-type="float" office:value="8.89999999999986" calcext:value-type="float">
            <text:p>8.9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11.1799999999998" calcext:value-type="float">
            <text:p>11.18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2.32999999999999" calcext:value-type="float">
            <text:p>2.33</text:p>
          </table:table-cell>
          <table:table-cell table:formula="of:=AVERAGE([.E84:.X84])" office:value-type="float" office:value="6.54299999999992" calcext:value-type="float">
            <text:p>6.543</text:p>
          </table:table-cell>
          <table:table-cell table:formula="of:=STDEV([.E84:.X84])" office:value-type="float" office:value="3.63631262045551" calcext:value-type="float">
            <text:p>3.636312620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24.140000000001" calcext:value-type="float">
            <text:p>24.14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15.4099999999997" calcext:value-type="float">
            <text:p>15.41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10.1999999999998" calcext:value-type="float">
            <text:p>10.2</text:p>
          </table:table-cell>
          <table:table-cell table:formula="of:=AVERAGE([.E85:.X85])" office:value-type="float" office:value="6.13199999999999" calcext:value-type="float">
            <text:p>6.132</text:p>
          </table:table-cell>
          <table:table-cell table:formula="of:=STDEV([.E85:.X85])" office:value-type="float" office:value="5.19900456059179" calcext:value-type="float">
            <text:p>5.199004560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2.19" calcext:value-type="float">
            <text:p>2.19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10.0099999999998" calcext:value-type="float">
            <text:p>10.01</text:p>
          </table:table-cell>
          <table:table-cell office:value-type="float" office:value="14.0399999999997" calcext:value-type="float">
            <text:p>14.04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12.6399999999998" calcext:value-type="float">
            <text:p>12.64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1.9" calcext:value-type="float">
            <text:p>1.9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8.84999999999986" calcext:value-type="float">
            <text:p>8.85</text:p>
          </table:table-cell>
          <table:table-cell table:formula="of:=AVERAGE([.E86:.X86])" office:value-type="float" office:value="5.84699999999992" calcext:value-type="float">
            <text:p>5.847</text:p>
          </table:table-cell>
          <table:table-cell table:formula="of:=STDEV([.E86:.X86])" office:value-type="float" office:value="3.54284913593557" calcext:value-type="float">
            <text:p>3.54284913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.6700000000001" calcext:value-type="float">
            <text:p>18.67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12.1999999999998" calcext:value-type="float">
            <text:p>12.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12.7599999999998" calcext:value-type="float">
            <text:p>12.76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1.58" calcext:value-type="float">
            <text:p>1.5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11.3199999999998" calcext:value-type="float">
            <text:p>11.32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2.99999999999998" calcext:value-type="float">
            <text:p>3</text:p>
          </table:table-cell>
          <table:table-cell table:formula="of:=AVERAGE([.E87:.X87])" office:value-type="float" office:value="6.39149999999993" calcext:value-type="float">
            <text:p>6.3915</text:p>
          </table:table-cell>
          <table:table-cell table:formula="of:=STDEV([.E87:.X87])" office:value-type="float" office:value="4.37288809177158" calcext:value-type="float">
            <text:p>4.372888091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2.11" calcext:value-type="float">
            <text:p>2.11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6.47999999999991" calcext:value-type="float">
            <text:p>6.4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8.94999999999985" calcext:value-type="float">
            <text:p>8.95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3.51999999999997" calcext:value-type="float">
            <text:p>3.52</text:p>
          </table:table-cell>
          <table:table-cell table:formula="of:=AVERAGE([.E88:.X88])" office:value-type="float" office:value="5.03249999999994" calcext:value-type="float">
            <text:p>5.0325</text:p>
          </table:table-cell>
          <table:table-cell table:formula="of:=STDEV([.E88:.X88])" office:value-type="float" office:value="1.7136015473726" calcext:value-type="float">
            <text:p>1.713601547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.82999999999988" calcext:value-type="float">
            <text:p>7.83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61999999999988" calcext:value-type="float">
            <text:p>7.62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8.62999999999986" calcext:value-type="float">
            <text:p>8.63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21.9500000000006" calcext:value-type="float">
            <text:p>21.9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11.2299999999998" calcext:value-type="float">
            <text:p>11.23</text:p>
          </table:table-cell>
          <table:table-cell office:value-type="float" office:value="9.15999999999985" calcext:value-type="float">
            <text:p>9.16</text:p>
          </table:table-cell>
          <table:table-cell office:value-type="float" office:value="10.1199999999998" calcext:value-type="float">
            <text:p>10.12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27.6700000000015" calcext:value-type="float">
            <text:p>27.67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2.86999999999998" calcext:value-type="float">
            <text:p>2.87</text:p>
          </table:table-cell>
          <table:table-cell table:formula="of:=AVERAGE([.E89:.X89])" office:value-type="float" office:value="7.90200000000003" calcext:value-type="float">
            <text:p>7.902</text:p>
          </table:table-cell>
          <table:table-cell table:formula="of:=STDEV([.E89:.X89])" office:value-type="float" office:value="6.45699424940476" calcext:value-type="float">
            <text:p>6.456994249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17.7" calcext:value-type="float">
            <text:p>17.7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2.26" calcext:value-type="float">
            <text:p>2.26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2.44999999999999" calcext:value-type="float">
            <text:p>2.45</text:p>
          </table:table-cell>
          <table:table-cell table:formula="of:=AVERAGE([.E90:.X90])" office:value-type="float" office:value="5.37749999999995" calcext:value-type="float">
            <text:p>5.3775</text:p>
          </table:table-cell>
          <table:table-cell table:formula="of:=STDEV([.E90:.X90])" office:value-type="float" office:value="3.49171783239318" calcext:value-type="float">
            <text:p>3.491717832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2.29" calcext:value-type="float">
            <text:p>2.29</text:p>
          </table:table-cell>
          <table:table-cell office:value-type="float" office:value="19.1700000000002" calcext:value-type="float">
            <text:p>19.17</text:p>
          </table:table-cell>
          <table:table-cell office:value-type="float" office:value="1.97" calcext:value-type="float">
            <text:p>1.97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3.6700000000009" calcext:value-type="float">
            <text:p>23.67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9.16999999999985" calcext:value-type="float">
            <text:p>9.17</text:p>
          </table:table-cell>
          <table:table-cell table:formula="of:=AVERAGE([.E91:.X91])" office:value-type="float" office:value="6.16300000000001" calcext:value-type="float">
            <text:p>6.163</text:p>
          </table:table-cell>
          <table:table-cell table:formula="of:=STDEV([.E91:.X91])" office:value-type="float" office:value="5.56036074179988" calcext:value-type="float">
            <text:p>5.560360741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11.6499999999998" calcext:value-type="float">
            <text:p>11.65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22.8100000000008" calcext:value-type="float">
            <text:p>22.81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21.9800000000006" calcext:value-type="float">
            <text:p>21.98</text:p>
          </table:table-cell>
          <table:table-cell office:value-type="float" office:value="9.34999999999985" calcext:value-type="float">
            <text:p>9.35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7.0099999999999" calcext:value-type="float">
            <text:p>7.01</text:p>
          </table:table-cell>
          <table:table-cell office:value-type="float" office:value="5.49999999999993" calcext:value-type="float">
            <text:p>5.5</text:p>
          </table:table-cell>
          <table:table-cell table:formula="of:=AVERAGE([.E92:.X92])" office:value-type="float" office:value="7.02550000000001" calcext:value-type="float">
            <text:p>7.0255</text:p>
          </table:table-cell>
          <table:table-cell table:formula="of:=STDEV([.E92:.X92])" office:value-type="float" office:value="5.83660993439839" calcext:value-type="float">
            <text:p>5.836609934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17.78" calcext:value-type="float">
            <text:p>17.78</text:p>
          </table:table-cell>
          <table:table-cell office:value-type="float" office:value="2.26" calcext:value-type="float">
            <text:p>2.26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33.3600000000019" calcext:value-type="float">
            <text:p>33.36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40.3700000000005" calcext:value-type="float">
            <text:p>40.37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1.86" calcext:value-type="float">
            <text:p>1.86</text:p>
          </table:table-cell>
          <table:table-cell office:value-type="float" office:value="3.63999999999997" calcext:value-type="float">
            <text:p>3.64</text:p>
          </table:table-cell>
          <table:table-cell table:formula="of:=AVERAGE([.E93:.X93])" office:value-type="float" office:value="8.14750000000008" calcext:value-type="float">
            <text:p>8.1475</text:p>
          </table:table-cell>
          <table:table-cell table:formula="of:=STDEV([.E93:.X93])" office:value-type="float" office:value="10.4400009452514" calcext:value-type="float">
            <text:p>10.440000945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23.4900000000009" calcext:value-type="float">
            <text:p>23.49</text:p>
          </table:table-cell>
          <table:table-cell office:value-type="float" office:value="6.42999999999991" calcext:value-type="float">
            <text:p>6.43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4.00999999999996" calcext:value-type="float">
            <text:p>4.01</text:p>
          </table:table-cell>
          <table:table-cell table:formula="of:=AVERAGE([.E94:.X94])" office:value-type="float" office:value="5.297" calcext:value-type="float">
            <text:p>5.297</text:p>
          </table:table-cell>
          <table:table-cell table:formula="of:=STDEV([.E94:.X94])" office:value-type="float" office:value="4.5119188355897" calcext:value-type="float">
            <text:p>4.511918835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14.2699999999997" calcext:value-type="float">
            <text:p>14.27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12.4499999999998" calcext:value-type="float">
            <text:p>12.45</text:p>
          </table:table-cell>
          <table:table-cell office:value-type="float" office:value="10.8999999999998" calcext:value-type="float">
            <text:p>10.9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1.82" calcext:value-type="float">
            <text:p>1.82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7.35999999999989" calcext:value-type="float">
            <text:p>7.36</text:p>
          </table:table-cell>
          <table:table-cell table:formula="of:=AVERAGE([.E95:.X95])" office:value-type="float" office:value="5.84899999999992" calcext:value-type="float">
            <text:p>5.849</text:p>
          </table:table-cell>
          <table:table-cell table:formula="of:=STDEV([.E95:.X95])" office:value-type="float" office:value="3.31605329777489" calcext:value-type="float">
            <text:p>3.316053297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12.4399999999998" calcext:value-type="float">
            <text:p>12.44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13.9099999999997" calcext:value-type="float">
            <text:p>13.91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24.210000000001" calcext:value-type="float">
            <text:p>24.21</text:p>
          </table:table-cell>
          <table:table-cell table:formula="of:=AVERAGE([.E96:.X96])" office:value-type="float" office:value="7.04149999999996" calcext:value-type="float">
            <text:p>7.0415</text:p>
          </table:table-cell>
          <table:table-cell table:formula="of:=STDEV([.E96:.X96])" office:value-type="float" office:value="5.56337958155134" calcext:value-type="float">
            <text:p>5.5633795816</text:p>
          </table:table-cell>
          <table:table-cell table:number-columns-repeated="25"/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5]" office:value-type="float" office:value="26.4285000000008" calcext:value-type="float">
            <text:p>26.4285</text:p>
          </table:table-cell>
          <table:table-cell table:style-name="Default" table:formula="of:=[.Y28]" office:value-type="float" office:value="31.5245000000003" calcext:value-type="float">
            <text:p>31.5245</text:p>
          </table:table-cell>
          <table:table-cell table:style-name="Default" table:formula="of:=[.Y53]" office:value-type="float" office:value="26.551" calcext:value-type="float">
            <text:p>26.551</text:p>
          </table:table-cell>
          <table:table-cell table:formula="of:=[.Y77]" office:value-type="float" office:value="33.9225000000019" calcext:value-type="float">
            <text:p>33.922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6]" office:value-type="float" office:value="25.4554999999996" calcext:value-type="float">
            <text:p>25.4555</text:p>
          </table:table-cell>
          <table:table-cell table:style-name="Default" table:formula="of:=[.Y29]" office:value-type="float" office:value="12.5070000000001" calcext:value-type="float">
            <text:p>12.507</text:p>
          </table:table-cell>
          <table:table-cell table:style-name="Default" table:formula="of:=[.Y54]" office:value-type="float" office:value="17.7885" calcext:value-type="float">
            <text:p>17.7885</text:p>
          </table:table-cell>
          <table:table-cell table:formula="of:=[.Y78]" office:value-type="float" office:value="12.603" calcext:value-type="float">
            <text:p>12.603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7]" office:value-type="float" office:value="21.2515000000011" calcext:value-type="float">
            <text:p>21.2515</text:p>
          </table:table-cell>
          <table:table-cell table:style-name="Default" table:formula="of:=[.Y30]" office:value-type="float" office:value="6.59499999999991" calcext:value-type="float">
            <text:p>6.595</text:p>
          </table:table-cell>
          <table:table-cell table:style-name="Default" table:formula="of:=[.Y55]" office:value-type="float" office:value="9.46299999999985" calcext:value-type="float">
            <text:p>9.463</text:p>
          </table:table-cell>
          <table:table-cell table:formula="of:=[.Y79]" office:value-type="float" office:value="13.8280000000001" calcext:value-type="float">
            <text:p>13.828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8]" office:value-type="float" office:value="10.463" calcext:value-type="float">
            <text:p>10.463</text:p>
          </table:table-cell>
          <table:table-cell table:style-name="Default" table:formula="of:=[.Y31]" office:value-type="float" office:value="7.35350000000004" calcext:value-type="float">
            <text:p>7.3535</text:p>
          </table:table-cell>
          <table:table-cell table:style-name="Default" table:formula="of:=[.Y56]" office:value-type="float" office:value="8.9924999999999" calcext:value-type="float">
            <text:p>8.9925</text:p>
          </table:table-cell>
          <table:table-cell table:formula="of:=[.Y80]" office:value-type="float" office:value="9.48999999999999" calcext:value-type="float">
            <text:p>9.49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9]" office:value-type="float" office:value="17.2425" calcext:value-type="float">
            <text:p>17.2425</text:p>
          </table:table-cell>
          <table:table-cell table:style-name="Default" table:formula="of:=[.Y32]" office:value-type="float" office:value="5.66699999999992" calcext:value-type="float">
            <text:p>5.667</text:p>
          </table:table-cell>
          <table:table-cell table:style-name="Default" table:formula="of:=[.Y57]" office:value-type="float" office:value="5.87949999999995" calcext:value-type="float">
            <text:p>5.8795</text:p>
          </table:table-cell>
          <table:table-cell table:formula="of:=[.Y81]" office:value-type="float" office:value="10.7090000000003" calcext:value-type="float">
            <text:p>10.709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0]" office:value-type="float" office:value="8.33999999999997" calcext:value-type="float">
            <text:p>8.34</text:p>
          </table:table-cell>
          <table:table-cell table:style-name="Default" table:formula="of:=[.Y33]" office:value-type="float" office:value="8.30999999999994" calcext:value-type="float">
            <text:p>8.31</text:p>
          </table:table-cell>
          <table:table-cell table:style-name="Default" table:formula="of:=[.Y58]" office:value-type="float" office:value="5.74799999999992" calcext:value-type="float">
            <text:p>5.748</text:p>
          </table:table-cell>
          <table:table-cell table:formula="of:=[.Y82]" office:value-type="float" office:value="8.82850000000002" calcext:value-type="float">
            <text:p>8.828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1]" office:value-type="float" office:value="14.0255" calcext:value-type="float">
            <text:p>14.0255</text:p>
          </table:table-cell>
          <table:table-cell table:style-name="Default" table:formula="of:=[.Y34]" office:value-type="float" office:value="5.86199999999994" calcext:value-type="float">
            <text:p>5.862</text:p>
          </table:table-cell>
          <table:table-cell table:style-name="Default" table:formula="of:=[.Y59]" office:value-type="float" office:value="6.00799999999992" calcext:value-type="float">
            <text:p>6.008</text:p>
          </table:table-cell>
          <table:table-cell table:formula="of:=[.Y83]" office:value-type="float" office:value="7.64950000000002" calcext:value-type="float">
            <text:p>7.649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2]" office:value-type="float" office:value="11.5709999999999" calcext:value-type="float">
            <text:p>11.571</text:p>
          </table:table-cell>
          <table:table-cell table:style-name="Default" table:formula="of:=[.Y35]" office:value-type="float" office:value="6.12399999999992" calcext:value-type="float">
            <text:p>6.124</text:p>
          </table:table-cell>
          <table:table-cell table:style-name="Default" table:formula="of:=[.Y60]" office:value-type="float" office:value="9.70700000000027" calcext:value-type="float">
            <text:p>9.707</text:p>
          </table:table-cell>
          <table:table-cell table:formula="of:=[.Y84]" office:value-type="float" office:value="6.54299999999992" calcext:value-type="float">
            <text:p>6.543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3]" office:value-type="float" office:value="8.27450000000009" calcext:value-type="float">
            <text:p>8.2745</text:p>
          </table:table-cell>
          <table:table-cell table:style-name="Default" table:formula="of:=[.Y36]" office:value-type="float" office:value="7.70850000000006" calcext:value-type="float">
            <text:p>7.7085</text:p>
          </table:table-cell>
          <table:table-cell table:style-name="Default" table:formula="of:=[.Y61]" office:value-type="float" office:value="5.38449999999999" calcext:value-type="float">
            <text:p>5.3845</text:p>
          </table:table-cell>
          <table:table-cell table:formula="of:=[.Y85]" office:value-type="float" office:value="6.13199999999999" calcext:value-type="float">
            <text:p>6.132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4]" office:value-type="float" office:value="9.33949999999995" calcext:value-type="float">
            <text:p>9.3395</text:p>
          </table:table-cell>
          <table:table-cell table:style-name="Default" table:formula="of:=[.Y37]" office:value-type="float" office:value="6.50199999999991" calcext:value-type="float">
            <text:p>6.502</text:p>
          </table:table-cell>
          <table:table-cell table:style-name="Default" table:formula="of:=[.Y62]" office:value-type="float" office:value="5.77199999999998" calcext:value-type="float">
            <text:p>5.772</text:p>
          </table:table-cell>
          <table:table-cell table:formula="of:=[.Y86]" office:value-type="float" office:value="5.84699999999992" calcext:value-type="float">
            <text:p>5.847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5]" office:value-type="float" office:value="7.4215" calcext:value-type="float">
            <text:p>7.4215</text:p>
          </table:table-cell>
          <table:table-cell table:style-name="Default" table:formula="of:=[.Y38]" office:value-type="float" office:value="6.41999999999996" calcext:value-type="float">
            <text:p>6.42</text:p>
          </table:table-cell>
          <table:table-cell table:style-name="Default" table:formula="of:=[.Y63]" office:value-type="float" office:value="5.56399999999993" calcext:value-type="float">
            <text:p>5.564</text:p>
          </table:table-cell>
          <table:table-cell table:formula="of:=[.Y87]" office:value-type="float" office:value="6.39149999999993" calcext:value-type="float">
            <text:p>6.391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6]" office:value-type="float" office:value="7.55450000000006" calcext:value-type="float">
            <text:p>7.5545</text:p>
          </table:table-cell>
          <table:table-cell table:style-name="Default" table:formula="of:=[.Y39]" office:value-type="float" office:value="5.89599999999992" calcext:value-type="float">
            <text:p>5.896</text:p>
          </table:table-cell>
          <table:table-cell table:style-name="Default" table:formula="of:=[.Y64]" office:value-type="float" office:value="5.06599999999993" calcext:value-type="float">
            <text:p>5.066</text:p>
          </table:table-cell>
          <table:table-cell table:formula="of:=[.Y88]" office:value-type="float" office:value="5.03249999999994" calcext:value-type="float">
            <text:p>5.032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7]" office:value-type="float" office:value="4.52599999999995" calcext:value-type="float">
            <text:p>4.526</text:p>
          </table:table-cell>
          <table:table-cell table:style-name="Default" table:formula="of:=[.Y40]" office:value-type="float" office:value="4.77949999999994" calcext:value-type="float">
            <text:p>4.7795</text:p>
          </table:table-cell>
          <table:table-cell table:style-name="Default" table:formula="of:=[.Y65]" office:value-type="float" office:value="6.5864999999999" calcext:value-type="float">
            <text:p>6.5865</text:p>
          </table:table-cell>
          <table:table-cell table:formula="of:=[.Y89]" office:value-type="float" office:value="7.90200000000003" calcext:value-type="float">
            <text:p>7.902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8]" office:value-type="float" office:value="6.88399999999989" calcext:value-type="float">
            <text:p>6.884</text:p>
          </table:table-cell>
          <table:table-cell table:style-name="Default" table:formula="of:=[.Y41]" office:value-type="float" office:value="4.79499999999994" calcext:value-type="float">
            <text:p>4.795</text:p>
          </table:table-cell>
          <table:table-cell table:style-name="Default" table:formula="of:=[.Y66]" office:value-type="float" office:value="4.70749999999994" calcext:value-type="float">
            <text:p>4.7075</text:p>
          </table:table-cell>
          <table:table-cell table:formula="of:=[.Y90]" office:value-type="float" office:value="5.37749999999995" calcext:value-type="float">
            <text:p>5.377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9]" office:value-type="float" office:value="6.13299999999993" calcext:value-type="float">
            <text:p>6.133</text:p>
          </table:table-cell>
          <table:table-cell table:style-name="Default" table:formula="of:=[.Y42]" office:value-type="float" office:value="3.86899999999996" calcext:value-type="float">
            <text:p>3.869</text:p>
          </table:table-cell>
          <table:table-cell table:style-name="Default" table:formula="of:=[.Y67]" office:value-type="float" office:value="4.87750000000002" calcext:value-type="float">
            <text:p>4.8775</text:p>
          </table:table-cell>
          <table:table-cell table:formula="of:=[.Y91]" office:value-type="float" office:value="6.16300000000001" calcext:value-type="float">
            <text:p>6.163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0]" office:value-type="float" office:value="5.76549999999992" calcext:value-type="float">
            <text:p>5.7655</text:p>
          </table:table-cell>
          <table:table-cell table:style-name="Default" table:formula="of:=[.Y43]" office:value-type="float" office:value="5.45999999999996" calcext:value-type="float">
            <text:p>5.46</text:p>
          </table:table-cell>
          <table:table-cell table:style-name="Default" table:formula="of:=[.Y68]" office:value-type="float" office:value="4.40399999999995" calcext:value-type="float">
            <text:p>4.404</text:p>
          </table:table-cell>
          <table:table-cell table:formula="of:=[.Y92]" office:value-type="float" office:value="7.02550000000001" calcext:value-type="float">
            <text:p>7.025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1]" office:value-type="float" office:value="5.13349999999993" calcext:value-type="float">
            <text:p>5.1335</text:p>
          </table:table-cell>
          <table:table-cell table:style-name="Default" table:formula="of:=[.Y44]" office:value-type="float" office:value="5.16894736842107" calcext:value-type="float">
            <text:p>5.1689473684</text:p>
          </table:table-cell>
          <table:table-cell table:style-name="Default" table:formula="of:=[.Y69]" office:value-type="float" office:value="4.64249999999995" calcext:value-type="float">
            <text:p>4.6425</text:p>
          </table:table-cell>
          <table:table-cell table:formula="of:=[.Y93]" office:value-type="float" office:value="8.14750000000008" calcext:value-type="float">
            <text:p>8.147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2]" office:value-type="float" office:value="5.36849999999993" calcext:value-type="float">
            <text:p>5.3685</text:p>
          </table:table-cell>
          <table:table-cell table:style-name="Default" table:formula="of:=[.Y45]" office:value-type="float" office:value="4.53149999999995" calcext:value-type="float">
            <text:p>4.5315</text:p>
          </table:table-cell>
          <table:table-cell table:style-name="Default" table:formula="of:=[.Y70]" office:value-type="float" office:value="5.30549999999993" calcext:value-type="float">
            <text:p>5.3055</text:p>
          </table:table-cell>
          <table:table-cell table:formula="of:=[.Y94]" office:value-type="float" office:value="5.297" calcext:value-type="float">
            <text:p>5.297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3]" office:value-type="float" office:value="4.66749999999994" calcext:value-type="float">
            <text:p>4.6675</text:p>
          </table:table-cell>
          <table:table-cell table:style-name="Default" table:formula="of:=[.Y46]" office:value-type="float" office:value="4.08799999999996" calcext:value-type="float">
            <text:p>4.088</text:p>
          </table:table-cell>
          <table:table-cell table:style-name="Default" table:formula="of:=[.Y71]" office:value-type="float" office:value="5.12549999999994" calcext:value-type="float">
            <text:p>5.1255</text:p>
          </table:table-cell>
          <table:table-cell table:formula="of:=[.Y95]" office:value-type="float" office:value="5.84899999999992" calcext:value-type="float">
            <text:p>5.849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4]" office:value-type="float" office:value="5.48499999999994" calcext:value-type="float">
            <text:p>5.485</text:p>
          </table:table-cell>
          <table:table-cell table:style-name="Default" table:formula="of:=[.Y47]" office:value-type="float" office:value="5.44999999999993" calcext:value-type="float">
            <text:p>5.45</text:p>
          </table:table-cell>
          <table:table-cell table:style-name="Default" table:formula="of:=[.Y72]" office:value-type="float" office:value="3.68499999999997" calcext:value-type="float">
            <text:p>3.685</text:p>
          </table:table-cell>
          <table:table-cell table:formula="of:=[.Y96]" office:value-type="float" office:value="7.04149999999996" calcext:value-type="float">
            <text:p>7.0415</text:p>
          </table:table-cell>
          <table:table-cell/>
          <table:table-cell table:style-name="Default" table:number-columns-repeated="19"/>
          <table:table-cell table:number-columns-repeated="25"/>
        </table:table-row>
      </table:table>
      <table:table table:name="tau_elig = 1s" table:style-name="ta1">
        <table:shapes>
          <draw:frame draw:z-index="0" draw:style-name="gr1" draw:text-style-name="P1" svg:width="159.99mm" svg:height="89.99mm" svg:x="123.21mm" svg:y="559.11mm">
            <loext:p draw:notify-on-update-of-ranges="'tau_elig = 1s'.C124:'tau_elig = 1s'.C124 'tau_elig = 1s'.C125:'tau_elig = 1s'.C144 'tau_elig = 1s'.D124:'tau_elig = 1s'.D124 'tau_elig = 1s'.D125:'tau_elig = 1s'.D144 'tau_elig = 1s'.E124:'tau_elig = 1s'.E124 'tau_elig = 1s'.E125:'tau_elig = 1s'.E144 'tau_elig = 1s'.F124:'tau_elig = 1s'.F124 'tau_elig = 1s'.F125:'tau_elig = 1s'.F144 'tau_elig = 1s'.G124:'tau_elig = 1s'.G124 'tau_elig = 1s'.G125:'tau_elig = 1s'.G14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7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8300000000017" calcext:value-type="float">
            <text:p>28.83</text:p>
          </table:table-cell>
          <table:table-cell office:value-type="float" office:value="31.1100000000021" calcext:value-type="float">
            <text:p>31.11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110.29000000002" calcext:value-type="float">
            <text:p>110.29</text:p>
          </table:table-cell>
          <table:table-cell office:value-type="float" office:value="52.4999999999981" calcext:value-type="float">
            <text:p>52.5</text:p>
          </table:table-cell>
          <table:table-cell office:value-type="float" office:value="34.8000000000016" calcext:value-type="float">
            <text:p>34.8</text:p>
          </table:table-cell>
          <table:table-cell office:value-type="float" office:value="13.9999999999997" calcext:value-type="float">
            <text:p>14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1.2400000000004" calcext:value-type="float">
            <text:p>41.24</text:p>
          </table:table-cell>
          <table:table-cell office:value-type="float" office:value="14.9299999999997" calcext:value-type="float">
            <text:p>14.93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8.9200000000002" calcext:value-type="float">
            <text:p>18.92</text:p>
          </table:table-cell>
          <table:table-cell office:value-type="float" office:value="127.810000000029" calcext:value-type="float">
            <text:p>127.81</text:p>
          </table:table-cell>
          <table:table-cell office:value-type="float" office:value="35.6400000000015" calcext:value-type="float">
            <text:p>35.64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28.6500000000017" calcext:value-type="float">
            <text:p>28.65</text:p>
          </table:table-cell>
          <table:table-cell office:value-type="float" office:value="8.71999999999986" calcext:value-type="float">
            <text:p>8.72</text:p>
          </table:table-cell>
          <table:table-cell office:value-type="float" office:value="62.1199999999962" calcext:value-type="float">
            <text:p>62.12</text:p>
          </table:table-cell>
          <table:table-cell office:value-type="float" office:value="14.0999999999997" calcext:value-type="float">
            <text:p>14.1</text:p>
          </table:table-cell>
          <table:table-cell office:value-type="float" office:value="6.18999999999991" calcext:value-type="float">
            <text:p>6.19</text:p>
          </table:table-cell>
          <table:table-cell table:formula="of:=AVERAGE([.E3:.X3])" office:value-type="float" office:value="33.1130000000025" calcext:value-type="float">
            <text:p>33.113</text:p>
          </table:table-cell>
          <table:table-cell table:formula="of:=STDEV([.E3:.X3])" office:value-type="float" office:value="33.5257305897931" calcext:value-type="float">
            <text:p>33.525730589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9.35999999999985" calcext:value-type="float">
            <text:p>9.36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12.0199999999998" calcext:value-type="float">
            <text:p>12.02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17.69" calcext:value-type="float">
            <text:p>17.69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55.3699999999976" calcext:value-type="float">
            <text:p>55.37</text:p>
          </table:table-cell>
          <table:table-cell office:value-type="float" office:value="14.3799999999997" calcext:value-type="float">
            <text:p>14.38</text:p>
          </table:table-cell>
          <table:table-cell office:value-type="float" office:value="8.89999999999986" calcext:value-type="float">
            <text:p>8.9</text:p>
          </table:table-cell>
          <table:table-cell office:value-type="float" office:value="1.7" calcext:value-type="float">
            <text:p>1.7</text:p>
          </table:table-cell>
          <table:table-cell office:value-type="float" office:value="2.63999999999999" calcext:value-type="float">
            <text:p>2.64</text:p>
          </table:table-cell>
          <table:table-cell table:formula="of:=AVERAGE([.E4:.X4])" office:value-type="float" office:value="9.5329999999998" calcext:value-type="float">
            <text:p>9.533</text:p>
          </table:table-cell>
          <table:table-cell table:formula="of:=STDEV([.E4:.X4])" office:value-type="float" office:value="11.6326614142653" calcext:value-type="float">
            <text:p>11.632661414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19.3400000000002" calcext:value-type="float">
            <text:p>19.34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0.4100000000004" calcext:value-type="float">
            <text:p>20.41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24.7000000000011" calcext:value-type="float">
            <text:p>24.7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36.2200000000014" calcext:value-type="float">
            <text:p>36.22</text:p>
          </table:table-cell>
          <table:table-cell office:value-type="float" office:value="14.6399999999997" calcext:value-type="float">
            <text:p>14.64</text:p>
          </table:table-cell>
          <table:table-cell table:formula="of:=AVERAGE([.E5:.X5])" office:value-type="float" office:value="9.60500000000009" calcext:value-type="float">
            <text:p>9.605</text:p>
          </table:table-cell>
          <table:table-cell table:formula="of:=STDEV([.E5:.X5])" office:value-type="float" office:value="9.10258118395726" calcext:value-type="float">
            <text:p>9.10258118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1099999999998" calcext:value-type="float">
            <text:p>10.11</text:p>
          </table:table-cell>
          <table:table-cell office:value-type="float" office:value="1.49" calcext:value-type="float">
            <text:p>1.49</text:p>
          </table:table-cell>
          <table:table-cell office:value-type="float" office:value="10.5899999999998" calcext:value-type="float">
            <text:p>10.59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8.91999999999985" calcext:value-type="float">
            <text:p>8.9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0.7499999999998" calcext:value-type="float">
            <text:p>10.75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19.2000000000002" calcext:value-type="float">
            <text:p>19.2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15.4999999999997" calcext:value-type="float">
            <text:p>15.5</text:p>
          </table:table-cell>
          <table:table-cell office:value-type="float" office:value="18.09" calcext:value-type="float">
            <text:p>18.09</text:p>
          </table:table-cell>
          <table:table-cell office:value-type="float" office:value="10.1499999999998" calcext:value-type="float">
            <text:p>10.15</text:p>
          </table:table-cell>
          <table:table-cell office:value-type="float" office:value="12.9399999999998" calcext:value-type="float">
            <text:p>12.94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14.0299999999997" calcext:value-type="float">
            <text:p>14.03</text:p>
          </table:table-cell>
          <table:table-cell office:value-type="float" office:value="4.74999999999994" calcext:value-type="float">
            <text:p>4.75</text:p>
          </table:table-cell>
          <table:table-cell table:formula="of:=AVERAGE([.E6:.X6])" office:value-type="float" office:value="9.10099999999989" calcext:value-type="float">
            <text:p>9.101</text:p>
          </table:table-cell>
          <table:table-cell table:formula="of:=STDEV([.E6:.X6])" office:value-type="float" office:value="5.23497539329659" calcext:value-type="float">
            <text:p>5.234975393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4.6699999999997" calcext:value-type="float">
            <text:p>14.67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13.7399999999998" calcext:value-type="float">
            <text:p>13.74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1.68" calcext:value-type="float">
            <text:p>1.68</text:p>
          </table:table-cell>
          <table:table-cell office:value-type="float" office:value="25.5600000000012" calcext:value-type="float">
            <text:p>25.56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13.4999999999998" calcext:value-type="float">
            <text:p>13.5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2.26" calcext:value-type="float">
            <text:p>2.26</text:p>
          </table:table-cell>
          <table:table-cell office:value-type="float" office:value="8.75999999999986" calcext:value-type="float">
            <text:p>8.76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1.56" calcext:value-type="float">
            <text:p>1.56</text:p>
          </table:table-cell>
          <table:table-cell office:value-type="float" office:value="4.82999999999994" calcext:value-type="float">
            <text:p>4.83</text:p>
          </table:table-cell>
          <table:table-cell table:formula="of:=AVERAGE([.E7:.X7])" office:value-type="float" office:value="7.61099999999997" calcext:value-type="float">
            <text:p>7.611</text:p>
          </table:table-cell>
          <table:table-cell table:formula="of:=STDEV([.E7:.X7])" office:value-type="float" office:value="5.6872839692924" calcext:value-type="float">
            <text:p>5.687283969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.24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17.82" calcext:value-type="float">
            <text:p>17.82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8.24999999999987" calcext:value-type="float">
            <text:p>8.25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35.7300000000015" calcext:value-type="float">
            <text:p>35.73</text:p>
          </table:table-cell>
          <table:table-cell office:value-type="float" office:value="13.3099999999998" calcext:value-type="float">
            <text:p>13.31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11.9899999999998" calcext:value-type="float">
            <text:p>11.99</text:p>
          </table:table-cell>
          <table:table-cell office:value-type="float" office:value="1.51" calcext:value-type="float">
            <text:p>1.51</text:p>
          </table:table-cell>
          <table:table-cell table:formula="of:=AVERAGE([.E8:.X8])" office:value-type="float" office:value="7.83450000000001" calcext:value-type="float">
            <text:p>7.8345</text:p>
          </table:table-cell>
          <table:table-cell table:formula="of:=STDEV([.E8:.X8])" office:value-type="float" office:value="7.895560028136" calcext:value-type="float">
            <text:p>7.895560028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11.4399999999998" calcext:value-type="float">
            <text:p>11.44</text:p>
          </table:table-cell>
          <table:table-cell office:value-type="float" office:value="14.2599999999997" calcext:value-type="float">
            <text:p>14.26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1.8999999999998" calcext:value-type="float">
            <text:p>11.9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16.7699999999998" calcext:value-type="float">
            <text:p>16.77</text:p>
          </table:table-cell>
          <table:table-cell office:value-type="float" office:value="18.13" calcext:value-type="float">
            <text:p>18.13</text:p>
          </table:table-cell>
          <table:table-cell office:value-type="float" office:value="9.03999999999985" calcext:value-type="float">
            <text:p>9.04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13.0699999999998" calcext:value-type="float">
            <text:p>13.07</text:p>
          </table:table-cell>
          <table:table-cell table:formula="of:=AVERAGE([.E9:.X9])" office:value-type="float" office:value="7.9649999999999" calcext:value-type="float">
            <text:p>7.965</text:p>
          </table:table-cell>
          <table:table-cell table:formula="of:=STDEV([.E9:.X9])" office:value-type="float" office:value="4.77542447823939" calcext:value-type="float">
            <text:p>4.77542447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7.37999999999989" calcext:value-type="float">
            <text:p>7.38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8.86999999999986" calcext:value-type="float">
            <text:p>8.87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10.5499999999998" calcext:value-type="float">
            <text:p>10.55</text:p>
          </table:table-cell>
          <table:table-cell office:value-type="float" office:value="8.96999999999985" calcext:value-type="float">
            <text:p>8.97</text:p>
          </table:table-cell>
          <table:table-cell table:formula="of:=AVERAGE([.E10:.X10])" office:value-type="float" office:value="5.91549999999992" calcext:value-type="float">
            <text:p>5.9155</text:p>
          </table:table-cell>
          <table:table-cell table:formula="of:=STDEV([.E10:.X10])" office:value-type="float" office:value="2.65166377760707" calcext:value-type="float">
            <text:p>2.651663777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4.2500000000018" calcext:value-type="float">
            <text:p>34.25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20.6800000000004" calcext:value-type="float">
            <text:p>20.68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7.43999999999989" calcext:value-type="float">
            <text:p>7.44</text:p>
          </table:table-cell>
          <table:table-cell office:value-type="float" office:value="16.8499999999998" calcext:value-type="float">
            <text:p>16.85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4.09999999999996" calcext:value-type="float">
            <text:p>4.1</text:p>
          </table:table-cell>
          <table:table-cell table:formula="of:=AVERAGE([.E11:.X11])" office:value-type="float" office:value="7.69300000000005" calcext:value-type="float">
            <text:p>7.693</text:p>
          </table:table-cell>
          <table:table-cell table:formula="of:=STDEV([.E11:.X11])" office:value-type="float" office:value="7.7428915447454" calcext:value-type="float">
            <text:p>7.74289154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12" calcext:value-type="float">
            <text:p>2.12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2.27" calcext:value-type="float">
            <text:p>2.27</text:p>
          </table:table-cell>
          <table:table-cell office:value-type="float" office:value="14.1299999999997" calcext:value-type="float">
            <text:p>14.13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2.1" calcext:value-type="float">
            <text:p>2.1</text:p>
          </table:table-cell>
          <table:table-cell office:value-type="float" office:value="7.58999999999988" calcext:value-type="float">
            <text:p>7.59</text:p>
          </table:table-cell>
          <table:table-cell table:formula="of:=AVERAGE([.E12:.X12])" office:value-type="float" office:value="5.08599999999993" calcext:value-type="float">
            <text:p>5.086</text:p>
          </table:table-cell>
          <table:table-cell table:formula="of:=STDEV([.E12:.X12])" office:value-type="float" office:value="2.91561567029019" calcext:value-type="float">
            <text:p>2.91561567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34.8100000000016" calcext:value-type="float">
            <text:p>34.81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1.8" calcext:value-type="float">
            <text:p>1.8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33.3300000000019" calcext:value-type="float">
            <text:p>33.33</text:p>
          </table:table-cell>
          <table:table-cell office:value-type="float" office:value="26.3800000000013" calcext:value-type="float">
            <text:p>26.38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6.6999999999999" calcext:value-type="float">
            <text:p>6.7</text:p>
          </table:table-cell>
          <table:table-cell table:formula="of:=AVERAGE([.E13:.X13])" office:value-type="float" office:value="9.17100000000018" calcext:value-type="float">
            <text:p>9.171</text:p>
          </table:table-cell>
          <table:table-cell table:formula="of:=STDEV([.E13:.X13])" office:value-type="float" office:value="9.92856373775929" calcext:value-type="float">
            <text:p>9.928563737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13.8499999999998" calcext:value-type="float">
            <text:p>13.85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11.8999999999998" calcext:value-type="float">
            <text:p>11.9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13.7399999999998" calcext:value-type="float">
            <text:p>13.74</text:p>
          </table:table-cell>
          <table:table-cell office:value-type="float" office:value="33.6400000000019" calcext:value-type="float">
            <text:p>33.64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5.7799999999997" calcext:value-type="float">
            <text:p>15.78</text:p>
          </table:table-cell>
          <table:table-cell table:formula="of:=AVERAGE([.E14:.X14])" office:value-type="float" office:value="8.1915" calcext:value-type="float">
            <text:p>8.1915</text:p>
          </table:table-cell>
          <table:table-cell table:formula="of:=STDEV([.E14:.X14])" office:value-type="float" office:value="7.29467453550548" calcext:value-type="float">
            <text:p>7.294674535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4.8799999999996" calcext:value-type="float">
            <text:p>44.88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2.01" calcext:value-type="float">
            <text:p>2.01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22.1500000000007" calcext:value-type="float">
            <text:p>22.15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1.89" calcext:value-type="float">
            <text:p>1.89</text:p>
          </table:table-cell>
          <table:table-cell table:formula="of:=AVERAGE([.E15:.X15])" office:value-type="float" office:value="7.15349999999997" calcext:value-type="float">
            <text:p>7.1535</text:p>
          </table:table-cell>
          <table:table-cell table:formula="of:=STDEV([.E15:.X15])" office:value-type="float" office:value="9.86372368834405" calcext:value-type="float">
            <text:p>9.86372368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1.73" calcext:value-type="float">
            <text:p>1.73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9.83999999999983" calcext:value-type="float">
            <text:p>9.84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29.8200000000019" calcext:value-type="float">
            <text:p>29.82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11.5099999999998" calcext:value-type="float">
            <text:p>11.51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9.11999999999985" calcext:value-type="float">
            <text:p>9.12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23.3400000000008" calcext:value-type="float">
            <text:p>23.34</text:p>
          </table:table-cell>
          <table:table-cell table:formula="of:=AVERAGE([.E16:.X16])" office:value-type="float" office:value="7.43350000000007" calcext:value-type="float">
            <text:p>7.4335</text:p>
          </table:table-cell>
          <table:table-cell table:formula="of:=STDEV([.E16:.X16])" office:value-type="float" office:value="7.03644443331742" calcext:value-type="float">
            <text:p>7.036444433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8.65999999999986" calcext:value-type="float">
            <text:p>8.66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3.2899999999998" calcext:value-type="float">
            <text:p>13.29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15.7599999999997" calcext:value-type="float">
            <text:p>15.76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1.02" calcext:value-type="float">
            <text:p>1.02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4.68999999999994" calcext:value-type="float">
            <text:p>4.69</text:p>
          </table:table-cell>
          <table:table-cell table:formula="of:=AVERAGE([.E17:.X17])" office:value-type="float" office:value="5.74499999999992" calcext:value-type="float">
            <text:p>5.745</text:p>
          </table:table-cell>
          <table:table-cell table:formula="of:=STDEV([.E17:.X17])" office:value-type="float" office:value="3.9269762038065" calcext:value-type="float">
            <text:p>3.92697620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2.03" calcext:value-type="float">
            <text:p>2.03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2.21" calcext:value-type="float">
            <text:p>2.21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8.76999999999986" calcext:value-type="float">
            <text:p>8.77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9.23999999999985" calcext:value-type="float">
            <text:p>9.24</text:p>
          </table:table-cell>
          <table:table-cell office:value-type="float" office:value="15.3699999999997" calcext:value-type="float">
            <text:p>15.37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11.4699999999998" calcext:value-type="float">
            <text:p>11.47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1.52" calcext:value-type="float">
            <text:p>1.52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4.97999999999994" calcext:value-type="float">
            <text:p>4.98</text:p>
          </table:table-cell>
          <table:table-cell table:formula="of:=AVERAGE([.E18:.X18])" office:value-type="float" office:value="5.60749999999992" calcext:value-type="float">
            <text:p>5.6075</text:p>
          </table:table-cell>
          <table:table-cell table:formula="of:=STDEV([.E18:.X18])" office:value-type="float" office:value="3.482056069865" calcext:value-type="float">
            <text:p>3.482056069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1.93" calcext:value-type="float">
            <text:p>1.93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17.75" calcext:value-type="float">
            <text:p>17.75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1.35" calcext:value-type="float">
            <text:p>1.35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15.2499999999997" calcext:value-type="float">
            <text:p>15.25</text:p>
          </table:table-cell>
          <table:table-cell table:formula="of:=AVERAGE([.E19:.X19])" office:value-type="float" office:value="5.11099999999995" calcext:value-type="float">
            <text:p>5.111</text:p>
          </table:table-cell>
          <table:table-cell table:formula="of:=STDEV([.E19:.X19])" office:value-type="float" office:value="4.22799180898471" calcext:value-type="float">
            <text:p>4.22799180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" calcext:value-type="float">
            <text:p>2</text:p>
          </table:table-cell>
          <table:table-cell office:value-type="float" office:value="7.0099999999999" calcext:value-type="float">
            <text:p>7.01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6.09999999999991" calcext:value-type="float">
            <text:p>6.1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1.92" calcext:value-type="float">
            <text:p>1.92</text:p>
          </table:table-cell>
          <table:table-cell table:formula="of:=AVERAGE([.E20:.X20])" office:value-type="float" office:value="4.58699999999995" calcext:value-type="float">
            <text:p>4.587</text:p>
          </table:table-cell>
          <table:table-cell table:formula="of:=STDEV([.E20:.X20])" office:value-type="float" office:value="1.58777931649667" calcext:value-type="float">
            <text:p>1.587779316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21.3200000000005" calcext:value-type="float">
            <text:p>21.32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2.1799999999998" calcext:value-type="float">
            <text:p>12.18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7.25999999999989" calcext:value-type="float">
            <text:p>7.26</text:p>
          </table:table-cell>
          <table:table-cell table:formula="of:=AVERAGE([.E21:.X21])" office:value-type="float" office:value="5.84368421052628" calcext:value-type="float">
            <text:p>5.8436842105</text:p>
          </table:table-cell>
          <table:table-cell table:formula="of:=STDEV([.E21:.X21])" office:value-type="float" office:value="4.54668769609797" calcext:value-type="float">
            <text:p>4.546687696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7.9100000000016" calcext:value-type="float">
            <text:p>27.91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13.0199999999998" calcext:value-type="float">
            <text:p>13.02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2.22" calcext:value-type="float">
            <text:p>2.22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1.98" calcext:value-type="float">
            <text:p>1.98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2.35999999999999" calcext:value-type="float">
            <text:p>2.36</text:p>
          </table:table-cell>
          <table:table-cell table:formula="of:=AVERAGE([.E22:.X22])" office:value-type="float" office:value="5.33900000000004" calcext:value-type="float">
            <text:p>5.339</text:p>
          </table:table-cell>
          <table:table-cell table:formula="of:=STDEV([.E22:.X22])" office:value-type="float" office:value="5.89826370526495" calcext:value-type="float">
            <text:p>5.8982637053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0099999999966" calcext:value-type="float">
            <text:p>60.01</text:p>
          </table:table-cell>
          <table:table-cell office:value-type="float" office:value="27.4000000000015" calcext:value-type="float">
            <text:p>27.4</text:p>
          </table:table-cell>
          <table:table-cell office:value-type="float" office:value="30.560000000002" calcext:value-type="float">
            <text:p>30.56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84.5800000000064" calcext:value-type="float">
            <text:p>84.58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28.0000000000016" calcext:value-type="float">
            <text:p>28</text:p>
          </table:table-cell>
          <table:table-cell office:value-type="float" office:value="69.8999999999989" calcext:value-type="float">
            <text:p>69.9</text:p>
          </table:table-cell>
          <table:table-cell office:value-type="float" office:value="20.7800000000004" calcext:value-type="float">
            <text:p>20.78</text:p>
          </table:table-cell>
          <table:table-cell office:value-type="float" office:value="12.6199999999998" calcext:value-type="float">
            <text:p>12.62</text:p>
          </table:table-cell>
          <table:table-cell office:value-type="float" office:value="62.5799999999961" calcext:value-type="float">
            <text:p>62.58</text:p>
          </table:table-cell>
          <table:table-cell office:value-type="float" office:value="78.1700000000031" calcext:value-type="float">
            <text:p>78.17</text:p>
          </table:table-cell>
          <table:table-cell office:value-type="float" office:value="56.3099999999974" calcext:value-type="float">
            <text:p>56.31</text:p>
          </table:table-cell>
          <table:table-cell office:value-type="float" office:value="19.7200000000003" calcext:value-type="float">
            <text:p>19.72</text:p>
          </table:table-cell>
          <table:table-cell office:value-type="float" office:value="93.3700000000109" calcext:value-type="float">
            <text:p>93.37</text:p>
          </table:table-cell>
          <table:table-cell office:value-type="float" office:value="19.8000000000003" calcext:value-type="float">
            <text:p>19.8</text:p>
          </table:table-cell>
          <table:table-cell office:value-type="float" office:value="26.2100000000013" calcext:value-type="float">
            <text:p>26.21</text:p>
          </table:table-cell>
          <table:table-cell office:value-type="float" office:value="32.3500000000021" calcext:value-type="float">
            <text:p>32.35</text:p>
          </table:table-cell>
          <table:table-cell office:value-type="float" office:value="18.2600000000001" calcext:value-type="float">
            <text:p>18.26</text:p>
          </table:table-cell>
          <table:table-cell office:value-type="float" office:value="32.2400000000022" calcext:value-type="float">
            <text:p>32.24</text:p>
          </table:table-cell>
          <table:table-cell table:formula="of:=AVERAGE([.E26:.X26])" office:value-type="float" office:value="39.440000000001" calcext:value-type="float">
            <text:p>39.44</text:p>
          </table:table-cell>
          <table:table-cell table:formula="of:=STDEV([.E26:.X26])" office:value-type="float" office:value="26.6766495568506" calcext:value-type="float">
            <text:p>26.676649556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23.0100000000008" calcext:value-type="float">
            <text:p>23.01</text:p>
          </table:table-cell>
          <table:table-cell office:value-type="float" office:value="11.8099999999998" calcext:value-type="float">
            <text:p>11.81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10.4599999999998" calcext:value-type="float">
            <text:p>10.46</text:p>
          </table:table-cell>
          <table:table-cell office:value-type="float" office:value="8.41999999999987" calcext:value-type="float">
            <text:p>8.42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2.6800000000007" calcext:value-type="float">
            <text:p>22.68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1.77" calcext:value-type="float">
            <text:p>1.77</text:p>
          </table:table-cell>
          <table:table-cell office:value-type="float" office:value="13.1499999999998" calcext:value-type="float">
            <text:p>13.15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31.9200000000022" calcext:value-type="float">
            <text:p>31.92</text:p>
          </table:table-cell>
          <table:table-cell office:value-type="float" office:value="51.3399999999984" calcext:value-type="float">
            <text:p>51.34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12.9699999999998" calcext:value-type="float">
            <text:p>12.97</text:p>
          </table:table-cell>
          <table:table-cell office:value-type="float" office:value="46.3399999999993" calcext:value-type="float">
            <text:p>46.34</text:p>
          </table:table-cell>
          <table:table-cell office:value-type="float" office:value="22.7700000000008" calcext:value-type="float">
            <text:p>22.77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7.86999999999988" calcext:value-type="float">
            <text:p>7.87</text:p>
          </table:table-cell>
          <table:table-cell table:formula="of:=AVERAGE([.E27:.X27])" office:value-type="float" office:value="14.739" calcext:value-type="float">
            <text:p>14.739</text:p>
          </table:table-cell>
          <table:table-cell table:formula="of:=STDEV([.E27:.X27])" office:value-type="float" office:value="14.3020277914485" calcext:value-type="float">
            <text:p>14.302027791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6100000000021" calcext:value-type="float">
            <text:p>32.61</text:p>
          </table:table-cell>
          <table:table-cell office:value-type="float" office:value="12.2099999999998" calcext:value-type="float">
            <text:p>12.21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2.2" calcext:value-type="float">
            <text:p>2.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9.49999999999984" calcext:value-type="float">
            <text:p>9.5</text:p>
          </table:table-cell>
          <table:table-cell office:value-type="float" office:value="6.7699999999999" calcext:value-type="float">
            <text:p>6.77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14.2699999999997" calcext:value-type="float">
            <text:p>14.27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45.6499999999995" calcext:value-type="float">
            <text:p>45.65</text:p>
          </table:table-cell>
          <table:table-cell office:value-type="float" office:value="19.8700000000003" calcext:value-type="float">
            <text:p>19.87</text:p>
          </table:table-cell>
          <table:table-cell office:value-type="float" office:value="22.3500000000007" calcext:value-type="float">
            <text:p>22.35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12.3499999999998" calcext:value-type="float">
            <text:p>12.35</text:p>
          </table:table-cell>
          <table:table-cell office:value-type="float" office:value="9.19999999999985" calcext:value-type="float">
            <text:p>9.2</text:p>
          </table:table-cell>
          <table:table-cell office:value-type="float" office:value="6.24999999999991" calcext:value-type="float">
            <text:p>6.25</text:p>
          </table:table-cell>
          <table:table-cell table:formula="of:=AVERAGE([.E28:.X28])" office:value-type="float" office:value="12.179" calcext:value-type="float">
            <text:p>12.179</text:p>
          </table:table-cell>
          <table:table-cell table:formula="of:=STDEV([.E28:.X28])" office:value-type="float" office:value="10.7371724691179" calcext:value-type="float">
            <text:p>10.737172469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11.5699999999998" calcext:value-type="float">
            <text:p>11.57</text:p>
          </table:table-cell>
          <table:table-cell office:value-type="float" office:value="12.9999999999998" calcext:value-type="float">
            <text:p>13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22.0600000000006" calcext:value-type="float">
            <text:p>22.06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19.6400000000003" calcext:value-type="float">
            <text:p>19.64</text:p>
          </table:table-cell>
          <table:table-cell office:value-type="float" office:value="15.0499999999997" calcext:value-type="float">
            <text:p>15.05</text:p>
          </table:table-cell>
          <table:table-cell office:value-type="float" office:value="10.0199999999998" calcext:value-type="float">
            <text:p>10.02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29.6700000000018" calcext:value-type="float">
            <text:p>29.67</text:p>
          </table:table-cell>
          <table:table-cell office:value-type="float" office:value="9.57999999999984" calcext:value-type="float">
            <text:p>9.5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1.73" calcext:value-type="float">
            <text:p>1.73</text:p>
          </table:table-cell>
          <table:table-cell office:value-type="float" office:value="3.95999999999996" calcext:value-type="float">
            <text:p>3.96</text:p>
          </table:table-cell>
          <table:table-cell table:formula="of:=AVERAGE([.E29:.X29])" office:value-type="float" office:value="9.74500000000004" calcext:value-type="float">
            <text:p>9.745</text:p>
          </table:table-cell>
          <table:table-cell table:formula="of:=STDEV([.E29:.X29])" office:value-type="float" office:value="7.10899541352212" calcext:value-type="float">
            <text:p>7.1089954135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9.90999999999983" calcext:value-type="float">
            <text:p>9.91</text:p>
          </table:table-cell>
          <table:table-cell office:value-type="float" office:value="18.5300000000001" calcext:value-type="float">
            <text:p>18.53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14.1499999999997" calcext:value-type="float">
            <text:p>14.15</text:p>
          </table:table-cell>
          <table:table-cell office:value-type="float" office:value="23.2100000000008" calcext:value-type="float">
            <text:p>23.21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1.65" calcext:value-type="float">
            <text:p>1.65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14.6799999999997" calcext:value-type="float">
            <text:p>14.68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2.08" calcext:value-type="float">
            <text:p>2.08</text:p>
          </table:table-cell>
          <table:table-cell table:formula="of:=AVERAGE([.E30:.X30])" office:value-type="float" office:value="8.10299999999995" calcext:value-type="float">
            <text:p>8.103</text:p>
          </table:table-cell>
          <table:table-cell table:formula="of:=STDEV([.E30:.X30])" office:value-type="float" office:value="5.61206885578807" calcext:value-type="float">
            <text:p>5.6120688558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2.25" calcext:value-type="float">
            <text:p>2.25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8.77999999999986" calcext:value-type="float">
            <text:p>8.78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8.16999999999987" calcext:value-type="float">
            <text:p>8.17</text:p>
          </table:table-cell>
          <table:table-cell table:formula="of:=AVERAGE([.E31:.X31])" office:value-type="float" office:value="4.63599999999995" calcext:value-type="float">
            <text:p>4.636</text:p>
          </table:table-cell>
          <table:table-cell table:formula="of:=STDEV([.E31:.X31])" office:value-type="float" office:value="1.80744483791487" calcext:value-type="float">
            <text:p>1.807444837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1.86" calcext:value-type="float">
            <text:p>1.86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2.16" calcext:value-type="float">
            <text:p>2.16</text:p>
          </table:table-cell>
          <table:table-cell office:value-type="float" office:value="13.4899999999998" calcext:value-type="float">
            <text:p>13.49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1.81" calcext:value-type="float">
            <text:p>1.81</text:p>
          </table:table-cell>
          <table:table-cell table:formula="of:=AVERAGE([.E32:.X32])" office:value-type="float" office:value="5.60499999999993" calcext:value-type="float">
            <text:p>5.605</text:p>
          </table:table-cell>
          <table:table-cell table:formula="of:=STDEV([.E32:.X32])" office:value-type="float" office:value="2.9235819774631" calcext:value-type="float">
            <text:p>2.92358197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96" calcext:value-type="float">
            <text:p>1.96</text:p>
          </table:table-cell>
          <table:table-cell office:value-type="float" office:value="18.4700000000001" calcext:value-type="float">
            <text:p>18.47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16.4699999999998" calcext:value-type="float">
            <text:p>16.47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28.6700000000017" calcext:value-type="float">
            <text:p>28.67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2.62999999999999" calcext:value-type="float">
            <text:p>2.63</text:p>
          </table:table-cell>
          <table:table-cell table:formula="of:=AVERAGE([.E33:.X33])" office:value-type="float" office:value="7.41850000000003" calcext:value-type="float">
            <text:p>7.4185</text:p>
          </table:table-cell>
          <table:table-cell table:formula="of:=STDEV([.E33:.X33])" office:value-type="float" office:value="6.59060757122578" calcext:value-type="float">
            <text:p>6.59060757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10.0599999999998" calcext:value-type="float">
            <text:p>10.06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2.1499999999998" calcext:value-type="float">
            <text:p>12.1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17.93" calcext:value-type="float">
            <text:p>17.93</text:p>
          </table:table-cell>
          <table:table-cell office:value-type="float" office:value="16.3399999999998" calcext:value-type="float">
            <text:p>16.34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13.0899999999998" calcext:value-type="float">
            <text:p>13.09</text:p>
          </table:table-cell>
          <table:table-cell office:value-type="float" office:value="5.18999999999993" calcext:value-type="float">
            <text:p>5.19</text:p>
          </table:table-cell>
          <table:table-cell table:formula="of:=AVERAGE([.E34:.X34])" office:value-type="float" office:value="7.13199999999992" calcext:value-type="float">
            <text:p>7.132</text:p>
          </table:table-cell>
          <table:table-cell table:formula="of:=STDEV([.E34:.X34])" office:value-type="float" office:value="4.52329479356291" calcext:value-type="float">
            <text:p>4.523294793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9.30999999999985" calcext:value-type="float">
            <text:p>9.31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7.60999999999988" calcext:value-type="float">
            <text:p>7.61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47999999999995" calcext:value-type="float">
            <text:p>4.48</text:p>
          </table:table-cell>
          <table:table-cell table:formula="of:=AVERAGE([.E35:.X35])" office:value-type="float" office:value="4.90449999999994" calcext:value-type="float">
            <text:p>4.9045</text:p>
          </table:table-cell>
          <table:table-cell table:formula="of:=STDEV([.E35:.X35])" office:value-type="float" office:value="3.03002427469859" calcext:value-type="float">
            <text:p>3.03002427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17.2899999999999" calcext:value-type="float">
            <text:p>17.29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28.3600000000016" calcext:value-type="float">
            <text:p>28.36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9.99999999999983" calcext:value-type="float">
            <text:p>10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9.84999999999983" calcext:value-type="float">
            <text:p>9.85</text:p>
          </table:table-cell>
          <table:table-cell table:formula="of:=AVERAGE([.E36:.X36])" office:value-type="float" office:value="6.91650000000002" calcext:value-type="float">
            <text:p>6.9165</text:p>
          </table:table-cell>
          <table:table-cell table:formula="of:=STDEV([.E36:.X36])" office:value-type="float" office:value="6.15806640449003" calcext:value-type="float">
            <text:p>6.158066404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22.4600000000007" calcext:value-type="float">
            <text:p>22.46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2.1" calcext:value-type="float">
            <text:p>2.1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8.78999999999986" calcext:value-type="float">
            <text:p>8.79</text:p>
          </table:table-cell>
          <table:table-cell office:value-type="float" office:value="11.3399999999998" calcext:value-type="float">
            <text:p>11.34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8.61999999999986" calcext:value-type="float">
            <text:p>8.62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14.1399999999997" calcext:value-type="float">
            <text:p>14.14</text:p>
          </table:table-cell>
          <table:table-cell office:value-type="float" office:value="3.76999999999996" calcext:value-type="float">
            <text:p>3.77</text:p>
          </table:table-cell>
          <table:table-cell table:formula="of:=AVERAGE([.E37:.X37])" office:value-type="float" office:value="6.62799999999996" calcext:value-type="float">
            <text:p>6.628</text:p>
          </table:table-cell>
          <table:table-cell table:formula="of:=STDEV([.E37:.X37])" office:value-type="float" office:value="4.90285158700642" calcext:value-type="float">
            <text:p>4.90285158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9.51999999999984" calcext:value-type="float">
            <text:p>9.52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1.0599999999998" calcext:value-type="float">
            <text:p>11.06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17.3099999999999" calcext:value-type="float">
            <text:p>17.31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2.07" calcext:value-type="float">
            <text:p>2.07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2.21" calcext:value-type="float">
            <text:p>2.21</text:p>
          </table:table-cell>
          <table:table-cell table:formula="of:=AVERAGE([.E38:.X38])" office:value-type="float" office:value="5.81499999999993" calcext:value-type="float">
            <text:p>5.815</text:p>
          </table:table-cell>
          <table:table-cell table:formula="of:=STDEV([.E38:.X38])" office:value-type="float" office:value="3.64362962471557" calcext:value-type="float">
            <text:p>3.64362962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10.8599999999998" calcext:value-type="float">
            <text:p>10.86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8.87999999999986" calcext:value-type="float">
            <text:p>8.88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16.8399999999998" calcext:value-type="float">
            <text:p>16.84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12.6399999999998" calcext:value-type="float">
            <text:p>12.64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9.09999999999985" calcext:value-type="float">
            <text:p>9.1</text:p>
          </table:table-cell>
          <table:table-cell table:formula="of:=AVERAGE([.E39:.X39])" office:value-type="float" office:value="7.0669999999999" calcext:value-type="float">
            <text:p>7.067</text:p>
          </table:table-cell>
          <table:table-cell table:formula="of:=STDEV([.E39:.X39])" office:value-type="float" office:value="3.41772177118951" calcext:value-type="float">
            <text:p>3.41772177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20.4700000000004" calcext:value-type="float">
            <text:p>20.47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14.1999999999997" calcext:value-type="float">
            <text:p>14.2</text:p>
          </table:table-cell>
          <table:table-cell office:value-type="float" office:value="9.03999999999985" calcext:value-type="float">
            <text:p>9.04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15.2399999999997" calcext:value-type="float">
            <text:p>15.24</text:p>
          </table:table-cell>
          <table:table-cell office:value-type="float" office:value="8.70999999999986" calcext:value-type="float">
            <text:p>8.71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13.7199999999998" calcext:value-type="float">
            <text:p>13.72</text:p>
          </table:table-cell>
          <table:table-cell table:formula="of:=AVERAGE([.E40:.X40])" office:value-type="float" office:value="7.49699999999992" calcext:value-type="float">
            <text:p>7.497</text:p>
          </table:table-cell>
          <table:table-cell table:formula="of:=STDEV([.E40:.X40])" office:value-type="float" office:value="4.87279029542191" calcext:value-type="float">
            <text:p>4.872790295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2.27" calcext:value-type="float">
            <text:p>2.27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10.4399999999998" calcext:value-type="float">
            <text:p>10.44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8.68999999999986" calcext:value-type="float">
            <text:p>8.69</text:p>
          </table:table-cell>
          <table:table-cell table:formula="of:=AVERAGE([.E41:.X41])" office:value-type="float" office:value="4.94599999999994" calcext:value-type="float">
            <text:p>4.946</text:p>
          </table:table-cell>
          <table:table-cell table:formula="of:=STDEV([.E41:.X41])" office:value-type="float" office:value="2.15030573101638" calcext:value-type="float">
            <text:p>2.1503057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2.22" calcext:value-type="float">
            <text:p>2.22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24.120000000001" calcext:value-type="float">
            <text:p>24.12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10.2099999999998" calcext:value-type="float">
            <text:p>10.21</text:p>
          </table:table-cell>
          <table:table-cell office:value-type="float" office:value="18.5900000000001" calcext:value-type="float">
            <text:p>18.59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4.71999999999994" calcext:value-type="float">
            <text:p>4.72</text:p>
          </table:table-cell>
          <table:table-cell table:formula="of:=AVERAGE([.E42:.X42])" office:value-type="float" office:value="6.24350000000001" calcext:value-type="float">
            <text:p>6.2435</text:p>
          </table:table-cell>
          <table:table-cell table:formula="of:=STDEV([.E42:.X42])" office:value-type="float" office:value="5.60412843592273" calcext:value-type="float">
            <text:p>5.60412843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8.31999999999987" calcext:value-type="float">
            <text:p>8.32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8.33999999999987" calcext:value-type="float">
            <text:p>8.34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2.12" calcext:value-type="float">
            <text:p>2.12</text:p>
          </table:table-cell>
          <table:table-cell office:value-type="float" office:value="11.2999999999998" calcext:value-type="float">
            <text:p>11.3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2.7299999999998" calcext:value-type="float">
            <text:p>12.73</text:p>
          </table:table-cell>
          <table:table-cell office:value-type="float" office:value="5.73999999999992" calcext:value-type="float">
            <text:p>5.74</text:p>
          </table:table-cell>
          <table:table-cell table:formula="of:=AVERAGE([.E43:.X43])" office:value-type="float" office:value="6.16049999999991" calcext:value-type="float">
            <text:p>6.1605</text:p>
          </table:table-cell>
          <table:table-cell table:formula="of:=STDEV([.E43:.X43])" office:value-type="float" office:value="2.77116254342919" calcext:value-type="float">
            <text:p>2.771162543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6.8499999999999" calcext:value-type="float">
            <text:p>6.85</text:p>
          </table:table-cell>
          <table:table-cell office:value-type="float" office:value="1.77" calcext:value-type="float">
            <text:p>1.77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8.05999999999987" calcext:value-type="float">
            <text:p>8.06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2.08" calcext:value-type="float">
            <text:p>2.08</text:p>
          </table:table-cell>
          <table:table-cell office:value-type="float" office:value="13.1299999999998" calcext:value-type="float">
            <text:p>13.13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3.39999999999997" calcext:value-type="float">
            <text:p>3.4</text:p>
          </table:table-cell>
          <table:table-cell table:formula="of:=AVERAGE([.E44:.X44])" office:value-type="float" office:value="5.52599999999993" calcext:value-type="float">
            <text:p>5.526</text:p>
          </table:table-cell>
          <table:table-cell table:formula="of:=STDEV([.E44:.X44])" office:value-type="float" office:value="2.93669237497952" calcext:value-type="float">
            <text:p>2.9366923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2.17" calcext:value-type="float">
            <text:p>2.17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19.6800000000003" calcext:value-type="float">
            <text:p>19.68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7.14999999999989" calcext:value-type="float">
            <text:p>7.15</text:p>
          </table:table-cell>
          <table:table-cell table:formula="of:=AVERAGE([.E45:.X45])" office:value-type="float" office:value="5.73399999999996" calcext:value-type="float">
            <text:p>5.734</text:p>
          </table:table-cell>
          <table:table-cell table:formula="of:=STDEV([.E45:.X45])" office:value-type="float" office:value="3.80434986492268" calcext:value-type="float">
            <text:p>3.8043498649</text:p>
          </table:table-cell>
          <table:table-cell table:number-columns-repeated="2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/>
          <table:table-cell table:style-name="ce10"/>
          <table:table-cell table:number-columns-repeated="23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7999999999985" calcext:value-type="float">
            <text:p>9.18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67.2799999999975" calcext:value-type="float">
            <text:p>67.28</text:p>
          </table:table-cell>
          <table:table-cell office:value-type="float" office:value="10.2599999999998" calcext:value-type="float">
            <text:p>10.26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37.3000000000011" calcext:value-type="float">
            <text:p>37.3</text:p>
          </table:table-cell>
          <table:table-cell office:value-type="float" office:value="7.05999999999989" calcext:value-type="float">
            <text:p>7.06</text:p>
          </table:table-cell>
          <table:table-cell office:value-type="float" office:value="16.6899999999998" calcext:value-type="float">
            <text:p>16.69</text:p>
          </table:table-cell>
          <table:table-cell office:value-type="float" office:value="12.3899999999998" calcext:value-type="float">
            <text:p>12.39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32.3300000000021" calcext:value-type="float">
            <text:p>32.33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8.43999999999986" calcext:value-type="float">
            <text:p>8.44</text:p>
          </table:table-cell>
          <table:table-cell office:value-type="float" office:value="11.4399999999998" calcext:value-type="float">
            <text:p>11.44</text:p>
          </table:table-cell>
          <table:table-cell office:value-type="float" office:value="80.4000000000042" calcext:value-type="float">
            <text:p>80.4</text:p>
          </table:table-cell>
          <table:table-cell office:value-type="float" office:value="43.5299999999999" calcext:value-type="float">
            <text:p>43.53</text:p>
          </table:table-cell>
          <table:table-cell office:value-type="float" office:value="28.8700000000017" calcext:value-type="float">
            <text:p>28.87</text:p>
          </table:table-cell>
          <table:table-cell office:value-type="float" office:value="7.47999999999989" calcext:value-type="float">
            <text:p>7.48</text:p>
          </table:table-cell>
          <table:table-cell table:formula="of:=AVERAGE([.E51:.X51])" office:value-type="float" office:value="21.2105000000002" calcext:value-type="float">
            <text:p>21.2105</text:p>
          </table:table-cell>
          <table:table-cell table:formula="of:=STDEV([.E51:.X51])" office:value-type="float" office:value="21.2200918880401" calcext:value-type="float">
            <text:p>21.22009188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02" calcext:value-type="float">
            <text:p>0.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5900000000013" calcext:value-type="float">
            <text:p>36.59</text:p>
          </table:table-cell>
          <table:table-cell office:value-type="float" office:value="32.3800000000021" calcext:value-type="float">
            <text:p>32.38</text:p>
          </table:table-cell>
          <table:table-cell office:value-type="float" office:value="29.5700000000018" calcext:value-type="float">
            <text:p>29.57</text:p>
          </table:table-cell>
          <table:table-cell office:value-type="float" office:value="62.3399999999962" calcext:value-type="float">
            <text:p>62.34</text:p>
          </table:table-cell>
          <table:table-cell office:value-type="float" office:value="24.7100000000011" calcext:value-type="float">
            <text:p>24.71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18.7800000000001" calcext:value-type="float">
            <text:p>18.78</text:p>
          </table:table-cell>
          <table:table-cell office:value-type="float" office:value="8.68999999999986" calcext:value-type="float">
            <text:p>8.69</text:p>
          </table:table-cell>
          <table:table-cell office:value-type="float" office:value="12.2599999999998" calcext:value-type="float">
            <text:p>12.26</text:p>
          </table:table-cell>
          <table:table-cell office:value-type="float" office:value="11.4499999999998" calcext:value-type="float">
            <text:p>11.45</text:p>
          </table:table-cell>
          <table:table-cell office:value-type="float" office:value="32.1200000000022" calcext:value-type="float">
            <text:p>32.12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18.3400000000001" calcext:value-type="float">
            <text:p>18.34</text:p>
          </table:table-cell>
          <table:table-cell office:value-type="float" office:value="50.3899999999985" calcext:value-type="float">
            <text:p>50.39</text:p>
          </table:table-cell>
          <table:table-cell office:value-type="float" office:value="27.3800000000015" calcext:value-type="float">
            <text:p>27.38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31.3200000000021" calcext:value-type="float">
            <text:p>31.32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23.2300000000008" calcext:value-type="float">
            <text:p>23.23</text:p>
          </table:table-cell>
          <table:table-cell office:value-type="float" office:value="38.140000000001" calcext:value-type="float">
            <text:p>38.14</text:p>
          </table:table-cell>
          <table:table-cell table:formula="of:=AVERAGE([.E52:.X52])" office:value-type="float" office:value="24.2035000000004" calcext:value-type="float">
            <text:p>24.2035</text:p>
          </table:table-cell>
          <table:table-cell table:formula="of:=STDEV([.E52:.X52])" office:value-type="float" office:value="15.5161712840437" calcext:value-type="float">
            <text:p>15.51617128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3799999999998" calcext:value-type="float">
            <text:p>13.38</text:p>
          </table:table-cell>
          <table:table-cell office:value-type="float" office:value="1.61" calcext:value-type="float">
            <text:p>1.61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24.080000000001" calcext:value-type="float">
            <text:p>24.08</text:p>
          </table:table-cell>
          <table:table-cell office:value-type="float" office:value="15.2699999999997" calcext:value-type="float">
            <text:p>15.27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11.9399999999998" calcext:value-type="float">
            <text:p>11.94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31.8500000000022" calcext:value-type="float">
            <text:p>31.85</text:p>
          </table:table-cell>
          <table:table-cell office:value-type="float" office:value="2.05" calcext:value-type="float">
            <text:p>2.05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10.0699999999998" calcext:value-type="float">
            <text:p>10.07</text:p>
          </table:table-cell>
          <table:table-cell office:value-type="float" office:value="16.3999999999998" calcext:value-type="float">
            <text:p>16.4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12.3399999999998" calcext:value-type="float">
            <text:p>12.34</text:p>
          </table:table-cell>
          <table:table-cell table:formula="of:=AVERAGE([.E53:.X53])" office:value-type="float" office:value="10.0940000000001" calcext:value-type="float">
            <text:p>10.094</text:p>
          </table:table-cell>
          <table:table-cell table:formula="of:=STDEV([.E53:.X53])" office:value-type="float" office:value="7.76713277721924" calcext:value-type="float">
            <text:p>7.767132777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21.4600000000006" calcext:value-type="float">
            <text:p>21.46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21.2900000000005" calcext:value-type="float">
            <text:p>21.29</text:p>
          </table:table-cell>
          <table:table-cell office:value-type="float" office:value="13.6699999999998" calcext:value-type="float">
            <text:p>13.67</text:p>
          </table:table-cell>
          <table:table-cell office:value-type="float" office:value="2.02" calcext:value-type="float">
            <text:p>2.02</text:p>
          </table:table-cell>
          <table:table-cell office:value-type="float" office:value="23.7400000000009" calcext:value-type="float">
            <text:p>23.74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10.0199999999998" calcext:value-type="float">
            <text:p>10.02</text:p>
          </table:table-cell>
          <table:table-cell office:value-type="float" office:value="15.9399999999997" calcext:value-type="float">
            <text:p>15.94</text:p>
          </table:table-cell>
          <table:table-cell office:value-type="float" office:value="20.0900000000003" calcext:value-type="float">
            <text:p>20.09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1.94" calcext:value-type="float">
            <text:p>1.94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11.9699999999998" calcext:value-type="float">
            <text:p>11.97</text:p>
          </table:table-cell>
          <table:table-cell office:value-type="float" office:value="22.2800000000007" calcext:value-type="float">
            <text:p>22.28</text:p>
          </table:table-cell>
          <table:table-cell table:formula="of:=AVERAGE([.E54:.X54])" office:value-type="float" office:value="11.9635" calcext:value-type="float">
            <text:p>11.9635</text:p>
          </table:table-cell>
          <table:table-cell table:formula="of:=STDEV([.E54:.X54])" office:value-type="float" office:value="7.07356477910635" calcext:value-type="float">
            <text:p>7.0735647791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6.4399999999998" calcext:value-type="float">
            <text:p>16.44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2.18" calcext:value-type="float">
            <text:p>2.18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33.9100000000018" calcext:value-type="float">
            <text:p>33.91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18.3900000000001" calcext:value-type="float">
            <text:p>18.39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13.8799999999997" calcext:value-type="float">
            <text:p>13.88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13.2599999999998" calcext:value-type="float">
            <text:p>13.26</text:p>
          </table:table-cell>
          <table:table-cell table:formula="of:=AVERAGE([.E55:.X55])" office:value-type="float" office:value="9.71299999999999" calcext:value-type="float">
            <text:p>9.713</text:p>
          </table:table-cell>
          <table:table-cell table:formula="of:=STDEV([.E55:.X55])" office:value-type="float" office:value="7.71877008201123" calcext:value-type="float">
            <text:p>7.718770082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3.0599999999998" calcext:value-type="float">
            <text:p>13.06</text:p>
          </table:table-cell>
          <table:table-cell office:value-type="float" office:value="13.8599999999997" calcext:value-type="float">
            <text:p>13.86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2.09" calcext:value-type="float">
            <text:p>2.09</text:p>
          </table:table-cell>
          <table:table-cell office:value-type="float" office:value="6.6299999999999" calcext:value-type="float">
            <text:p>6.63</text:p>
          </table:table-cell>
          <table:table-cell office:value-type="float" office:value="36.4500000000013" calcext:value-type="float">
            <text:p>36.45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10.7699999999998" calcext:value-type="float">
            <text:p>10.77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9.65999999999984" calcext:value-type="float">
            <text:p>9.66</text:p>
          </table:table-cell>
          <table:table-cell office:value-type="float" office:value="24.060000000001" calcext:value-type="float">
            <text:p>24.06</text:p>
          </table:table-cell>
          <table:table-cell office:value-type="float" office:value="19.0100000000002" calcext:value-type="float">
            <text:p>19.01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3.8499999999998" calcext:value-type="float">
            <text:p>13.85</text:p>
          </table:table-cell>
          <table:table-cell table:formula="of:=AVERAGE([.E56:.X56])" office:value-type="float" office:value="10.162" calcext:value-type="float">
            <text:p>10.162</text:p>
          </table:table-cell>
          <table:table-cell table:formula="of:=STDEV([.E56:.X56])" office:value-type="float" office:value="8.44655681951341" calcext:value-type="float">
            <text:p>8.446556819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11.4499999999998" calcext:value-type="float">
            <text:p>11.45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10.5999999999998" calcext:value-type="float">
            <text:p>10.6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4.45999999999995" calcext:value-type="float">
            <text:p>4.46</text:p>
          </table:table-cell>
          <table:table-cell office:value-type="float" office:value="12.5999999999998" calcext:value-type="float">
            <text:p>12.6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12.4699999999998" calcext:value-type="float">
            <text:p>12.47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12.0699999999998" calcext:value-type="float">
            <text:p>12.07</text:p>
          </table:table-cell>
          <table:table-cell office:value-type="float" office:value="18.8200000000001" calcext:value-type="float">
            <text:p>18.82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13.9199999999997" calcext:value-type="float">
            <text:p>13.92</text:p>
          </table:table-cell>
          <table:table-cell office:value-type="float" office:value="10.3299999999998" calcext:value-type="float">
            <text:p>10.33</text:p>
          </table:table-cell>
          <table:table-cell office:value-type="float" office:value="33.5500000000019" calcext:value-type="float">
            <text:p>33.55</text:p>
          </table:table-cell>
          <table:table-cell office:value-type="float" office:value="5.27999999999993" calcext:value-type="float">
            <text:p>5.28</text:p>
          </table:table-cell>
          <table:table-cell table:formula="of:=AVERAGE([.E57:.X57])" office:value-type="float" office:value="9.50049999999999" calcext:value-type="float">
            <text:p>9.5005</text:p>
          </table:table-cell>
          <table:table-cell table:formula="of:=STDEV([.E57:.X57])" office:value-type="float" office:value="7.15557601859553" calcext:value-type="float">
            <text:p>7.155576018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8.54999999999986" calcext:value-type="float">
            <text:p>8.55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16.7399999999998" calcext:value-type="float">
            <text:p>16.74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7.91999999999988" calcext:value-type="float">
            <text:p>7.92</text:p>
          </table:table-cell>
          <table:table-cell office:value-type="float" office:value="19.0600000000002" calcext:value-type="float">
            <text:p>19.06</text:p>
          </table:table-cell>
          <table:table-cell table:formula="of:=AVERAGE([.E58:.X58])" office:value-type="float" office:value="7.30349999999992" calcext:value-type="float">
            <text:p>7.3035</text:p>
          </table:table-cell>
          <table:table-cell table:formula="of:=STDEV([.E58:.X58])" office:value-type="float" office:value="4.21234061075938" calcext:value-type="float">
            <text:p>4.212340610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11.9799999999998" calcext:value-type="float">
            <text:p>11.98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1.5" calcext:value-type="float">
            <text:p>1.5</text:p>
          </table:table-cell>
          <table:table-cell office:value-type="float" office:value="16.7299999999998" calcext:value-type="float">
            <text:p>16.73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6.29999999999991" calcext:value-type="float">
            <text:p>6.3</text:p>
          </table:table-cell>
          <table:table-cell table:formula="of:=AVERAGE([.E59:.X59])" office:value-type="float" office:value="6.40299999999992" calcext:value-type="float">
            <text:p>6.403</text:p>
          </table:table-cell>
          <table:table-cell table:formula="of:=STDEV([.E59:.X59])" office:value-type="float" office:value="3.76660967197985" calcext:value-type="float">
            <text:p>3.76660967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10.6299999999998" calcext:value-type="float">
            <text:p>10.63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15.9999999999997" calcext:value-type="float">
            <text:p>16</text:p>
          </table:table-cell>
          <table:table-cell office:value-type="float" office:value="15.4099999999997" calcext:value-type="float">
            <text:p>15.41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2.24" calcext:value-type="float">
            <text:p>2.24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5.95999999999992" calcext:value-type="float">
            <text:p>5.96</text:p>
          </table:table-cell>
          <table:table-cell table:formula="of:=AVERAGE([.E60:.X60])" office:value-type="float" office:value="6.35999999999991" calcext:value-type="float">
            <text:p>6.36</text:p>
          </table:table-cell>
          <table:table-cell table:formula="of:=STDEV([.E60:.X60])" office:value-type="float" office:value="3.71630404965378" calcext:value-type="float">
            <text:p>3.716304049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2.14" calcext:value-type="float">
            <text:p>2.14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2.15" calcext:value-type="float">
            <text:p>2.15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0.1799999999998" calcext:value-type="float">
            <text:p>10.18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6.6399999999999" calcext:value-type="float">
            <text:p>6.64</text:p>
          </table:table-cell>
          <table:table-cell table:formula="of:=AVERAGE([.E61:.X61])" office:value-type="float" office:value="4.80849999999994" calcext:value-type="float">
            <text:p>4.8085</text:p>
          </table:table-cell>
          <table:table-cell table:formula="of:=STDEV([.E61:.X61])" office:value-type="float" office:value="2.14837582471278" calcext:value-type="float">
            <text:p>2.14837582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10.6099999999998" calcext:value-type="float">
            <text:p>10.61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12.8999999999998" calcext:value-type="float">
            <text:p>12.9</text:p>
          </table:table-cell>
          <table:table-cell office:value-type="float" office:value="7.98999999999987" calcext:value-type="float">
            <text:p>7.99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2.29" calcext:value-type="float">
            <text:p>2.29</text:p>
          </table:table-cell>
          <table:table-cell office:value-type="float" office:value="5.22999999999993" calcext:value-type="float">
            <text:p>5.23</text:p>
          </table:table-cell>
          <table:table-cell table:formula="of:=AVERAGE([.E62:.X62])" office:value-type="float" office:value="6.5129999999999" calcext:value-type="float">
            <text:p>6.513</text:p>
          </table:table-cell>
          <table:table-cell table:formula="of:=STDEV([.E62:.X62])" office:value-type="float" office:value="3.38086737547124" calcext:value-type="float">
            <text:p>3.380867375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7.49999999999988" calcext:value-type="float">
            <text:p>7.5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1.89" calcext:value-type="float">
            <text:p>1.89</text:p>
          </table:table-cell>
          <table:table-cell office:value-type="float" office:value="8.66999999999986" calcext:value-type="float">
            <text:p>8.67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1.99" calcext:value-type="float">
            <text:p>1.99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8.74999999999986" calcext:value-type="float">
            <text:p>8.75</text:p>
          </table:table-cell>
          <table:table-cell table:formula="of:=AVERAGE([.E63:.X63])" office:value-type="float" office:value="4.81399999999994" calcext:value-type="float">
            <text:p>4.814</text:p>
          </table:table-cell>
          <table:table-cell table:formula="of:=STDEV([.E63:.X63])" office:value-type="float" office:value="2.16192263360279" calcext:value-type="float">
            <text:p>2.161922633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9.34999999999985" calcext:value-type="float">
            <text:p>9.35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2.11" calcext:value-type="float">
            <text:p>2.11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6.04999999999992" calcext:value-type="float">
            <text:p>6.05</text:p>
          </table:table-cell>
          <table:table-cell table:formula="of:=AVERAGE([.E64:.X64])" office:value-type="float" office:value="5.24799999999993" calcext:value-type="float">
            <text:p>5.248</text:p>
          </table:table-cell>
          <table:table-cell table:formula="of:=STDEV([.E64:.X64])" office:value-type="float" office:value="1.65776514113362" calcext:value-type="float">
            <text:p>1.657765141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12.3899999999998" calcext:value-type="float">
            <text:p>12.39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1.42" calcext:value-type="float">
            <text:p>1.4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12.3099999999998" calcext:value-type="float">
            <text:p>12.31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3.64999999999997" calcext:value-type="float">
            <text:p>3.65</text:p>
          </table:table-cell>
          <table:table-cell table:formula="of:=AVERAGE([.E65:.X65])" office:value-type="float" office:value="5.19699999999994" calcext:value-type="float">
            <text:p>5.197</text:p>
          </table:table-cell>
          <table:table-cell table:formula="of:=STDEV([.E65:.X65])" office:value-type="float" office:value="3.18633447215145" calcext:value-type="float">
            <text:p>3.186334472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.04999999999992" calcext:value-type="float">
            <text:p>6.05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.51" calcext:value-type="float">
            <text:p>1.51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18.5600000000001" calcext:value-type="float">
            <text:p>18.56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2.05" calcext:value-type="float">
            <text:p>2.05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2.01" calcext:value-type="float">
            <text:p>2.01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5.41999999999993" calcext:value-type="float">
            <text:p>5.42</text:p>
          </table:table-cell>
          <table:table-cell table:formula="of:=AVERAGE([.E66:.X66])" office:value-type="float" office:value="5.11449999999996" calcext:value-type="float">
            <text:p>5.1145</text:p>
          </table:table-cell>
          <table:table-cell table:formula="of:=STDEV([.E66:.X66])" office:value-type="float" office:value="3.49650874745835" calcext:value-type="float">
            <text:p>3.4965087475</text:p>
          </table:table-cell>
          <table:table-cell/>
          <table:table-cell table:formula="of:=AVERAGE([.Y60:.Y70])" office:value-type="float" office:value="5.23959090909084" calcext:value-type="float">
            <text:p>5.239590909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13.7799999999998" calcext:value-type="float">
            <text:p>13.78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1.51" calcext:value-type="float">
            <text:p>1.51</text:p>
          </table:table-cell>
          <table:table-cell table:formula="of:=AVERAGE([.E67:.X67])" office:value-type="float" office:value="5.26649999999994" calcext:value-type="float">
            <text:p>5.2665</text:p>
          </table:table-cell>
          <table:table-cell table:formula="of:=STDEV([.E67:.X67])" office:value-type="float" office:value="2.82643400958275" calcext:value-type="float">
            <text:p>2.826434009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10.1199999999998" calcext:value-type="float">
            <text:p>10.12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5.9899999999997" calcext:value-type="float">
            <text:p>15.99</text:p>
          </table:table-cell>
          <table:table-cell table:formula="of:=AVERAGE([.E68:.X68])" office:value-type="float" office:value="5.01299999999994" calcext:value-type="float">
            <text:p>5.013</text:p>
          </table:table-cell>
          <table:table-cell table:formula="of:=STDEV([.E68:.X68])" office:value-type="float" office:value="3.04754793580876" calcext:value-type="float">
            <text:p>3.04754793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12.7999999999998" calcext:value-type="float">
            <text:p>12.8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8.73999999999986" calcext:value-type="float">
            <text:p>8.74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2.30999999999999" calcext:value-type="float">
            <text:p>2.31</text:p>
          </table:table-cell>
          <table:table-cell table:formula="of:=AVERAGE([.E69:.X69])" office:value-type="float" office:value="5.16349999999994" calcext:value-type="float">
            <text:p>5.1635</text:p>
          </table:table-cell>
          <table:table-cell table:formula="of:=STDEV([.E69:.X69])" office:value-type="float" office:value="2.65144503798842" calcext:value-type="float">
            <text:p>2.6514450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0.5099999999998" calcext:value-type="float">
            <text:p>10.51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2.12" calcext:value-type="float">
            <text:p>2.12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6.40999999999991" calcext:value-type="float">
            <text:p>6.41</text:p>
          </table:table-cell>
          <table:table-cell table:formula="of:=AVERAGE([.E70:.X70])" office:value-type="float" office:value="4.13749999999996" calcext:value-type="float">
            <text:p>4.1375</text:p>
          </table:table-cell>
          <table:table-cell table:formula="of:=STDEV([.E70:.X70])" office:value-type="float" office:value="1.84515261100392" calcext:value-type="float">
            <text:p>1.845152611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3.4400000000009" calcext:value-type="float">
            <text:p>23.44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42.0400000000002" calcext:value-type="float">
            <text:p>42.04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5.5999999999997" calcext:value-type="float">
            <text:p>15.6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92.7200000000105" calcext:value-type="float">
            <text:p>92.72</text:p>
          </table:table-cell>
          <table:table-cell office:value-type="float" office:value="126.670000000028" calcext:value-type="float">
            <text:p>126.67</text:p>
          </table:table-cell>
          <table:table-cell office:value-type="float" office:value="17.2199999999999" calcext:value-type="float">
            <text:p>17.22</text:p>
          </table:table-cell>
          <table:table-cell office:value-type="float" office:value="24.9300000000011" calcext:value-type="float">
            <text:p>24.93</text:p>
          </table:table-cell>
          <table:table-cell office:value-type="float" office:value="30.890000000002" calcext:value-type="float">
            <text:p>30.89</text:p>
          </table:table-cell>
          <table:table-cell office:value-type="float" office:value="14.7799999999997" calcext:value-type="float">
            <text:p>14.78</text:p>
          </table:table-cell>
          <table:table-cell office:value-type="float" office:value="15.6399999999997" calcext:value-type="float">
            <text:p>15.64</text:p>
          </table:table-cell>
          <table:table-cell office:value-type="float" office:value="32.7100000000021" calcext:value-type="float">
            <text:p>32.71</text:p>
          </table:table-cell>
          <table:table-cell office:value-type="float" office:value="25.8700000000012" calcext:value-type="float">
            <text:p>25.87</text:p>
          </table:table-cell>
          <table:table-cell office:value-type="float" office:value="12.9799999999998" calcext:value-type="float">
            <text:p>12.98</text:p>
          </table:table-cell>
          <table:table-cell office:value-type="float" office:value="8.76999999999986" calcext:value-type="float">
            <text:p>8.77</text:p>
          </table:table-cell>
          <table:table-cell office:value-type="float" office:value="7.56999999999988" calcext:value-type="float">
            <text:p>7.57</text:p>
          </table:table-cell>
          <table:table-cell table:formula="of:=AVERAGE([.E75:.X75])" office:value-type="float" office:value="26.3035000000022" calcext:value-type="float">
            <text:p>26.3035</text:p>
          </table:table-cell>
          <table:table-cell table:formula="of:=STDEV([.E75:.X75])" office:value-type="float" office:value="30.7651912454448" calcext:value-type="float">
            <text:p>30.765191245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05" calcext:value-type="float">
            <text:p>0.0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5199999999998" calcext:value-type="float">
            <text:p>13.52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21.0900000000005" calcext:value-type="float">
            <text:p>21.09</text:p>
          </table:table-cell>
          <table:table-cell office:value-type="float" office:value="17.58" calcext:value-type="float">
            <text:p>17.58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22.4400000000007" calcext:value-type="float">
            <text:p>22.44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32.0200000000022" calcext:value-type="float">
            <text:p>32.02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9.31999999999985" calcext:value-type="float">
            <text:p>9.32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34.1600000000018" calcext:value-type="float">
            <text:p>34.16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1.53" calcext:value-type="float">
            <text:p>1.53</text:p>
          </table:table-cell>
          <table:table-cell office:value-type="float" office:value="11.9999999999998" calcext:value-type="float">
            <text:p>12</text:p>
          </table:table-cell>
          <table:table-cell office:value-type="float" office:value="45.9799999999994" calcext:value-type="float">
            <text:p>45.98</text:p>
          </table:table-cell>
          <table:table-cell office:value-type="float" office:value="4.41999999999995" calcext:value-type="float">
            <text:p>4.42</text:p>
          </table:table-cell>
          <table:table-cell table:formula="of:=AVERAGE([.E76:.X76])" office:value-type="float" office:value="13.6130000000002" calcext:value-type="float">
            <text:p>13.613</text:p>
          </table:table-cell>
          <table:table-cell table:formula="of:=STDEV([.E76:.X76])" office:value-type="float" office:value="11.9130433161573" calcext:value-type="float">
            <text:p>11.913043316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2.19" calcext:value-type="float">
            <text:p>2.19</text:p>
          </table:table-cell>
          <table:table-cell office:value-type="float" office:value="2.09" calcext:value-type="float">
            <text:p>2.09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8.88999999999986" calcext:value-type="float">
            <text:p>8.89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16.5799999999998" calcext:value-type="float">
            <text:p>16.58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19.6200000000003" calcext:value-type="float">
            <text:p>19.62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21.8600000000006" calcext:value-type="float">
            <text:p>21.86</text:p>
          </table:table-cell>
          <table:table-cell office:value-type="float" office:value="14.1599999999997" calcext:value-type="float">
            <text:p>14.16</text:p>
          </table:table-cell>
          <table:table-cell office:value-type="float" office:value="17.1099999999999" calcext:value-type="float">
            <text:p>17.11</text:p>
          </table:table-cell>
          <table:table-cell office:value-type="float" office:value="23.8800000000009" calcext:value-type="float">
            <text:p>23.88</text:p>
          </table:table-cell>
          <table:table-cell table:formula="of:=AVERAGE([.E77:.X77])" office:value-type="float" office:value="9.30200000000001" calcext:value-type="float">
            <text:p>9.302</text:p>
          </table:table-cell>
          <table:table-cell table:formula="of:=STDEV([.E77:.X77])" office:value-type="float" office:value="6.98274911930539" calcext:value-type="float">
            <text:p>6.982749119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.0799999999998" calcext:value-type="float">
            <text:p>13.08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23.4500000000009" calcext:value-type="float">
            <text:p>23.45</text:p>
          </table:table-cell>
          <table:table-cell office:value-type="float" office:value="11.0699999999998" calcext:value-type="float">
            <text:p>11.07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13.7799999999998" calcext:value-type="float">
            <text:p>13.78</text:p>
          </table:table-cell>
          <table:table-cell office:value-type="float" office:value="2.2" calcext:value-type="float">
            <text:p>2.2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12.1899999999998" calcext:value-type="float">
            <text:p>12.19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13.8299999999998" calcext:value-type="float">
            <text:p>13.83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31.3600000000021" calcext:value-type="float">
            <text:p>31.36</text:p>
          </table:table-cell>
          <table:table-cell office:value-type="float" office:value="27.8200000000015" calcext:value-type="float">
            <text:p>27.82</text:p>
          </table:table-cell>
          <table:table-cell table:formula="of:=AVERAGE([.E78:.X78])" office:value-type="float" office:value="10.1255000000001" calcext:value-type="float">
            <text:p>10.1255</text:p>
          </table:table-cell>
          <table:table-cell table:formula="of:=STDEV([.E78:.X78])" office:value-type="float" office:value="8.49299740963158" calcext:value-type="float">
            <text:p>8.4929974096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11.1099999999998" calcext:value-type="float">
            <text:p>11.11</text:p>
          </table:table-cell>
          <table:table-cell office:value-type="float" office:value="17.99" calcext:value-type="float">
            <text:p>17.99</text:p>
          </table:table-cell>
          <table:table-cell office:value-type="float" office:value="11.2999999999998" calcext:value-type="float">
            <text:p>11.3</text:p>
          </table:table-cell>
          <table:table-cell office:value-type="float" office:value="12.6199999999998" calcext:value-type="float">
            <text:p>12.62</text:p>
          </table:table-cell>
          <table:table-cell office:value-type="float" office:value="2.16" calcext:value-type="float">
            <text:p>2.16</text:p>
          </table:table-cell>
          <table:table-cell office:value-type="float" office:value="12.3599999999998" calcext:value-type="float">
            <text:p>12.36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2.06" calcext:value-type="float">
            <text:p>2.06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6.47999999999991" calcext:value-type="float">
            <text:p>6.48</text:p>
          </table:table-cell>
          <table:table-cell office:value-type="float" office:value="2.25" calcext:value-type="float">
            <text:p>2.25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4.30999999999995" calcext:value-type="float">
            <text:p>4.31</text:p>
          </table:table-cell>
          <table:table-cell table:formula="of:=AVERAGE([.E79:.X79])" office:value-type="float" office:value="6.58799999999992" calcext:value-type="float">
            <text:p>6.588</text:p>
          </table:table-cell>
          <table:table-cell table:formula="of:=STDEV([.E79:.X79])" office:value-type="float" office:value="4.57867781420743" calcext:value-type="float">
            <text:p>4.5786778142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5.3399999999997" calcext:value-type="float">
            <text:p>15.34</text:p>
          </table:table-cell>
          <table:table-cell office:value-type="float" office:value="14.4899999999997" calcext:value-type="float">
            <text:p>14.49</text:p>
          </table:table-cell>
          <table:table-cell office:value-type="float" office:value="38.260000000001" calcext:value-type="float">
            <text:p>38.2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8.78999999999986" calcext:value-type="float">
            <text:p>8.79</text:p>
          </table:table-cell>
          <table:table-cell table:formula="of:=AVERAGE([.E80:.X80])" office:value-type="float" office:value="8.59299999999994" calcext:value-type="float">
            <text:p>8.593</text:p>
          </table:table-cell>
          <table:table-cell table:formula="of:=STDEV([.E80:.X80])" office:value-type="float" office:value="8.06649738114398" calcext:value-type="float">
            <text:p>8.066497381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1.5600000000006" calcext:value-type="float">
            <text:p>21.56</text:p>
          </table:table-cell>
          <table:table-cell office:value-type="float" office:value="11.8099999999998" calcext:value-type="float">
            <text:p>11.81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2.13" calcext:value-type="float">
            <text:p>2.13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9.94999999999983" calcext:value-type="float">
            <text:p>9.95</text:p>
          </table:table-cell>
          <table:table-cell office:value-type="float" office:value="10.6699999999998" calcext:value-type="float">
            <text:p>10.67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11.0899999999998" calcext:value-type="float">
            <text:p>11.09</text:p>
          </table:table-cell>
          <table:table-cell office:value-type="float" office:value="2.17" calcext:value-type="float">
            <text:p>2.17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10.7999999999998" calcext:value-type="float">
            <text:p>10.8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6.5799999999999" calcext:value-type="float">
            <text:p>6.58</text:p>
          </table:table-cell>
          <table:table-cell table:formula="of:=AVERAGE([.E81:.X81])" office:value-type="float" office:value="6.73799999999995" calcext:value-type="float">
            <text:p>6.738</text:p>
          </table:table-cell>
          <table:table-cell table:formula="of:=STDEV([.E81:.X81])" office:value-type="float" office:value="4.77925847584622" calcext:value-type="float">
            <text:p>4.77925847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.8699999999998" calcext:value-type="float">
            <text:p>16.87</text:p>
          </table:table-cell>
          <table:table-cell office:value-type="float" office:value="11.5799999999998" calcext:value-type="float">
            <text:p>11.58</text:p>
          </table:table-cell>
          <table:table-cell office:value-type="float" office:value="17.4199999999999" calcext:value-type="float">
            <text:p>17.42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2.04" calcext:value-type="float">
            <text:p>2.04</text:p>
          </table:table-cell>
          <table:table-cell office:value-type="float" office:value="14.3899999999997" calcext:value-type="float">
            <text:p>14.39</text:p>
          </table:table-cell>
          <table:table-cell office:value-type="float" office:value="8.51999999999986" calcext:value-type="float">
            <text:p>8.52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1.67" calcext:value-type="float">
            <text:p>1.67</text:p>
          </table:table-cell>
          <table:table-cell office:value-type="float" office:value="6.17999999999991" calcext:value-type="float">
            <text:p>6.18</text:p>
          </table:table-cell>
          <table:table-cell table:formula="of:=AVERAGE([.E82:.X82])" office:value-type="float" office:value="6.94749999999991" calcext:value-type="float">
            <text:p>6.9475</text:p>
          </table:table-cell>
          <table:table-cell table:formula="of:=STDEV([.E82:.X82])" office:value-type="float" office:value="4.6783148956817" calcext:value-type="float">
            <text:p>4.678314895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.87999999999986" calcext:value-type="float">
            <text:p>8.88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2.27" calcext:value-type="float">
            <text:p>2.27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1.93" calcext:value-type="float">
            <text:p>1.93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2.1700000000007" calcext:value-type="float">
            <text:p>22.17</text:p>
          </table:table-cell>
          <table:table-cell table:formula="of:=AVERAGE([.E83:.X83])" office:value-type="float" office:value="5.84449999999998" calcext:value-type="float">
            <text:p>5.8445</text:p>
          </table:table-cell>
          <table:table-cell table:formula="of:=STDEV([.E83:.X83])" office:value-type="float" office:value="4.33239021788217" calcext:value-type="float">
            <text:p>4.332390217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8.99999999999985" calcext:value-type="float">
            <text:p>9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1.62" calcext:value-type="float">
            <text:p>1.62</text:p>
          </table:table-cell>
          <table:table-cell office:value-type="float" office:value="6.8499999999999" calcext:value-type="float">
            <text:p>6.85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.14" calcext:value-type="float">
            <text:p>1.14</text:p>
          </table:table-cell>
          <table:table-cell office:value-type="float" office:value="9.55999999999984" calcext:value-type="float">
            <text:p>9.56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table:formula="of:=AVERAGE([.E84:.X84])" office:value-type="float" office:value="4.88199999999994" calcext:value-type="float">
            <text:p>4.882</text:p>
          </table:table-cell>
          <table:table-cell table:formula="of:=STDEV([.E84:.X84])" office:value-type="float" office:value="2.55359313414188" calcext:value-type="float">
            <text:p>2.553593134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1.94" calcext:value-type="float">
            <text:p>1.94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10.6199999999998" calcext:value-type="float">
            <text:p>10.62</text:p>
          </table:table-cell>
          <table:table-cell office:value-type="float" office:value="2.2" calcext:value-type="float">
            <text:p>2.2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2.21" calcext:value-type="float">
            <text:p>2.21</text:p>
          </table:table-cell>
          <table:table-cell office:value-type="float" office:value="4.83999999999994" calcext:value-type="float">
            <text:p>4.84</text:p>
          </table:table-cell>
          <table:table-cell table:formula="of:=AVERAGE([.E85:.X85])" office:value-type="float" office:value="5.08799999999994" calcext:value-type="float">
            <text:p>5.088</text:p>
          </table:table-cell>
          <table:table-cell table:formula="of:=STDEV([.E85:.X85])" office:value-type="float" office:value="2.23172956294105" calcext:value-type="float">
            <text:p>2.23172956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.69999999999984" calcext:value-type="float">
            <text:p>9.7</text:p>
          </table:table-cell>
          <table:table-cell office:value-type="float" office:value="2.24" calcext:value-type="float">
            <text:p>2.24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1.49" calcext:value-type="float">
            <text:p>1.49</text:p>
          </table:table-cell>
          <table:table-cell office:value-type="float" office:value="1.84" calcext:value-type="float">
            <text:p>1.84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46999999999999" calcext:value-type="float">
            <text:p>2.47</text:p>
          </table:table-cell>
          <table:table-cell table:formula="of:=AVERAGE([.E86:.X86])" office:value-type="float" office:value="4.30949999999995" calcext:value-type="float">
            <text:p>4.3095</text:p>
          </table:table-cell>
          <table:table-cell table:formula="of:=STDEV([.E86:.X86])" office:value-type="float" office:value="2.14218401833756" calcext:value-type="float">
            <text:p>2.14218401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.3499999999998" calcext:value-type="float">
            <text:p>10.35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14.0399999999997" calcext:value-type="float">
            <text:p>14.04</text:p>
          </table:table-cell>
          <table:table-cell table:formula="of:=AVERAGE([.E87:.X87])" office:value-type="float" office:value="5.41249999999993" calcext:value-type="float">
            <text:p>5.4125</text:p>
          </table:table-cell>
          <table:table-cell table:formula="of:=STDEV([.E87:.X87])" office:value-type="float" office:value="2.74263007655822" calcext:value-type="float">
            <text:p>2.742630076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2.38999999999999" calcext:value-type="float">
            <text:p>2.39</text:p>
          </table:table-cell>
          <table:table-cell/>
          <table:table-cell office:value-type="float" office:value="2.38999999999999" calcext:value-type="float">
            <text:p>2.39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9.57999999999984" calcext:value-type="float">
            <text:p>9.58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18.16" calcext:value-type="float">
            <text:p>18.16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1.68" calcext:value-type="float">
            <text:p>1.68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1.67" calcext:value-type="float">
            <text:p>1.67</text:p>
          </table:table-cell>
          <table:table-cell office:value-type="float" office:value="7.04999999999989" calcext:value-type="float">
            <text:p>7.05</text:p>
          </table:table-cell>
          <table:table-cell table:formula="of:=AVERAGE([.E88:.X88])" office:value-type="float" office:value="5.29368421052626" calcext:value-type="float">
            <text:p>5.2936842105</text:p>
          </table:table-cell>
          <table:table-cell table:formula="of:=STDEV([.E88:.X88])" office:value-type="float" office:value="3.8609860722738" calcext:value-type="float">
            <text:p>3.860986072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5.7899999999997" calcext:value-type="float">
            <text:p>15.79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8.44999999999986" calcext:value-type="float">
            <text:p>8.45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2.26" calcext:value-type="float">
            <text:p>2.26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6.51999999999991" calcext:value-type="float">
            <text:p>6.52</text:p>
          </table:table-cell>
          <table:table-cell table:formula="of:=AVERAGE([.E89:.X89])" office:value-type="float" office:value="4.94699999999994" calcext:value-type="float">
            <text:p>4.947</text:p>
          </table:table-cell>
          <table:table-cell table:formula="of:=STDEV([.E89:.X89])" office:value-type="float" office:value="3.13360075379907" calcext:value-type="float">
            <text:p>3.13360075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.53999999999986" calcext:value-type="float">
            <text:p>8.54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1.63" calcext:value-type="float">
            <text:p>1.63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2.12" calcext:value-type="float">
            <text:p>2.12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3.65999999999997" calcext:value-type="float">
            <text:p>3.66</text:p>
          </table:table-cell>
          <table:table-cell table:formula="of:=AVERAGE([.E90:.X90])" office:value-type="float" office:value="4.74499999999994" calcext:value-type="float">
            <text:p>4.745</text:p>
          </table:table-cell>
          <table:table-cell table:formula="of:=STDEV([.E90:.X90])" office:value-type="float" office:value="1.76936949816948" calcext:value-type="float">
            <text:p>1.76936949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.2699999999997" calcext:value-type="float">
            <text:p>16.27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05999999999989" calcext:value-type="float">
            <text:p>7.06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2.04" calcext:value-type="float">
            <text:p>2.04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14.3399999999997" calcext:value-type="float">
            <text:p>14.3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7.95999999999988" calcext:value-type="float">
            <text:p>7.96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4.34999999999995" calcext:value-type="float">
            <text:p>4.35</text:p>
          </table:table-cell>
          <table:table-cell table:formula="of:=AVERAGE([.E91:.X91])" office:value-type="float" office:value="5.98999999999992" calcext:value-type="float">
            <text:p>5.99</text:p>
          </table:table-cell>
          <table:table-cell table:formula="of:=STDEV([.E91:.X91])" office:value-type="float" office:value="3.7410679589769" calcext:value-type="float">
            <text:p>3.7410679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22.6700000000007" calcext:value-type="float">
            <text:p>22.67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2.15" calcext:value-type="float">
            <text:p>2.15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4.80999999999994" calcext:value-type="float">
            <text:p>4.81</text:p>
          </table:table-cell>
          <table:table-cell table:formula="of:=AVERAGE([.E92:.X92])" office:value-type="float" office:value="5.38949999999999" calcext:value-type="float">
            <text:p>5.3895</text:p>
          </table:table-cell>
          <table:table-cell table:formula="of:=STDEV([.E92:.X92])" office:value-type="float" office:value="4.21620367404777" calcext:value-type="float">
            <text:p>4.21620367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8.28999999999987" calcext:value-type="float">
            <text:p>8.29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8.54999999999986" calcext:value-type="float">
            <text:p>8.55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11.2099999999998" calcext:value-type="float">
            <text:p>11.21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3.40999999999997" calcext:value-type="float">
            <text:p>3.41</text:p>
          </table:table-cell>
          <table:table-cell table:formula="of:=AVERAGE([.E93:.X93])" office:value-type="float" office:value="5.26549999999993" calcext:value-type="float">
            <text:p>5.2655</text:p>
          </table:table-cell>
          <table:table-cell table:formula="of:=STDEV([.E93:.X93])" office:value-type="float" office:value="2.16304238710684" calcext:value-type="float">
            <text:p>2.16304238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5.70999999999992" calcext:value-type="float">
            <text:p>5.71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0.4299999999998" calcext:value-type="float">
            <text:p>10.43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14.1499999999997" calcext:value-type="float">
            <text:p>14.15</text:p>
          </table:table-cell>
          <table:table-cell office:value-type="float" office:value="2.19" calcext:value-type="float">
            <text:p>2.19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1.75" calcext:value-type="float">
            <text:p>1.75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12.8799999999998" calcext:value-type="float">
            <text:p>12.88</text:p>
          </table:table-cell>
          <table:table-cell table:formula="of:=AVERAGE([.E94:.X94])" office:value-type="float" office:value="5.47499999999993" calcext:value-type="float">
            <text:p>5.475</text:p>
          </table:table-cell>
          <table:table-cell table:formula="of:=STDEV([.E94:.X94])" office:value-type="float" office:value="3.48164283666558" calcext:value-type="float">
            <text:p>3.4816428367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5.72999999999992" calcext:value-type="float">
            <text:p>5.73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16.2299999999997" calcext:value-type="float">
            <text:p>16.23</text:p>
          </table:table-cell>
          <table:table-cell table:style-name="Default" office:value-type="float" office:value="29.0700000000017" calcext:value-type="float">
            <text:p>29.07</text:p>
          </table:table-cell>
          <table:table-cell table:style-name="Default" office:value-type="float" office:value="32.3000000000021" calcext:value-type="float">
            <text:p>32.3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16.1199999999997" calcext:value-type="float">
            <text:p>16.12</text:p>
          </table:table-cell>
          <table:table-cell office:value-type="float" office:value="79.4700000000038" calcext:value-type="float">
            <text:p>79.47</text:p>
          </table:table-cell>
          <table:table-cell office:value-type="float" office:value="109.470000000019" calcext:value-type="float">
            <text:p>109.47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28.7200000000017" calcext:value-type="float">
            <text:p>28.72</text:p>
          </table:table-cell>
          <table:table-cell office:value-type="float" office:value="87.4100000000078" calcext:value-type="float">
            <text:p>87.41</text:p>
          </table:table-cell>
          <table:table-cell office:value-type="float" office:value="6.8499999999999" calcext:value-type="float">
            <text:p>6.85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79.2200000000036" calcext:value-type="float">
            <text:p>79.22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16.8899999999998" calcext:value-type="float">
            <text:p>16.89</text:p>
          </table:table-cell>
          <table:table-cell office:value-type="float" office:value="34.6700000000017" calcext:value-type="float">
            <text:p>34.67</text:p>
          </table:table-cell>
          <table:table-cell office:value-type="float" office:value="7.99999999999987" calcext:value-type="float">
            <text:p>8</text:p>
          </table:table-cell>
          <table:table-cell table:formula="of:=AVERAGE([.E99:.X99])" office:value-type="float" office:value="29.670000000002" calcext:value-type="float">
            <text:p>29.67</text:p>
          </table:table-cell>
          <table:table-cell table:formula="of:=STDEV([.E99:.X99])" office:value-type="float" office:value="32.2779479880001" calcext:value-type="float">
            <text:p>32.27794798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8.86999999999986" calcext:value-type="float">
            <text:p>8.87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107.370000000018" calcext:value-type="float">
            <text:p>107.37</text:p>
          </table:table-cell>
          <table:table-cell table:style-name="Default" office:value-type="float" office:value="7.67999999999988" calcext:value-type="float">
            <text:p>7.68</text:p>
          </table:table-cell>
          <table:table-cell table:style-name="Default" office:value-type="float" office:value="16.1299999999997" calcext:value-type="float">
            <text:p>16.13</text:p>
          </table:table-cell>
          <table:table-cell office:value-type="float" office:value="14.7599999999997" calcext:value-type="float">
            <text:p>14.76</text:p>
          </table:table-cell>
          <table:table-cell office:value-type="float" office:value="44.0599999999998" calcext:value-type="float">
            <text:p>44.06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17.96" calcext:value-type="float">
            <text:p>17.96</text:p>
          </table:table-cell>
          <table:table-cell office:value-type="float" office:value="25.3900000000012" calcext:value-type="float">
            <text:p>25.39</text:p>
          </table:table-cell>
          <table:table-cell office:value-type="float" office:value="12.1399999999998" calcext:value-type="float">
            <text:p>12.14</text:p>
          </table:table-cell>
          <table:table-cell office:value-type="float" office:value="40.1600000000006" calcext:value-type="float">
            <text:p>40.16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58.7999999999969" calcext:value-type="float">
            <text:p>58.8</text:p>
          </table:table-cell>
          <table:table-cell office:value-type="float" office:value="15.5199999999997" calcext:value-type="float">
            <text:p>15.52</text:p>
          </table:table-cell>
          <table:table-cell office:value-type="float" office:value="21.9200000000006" calcext:value-type="float">
            <text:p>21.92</text:p>
          </table:table-cell>
          <table:table-cell office:value-type="float" office:value="14.8299999999997" calcext:value-type="float">
            <text:p>14.83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5.55999999999993" calcext:value-type="float">
            <text:p>5.56</text:p>
          </table:table-cell>
          <table:table-cell table:formula="of:=AVERAGE([.E100:.X100])" office:value-type="float" office:value="22.5630000000007" calcext:value-type="float">
            <text:p>22.563</text:p>
          </table:table-cell>
          <table:table-cell table:formula="of:=STDEV([.E100:.X100])" office:value-type="float" office:value="24.5620136968095" calcext:value-type="float">
            <text:p>24.562013696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89.4800000000089" calcext:value-type="float">
            <text:p>89.48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3.48999999999997" calcext:value-type="float">
            <text:p>3.49</text:p>
          </table:table-cell>
          <table:table-cell table:style-name="Default" office:value-type="float" office:value="48.3799999999989" calcext:value-type="float">
            <text:p>48.38</text:p>
          </table:table-cell>
          <table:table-cell table:style-name="Default" office:value-type="float" office:value="19.7400000000003" calcext:value-type="float">
            <text:p>19.74</text:p>
          </table:table-cell>
          <table:table-cell office:value-type="float" office:value="18.5600000000001" calcext:value-type="float">
            <text:p>18.56</text:p>
          </table:table-cell>
          <table:table-cell office:value-type="float" office:value="39.5300000000007" calcext:value-type="float">
            <text:p>39.53</text:p>
          </table:table-cell>
          <table:table-cell office:value-type="float" office:value="33.4500000000019" calcext:value-type="float">
            <text:p>33.45</text:p>
          </table:table-cell>
          <table:table-cell office:value-type="float" office:value="17.2499999999999" calcext:value-type="float">
            <text:p>17.25</text:p>
          </table:table-cell>
          <table:table-cell office:value-type="float" office:value="102.630000000016" calcext:value-type="float">
            <text:p>102.63</text:p>
          </table:table-cell>
          <table:table-cell office:value-type="float" office:value="13.7499999999998" calcext:value-type="float">
            <text:p>13.75</text:p>
          </table:table-cell>
          <table:table-cell office:value-type="float" office:value="9.83999999999983" calcext:value-type="float">
            <text:p>9.84</text:p>
          </table:table-cell>
          <table:table-cell office:value-type="float" office:value="28.0500000000016" calcext:value-type="float">
            <text:p>28.05</text:p>
          </table:table-cell>
          <table:table-cell office:value-type="float" office:value="57.3699999999972" calcext:value-type="float">
            <text:p>57.37</text:p>
          </table:table-cell>
          <table:table-cell office:value-type="float" office:value="20.8100000000005" calcext:value-type="float">
            <text:p>20.81</text:p>
          </table:table-cell>
          <table:table-cell office:value-type="float" office:value="22.2800000000007" calcext:value-type="float">
            <text:p>22.28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1.09" calcext:value-type="float">
            <text:p>1.09</text:p>
          </table:table-cell>
          <table:table-cell table:formula="of:=AVERAGE([.E101:.X101])" office:value-type="float" office:value="27.5815000000013" calcext:value-type="float">
            <text:p>27.5815</text:p>
          </table:table-cell>
          <table:table-cell table:formula="of:=STDEV([.E101:.X101])" office:value-type="float" office:value="27.9798930201891" calcext:value-type="float">
            <text:p>27.979893020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2.7600000000008" calcext:value-type="float">
            <text:p>22.76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14.5299999999997" calcext:value-type="float">
            <text:p>14.53</text:p>
          </table:table-cell>
          <table:table-cell table:style-name="Default" office:value-type="float" office:value="76.3600000000022" calcext:value-type="float">
            <text:p>76.36</text:p>
          </table:table-cell>
          <table:table-cell table:style-name="Default" office:value-type="float" office:value="23.8500000000009" calcext:value-type="float">
            <text:p>23.85</text:p>
          </table:table-cell>
          <table:table-cell office:value-type="float" office:value="42.6600000000001" calcext:value-type="float">
            <text:p>42.66</text:p>
          </table:table-cell>
          <table:table-cell office:value-type="float" office:value="12.4899999999998" calcext:value-type="float">
            <text:p>12.49</text:p>
          </table:table-cell>
          <table:table-cell office:value-type="float" office:value="1.54" calcext:value-type="float">
            <text:p>1.54</text:p>
          </table:table-cell>
          <table:table-cell office:value-type="float" office:value="21.9000000000006" calcext:value-type="float">
            <text:p>21.9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13.8699999999998" calcext:value-type="float">
            <text:p>13.87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16.0199999999997" calcext:value-type="float">
            <text:p>16.02</text:p>
          </table:table-cell>
          <table:table-cell office:value-type="float" office:value="17.5599999999999" calcext:value-type="float">
            <text:p>17.5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51.1499999999984" calcext:value-type="float">
            <text:p>51.15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37.2700000000012" calcext:value-type="float">
            <text:p>37.27</text:p>
          </table:table-cell>
          <table:table-cell table:formula="of:=AVERAGE([.E102:.X102])" office:value-type="float" office:value="19.2625000000001" calcext:value-type="float">
            <text:p>19.2625</text:p>
          </table:table-cell>
          <table:table-cell table:formula="of:=STDEV([.E102:.X102])" office:value-type="float" office:value="19.3446211414252" calcext:value-type="float">
            <text:p>19.3446211414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6.7299999999999" calcext:value-type="float">
            <text:p>6.73</text:p>
          </table:table-cell>
          <table:table-cell office:value-type="float" office:value="61.1399999999964" calcext:value-type="float">
            <text:p>61.14</text:p>
          </table:table-cell>
          <table:table-cell office:value-type="float" office:value="9.44999999999984" calcext:value-type="float">
            <text:p>9.45</text:p>
          </table:table-cell>
          <table:table-cell table:style-name="Default" office:value-type="float" office:value="6.31999999999991" calcext:value-type="float">
            <text:p>6.32</text:p>
          </table:table-cell>
          <table:table-cell table:style-name="Default" office:value-type="float" office:value="15.9299999999997" calcext:value-type="float">
            <text:p>15.93</text:p>
          </table:table-cell>
          <table:table-cell office:value-type="float" office:value="18.1" calcext:value-type="float">
            <text:p>18.1</text:p>
          </table:table-cell>
          <table:table-cell office:value-type="float" office:value="1.97" calcext:value-type="float">
            <text:p>1.97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27.3700000000015" calcext:value-type="float">
            <text:p>27.37</text:p>
          </table:table-cell>
          <table:table-cell office:value-type="float" office:value="9.96999999999983" calcext:value-type="float">
            <text:p>9.97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20.5400000000004" calcext:value-type="float">
            <text:p>20.54</text:p>
          </table:table-cell>
          <table:table-cell office:value-type="float" office:value="9.86999999999983" calcext:value-type="float">
            <text:p>9.87</text:p>
          </table:table-cell>
          <table:table-cell office:value-type="float" office:value="18.6400000000001" calcext:value-type="float">
            <text:p>18.64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16.4599999999998" calcext:value-type="float">
            <text:p>16.46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25.0600000000011" calcext:value-type="float">
            <text:p>25.06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56.0799999999974" calcext:value-type="float">
            <text:p>56.08</text:p>
          </table:table-cell>
          <table:table-cell table:formula="of:=AVERAGE([.E103:.X103])" office:value-type="float" office:value="17.0074999999998" calcext:value-type="float">
            <text:p>17.0075</text:p>
          </table:table-cell>
          <table:table-cell table:formula="of:=STDEV([.E103:.X103])" office:value-type="float" office:value="15.8600523908997" calcext:value-type="float">
            <text:p>15.8600523909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2.9199999999998" calcext:value-type="float">
            <text:p>12.92</text:p>
          </table:table-cell>
          <table:table-cell office:value-type="float" office:value="18.5700000000001" calcext:value-type="float">
            <text:p>18.57</text:p>
          </table:table-cell>
          <table:table-cell office:value-type="float" office:value="8.31999999999987" calcext:value-type="float">
            <text:p>8.32</text:p>
          </table:table-cell>
          <table:table-cell table:style-name="Default" office:value-type="float" office:value="17.92" calcext:value-type="float">
            <text:p>17.92</text:p>
          </table:table-cell>
          <table:table-cell table:style-name="Default" office:value-type="float" office:value="19.3600000000002" calcext:value-type="float">
            <text:p>19.36</text:p>
          </table:table-cell>
          <table:table-cell office:value-type="float" office:value="15.2599999999997" calcext:value-type="float">
            <text:p>15.26</text:p>
          </table:table-cell>
          <table:table-cell office:value-type="float" office:value="13.0999999999998" calcext:value-type="float">
            <text:p>13.1</text:p>
          </table:table-cell>
          <table:table-cell office:value-type="float" office:value="18.6700000000001" calcext:value-type="float">
            <text:p>18.67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24.360000000001" calcext:value-type="float">
            <text:p>24.36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14.9099999999997" calcext:value-type="float">
            <text:p>14.91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9.90999999999983" calcext:value-type="float">
            <text:p>9.91</text:p>
          </table:table-cell>
          <table:table-cell office:value-type="float" office:value="22.9900000000008" calcext:value-type="float">
            <text:p>22.99</text:p>
          </table:table-cell>
          <table:table-cell office:value-type="float" office:value="31.1300000000021" calcext:value-type="float">
            <text:p>31.13</text:p>
          </table:table-cell>
          <table:table-cell table:formula="of:=AVERAGE([.E104:.X104])" office:value-type="float" office:value="14.3480000000001" calcext:value-type="float">
            <text:p>14.348</text:p>
          </table:table-cell>
          <table:table-cell table:formula="of:=STDEV([.E104:.X104])" office:value-type="float" office:value="6.90513508385767" calcext:value-type="float">
            <text:p>6.905135083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Default" office:value-type="float" office:value="5.13999999999994" calcext:value-type="float">
            <text:p>5.14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9.51999999999984" calcext:value-type="float">
            <text:p>9.52</text:p>
          </table:table-cell>
          <table:table-cell table:style-name="Default" office:value-type="float" office:value="10.3499999999998" calcext:value-type="float">
            <text:p>10.35</text:p>
          </table:table-cell>
          <table:table-cell table:style-name="Default" office:value-type="float" office:value="23.1300000000008" calcext:value-type="float">
            <text:p>23.13</text:p>
          </table:table-cell>
          <table:table-cell office:value-type="float" office:value="16.9999999999999" calcext:value-type="float">
            <text:p>17</text:p>
          </table:table-cell>
          <table:table-cell office:value-type="float" office:value="11.4199999999998" calcext:value-type="float">
            <text:p>11.42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20.7400000000004" calcext:value-type="float">
            <text:p>20.74</text:p>
          </table:table-cell>
          <table:table-cell office:value-type="float" office:value="20.4600000000004" calcext:value-type="float">
            <text:p>20.46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35.5600000000015" calcext:value-type="float">
            <text:p>35.56</text:p>
          </table:table-cell>
          <table:table-cell office:value-type="float" office:value="1.76" calcext:value-type="float">
            <text:p>1.76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27.3500000000015" calcext:value-type="float">
            <text:p>27.35</text:p>
          </table:table-cell>
          <table:table-cell table:formula="of:=AVERAGE([.E105:.X105])" office:value-type="float" office:value="12.2875000000001" calcext:value-type="float">
            <text:p>12.2875</text:p>
          </table:table-cell>
          <table:table-cell table:formula="of:=STDEV([.E105:.X105])" office:value-type="float" office:value="8.958410264868" calcext:value-type="float">
            <text:p>8.958410264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Default" office:value-type="float" office:value="10.2999999999998" calcext:value-type="float">
            <text:p>10.3</text:p>
          </table:table-cell>
          <table:table-cell office:value-type="float" office:value="9.68999999999984" calcext:value-type="float">
            <text:p>9.69</text:p>
          </table:table-cell>
          <table:table-cell office:value-type="float" office:value="4.03999999999996" calcext:value-type="float">
            <text:p>4.04</text:p>
          </table:table-cell>
          <table:table-cell table:style-name="Default" office:value-type="float" office:value="5.09999999999994" calcext:value-type="float">
            <text:p>5.1</text:p>
          </table:table-cell>
          <table:table-cell table:style-name="Default" office:value-type="float" office:value="2.18" calcext:value-type="float">
            <text:p>2.18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42.1700000000002" calcext:value-type="float">
            <text:p>42.17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10.0599999999998" calcext:value-type="float">
            <text:p>10.06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1.93" calcext:value-type="float">
            <text:p>1.93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11.2299999999998" calcext:value-type="float">
            <text:p>11.23</text:p>
          </table:table-cell>
          <table:table-cell office:value-type="float" office:value="33.6100000000019" calcext:value-type="float">
            <text:p>33.61</text:p>
          </table:table-cell>
          <table:table-cell office:value-type="float" office:value="6.30999999999991" calcext:value-type="float">
            <text:p>6.31</text:p>
          </table:table-cell>
          <table:table-cell table:formula="of:=AVERAGE([.E106:.X106])" office:value-type="float" office:value="9.40300000000002" calcext:value-type="float">
            <text:p>9.403</text:p>
          </table:table-cell>
          <table:table-cell table:formula="of:=STDEV([.E106:.X106])" office:value-type="float" office:value="10.2028866400387" calcext:value-type="float">
            <text:p>10.2028866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Default" office:value-type="float" office:value="7.62999999999988" calcext:value-type="float">
            <text:p>7.63</text:p>
          </table:table-cell>
          <table:table-cell office:value-type="float" office:value="10.7199999999998" calcext:value-type="float">
            <text:p>10.72</text:p>
          </table:table-cell>
          <table:table-cell office:value-type="float" office:value="10.4499999999998" calcext:value-type="float">
            <text:p>10.45</text:p>
          </table:table-cell>
          <table:table-cell table:style-name="Default" office:value-type="float" office:value="9.93999999999983" calcext:value-type="float">
            <text:p>9.94</text:p>
          </table:table-cell>
          <table:table-cell table:style-name="Default" office:value-type="float" office:value="4.84999999999994" calcext:value-type="float">
            <text:p>4.85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12.9899999999998" calcext:value-type="float">
            <text:p>12.99</text:p>
          </table:table-cell>
          <table:table-cell office:value-type="float" office:value="21.7600000000006" calcext:value-type="float">
            <text:p>21.76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1.47" calcext:value-type="float">
            <text:p>1.47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6.9799999999999" calcext:value-type="float">
            <text:p>16.98</text:p>
          </table:table-cell>
          <table:table-cell office:value-type="float" office:value="1.95" calcext:value-type="float">
            <text:p>1.95</text:p>
          </table:table-cell>
          <table:table-cell office:value-type="float" office:value="7.22999999999989" calcext:value-type="float">
            <text:p>7.23</text:p>
          </table:table-cell>
          <table:table-cell table:formula="of:=AVERAGE([.E107:.X107])" office:value-type="float" office:value="7.58049999999994" calcext:value-type="float">
            <text:p>7.5805</text:p>
          </table:table-cell>
          <table:table-cell table:formula="of:=STDEV([.E107:.X107])" office:value-type="float" office:value="5.13683444914233" calcext:value-type="float">
            <text:p>5.13683444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8.03999999999987" calcext:value-type="float">
            <text:p>8.04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3.54999999999997" calcext:value-type="float">
            <text:p>3.55</text:p>
          </table:table-cell>
          <table:table-cell table:style-name="Default" office:value-type="float" office:value="17.96" calcext:value-type="float">
            <text:p>17.96</text:p>
          </table:table-cell>
          <table:table-cell table:style-name="Default" office:value-type="float" office:value="1.73" calcext:value-type="float">
            <text:p>1.73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9.19999999999985" calcext:value-type="float">
            <text:p>9.2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.61" calcext:value-type="float">
            <text:p>1.61</text:p>
          </table:table-cell>
          <table:table-cell office:value-type="float" office:value="39.7700000000007" calcext:value-type="float">
            <text:p>39.77</text:p>
          </table:table-cell>
          <table:table-cell office:value-type="float" office:value="10.2299999999998" calcext:value-type="float">
            <text:p>10.23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11.8399999999998" calcext:value-type="float">
            <text:p>11.84</text:p>
          </table:table-cell>
          <table:table-cell office:value-type="float" office:value="25.6500000000012" calcext:value-type="float">
            <text:p>25.65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4.88999999999994" calcext:value-type="float">
            <text:p>4.89</text:p>
          </table:table-cell>
          <table:table-cell table:formula="of:=AVERAGE([.E108:.X108])" office:value-type="float" office:value="9.90200000000001" calcext:value-type="float">
            <text:p>9.902</text:p>
          </table:table-cell>
          <table:table-cell table:formula="of:=STDEV([.E108:.X108])" office:value-type="float" office:value="8.93009023352798" calcext:value-type="float">
            <text:p>8.930090233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Default" office:value-type="float" office:value="11.7599999999998" calcext:value-type="float">
            <text:p>11.76</text:p>
          </table:table-cell>
          <table:table-cell office:value-type="float" office:value="15.6999999999997" calcext:value-type="float">
            <text:p>15.7</text:p>
          </table:table-cell>
          <table:table-cell office:value-type="float" office:value="6.6299999999999" calcext:value-type="float">
            <text:p>6.63</text:p>
          </table:table-cell>
          <table:table-cell table:style-name="Default" office:value-type="float" office:value="23.8100000000009" calcext:value-type="float">
            <text:p>23.81</text:p>
          </table:table-cell>
          <table:table-cell table:style-name="Default" office:value-type="float" office:value="10.0199999999998" calcext:value-type="float">
            <text:p>10.02</text:p>
          </table:table-cell>
          <table:table-cell office:value-type="float" office:value="29.1100000000017" calcext:value-type="float">
            <text:p>29.11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14.7799999999997" calcext:value-type="float">
            <text:p>14.78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10.5999999999998" calcext:value-type="float">
            <text:p>10.6</text:p>
          </table:table-cell>
          <table:table-cell office:value-type="float" office:value="23.3000000000008" calcext:value-type="float">
            <text:p>23.3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18.4700000000001" calcext:value-type="float">
            <text:p>18.47</text:p>
          </table:table-cell>
          <table:table-cell office:value-type="float" office:value="10.3999999999998" calcext:value-type="float">
            <text:p>10.4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13.8499999999998" calcext:value-type="float">
            <text:p>13.85</text:p>
          </table:table-cell>
          <table:table-cell table:formula="of:=AVERAGE([.E109:.X109])" office:value-type="float" office:value="11.8765000000001" calcext:value-type="float">
            <text:p>11.8765</text:p>
          </table:table-cell>
          <table:table-cell table:formula="of:=STDEV([.E109:.X109])" office:value-type="float" office:value="7.35866068692317" calcext:value-type="float">
            <text:p>7.358660686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Default" office:value-type="float" office:value="3.65999999999997" calcext:value-type="float">
            <text:p>3.66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1.76" calcext:value-type="float">
            <text:p>1.76</text:p>
          </table:table-cell>
          <table:table-cell table:style-name="Default" office:value-type="float" office:value="6.6499999999999" calcext:value-type="float">
            <text:p>6.65</text:p>
          </table:table-cell>
          <table:table-cell table:style-name="Default" office:value-type="float" office:value="4.02999999999996" calcext:value-type="float">
            <text:p>4.03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9.16999999999985" calcext:value-type="float">
            <text:p>9.17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10.6599999999998" calcext:value-type="float">
            <text:p>10.66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8.90999999999985" calcext:value-type="float">
            <text:p>8.91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9.88999999999983" calcext:value-type="float">
            <text:p>9.89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5.08999999999994" calcext:value-type="float">
            <text:p>5.09</text:p>
          </table:table-cell>
          <table:table-cell table:formula="of:=AVERAGE([.E110:.X110])" office:value-type="float" office:value="6.26049999999991" calcext:value-type="float">
            <text:p>6.2605</text:p>
          </table:table-cell>
          <table:table-cell table:formula="of:=STDEV([.E110:.X110])" office:value-type="float" office:value="2.8003016284904" calcext:value-type="float">
            <text:p>2.800301628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Default" office:value-type="float" office:value="12.9299999999998" calcext:value-type="float">
            <text:p>12.93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5.84999999999992" calcext:value-type="float">
            <text:p>5.85</text:p>
          </table:table-cell>
          <table:table-cell table:style-name="Default" office:value-type="float" office:value="10.4299999999998" calcext:value-type="float">
            <text:p>10.43</text:p>
          </table:table-cell>
          <table:table-cell table:style-name="Default" office:value-type="float" office:value="3.37999999999997" calcext:value-type="float">
            <text:p>3.38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14.4399999999997" calcext:value-type="float">
            <text:p>14.44</text:p>
          </table:table-cell>
          <table:table-cell office:value-type="float" office:value="8.35999999999987" calcext:value-type="float">
            <text:p>8.36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1.84" calcext:value-type="float">
            <text:p>1.84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4.38999999999995" calcext:value-type="float">
            <text:p>4.39</text:p>
          </table:table-cell>
          <table:table-cell table:formula="of:=AVERAGE([.E111:.X111])" office:value-type="float" office:value="5.46399999999993" calcext:value-type="float">
            <text:p>5.464</text:p>
          </table:table-cell>
          <table:table-cell table:formula="of:=STDEV([.E111:.X111])" office:value-type="float" office:value="3.46044779578711" calcext:value-type="float">
            <text:p>3.46044779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Default" office:value-type="float" office:value="7.63999999999988" calcext:value-type="float">
            <text:p>7.64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4.81999999999994" calcext:value-type="float">
            <text:p>4.82</text:p>
          </table:table-cell>
          <table:table-cell table:style-name="Default" office:value-type="float" office:value="4.50999999999995" calcext:value-type="float">
            <text:p>4.51</text:p>
          </table:table-cell>
          <table:table-cell table:style-name="Default" office:value-type="float" office:value="2.29" calcext:value-type="float">
            <text:p>2.29</text:p>
          </table:table-cell>
          <table:table-cell office:value-type="float" office:value="2.12" calcext:value-type="float">
            <text:p>2.12</text:p>
          </table:table-cell>
          <table:table-cell office:value-type="float" office:value="2.03" calcext:value-type="float">
            <text:p>2.03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3.4399999999998" calcext:value-type="float">
            <text:p>13.44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1.81" calcext:value-type="float">
            <text:p>1.81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23.4600000000009" calcext:value-type="float">
            <text:p>23.46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6.6899999999999" calcext:value-type="float">
            <text:p>6.69</text:p>
          </table:table-cell>
          <table:table-cell table:formula="of:=AVERAGE([.E112:.X112])" office:value-type="float" office:value="6.69599999999997" calcext:value-type="float">
            <text:p>6.696</text:p>
          </table:table-cell>
          <table:table-cell table:formula="of:=STDEV([.E112:.X112])" office:value-type="float" office:value="5.12395961198607" calcext:value-type="float">
            <text:p>5.1239596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Default" office:value-type="float" office:value="8.42999999999987" calcext:value-type="float">
            <text:p>8.43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96999999999996" calcext:value-type="float">
            <text:p>3.97</text:p>
          </table:table-cell>
          <table:table-cell table:style-name="Default" office:value-type="float" office:value="6.32999999999991" calcext:value-type="float">
            <text:p>6.33</text:p>
          </table:table-cell>
          <table:table-cell table:style-name="Default" office:value-type="float" office:value="5.67999999999992" calcext:value-type="float">
            <text:p>5.68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13.0699999999998" calcext:value-type="float">
            <text:p>13.07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7.44999999999989" calcext:value-type="float">
            <text:p>7.45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15.5199999999997" calcext:value-type="float">
            <text:p>15.52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8.46999999999986" calcext:value-type="float">
            <text:p>8.47</text:p>
          </table:table-cell>
          <table:table-cell table:formula="of:=AVERAGE([.E113:.X113])" office:value-type="float" office:value="6.13899999999991" calcext:value-type="float">
            <text:p>6.139</text:p>
          </table:table-cell>
          <table:table-cell table:formula="of:=STDEV([.E113:.X113])" office:value-type="float" office:value="3.63830194632483" calcext:value-type="float">
            <text:p>3.638301946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office:value-type="float" office:value="3.23999999999997" calcext:value-type="float">
            <text:p>3.24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2.81999999999998" calcext:value-type="float">
            <text:p>2.82</text:p>
          </table:table-cell>
          <table:table-cell table:style-name="Default" office:value-type="float" office:value="4.16999999999996" calcext:value-type="float">
            <text:p>4.17</text:p>
          </table:table-cell>
          <table:table-cell table:style-name="Default" office:value-type="float" office:value="6.9699999999999" calcext:value-type="float">
            <text:p>6.97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.2" calcext:value-type="float">
            <text:p>1.2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9.42999999999984" calcext:value-type="float">
            <text:p>9.43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8.42999999999987" calcext:value-type="float">
            <text:p>8.43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3.0399999999998" calcext:value-type="float">
            <text:p>13.04</text:p>
          </table:table-cell>
          <table:table-cell office:value-type="float" office:value="25.3600000000012" calcext:value-type="float">
            <text:p>25.36</text:p>
          </table:table-cell>
          <table:table-cell office:value-type="float" office:value="6.34999999999991" calcext:value-type="float">
            <text:p>6.35</text:p>
          </table:table-cell>
          <table:table-cell table:formula="of:=AVERAGE([.E114:.X114])" office:value-type="float" office:value="6.76199999999999" calcext:value-type="float">
            <text:p>6.762</text:p>
          </table:table-cell>
          <table:table-cell table:formula="of:=STDEV([.E114:.X114])" office:value-type="float" office:value="5.34310436081202" calcext:value-type="float">
            <text:p>5.343104360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office:value-type="float" office:value="8.21999999999987" calcext:value-type="float">
            <text:p>8.22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6.12999999999991" calcext:value-type="float">
            <text:p>6.13</text:p>
          </table:table-cell>
          <table:table-cell table:style-name="Default" office:value-type="float" office:value="3.30999999999997" calcext:value-type="float">
            <text:p>3.31</text:p>
          </table:table-cell>
          <table:table-cell table:style-name="Default" office:value-type="float" office:value="6.5899999999999" calcext:value-type="float">
            <text:p>6.59</text:p>
          </table:table-cell>
          <table:table-cell office:value-type="float" office:value="8.75999999999986" calcext:value-type="float">
            <text:p>8.76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27.8400000000016" calcext:value-type="float">
            <text:p>27.84</text:p>
          </table:table-cell>
          <table:table-cell office:value-type="float" office:value="14.9699999999997" calcext:value-type="float">
            <text:p>14.97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10.9899999999998" calcext:value-type="float">
            <text:p>10.99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20.4100000000004" calcext:value-type="float">
            <text:p>20.41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4.57999999999995" calcext:value-type="float">
            <text:p>4.58</text:p>
          </table:table-cell>
          <table:table-cell table:formula="of:=AVERAGE([.E115:.X115])" office:value-type="float" office:value="8.13450000000002" calcext:value-type="float">
            <text:p>8.1345</text:p>
          </table:table-cell>
          <table:table-cell table:formula="of:=STDEV([.E115:.X115])" office:value-type="float" office:value="6.32807900925488" calcext:value-type="float">
            <text:p>6.328079009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Default" office:value-type="float" office:value="12.6899999999998" calcext:value-type="float">
            <text:p>12.69</text:p>
          </table:table-cell>
          <table:table-cell office:value-type="float" office:value="1.92" calcext:value-type="float">
            <text:p>1.92</text:p>
          </table:table-cell>
          <table:table-cell office:value-type="float" office:value="2.82999999999998" calcext:value-type="float">
            <text:p>2.83</text:p>
          </table:table-cell>
          <table:table-cell table:style-name="Default" office:value-type="float" office:value="3.27999999999997" calcext:value-type="float">
            <text:p>3.28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10.5199999999998" calcext:value-type="float">
            <text:p>10.52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4.75999999999994" calcext:value-type="float">
            <text:p>4.76</text:p>
          </table:table-cell>
          <table:table-cell table:formula="of:=AVERAGE([.E116:.X116])" office:value-type="float" office:value="4.62399999999994" calcext:value-type="float">
            <text:p>4.624</text:p>
          </table:table-cell>
          <table:table-cell table:formula="of:=STDEV([.E116:.X116])" office:value-type="float" office:value="2.78427237022146" calcext:value-type="float">
            <text:p>2.784272370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Default" office:value-type="float" office:value="5.76999999999992" calcext:value-type="float">
            <text:p>5.77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7.06999999999989" calcext:value-type="float">
            <text:p>7.07</text:p>
          </table:table-cell>
          <table:table-cell table:style-name="Default" office:value-type="float" office:value="4.99999999999994" calcext:value-type="float">
            <text:p>5</text:p>
          </table:table-cell>
          <table:table-cell table:style-name="Default" office:value-type="float" office:value="3.96999999999996" calcext:value-type="float">
            <text:p>3.97</text:p>
          </table:table-cell>
          <table:table-cell office:value-type="float" office:value="10.6299999999998" calcext:value-type="float">
            <text:p>10.6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2" calcext:value-type="float">
            <text:p>2</text:p>
          </table:table-cell>
          <table:table-cell office:value-type="float" office:value="12.5699999999998" calcext:value-type="float">
            <text:p>12.57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.11" calcext:value-type="float">
            <text:p>2.1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0.6999999999998" calcext:value-type="float">
            <text:p>10.7</text:p>
          </table:table-cell>
          <table:table-cell office:value-type="float" office:value="12.8799999999998" calcext:value-type="float">
            <text:p>12.88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6.7499999999999" calcext:value-type="float">
            <text:p>6.75</text:p>
          </table:table-cell>
          <table:table-cell table:formula="of:=AVERAGE([.E117:.X117])" office:value-type="float" office:value="6.03549999999992" calcext:value-type="float">
            <text:p>6.0355</text:p>
          </table:table-cell>
          <table:table-cell table:formula="of:=STDEV([.E117:.X117])" office:value-type="float" office:value="3.35567778862217" calcext:value-type="float">
            <text:p>3.355677788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office:value-type="float" office:value="5.75999999999992" calcext:value-type="float">
            <text:p>5.76</text:p>
          </table:table-cell>
          <table:table-cell office:value-type="float" office:value="1.98" calcext:value-type="float">
            <text:p>1.98</text:p>
          </table:table-cell>
          <table:table-cell office:value-type="float" office:value="4.47999999999995" calcext:value-type="float">
            <text:p>4.48</text:p>
          </table:table-cell>
          <table:table-cell table:style-name="Default" office:value-type="float" office:value="9.35999999999985" calcext:value-type="float">
            <text:p>9.36</text:p>
          </table:table-cell>
          <table:table-cell table:style-name="Default" office:value-type="float" office:value="5.68999999999992" calcext:value-type="float">
            <text:p>5.69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0.1599999999998" calcext:value-type="float">
            <text:p>10.16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14.3199999999997" calcext:value-type="float">
            <text:p>14.32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5.02999999999994" calcext:value-type="float">
            <text:p>5.03</text:p>
          </table:table-cell>
          <table:table-cell table:formula="of:=AVERAGE([.E118:.X118])" office:value-type="float" office:value="6.5219999999999" calcext:value-type="float">
            <text:p>6.522</text:p>
          </table:table-cell>
          <table:table-cell table:formula="of:=STDEV([.E118:.X118])" office:value-type="float" office:value="3.19348778148999" calcext:value-type="float">
            <text:p>3.1934877815</text:p>
          </table:table-cell>
          <table:table-cell table:number-columns-repeated="25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0.002</text:p>
          </table:table-cell>
          <table:table-cell office:value-type="string" calcext:value-type="string">
            <text:p>Eta=0.005</text:p>
          </table:table-cell>
          <table:table-cell office:value-type="string" calcext:value-type="string">
            <text:p>Eta=0.001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3]" office:value-type="float" office:value="33.1130000000025" calcext:value-type="float">
            <text:p>33.113</text:p>
          </table:table-cell>
          <table:table-cell table:style-name="Default" table:formula="of:=[.Y26]" office:value-type="float" office:value="39.440000000001" calcext:value-type="float">
            <text:p>39.44</text:p>
          </table:table-cell>
          <table:table-cell table:style-name="Default" table:formula="of:=[.Y51]" office:value-type="float" office:value="21.2105000000002" calcext:value-type="float">
            <text:p>21.2105</text:p>
          </table:table-cell>
          <table:table-cell table:formula="of:=[.Y75]" office:value-type="float" office:value="26.3035000000022" calcext:value-type="float">
            <text:p>26.3035</text:p>
          </table:table-cell>
          <table:table-cell table:formula="of:=[.Y99]" office:value-type="float" office:value="29.670000000002" calcext:value-type="float">
            <text:p>29.67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4]" office:value-type="float" office:value="9.5329999999998" calcext:value-type="float">
            <text:p>9.533</text:p>
          </table:table-cell>
          <table:table-cell table:style-name="Default" table:formula="of:=[.Y27]" office:value-type="float" office:value="14.739" calcext:value-type="float">
            <text:p>14.739</text:p>
          </table:table-cell>
          <table:table-cell table:style-name="Default" table:formula="of:=[.Y52]" office:value-type="float" office:value="24.2035000000004" calcext:value-type="float">
            <text:p>24.2035</text:p>
          </table:table-cell>
          <table:table-cell table:formula="of:=[.Y76]" office:value-type="float" office:value="13.6130000000002" calcext:value-type="float">
            <text:p>13.613</text:p>
          </table:table-cell>
          <table:table-cell table:formula="of:=[.Y100]" office:value-type="float" office:value="22.5630000000007" calcext:value-type="float">
            <text:p>22.563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5]" office:value-type="float" office:value="9.60500000000009" calcext:value-type="float">
            <text:p>9.605</text:p>
          </table:table-cell>
          <table:table-cell table:style-name="Default" table:formula="of:=[.Y28]" office:value-type="float" office:value="12.179" calcext:value-type="float">
            <text:p>12.179</text:p>
          </table:table-cell>
          <table:table-cell table:style-name="Default" table:formula="of:=[.Y53]" office:value-type="float" office:value="10.0940000000001" calcext:value-type="float">
            <text:p>10.094</text:p>
          </table:table-cell>
          <table:table-cell table:formula="of:=[.Y77]" office:value-type="float" office:value="9.30200000000001" calcext:value-type="float">
            <text:p>9.302</text:p>
          </table:table-cell>
          <table:table-cell table:formula="of:=[.Y101]" office:value-type="float" office:value="27.5815000000013" calcext:value-type="float">
            <text:p>27.581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6]" office:value-type="float" office:value="9.10099999999989" calcext:value-type="float">
            <text:p>9.101</text:p>
          </table:table-cell>
          <table:table-cell table:style-name="Default" table:formula="of:=[.Y29]" office:value-type="float" office:value="9.74500000000004" calcext:value-type="float">
            <text:p>9.745</text:p>
          </table:table-cell>
          <table:table-cell table:style-name="Default" table:formula="of:=[.Y54]" office:value-type="float" office:value="11.9635" calcext:value-type="float">
            <text:p>11.9635</text:p>
          </table:table-cell>
          <table:table-cell table:formula="of:=[.Y78]" office:value-type="float" office:value="10.1255000000001" calcext:value-type="float">
            <text:p>10.1255</text:p>
          </table:table-cell>
          <table:table-cell table:formula="of:=[.Y102]" office:value-type="float" office:value="19.2625000000001" calcext:value-type="float">
            <text:p>19.262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7]" office:value-type="float" office:value="7.61099999999997" calcext:value-type="float">
            <text:p>7.611</text:p>
          </table:table-cell>
          <table:table-cell table:style-name="Default" table:formula="of:=[.Y30]" office:value-type="float" office:value="8.10299999999995" calcext:value-type="float">
            <text:p>8.103</text:p>
          </table:table-cell>
          <table:table-cell table:style-name="Default" table:formula="of:=[.Y55]" office:value-type="float" office:value="9.71299999999999" calcext:value-type="float">
            <text:p>9.713</text:p>
          </table:table-cell>
          <table:table-cell table:formula="of:=[.Y79]" office:value-type="float" office:value="6.58799999999992" calcext:value-type="float">
            <text:p>6.588</text:p>
          </table:table-cell>
          <table:table-cell table:formula="of:=[.Y103]" office:value-type="float" office:value="17.0074999999998" calcext:value-type="float">
            <text:p>17.007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8]" office:value-type="float" office:value="7.83450000000001" calcext:value-type="float">
            <text:p>7.8345</text:p>
          </table:table-cell>
          <table:table-cell table:style-name="Default" table:formula="of:=[.Y31]" office:value-type="float" office:value="4.63599999999995" calcext:value-type="float">
            <text:p>4.636</text:p>
          </table:table-cell>
          <table:table-cell table:style-name="Default" table:formula="of:=[.Y56]" office:value-type="float" office:value="10.162" calcext:value-type="float">
            <text:p>10.162</text:p>
          </table:table-cell>
          <table:table-cell table:formula="of:=[.Y80]" office:value-type="float" office:value="8.59299999999994" calcext:value-type="float">
            <text:p>8.593</text:p>
          </table:table-cell>
          <table:table-cell table:formula="of:=[.Y104]" office:value-type="float" office:value="14.3480000000001" calcext:value-type="float">
            <text:p>14.348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9]" office:value-type="float" office:value="7.9649999999999" calcext:value-type="float">
            <text:p>7.965</text:p>
          </table:table-cell>
          <table:table-cell table:style-name="Default" table:formula="of:=[.Y32]" office:value-type="float" office:value="5.60499999999993" calcext:value-type="float">
            <text:p>5.605</text:p>
          </table:table-cell>
          <table:table-cell table:style-name="Default" table:formula="of:=[.Y57]" office:value-type="float" office:value="9.50049999999999" calcext:value-type="float">
            <text:p>9.5005</text:p>
          </table:table-cell>
          <table:table-cell table:formula="of:=[.Y81]" office:value-type="float" office:value="6.73799999999995" calcext:value-type="float">
            <text:p>6.738</text:p>
          </table:table-cell>
          <table:table-cell table:formula="of:=[.Y105]" office:value-type="float" office:value="12.2875000000001" calcext:value-type="float">
            <text:p>12.287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0]" office:value-type="float" office:value="5.91549999999992" calcext:value-type="float">
            <text:p>5.9155</text:p>
          </table:table-cell>
          <table:table-cell table:style-name="Default" table:formula="of:=[.Y33]" office:value-type="float" office:value="7.41850000000003" calcext:value-type="float">
            <text:p>7.4185</text:p>
          </table:table-cell>
          <table:table-cell table:style-name="Default" table:formula="of:=[.Y58]" office:value-type="float" office:value="7.30349999999992" calcext:value-type="float">
            <text:p>7.3035</text:p>
          </table:table-cell>
          <table:table-cell table:formula="of:=[.Y82]" office:value-type="float" office:value="6.94749999999991" calcext:value-type="float">
            <text:p>6.9475</text:p>
          </table:table-cell>
          <table:table-cell table:formula="of:=[.Y106]" office:value-type="float" office:value="9.40300000000002" calcext:value-type="float">
            <text:p>9.403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1]" office:value-type="float" office:value="7.69300000000005" calcext:value-type="float">
            <text:p>7.693</text:p>
          </table:table-cell>
          <table:table-cell table:style-name="Default" table:formula="of:=[.Y34]" office:value-type="float" office:value="7.13199999999992" calcext:value-type="float">
            <text:p>7.132</text:p>
          </table:table-cell>
          <table:table-cell table:style-name="Default" table:formula="of:=[.Y59]" office:value-type="float" office:value="6.40299999999992" calcext:value-type="float">
            <text:p>6.403</text:p>
          </table:table-cell>
          <table:table-cell table:formula="of:=[.Y83]" office:value-type="float" office:value="5.84449999999998" calcext:value-type="float">
            <text:p>5.8445</text:p>
          </table:table-cell>
          <table:table-cell table:formula="of:=[.Y107]" office:value-type="float" office:value="7.58049999999994" calcext:value-type="float">
            <text:p>7.580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2]" office:value-type="float" office:value="5.08599999999993" calcext:value-type="float">
            <text:p>5.086</text:p>
          </table:table-cell>
          <table:table-cell table:style-name="Default" table:formula="of:=[.Y35]" office:value-type="float" office:value="4.90449999999994" calcext:value-type="float">
            <text:p>4.9045</text:p>
          </table:table-cell>
          <table:table-cell table:style-name="Default" table:formula="of:=[.Y60]" office:value-type="float" office:value="6.35999999999991" calcext:value-type="float">
            <text:p>6.36</text:p>
          </table:table-cell>
          <table:table-cell table:formula="of:=[.Y84]" office:value-type="float" office:value="4.88199999999994" calcext:value-type="float">
            <text:p>4.882</text:p>
          </table:table-cell>
          <table:table-cell table:formula="of:=[.Y108]" office:value-type="float" office:value="9.90200000000001" calcext:value-type="float">
            <text:p>9.902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3]" office:value-type="float" office:value="9.17100000000018" calcext:value-type="float">
            <text:p>9.171</text:p>
          </table:table-cell>
          <table:table-cell table:style-name="Default" table:formula="of:=[.Y36]" office:value-type="float" office:value="6.91650000000002" calcext:value-type="float">
            <text:p>6.9165</text:p>
          </table:table-cell>
          <table:table-cell table:style-name="Default" table:formula="of:=[.Y61]" office:value-type="float" office:value="4.80849999999994" calcext:value-type="float">
            <text:p>4.8085</text:p>
          </table:table-cell>
          <table:table-cell table:formula="of:=[.Y85]" office:value-type="float" office:value="5.08799999999994" calcext:value-type="float">
            <text:p>5.088</text:p>
          </table:table-cell>
          <table:table-cell table:formula="of:=[.Y109]" office:value-type="float" office:value="11.8765000000001" calcext:value-type="float">
            <text:p>11.876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4]" office:value-type="float" office:value="8.1915" calcext:value-type="float">
            <text:p>8.1915</text:p>
          </table:table-cell>
          <table:table-cell table:style-name="Default" table:formula="of:=[.Y37]" office:value-type="float" office:value="6.62799999999996" calcext:value-type="float">
            <text:p>6.628</text:p>
          </table:table-cell>
          <table:table-cell table:style-name="Default" table:formula="of:=[.Y62]" office:value-type="float" office:value="6.5129999999999" calcext:value-type="float">
            <text:p>6.513</text:p>
          </table:table-cell>
          <table:table-cell table:formula="of:=[.Y86]" office:value-type="float" office:value="4.30949999999995" calcext:value-type="float">
            <text:p>4.3095</text:p>
          </table:table-cell>
          <table:table-cell table:formula="of:=[.Y110]" office:value-type="float" office:value="6.26049999999991" calcext:value-type="float">
            <text:p>6.260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5]" office:value-type="float" office:value="7.15349999999997" calcext:value-type="float">
            <text:p>7.1535</text:p>
          </table:table-cell>
          <table:table-cell table:style-name="Default" table:formula="of:=[.Y38]" office:value-type="float" office:value="5.81499999999993" calcext:value-type="float">
            <text:p>5.815</text:p>
          </table:table-cell>
          <table:table-cell table:style-name="Default" table:formula="of:=[.Y63]" office:value-type="float" office:value="4.81399999999994" calcext:value-type="float">
            <text:p>4.814</text:p>
          </table:table-cell>
          <table:table-cell table:formula="of:=[.Y87]" office:value-type="float" office:value="5.41249999999993" calcext:value-type="float">
            <text:p>5.4125</text:p>
          </table:table-cell>
          <table:table-cell table:formula="of:=[.Y111]" office:value-type="float" office:value="5.46399999999993" calcext:value-type="float">
            <text:p>5.464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6]" office:value-type="float" office:value="7.43350000000007" calcext:value-type="float">
            <text:p>7.4335</text:p>
          </table:table-cell>
          <table:table-cell table:style-name="Default" table:formula="of:=[.Y39]" office:value-type="float" office:value="7.0669999999999" calcext:value-type="float">
            <text:p>7.067</text:p>
          </table:table-cell>
          <table:table-cell table:style-name="Default" table:formula="of:=[.Y64]" office:value-type="float" office:value="5.24799999999993" calcext:value-type="float">
            <text:p>5.248</text:p>
          </table:table-cell>
          <table:table-cell table:formula="of:=[.Y88]" office:value-type="float" office:value="5.29368421052626" calcext:value-type="float">
            <text:p>5.2936842105</text:p>
          </table:table-cell>
          <table:table-cell table:formula="of:=[.Y112]" office:value-type="float" office:value="6.69599999999997" calcext:value-type="float">
            <text:p>6.696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7]" office:value-type="float" office:value="5.74499999999992" calcext:value-type="float">
            <text:p>5.745</text:p>
          </table:table-cell>
          <table:table-cell table:style-name="Default" table:formula="of:=[.Y40]" office:value-type="float" office:value="7.49699999999992" calcext:value-type="float">
            <text:p>7.497</text:p>
          </table:table-cell>
          <table:table-cell table:style-name="Default" table:formula="of:=[.Y65]" office:value-type="float" office:value="5.19699999999994" calcext:value-type="float">
            <text:p>5.197</text:p>
          </table:table-cell>
          <table:table-cell table:formula="of:=[.Y89]" office:value-type="float" office:value="4.94699999999994" calcext:value-type="float">
            <text:p>4.947</text:p>
          </table:table-cell>
          <table:table-cell table:formula="of:=[.Y113]" office:value-type="float" office:value="6.13899999999991" calcext:value-type="float">
            <text:p>6.139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8]" office:value-type="float" office:value="5.60749999999992" calcext:value-type="float">
            <text:p>5.6075</text:p>
          </table:table-cell>
          <table:table-cell table:style-name="Default" table:formula="of:=[.Y41]" office:value-type="float" office:value="4.94599999999994" calcext:value-type="float">
            <text:p>4.946</text:p>
          </table:table-cell>
          <table:table-cell table:style-name="Default" table:formula="of:=[.Y66]" office:value-type="float" office:value="5.11449999999996" calcext:value-type="float">
            <text:p>5.1145</text:p>
          </table:table-cell>
          <table:table-cell table:formula="of:=[.Y90]" office:value-type="float" office:value="4.74499999999994" calcext:value-type="float">
            <text:p>4.745</text:p>
          </table:table-cell>
          <table:table-cell table:formula="of:=[.Y114]" office:value-type="float" office:value="6.76199999999999" calcext:value-type="float">
            <text:p>6.762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9]" office:value-type="float" office:value="5.11099999999995" calcext:value-type="float">
            <text:p>5.111</text:p>
          </table:table-cell>
          <table:table-cell table:style-name="Default" table:formula="of:=[.Y42]" office:value-type="float" office:value="6.24350000000001" calcext:value-type="float">
            <text:p>6.2435</text:p>
          </table:table-cell>
          <table:table-cell table:style-name="Default" table:formula="of:=[.Y67]" office:value-type="float" office:value="5.26649999999994" calcext:value-type="float">
            <text:p>5.2665</text:p>
          </table:table-cell>
          <table:table-cell table:formula="of:=[.Y91]" office:value-type="float" office:value="5.98999999999992" calcext:value-type="float">
            <text:p>5.99</text:p>
          </table:table-cell>
          <table:table-cell table:formula="of:=[.Y115]" office:value-type="float" office:value="8.13450000000002" calcext:value-type="float">
            <text:p>8.134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0]" office:value-type="float" office:value="4.58699999999995" calcext:value-type="float">
            <text:p>4.587</text:p>
          </table:table-cell>
          <table:table-cell table:style-name="Default" table:formula="of:=[.Y43]" office:value-type="float" office:value="6.16049999999991" calcext:value-type="float">
            <text:p>6.1605</text:p>
          </table:table-cell>
          <table:table-cell table:style-name="Default" table:formula="of:=[.Y68]" office:value-type="float" office:value="5.01299999999994" calcext:value-type="float">
            <text:p>5.013</text:p>
          </table:table-cell>
          <table:table-cell table:formula="of:=[.Y92]" office:value-type="float" office:value="5.38949999999999" calcext:value-type="float">
            <text:p>5.3895</text:p>
          </table:table-cell>
          <table:table-cell table:formula="of:=[.Y116]" office:value-type="float" office:value="4.62399999999994" calcext:value-type="float">
            <text:p>4.624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1]" office:value-type="float" office:value="5.84368421052628" calcext:value-type="float">
            <text:p>5.8436842105</text:p>
          </table:table-cell>
          <table:table-cell table:style-name="Default" table:formula="of:=[.Y44]" office:value-type="float" office:value="5.52599999999993" calcext:value-type="float">
            <text:p>5.526</text:p>
          </table:table-cell>
          <table:table-cell table:style-name="Default" table:formula="of:=[.Y69]" office:value-type="float" office:value="5.16349999999994" calcext:value-type="float">
            <text:p>5.1635</text:p>
          </table:table-cell>
          <table:table-cell table:formula="of:=[.Y93]" office:value-type="float" office:value="5.26549999999993" calcext:value-type="float">
            <text:p>5.2655</text:p>
          </table:table-cell>
          <table:table-cell table:formula="of:=[.Y117]" office:value-type="float" office:value="6.03549999999992" calcext:value-type="float">
            <text:p>6.035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2]" office:value-type="float" office:value="5.33900000000004" calcext:value-type="float">
            <text:p>5.339</text:p>
          </table:table-cell>
          <table:table-cell table:style-name="Default" table:formula="of:=[.Y45]" office:value-type="float" office:value="5.73399999999996" calcext:value-type="float">
            <text:p>5.734</text:p>
          </table:table-cell>
          <table:table-cell table:style-name="Default" table:formula="of:=[.Y70]" office:value-type="float" office:value="4.13749999999996" calcext:value-type="float">
            <text:p>4.1375</text:p>
          </table:table-cell>
          <table:table-cell table:formula="of:=[.Y94]" office:value-type="float" office:value="5.47499999999993" calcext:value-type="float">
            <text:p>5.475</text:p>
          </table:table-cell>
          <table:table-cell table:formula="of:=[.Y118]" office:value-type="float" office:value="6.5219999999999" calcext:value-type="float">
            <text:p>6.522</text:p>
          </table:table-cell>
          <table:table-cell table:style-name="Default" table:number-columns-repeated="19"/>
          <table:table-cell table:number-columns-repeated="25"/>
        </table:table-row>
      </table:table>
      <table:table table:name="tau_elig = 5s" table:style-name="ta1">
        <table:table-column table:style-name="co10" table:number-columns-repeated="2" table:default-cell-style-name="Default"/>
        <table:table-column table:style-name="co4" table:default-cell-style-name="Default"/>
        <table:table-column table:style-name="co4" table:default-cell-style-name="ce6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9" table:default-cell-style-name="ce2"/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6599999999997" calcext:value-type="float">
            <text:p>14.66</text:p>
          </table:table-cell>
          <table:table-cell office:value-type="float" office:value="21.7400000000006" calcext:value-type="float">
            <text:p>21.74</text:p>
          </table:table-cell>
          <table:table-cell office:value-type="float" office:value="19.8000000000003" calcext:value-type="float">
            <text:p>19.8</text:p>
          </table:table-cell>
          <table:table-cell office:value-type="float" office:value="16.1699999999997" calcext:value-type="float">
            <text:p>16.17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21.7900000000006" calcext:value-type="float">
            <text:p>21.79</text:p>
          </table:table-cell>
          <table:table-cell office:value-type="float" office:value="27.4600000000015" calcext:value-type="float">
            <text:p>27.46</text:p>
          </table:table-cell>
          <table:table-cell office:value-type="float" office:value="62.5099999999961" calcext:value-type="float">
            <text:p>62.51</text:p>
          </table:table-cell>
          <table:table-cell office:value-type="float" office:value="11.7799999999998" calcext:value-type="float">
            <text:p>11.78</text:p>
          </table:table-cell>
          <table:table-cell office:value-type="float" office:value="30.840000000002" calcext:value-type="float">
            <text:p>30.84</text:p>
          </table:table-cell>
          <table:table-cell office:value-type="float" office:value="49.0199999999988" calcext:value-type="float">
            <text:p>49.02</text:p>
          </table:table-cell>
          <table:table-cell office:value-type="float" office:value="22.1200000000007" calcext:value-type="float">
            <text:p>22.12</text:p>
          </table:table-cell>
          <table:table-cell office:value-type="float" office:value="19.1400000000002" calcext:value-type="float">
            <text:p>19.14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47.6899999999991" calcext:value-type="float">
            <text:p>47.69</text:p>
          </table:table-cell>
          <table:table-cell office:value-type="float" office:value="61.0999999999964" calcext:value-type="float">
            <text:p>61.1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64.389999999996" calcext:value-type="float">
            <text:p>64.39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25.1400000000011" calcext:value-type="float">
            <text:p>25.14</text:p>
          </table:table-cell>
          <table:table-cell table:formula="of:=AVERAGE([.E2:.X2])" office:value-type="float" office:value="27.2289999999996" calcext:value-type="float">
            <text:p>27.229</text:p>
          </table:table-cell>
          <table:table-cell table:formula="of:=STDEV([.E2:.X2])" office:value-type="float" office:value="19.1907929953253" calcext:value-type="float">
            <text:p>19.1907929953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21.3600000000005" calcext:value-type="float">
            <text:p>21.36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2" calcext:value-type="float">
            <text:p>2</text:p>
          </table:table-cell>
          <table:table-cell office:value-type="float" office:value="32.760000000002" calcext:value-type="float">
            <text:p>32.76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39.4700000000007" calcext:value-type="float">
            <text:p>39.47</text:p>
          </table:table-cell>
          <table:table-cell office:value-type="float" office:value="11.3999999999998" calcext:value-type="float">
            <text:p>11.4</text:p>
          </table:table-cell>
          <table:table-cell office:value-type="float" office:value="28.7800000000017" calcext:value-type="float">
            <text:p>28.78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9.94999999999983" calcext:value-type="float">
            <text:p>9.95</text:p>
          </table:table-cell>
          <table:table-cell office:value-type="float" office:value="10.4199999999998" calcext:value-type="float">
            <text:p>10.42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34.4500000000017" calcext:value-type="float">
            <text:p>34.45</text:p>
          </table:table-cell>
          <table:table-cell office:value-type="float" office:value="30.1200000000019" calcext:value-type="float">
            <text:p>30.12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22.9000000000008" calcext:value-type="float">
            <text:p>22.9</text:p>
          </table:table-cell>
          <table:table-cell office:value-type="float" office:value="30.3400000000019" calcext:value-type="float">
            <text:p>30.34</text:p>
          </table:table-cell>
          <table:table-cell table:formula="of:=AVERAGE([.E3:.X3])" office:value-type="float" office:value="15.8850000000005" calcext:value-type="float">
            <text:p>15.885</text:p>
          </table:table-cell>
          <table:table-cell table:formula="of:=STDEV([.E3:.X3])" office:value-type="float" office:value="12.6385423459985" calcext:value-type="float">
            <text:p>12.638542346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16.4499999999998" calcext:value-type="float">
            <text:p>16.45</text:p>
          </table:table-cell>
          <table:table-cell office:value-type="float" office:value="22.7800000000008" calcext:value-type="float">
            <text:p>22.78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19.6100000000003" calcext:value-type="float">
            <text:p>19.61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8.53999999999986" calcext:value-type="float">
            <text:p>8.54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23.0500000000008" calcext:value-type="float">
            <text:p>23.05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12.1199999999998" calcext:value-type="float">
            <text:p>12.12</text:p>
          </table:table-cell>
          <table:table-cell office:value-type="float" office:value="11.2799999999998" calcext:value-type="float">
            <text:p>11.28</text:p>
          </table:table-cell>
          <table:table-cell office:value-type="float" office:value="32.4000000000021" calcext:value-type="float">
            <text:p>32.4</text:p>
          </table:table-cell>
          <table:table-cell office:value-type="float" office:value="16.0299999999997" calcext:value-type="float">
            <text:p>16.03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39.7200000000007" calcext:value-type="float">
            <text:p>39.72</text:p>
          </table:table-cell>
          <table:table-cell office:value-type="float" office:value="17.2499999999999" calcext:value-type="float">
            <text:p>17.25</text:p>
          </table:table-cell>
          <table:table-cell table:formula="of:=AVERAGE([.E4:.X4])" office:value-type="float" office:value="13.5930000000001" calcext:value-type="float">
            <text:p>13.593</text:p>
          </table:table-cell>
          <table:table-cell table:formula="of:=STDEV([.E4:.X4])" office:value-type="float" office:value="9.91261243382219" calcext:value-type="float">
            <text:p>9.9126124338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.2099999999997" calcext:value-type="float">
            <text:p>14.21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11.0399999999998" calcext:value-type="float">
            <text:p>11.04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2.03" calcext:value-type="float">
            <text:p>2.03</text:p>
          </table:table-cell>
          <table:table-cell office:value-type="float" office:value="1.7" calcext:value-type="float">
            <text:p>1.7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13.2699999999998" calcext:value-type="float">
            <text:p>13.27</text:p>
          </table:table-cell>
          <table:table-cell office:value-type="float" office:value="2.08" calcext:value-type="float">
            <text:p>2.08</text:p>
          </table:table-cell>
          <table:table-cell office:value-type="float" office:value="2.26" calcext:value-type="float">
            <text:p>2.26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26.5300000000013" calcext:value-type="float">
            <text:p>26.53</text:p>
          </table:table-cell>
          <table:table-cell office:value-type="float" office:value="2.02" calcext:value-type="float">
            <text:p>2.02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33.6700000000019" calcext:value-type="float">
            <text:p>33.67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8.78999999999986" calcext:value-type="float">
            <text:p>8.79</text:p>
          </table:table-cell>
          <table:table-cell table:formula="of:=AVERAGE([.E5:.X5])" office:value-type="float" office:value="8.16100000000009" calcext:value-type="float">
            <text:p>8.161</text:p>
          </table:table-cell>
          <table:table-cell table:formula="of:=STDEV([.E5:.X5])" office:value-type="float" office:value="8.48844285515727" calcext:value-type="float">
            <text:p>8.4884428552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20.8600000000005" calcext:value-type="float">
            <text:p>20.86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14.3999999999997" calcext:value-type="float">
            <text:p>14.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7.86999999999988" calcext:value-type="float">
            <text:p>7.87</text:p>
          </table:table-cell>
          <table:table-cell office:value-type="float" office:value="12.4899999999998" calcext:value-type="float">
            <text:p>12.49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25.2100000000011" calcext:value-type="float">
            <text:p>25.21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13.7999999999998" calcext:value-type="float">
            <text:p>13.8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176.329999999985" calcext:value-type="float">
            <text:p>176.33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23.7800000000009" calcext:value-type="float">
            <text:p>23.78</text:p>
          </table:table-cell>
          <table:table-cell office:value-type="float" office:value="6.31999999999991" calcext:value-type="float">
            <text:p>6.32</text:p>
          </table:table-cell>
          <table:table-cell table:formula="of:=AVERAGE([.E6:.X6])" office:value-type="float" office:value="17.8454999999993" calcext:value-type="float">
            <text:p>17.8455</text:p>
          </table:table-cell>
          <table:table-cell table:formula="of:=STDEV([.E6:.X6])" office:value-type="float" office:value="37.9468121502739" calcext:value-type="float">
            <text:p>37.9468121503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23.6100000000009" calcext:value-type="float">
            <text:p>23.6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13.0999999999998" calcext:value-type="float">
            <text:p>13.1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14.8799999999997" calcext:value-type="float">
            <text:p>14.88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18.6100000000001" calcext:value-type="float">
            <text:p>18.61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16.7799999999998" calcext:value-type="float">
            <text:p>16.78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11.7599999999998" calcext:value-type="float">
            <text:p>11.76</text:p>
          </table:table-cell>
          <table:table-cell office:value-type="float" office:value="9.58999999999984" calcext:value-type="float">
            <text:p>9.59</text:p>
          </table:table-cell>
          <table:table-cell table:formula="of:=AVERAGE([.E7:.X7])" office:value-type="float" office:value="8.70499999999995" calcext:value-type="float">
            <text:p>8.705</text:p>
          </table:table-cell>
          <table:table-cell table:formula="of:=STDEV([.E7:.X7])" office:value-type="float" office:value="5.90793712328024" calcext:value-type="float">
            <text:p>5.907937123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61999999999986" calcext:value-type="float">
            <text:p>8.62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10.8099999999998" calcext:value-type="float">
            <text:p>10.81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14.4799999999997" calcext:value-type="float">
            <text:p>14.48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12.0199999999998" calcext:value-type="float">
            <text:p>12.02</text:p>
          </table:table-cell>
          <table:table-cell office:value-type="float" office:value="8.02999999999987" calcext:value-type="float">
            <text:p>8.03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9.92999999999983" calcext:value-type="float">
            <text:p>9.93</text:p>
          </table:table-cell>
          <table:table-cell office:value-type="float" office:value="2.13" calcext:value-type="float">
            <text:p>2.13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8.47999999999986" calcext:value-type="float">
            <text:p>8.48</text:p>
          </table:table-cell>
          <table:table-cell table:formula="of:=AVERAGE([.E8:.X8])" office:value-type="float" office:value="7.42999999999988" calcext:value-type="float">
            <text:p>7.43</text:p>
          </table:table-cell>
          <table:table-cell table:formula="of:=STDEV([.E8:.X8])" office:value-type="float" office:value="3.13818586548269" calcext:value-type="float">
            <text:p>3.138185865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24.9700000000011" calcext:value-type="float">
            <text:p>24.97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2.2800000000007" calcext:value-type="float">
            <text:p>22.28</text:p>
          </table:table-cell>
          <table:table-cell office:value-type="float" office:value="8.19999999999987" calcext:value-type="float">
            <text:p>8.2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17.5599999999999" calcext:value-type="float">
            <text:p>17.56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6.5899999999999" calcext:value-type="float">
            <text:p>6.59</text:p>
          </table:table-cell>
          <table:table-cell table:formula="of:=AVERAGE([.E9:.X9])" office:value-type="float" office:value="8.70200000000001" calcext:value-type="float">
            <text:p>8.702</text:p>
          </table:table-cell>
          <table:table-cell table:formula="of:=STDEV([.E9:.X9])" office:value-type="float" office:value="6.20681933970954" calcext:value-type="float">
            <text:p>6.206819339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6.47999999999991" calcext:value-type="float">
            <text:p>6.48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15.1399999999997" calcext:value-type="float">
            <text:p>15.14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10.2199999999998" calcext:value-type="float">
            <text:p>10.22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11.5399999999998" calcext:value-type="float">
            <text:p>11.54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26.0300000000013" calcext:value-type="float">
            <text:p>26.03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3.99999999999996" calcext:value-type="float">
            <text:p>4</text:p>
          </table:table-cell>
          <table:table-cell table:formula="of:=AVERAGE([.E10:.X10])" office:value-type="float" office:value="7.58799999999997" calcext:value-type="float">
            <text:p>7.588</text:p>
          </table:table-cell>
          <table:table-cell table:formula="of:=STDEV([.E10:.X10])" office:value-type="float" office:value="5.38938488824898" calcext:value-type="float">
            <text:p>5.389384888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.9200000000013" calcext:value-type="float">
            <text:p>25.92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12.7199999999998" calcext:value-type="float">
            <text:p>12.72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2.4599999999998" calcext:value-type="float">
            <text:p>12.46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12.0099999999998" calcext:value-type="float">
            <text:p>12.01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8.92999999999985" calcext:value-type="float">
            <text:p>8.93</text:p>
          </table:table-cell>
          <table:table-cell office:value-type="float" office:value="8.97999999999985" calcext:value-type="float">
            <text:p>8.98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32.2000000000022" calcext:value-type="float">
            <text:p>32.2</text:p>
          </table:table-cell>
          <table:table-cell office:value-type="float" office:value="32.0600000000022" calcext:value-type="float">
            <text:p>32.06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7.12999999999989" calcext:value-type="float">
            <text:p>7.13</text:p>
          </table:table-cell>
          <table:table-cell table:formula="of:=AVERAGE([.E11:.X11])" office:value-type="float" office:value="11.3545000000002" calcext:value-type="float">
            <text:p>11.3545</text:p>
          </table:table-cell>
          <table:table-cell table:formula="of:=STDEV([.E11:.X11])" office:value-type="float" office:value="8.7496186232683" calcext:value-type="float">
            <text:p>8.749618623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20.7900000000004" calcext:value-type="float">
            <text:p>20.79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31.2500000000021" calcext:value-type="float">
            <text:p>31.25</text:p>
          </table:table-cell>
          <table:table-cell office:value-type="float" office:value="16.8099999999998" calcext:value-type="float">
            <text:p>16.8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5.4300000000012" calcext:value-type="float">
            <text:p>25.43</text:p>
          </table:table-cell>
          <table:table-cell table:formula="of:=AVERAGE([.E12:.X12])" office:value-type="float" office:value="9.54150000000011" calcext:value-type="float">
            <text:p>9.5415</text:p>
          </table:table-cell>
          <table:table-cell table:formula="of:=STDEV([.E12:.X12])" office:value-type="float" office:value="7.99463654089791" calcext:value-type="float">
            <text:p>7.994636540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.4599999999998" calcext:value-type="float">
            <text:p>13.46</text:p>
          </table:table-cell>
          <table:table-cell office:value-type="float" office:value="17.4299999999999" calcext:value-type="float">
            <text:p>17.43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96.3400000000124" calcext:value-type="float">
            <text:p>96.34</text:p>
          </table:table-cell>
          <table:table-cell office:value-type="float" office:value="24.150000000001" calcext:value-type="float">
            <text:p>24.15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1.95" calcext:value-type="float">
            <text:p>1.95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2.14" calcext:value-type="float">
            <text:p>2.14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8.98999999999985" calcext:value-type="float">
            <text:p>8.99</text:p>
          </table:table-cell>
          <table:table-cell table:formula="of:=AVERAGE([.E13:.X13])" office:value-type="float" office:value="11.7745000000006" calcext:value-type="float">
            <text:p>11.7745</text:p>
          </table:table-cell>
          <table:table-cell table:formula="of:=STDEV([.E13:.X13])" office:value-type="float" office:value="20.6683509578268" calcext:value-type="float">
            <text:p>20.668350957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20.1500000000004" calcext:value-type="float">
            <text:p>20.15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9.80999999999984" calcext:value-type="float">
            <text:p>9.81</text:p>
          </table:table-cell>
          <table:table-cell office:value-type="float" office:value="21.1600000000005" calcext:value-type="float">
            <text:p>21.16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18.4800000000001" calcext:value-type="float">
            <text:p>18.48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8.39999999999987" calcext:value-type="float">
            <text:p>8.4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1.87" calcext:value-type="float">
            <text:p>1.87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70.4999999999992" calcext:value-type="float">
            <text:p>70.5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6.9499999999999" calcext:value-type="float">
            <text:p>6.95</text:p>
          </table:table-cell>
          <table:table-cell table:formula="of:=AVERAGE([.E14:.X14])" office:value-type="float" office:value="11.4949999999999" calcext:value-type="float">
            <text:p>11.495</text:p>
          </table:table-cell>
          <table:table-cell table:formula="of:=STDEV([.E14:.X14])" office:value-type="float" office:value="15.0529044233644" calcext:value-type="float">
            <text:p>15.052904423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12.6799999999998" calcext:value-type="float">
            <text:p>12.68</text:p>
          </table:table-cell>
          <table:table-cell office:value-type="float" office:value="8.68999999999986" calcext:value-type="float">
            <text:p>8.69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9.24999999999985" calcext:value-type="float">
            <text:p>9.25</text:p>
          </table:table-cell>
          <table:table-cell office:value-type="float" office:value="11.0699999999998" calcext:value-type="float">
            <text:p>11.07</text:p>
          </table:table-cell>
          <table:table-cell office:value-type="float" office:value="22.8500000000008" calcext:value-type="float">
            <text:p>22.85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9.94999999999983" calcext:value-type="float">
            <text:p>9.95</text:p>
          </table:table-cell>
          <table:table-cell office:value-type="float" office:value="2.09" calcext:value-type="float">
            <text:p>2.09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29.1300000000018" calcext:value-type="float">
            <text:p>29.13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5.94999999999992" calcext:value-type="float">
            <text:p>5.95</text:p>
          </table:table-cell>
          <table:table-cell table:formula="of:=AVERAGE([.E15:.X15])" office:value-type="float" office:value="9.22550000000003" calcext:value-type="float">
            <text:p>9.2255</text:p>
          </table:table-cell>
          <table:table-cell table:formula="of:=STDEV([.E15:.X15])" office:value-type="float" office:value="6.37087160442" calcext:value-type="float">
            <text:p>6.370871604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.82999999999984" calcext:value-type="float">
            <text:p>9.83</text:p>
          </table:table-cell>
          <table:table-cell office:value-type="float" office:value="69.5199999999987" calcext:value-type="float">
            <text:p>69.52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12.8499999999998" calcext:value-type="float">
            <text:p>12.85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30.830000000002" calcext:value-type="float">
            <text:p>30.83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9.10999999999985" calcext:value-type="float">
            <text:p>9.11</text:p>
          </table:table-cell>
          <table:table-cell table:formula="of:=AVERAGE([.E16:.X16])" office:value-type="float" office:value="10.6185" calcext:value-type="float">
            <text:p>10.6185</text:p>
          </table:table-cell>
          <table:table-cell table:formula="of:=STDEV([.E16:.X16])" office:value-type="float" office:value="15.0991238069247" calcext:value-type="float">
            <text:p>15.099123806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20.0300000000003" calcext:value-type="float">
            <text:p>20.03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11.4599999999998" calcext:value-type="float">
            <text:p>11.46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9.13999999999985" calcext:value-type="float">
            <text:p>9.1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19.5100000000002" calcext:value-type="float">
            <text:p>19.51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8.76999999999986" calcext:value-type="float">
            <text:p>8.77</text:p>
          </table:table-cell>
          <table:table-cell office:value-type="float" office:value="2.27" calcext:value-type="float">
            <text:p>2.27</text:p>
          </table:table-cell>
          <table:table-cell office:value-type="float" office:value="17.64" calcext:value-type="float">
            <text:p>17.64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14.6399999999997" calcext:value-type="float">
            <text:p>14.64</text:p>
          </table:table-cell>
          <table:table-cell table:formula="of:=AVERAGE([.E17:.X17])" office:value-type="float" office:value="8.37549999999994" calcext:value-type="float">
            <text:p>8.3755</text:p>
          </table:table-cell>
          <table:table-cell table:formula="of:=STDEV([.E17:.X17])" office:value-type="float" office:value="5.55021144689675" calcext:value-type="float">
            <text:p>5.550211446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45.6099999999995" calcext:value-type="float">
            <text:p>45.61</text:p>
          </table:table-cell>
          <table:table-cell office:value-type="float" office:value="9.44999999999984" calcext:value-type="float">
            <text:p>9.45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1.97" calcext:value-type="float">
            <text:p>1.97</text:p>
          </table:table-cell>
          <table:table-cell office:value-type="float" office:value="9.33999999999985" calcext:value-type="float">
            <text:p>9.34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1.81" calcext:value-type="float">
            <text:p>1.81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3.28999999999997" calcext:value-type="float">
            <text:p>3.29</text:p>
          </table:table-cell>
          <table:table-cell table:formula="of:=AVERAGE([.E18:.X18])" office:value-type="float" office:value="7.9439999999999" calcext:value-type="float">
            <text:p>7.944</text:p>
          </table:table-cell>
          <table:table-cell table:formula="of:=STDEV([.E18:.X18])" office:value-type="float" office:value="9.33549446157531" calcext:value-type="float">
            <text:p>9.33549446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19.3600000000002" calcext:value-type="float">
            <text:p>19.36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2.1" calcext:value-type="float">
            <text:p>2.1</text:p>
          </table:table-cell>
          <table:table-cell office:value-type="float" office:value="10.2599999999998" calcext:value-type="float">
            <text:p>10.26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15.7499999999997" calcext:value-type="float">
            <text:p>15.75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10.6299999999998" calcext:value-type="float">
            <text:p>10.63</text:p>
          </table:table-cell>
          <table:table-cell office:value-type="float" office:value="7.93999999999988" calcext:value-type="float">
            <text:p>7.94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9.40999999999984" calcext:value-type="float">
            <text:p>9.41</text:p>
          </table:table-cell>
          <table:table-cell table:formula="of:=AVERAGE([.E19:.X19])" office:value-type="float" office:value="7.21999999999992" calcext:value-type="float">
            <text:p>7.22</text:p>
          </table:table-cell>
          <table:table-cell table:formula="of:=STDEV([.E19:.X19])" office:value-type="float" office:value="4.40654298204743" calcext:value-type="float">
            <text:p>4.406542982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1.3200000000005" calcext:value-type="float">
            <text:p>21.32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12.5999999999998" calcext:value-type="float">
            <text:p>12.6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24.6700000000011" calcext:value-type="float">
            <text:p>24.67</text:p>
          </table:table-cell>
          <table:table-cell office:value-type="float" office:value="10.2899999999998" calcext:value-type="float">
            <text:p>10.29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9.68999999999984" calcext:value-type="float">
            <text:p>9.69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20.9800000000005" calcext:value-type="float">
            <text:p>20.98</text:p>
          </table:table-cell>
          <table:table-cell table:formula="of:=AVERAGE([.E20:.X20])" office:value-type="float" office:value="8.85200000000002" calcext:value-type="float">
            <text:p>8.852</text:p>
          </table:table-cell>
          <table:table-cell table:formula="of:=STDEV([.E20:.X20])" office:value-type="float" office:value="6.39850443051903" calcext:value-type="float">
            <text:p>6.398504430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1.0199999999998" calcext:value-type="float">
            <text:p>11.02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13.9399999999997" calcext:value-type="float">
            <text:p>13.94</text:p>
          </table:table-cell>
          <table:table-cell office:value-type="float" office:value="12.4599999999998" calcext:value-type="float">
            <text:p>12.46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7.60999999999988" calcext:value-type="float">
            <text:p>7.61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20.3200000000004" calcext:value-type="float">
            <text:p>20.32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21.7800000000006" calcext:value-type="float">
            <text:p>21.78</text:p>
          </table:table-cell>
          <table:table-cell table:formula="of:=AVERAGE([.E21:.X21])" office:value-type="float" office:value="8.07949999999996" calcext:value-type="float">
            <text:p>8.0795</text:p>
          </table:table-cell>
          <table:table-cell table:formula="of:=STDEV([.E21:.X21])" office:value-type="float" office:value="5.2706430996807" calcext:value-type="float">
            <text:p>5.270643099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25:.X25])" office:value-type="string" office:string-value="" calcext:value-type="error">
            <text:p>#DIV/0!</text:p>
          </table:table-cell>
          <table:table-cell table:formula="of:=STDEV([.E25:.X25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26:.X26])" office:value-type="string" office:string-value="" calcext:value-type="error">
            <text:p>#DIV/0!</text:p>
          </table:table-cell>
          <table:table-cell table:formula="of:=STDEV([.E26:.X26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27:.X27])" office:value-type="string" office:string-value="" calcext:value-type="error">
            <text:p>#DIV/0!</text:p>
          </table:table-cell>
          <table:table-cell table:formula="of:=STDEV([.E27:.X27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28:.X28])" office:value-type="string" office:string-value="" calcext:value-type="error">
            <text:p>#DIV/0!</text:p>
          </table:table-cell>
          <table:table-cell table:formula="of:=STDEV([.E28:.X28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29:.X29])" office:value-type="string" office:string-value="" calcext:value-type="error">
            <text:p>#DIV/0!</text:p>
          </table:table-cell>
          <table:table-cell table:formula="of:=STDEV([.E29:.X29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30:.X30])" office:value-type="string" office:string-value="" calcext:value-type="error">
            <text:p>#DIV/0!</text:p>
          </table:table-cell>
          <table:table-cell table:formula="of:=STDEV([.E30:.X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31:.X31])" office:value-type="string" office:string-value="" calcext:value-type="error">
            <text:p>#DIV/0!</text:p>
          </table:table-cell>
          <table:table-cell table:formula="of:=STDEV([.E31:.X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32:.X32])" office:value-type="string" office:string-value="" calcext:value-type="error">
            <text:p>#DIV/0!</text:p>
          </table:table-cell>
          <table:table-cell table:formula="of:=STDEV([.E32:.X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33:.X33])" office:value-type="string" office:string-value="" calcext:value-type="error">
            <text:p>#DIV/0!</text:p>
          </table:table-cell>
          <table:table-cell table:formula="of:=STDEV([.E33:.X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34:.X34])" office:value-type="string" office:string-value="" calcext:value-type="error">
            <text:p>#DIV/0!</text:p>
          </table:table-cell>
          <table:table-cell table:formula="of:=STDEV([.E34:.X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35:.X35])" office:value-type="string" office:string-value="" calcext:value-type="error">
            <text:p>#DIV/0!</text:p>
          </table:table-cell>
          <table:table-cell table:formula="of:=STDEV([.E35:.X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36:.X36])" office:value-type="string" office:string-value="" calcext:value-type="error">
            <text:p>#DIV/0!</text:p>
          </table:table-cell>
          <table:table-cell table:formula="of:=STDEV([.E36:.X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37:.X37])" office:value-type="string" office:string-value="" calcext:value-type="error">
            <text:p>#DIV/0!</text:p>
          </table:table-cell>
          <table:table-cell table:formula="of:=STDEV([.E37:.X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38:.X38])" office:value-type="string" office:string-value="" calcext:value-type="error">
            <text:p>#DIV/0!</text:p>
          </table:table-cell>
          <table:table-cell table:formula="of:=STDEV([.E38:.X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39:.X39])" office:value-type="string" office:string-value="" calcext:value-type="error">
            <text:p>#DIV/0!</text:p>
          </table:table-cell>
          <table:table-cell table:formula="of:=STDEV([.E39:.X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40:.X40])" office:value-type="string" office:string-value="" calcext:value-type="error">
            <text:p>#DIV/0!</text:p>
          </table:table-cell>
          <table:table-cell table:formula="of:=STDEV([.E40:.X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41:.X41])" office:value-type="string" office:string-value="" calcext:value-type="error">
            <text:p>#DIV/0!</text:p>
          </table:table-cell>
          <table:table-cell table:formula="of:=STDEV([.E41:.X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42:.X42])" office:value-type="string" office:string-value="" calcext:value-type="error">
            <text:p>#DIV/0!</text:p>
          </table:table-cell>
          <table:table-cell table:formula="of:=STDEV([.E42:.X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43:.X43])" office:value-type="string" office:string-value="" calcext:value-type="error">
            <text:p>#DIV/0!</text:p>
          </table:table-cell>
          <table:table-cell table:formula="of:=STDEV([.E43:.X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44:.X44])" office:value-type="string" office:string-value="" calcext:value-type="error">
            <text:p>#DIV/0!</text:p>
          </table:table-cell>
          <table:table-cell table:formula="of:=STDEV([.E44:.X44])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50:.X50])" office:value-type="string" office:string-value="" calcext:value-type="error">
            <text:p>#DIV/0!</text:p>
          </table:table-cell>
          <table:table-cell table:formula="of:=STDEV([.E50:.X50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51:.X51])" office:value-type="string" office:string-value="" calcext:value-type="error">
            <text:p>#DIV/0!</text:p>
          </table:table-cell>
          <table:table-cell table:formula="of:=STDEV([.E51:.X51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52:.X52])" office:value-type="string" office:string-value="" calcext:value-type="error">
            <text:p>#DIV/0!</text:p>
          </table:table-cell>
          <table:table-cell table:formula="of:=STDEV([.E52:.X52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53:.X53])" office:value-type="string" office:string-value="" calcext:value-type="error">
            <text:p>#DIV/0!</text:p>
          </table:table-cell>
          <table:table-cell table:formula="of:=STDEV([.E53:.X53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54:.X54])" office:value-type="string" office:string-value="" calcext:value-type="error">
            <text:p>#DIV/0!</text:p>
          </table:table-cell>
          <table:table-cell table:formula="of:=STDEV([.E54:.X54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55:.X55])" office:value-type="string" office:string-value="" calcext:value-type="error">
            <text:p>#DIV/0!</text:p>
          </table:table-cell>
          <table:table-cell table:formula="of:=STDEV([.E55:.X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56:.X56])" office:value-type="string" office:string-value="" calcext:value-type="error">
            <text:p>#DIV/0!</text:p>
          </table:table-cell>
          <table:table-cell table:formula="of:=STDEV([.E56:.X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57:.X57])" office:value-type="string" office:string-value="" calcext:value-type="error">
            <text:p>#DIV/0!</text:p>
          </table:table-cell>
          <table:table-cell table:formula="of:=STDEV([.E57:.X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58:.X58])" office:value-type="string" office:string-value="" calcext:value-type="error">
            <text:p>#DIV/0!</text:p>
          </table:table-cell>
          <table:table-cell table:formula="of:=STDEV([.E58:.X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59:.X59])" office:value-type="string" office:string-value="" calcext:value-type="error">
            <text:p>#DIV/0!</text:p>
          </table:table-cell>
          <table:table-cell table:formula="of:=STDEV([.E59:.X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60:.X60])" office:value-type="string" office:string-value="" calcext:value-type="error">
            <text:p>#DIV/0!</text:p>
          </table:table-cell>
          <table:table-cell table:formula="of:=STDEV([.E60:.X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61:.X61])" office:value-type="string" office:string-value="" calcext:value-type="error">
            <text:p>#DIV/0!</text:p>
          </table:table-cell>
          <table:table-cell table:formula="of:=STDEV([.E61:.X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62:.X62])" office:value-type="string" office:string-value="" calcext:value-type="error">
            <text:p>#DIV/0!</text:p>
          </table:table-cell>
          <table:table-cell table:formula="of:=STDEV([.E62:.X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63:.X63])" office:value-type="string" office:string-value="" calcext:value-type="error">
            <text:p>#DIV/0!</text:p>
          </table:table-cell>
          <table:table-cell table:formula="of:=STDEV([.E63:.X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64:.X64])" office:value-type="string" office:string-value="" calcext:value-type="error">
            <text:p>#DIV/0!</text:p>
          </table:table-cell>
          <table:table-cell table:formula="of:=STDEV([.E64:.X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65:.X65])" office:value-type="string" office:string-value="" calcext:value-type="error">
            <text:p>#DIV/0!</text:p>
          </table:table-cell>
          <table:table-cell table:formula="of:=STDEV([.E65:.X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66:.X66])" office:value-type="string" office:string-value="" calcext:value-type="error">
            <text:p>#DIV/0!</text:p>
          </table:table-cell>
          <table:table-cell table:formula="of:=STDEV([.E66:.X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67:.X67])" office:value-type="string" office:string-value="" calcext:value-type="error">
            <text:p>#DIV/0!</text:p>
          </table:table-cell>
          <table:table-cell table:formula="of:=STDEV([.E67:.X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68:.X68])" office:value-type="string" office:string-value="" calcext:value-type="error">
            <text:p>#DIV/0!</text:p>
          </table:table-cell>
          <table:table-cell table:formula="of:=STDEV([.E68:.X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69:.X69])" office:value-type="string" office:string-value="" calcext:value-type="error">
            <text:p>#DIV/0!</text:p>
          </table:table-cell>
          <table:table-cell table:formula="of:=STDEV([.E69:.X69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74:.X74])" office:value-type="string" office:string-value="" calcext:value-type="error">
            <text:p>#DIV/0!</text:p>
          </table:table-cell>
          <table:table-cell table:formula="of:=STDEV([.E74:.X74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75:.X75])" office:value-type="string" office:string-value="" calcext:value-type="error">
            <text:p>#DIV/0!</text:p>
          </table:table-cell>
          <table:table-cell table:formula="of:=STDEV([.E75:.X75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76:.X76])" office:value-type="string" office:string-value="" calcext:value-type="error">
            <text:p>#DIV/0!</text:p>
          </table:table-cell>
          <table:table-cell table:formula="of:=STDEV([.E76:.X76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77:.X77])" office:value-type="string" office:string-value="" calcext:value-type="error">
            <text:p>#DIV/0!</text:p>
          </table:table-cell>
          <table:table-cell table:formula="of:=STDEV([.E77:.X77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78:.X78])" office:value-type="string" office:string-value="" calcext:value-type="error">
            <text:p>#DIV/0!</text:p>
          </table:table-cell>
          <table:table-cell table:formula="of:=STDEV([.E78:.X78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79:.X79])" office:value-type="string" office:string-value="" calcext:value-type="error">
            <text:p>#DIV/0!</text:p>
          </table:table-cell>
          <table:table-cell table:formula="of:=STDEV([.E79:.X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80:.X80])" office:value-type="string" office:string-value="" calcext:value-type="error">
            <text:p>#DIV/0!</text:p>
          </table:table-cell>
          <table:table-cell table:formula="of:=STDEV([.E80:.X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81:.X81])" office:value-type="string" office:string-value="" calcext:value-type="error">
            <text:p>#DIV/0!</text:p>
          </table:table-cell>
          <table:table-cell table:formula="of:=STDEV([.E81:.X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82:.X82])" office:value-type="string" office:string-value="" calcext:value-type="error">
            <text:p>#DIV/0!</text:p>
          </table:table-cell>
          <table:table-cell table:formula="of:=STDEV([.E82:.X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83:.X83])" office:value-type="string" office:string-value="" calcext:value-type="error">
            <text:p>#DIV/0!</text:p>
          </table:table-cell>
          <table:table-cell table:formula="of:=STDEV([.E83:.X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84:.X84])" office:value-type="string" office:string-value="" calcext:value-type="error">
            <text:p>#DIV/0!</text:p>
          </table:table-cell>
          <table:table-cell table:formula="of:=STDEV([.E84:.X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85:.X85])" office:value-type="string" office:string-value="" calcext:value-type="error">
            <text:p>#DIV/0!</text:p>
          </table:table-cell>
          <table:table-cell table:formula="of:=STDEV([.E85:.X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86:.X86])" office:value-type="string" office:string-value="" calcext:value-type="error">
            <text:p>#DIV/0!</text:p>
          </table:table-cell>
          <table:table-cell table:formula="of:=STDEV([.E86:.X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87:.X87])" office:value-type="string" office:string-value="" calcext:value-type="error">
            <text:p>#DIV/0!</text:p>
          </table:table-cell>
          <table:table-cell table:formula="of:=STDEV([.E87:.X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88:.X88])" office:value-type="string" office:string-value="" calcext:value-type="error">
            <text:p>#DIV/0!</text:p>
          </table:table-cell>
          <table:table-cell table:formula="of:=STDEV([.E88:.X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89:.X89])" office:value-type="string" office:string-value="" calcext:value-type="error">
            <text:p>#DIV/0!</text:p>
          </table:table-cell>
          <table:table-cell table:formula="of:=STDEV([.E89:.X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90:.X90])" office:value-type="string" office:string-value="" calcext:value-type="error">
            <text:p>#DIV/0!</text:p>
          </table:table-cell>
          <table:table-cell table:formula="of:=STDEV([.E90:.X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91:.X91])" office:value-type="string" office:string-value="" calcext:value-type="error">
            <text:p>#DIV/0!</text:p>
          </table:table-cell>
          <table:table-cell table:formula="of:=STDEV([.E91:.X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92:.X92])" office:value-type="string" office:string-value="" calcext:value-type="error">
            <text:p>#DIV/0!</text:p>
          </table:table-cell>
          <table:table-cell table:formula="of:=STDEV([.E92:.X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93:.X93])" office:value-type="string" office:string-value="" calcext:value-type="error">
            <text:p>#DIV/0!</text:p>
          </table:table-cell>
          <table:table-cell table:formula="of:=STDEV([.E93:.X93])" office:value-type="string" office:string-value="" calcext:value-type="error">
            <text:p>#DIV/0!</text:p>
          </table:table-cell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/>
          <table:table-cell table:style-name="Default" table:number-columns-repeated="19"/>
        </table:table-row>
      </table:table>
      <table:table table:name="Pos and neg vs pos-only" table:style-name="ta1">
        <table:table-column table:style-name="co10" table:default-cell-style-name="ce6"/>
        <table:table-column table:style-name="co10" table:default-cell-style-name="ce2"/>
        <table:table-column table:style-name="co10" table:number-columns-repeated="2" table:default-cell-style-name="Default"/>
        <table:table-column table:style-name="co10" table:number-columns-repeated="19" table:default-cell-style-name="ce2"/>
        <table:table-row table:style-name="ro1">
          <table:table-cell table:style-name="Default" office:value-type="string" calcext:value-type="string">
            <text:p>Tau = 0.04s; eta = 1 for all</text:p>
          </table:table-cell>
          <table:table-cell table:style-name="Default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Default" office:value-type="string" calcext:value-type="string">
            <text:p>Original rule: positive and negative</text:p>
          </table:table-cell>
          <table:table-cell table:style-name="Default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 (original)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900000000013" calcext:value-type="float">
            <text:p>26.39</text:p>
          </table:table-cell>
          <table:table-cell office:value-type="float" office:value="61.1199999999964" calcext:value-type="float">
            <text:p>61.12</text:p>
          </table:table-cell>
          <table:table-cell office:value-type="float" office:value="52.3799999999982" calcext:value-type="float">
            <text:p>52.38</text:p>
          </table:table-cell>
          <table:table-cell office:value-type="float" office:value="15.6899999999997" calcext:value-type="float">
            <text:p>15.69</text:p>
          </table:table-cell>
          <table:table-cell office:value-type="float" office:value="22.1700000000007" calcext:value-type="float">
            <text:p>22.17</text:p>
          </table:table-cell>
          <table:table-cell office:value-type="float" office:value="62.6099999999961" calcext:value-type="float">
            <text:p>62.61</text:p>
          </table:table-cell>
          <table:table-cell office:value-type="float" office:value="9.40999999999984" calcext:value-type="float">
            <text:p>9.41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43.8699999999998" calcext:value-type="float">
            <text:p>43.87</text:p>
          </table:table-cell>
          <table:table-cell office:value-type="float" office:value="53.7999999999979" calcext:value-type="float">
            <text:p>53.8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25.2600000000011" calcext:value-type="float">
            <text:p>25.26</text:p>
          </table:table-cell>
          <table:table-cell office:value-type="float" office:value="36.1500000000014" calcext:value-type="float">
            <text:p>36.15</text:p>
          </table:table-cell>
          <table:table-cell office:value-type="float" office:value="44.7299999999997" calcext:value-type="float">
            <text:p>44.73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82.0200000000051" calcext:value-type="float">
            <text:p>82.02</text:p>
          </table:table-cell>
          <table:table-cell table:formula="of:=AVERAGE([.B5:.U5])" office:value-type="float" office:value="29.1399999999998" calcext:value-type="float">
            <text:p>29.14</text:p>
          </table:table-cell>
          <table:table-cell table:formula="of:=STDEV([.B5:.U5])" office:value-type="float" office:value="23.7865862243938" calcext:value-type="float">
            <text:p>23.7865862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.2800000000031" calcext:value-type="float">
            <text:p>78.28</text:p>
          </table:table-cell>
          <table:table-cell office:value-type="float" office:value="37.5400000000011" calcext:value-type="float">
            <text:p>37.54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15.2599999999997" calcext:value-type="float">
            <text:p>15.26</text:p>
          </table:table-cell>
          <table:table-cell office:value-type="float" office:value="39.2000000000008" calcext:value-type="float">
            <text:p>39.2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31.9500000000022" calcext:value-type="float">
            <text:p>31.95</text:p>
          </table:table-cell>
          <table:table-cell office:value-type="float" office:value="21.7700000000006" calcext:value-type="float">
            <text:p>21.77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53.079999999998" calcext:value-type="float">
            <text:p>53.08</text:p>
          </table:table-cell>
          <table:table-cell office:value-type="float" office:value="10.4399999999998" calcext:value-type="float">
            <text:p>10.44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30.540000000002" calcext:value-type="float">
            <text:p>30.54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1.57" calcext:value-type="float">
            <text:p>1.57</text:p>
          </table:table-cell>
          <table:table-cell office:value-type="float" office:value="7.81999999999988" calcext:value-type="float">
            <text:p>7.82</text:p>
          </table:table-cell>
          <table:table-cell table:formula="of:=AVERAGE([.B6:.U6])" office:value-type="float" office:value="18.6755000000003" calcext:value-type="float">
            <text:p>18.6755</text:p>
          </table:table-cell>
          <table:table-cell table:formula="of:=STDEV([.B6:.U6])" office:value-type="float" office:value="20.5307634321105" calcext:value-type="float">
            <text:p>20.5307634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15.4499999999997" calcext:value-type="float">
            <text:p>15.45</text:p>
          </table:table-cell>
          <table:table-cell office:value-type="float" office:value="2.17" calcext:value-type="float">
            <text:p>2.17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26.5300000000013" calcext:value-type="float">
            <text:p>26.53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14.8499999999997" calcext:value-type="float">
            <text:p>14.85</text:p>
          </table:table-cell>
          <table:table-cell office:value-type="float" office:value="8.75999999999986" calcext:value-type="float">
            <text:p>8.76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67.2899999999975" calcext:value-type="float">
            <text:p>67.29</text:p>
          </table:table-cell>
          <table:table-cell office:value-type="float" office:value="15.5299999999997" calcext:value-type="float">
            <text:p>15.53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8.71999999999986" calcext:value-type="float">
            <text:p>8.72</text:p>
          </table:table-cell>
          <table:table-cell office:value-type="float" office:value="8.19999999999987" calcext:value-type="float">
            <text:p>8.2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29.0200000000017" calcext:value-type="float">
            <text:p>29.02</text:p>
          </table:table-cell>
          <table:table-cell office:value-type="float" office:value="38.3400000000009" calcext:value-type="float">
            <text:p>38.34</text:p>
          </table:table-cell>
          <table:table-cell table:formula="of:=AVERAGE([.B7:.U7])" office:value-type="float" office:value="13.823" calcext:value-type="float">
            <text:p>13.823</text:p>
          </table:table-cell>
          <table:table-cell table:formula="of:=STDEV([.B7:.U7])" office:value-type="float" office:value="15.9927891975034" calcext:value-type="float">
            <text:p>15.9927891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42.0800000000002" calcext:value-type="float">
            <text:p>42.08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23.0200000000008" calcext:value-type="float">
            <text:p>23.02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0.1000000000019" calcext:value-type="float">
            <text:p>30.1</text:p>
          </table:table-cell>
          <table:table-cell office:value-type="float" office:value="13.5099999999998" calcext:value-type="float">
            <text:p>13.51</text:p>
          </table:table-cell>
          <table:table-cell office:value-type="float" office:value="9.45999999999984" calcext:value-type="float">
            <text:p>9.46</text:p>
          </table:table-cell>
          <table:table-cell office:value-type="float" office:value="21.2800000000005" calcext:value-type="float">
            <text:p>21.28</text:p>
          </table:table-cell>
          <table:table-cell office:value-type="float" office:value="1.85" calcext:value-type="float">
            <text:p>1.85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12.7199999999998" calcext:value-type="float">
            <text:p>12.72</text:p>
          </table:table-cell>
          <table:table-cell office:value-type="float" office:value="23.0400000000008" calcext:value-type="float">
            <text:p>23.04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11.7199999999998" calcext:value-type="float">
            <text:p>11.72</text:p>
          </table:table-cell>
          <table:table-cell table:formula="of:=AVERAGE([.B8:.U8])" office:value-type="float" office:value="12.2080000000001" calcext:value-type="float">
            <text:p>12.208</text:p>
          </table:table-cell>
          <table:table-cell table:formula="of:=STDEV([.B8:.U8])" office:value-type="float" office:value="10.558709350953" calcext:value-type="float">
            <text:p>10.558709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16999999999989" calcext:value-type="float">
            <text:p>7.17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12.5099999999998" calcext:value-type="float">
            <text:p>12.51</text:p>
          </table:table-cell>
          <table:table-cell office:value-type="float" office:value="14.2399999999997" calcext:value-type="float">
            <text:p>14.24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17.0199999999999" calcext:value-type="float">
            <text:p>17.02</text:p>
          </table:table-cell>
          <table:table-cell office:value-type="float" office:value="13.9499999999997" calcext:value-type="float">
            <text:p>13.95</text:p>
          </table:table-cell>
          <table:table-cell office:value-type="float" office:value="10.0399999999998" calcext:value-type="float">
            <text:p>10.04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9.77999999999984" calcext:value-type="float">
            <text:p>9.78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10.5699999999998" calcext:value-type="float">
            <text:p>10.57</text:p>
          </table:table-cell>
          <table:table-cell office:value-type="float" office:value="17.3899999999999" calcext:value-type="float">
            <text:p>17.39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11.3199999999998" calcext:value-type="float">
            <text:p>11.32</text:p>
          </table:table-cell>
          <table:table-cell table:formula="of:=AVERAGE([.B9:.U9])" office:value-type="float" office:value="8.29749999999988" calcext:value-type="float">
            <text:p>8.2975</text:p>
          </table:table-cell>
          <table:table-cell table:formula="of:=STDEV([.B9:.U9])" office:value-type="float" office:value="4.93377604402864" calcext:value-type="float">
            <text:p>4.933776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9.53999999999984" calcext:value-type="float">
            <text:p>9.54</text:p>
          </table:table-cell>
          <table:table-cell office:value-type="float" office:value="15.4599999999997" calcext:value-type="float">
            <text:p>15.46</text:p>
          </table:table-cell>
          <table:table-cell office:value-type="float" office:value="9.02999999999985" calcext:value-type="float">
            <text:p>9.03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2.28" calcext:value-type="float">
            <text:p>2.28</text:p>
          </table:table-cell>
          <table:table-cell office:value-type="float" office:value="1.76" calcext:value-type="float">
            <text:p>1.76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1.68" calcext:value-type="float">
            <text:p>1.68</text:p>
          </table:table-cell>
          <table:table-cell office:value-type="float" office:value="11.8099999999998" calcext:value-type="float">
            <text:p>11.81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6.52999999999991" calcext:value-type="float">
            <text:p>6.53</text:p>
          </table:table-cell>
          <table:table-cell table:formula="of:=AVERAGE([.B10:.U10])" office:value-type="float" office:value="6.21099999999991" calcext:value-type="float">
            <text:p>6.211</text:p>
          </table:table-cell>
          <table:table-cell table:formula="of:=STDEV([.B10:.U10])" office:value-type="float" office:value="3.49012878664497" calcext:value-type="float">
            <text:p>3.49012878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2.04" calcext:value-type="float">
            <text:p>2.04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9.83999999999983" calcext:value-type="float">
            <text:p>9.84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10.6699999999998" calcext:value-type="float">
            <text:p>10.67</text:p>
          </table:table-cell>
          <table:table-cell office:value-type="float" office:value="15.4499999999997" calcext:value-type="float">
            <text:p>15.45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3.59999999999997" calcext:value-type="float">
            <text:p>3.6</text:p>
          </table:table-cell>
          <table:table-cell table:formula="of:=AVERAGE([.B11:.U11])" office:value-type="float" office:value="5.72599999999992" calcext:value-type="float">
            <text:p>5.726</text:p>
          </table:table-cell>
          <table:table-cell table:formula="of:=STDEV([.B11:.U11])" office:value-type="float" office:value="3.42106693114413" calcext:value-type="float">
            <text:p>3.4210669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10.0999999999998" calcext:value-type="float">
            <text:p>10.1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6.42999999999991" calcext:value-type="float">
            <text:p>6.43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9.29999999999985" calcext:value-type="float">
            <text:p>9.3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1.71" calcext:value-type="float">
            <text:p>1.71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1.76" calcext:value-type="float">
            <text:p>1.76</text:p>
          </table:table-cell>
          <table:table-cell table:formula="of:=AVERAGE([.B12:.U12])" office:value-type="float" office:value="4.80449999999994" calcext:value-type="float">
            <text:p>4.8045</text:p>
          </table:table-cell>
          <table:table-cell table:formula="of:=STDEV([.B12:.U12])" office:value-type="float" office:value="2.55020840221668" calcext:value-type="float">
            <text:p>2.5502084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2499999999999" calcext:value-type="float">
            <text:p>17.2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1.97" calcext:value-type="float">
            <text:p>1.97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9.49999999999984" calcext:value-type="float">
            <text:p>9.5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12.7799999999998" calcext:value-type="float">
            <text:p>12.78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11.1799999999998" calcext:value-type="float">
            <text:p>11.18</text:p>
          </table:table-cell>
          <table:table-cell office:value-type="float" office:value="10.1299999999998" calcext:value-type="float">
            <text:p>10.13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1.5599999999998" calcext:value-type="float">
            <text:p>11.56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2.81999999999998" calcext:value-type="float">
            <text:p>2.82</text:p>
          </table:table-cell>
          <table:table-cell table:formula="of:=AVERAGE([.B13:.U13])" office:value-type="float" office:value="6.67049999999991" calcext:value-type="float">
            <text:p>6.6705</text:p>
          </table:table-cell>
          <table:table-cell table:formula="of:=STDEV([.B13:.U13])" office:value-type="float" office:value="4.201500327264" calcext:value-type="float">
            <text:p>4.2015003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1.89" calcext:value-type="float">
            <text:p>1.89</text:p>
          </table:table-cell>
          <table:table-cell office:value-type="float" office:value="19.6400000000003" calcext:value-type="float">
            <text:p>19.64</text:p>
          </table:table-cell>
          <table:table-cell office:value-type="float" office:value="8.06999999999987" calcext:value-type="float">
            <text:p>8.07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4.45999999999995" calcext:value-type="float">
            <text:p>4.46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7.93999999999988" calcext:value-type="float">
            <text:p>7.94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.89" calcext:value-type="float">
            <text:p>1.89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3.78999999999996" calcext:value-type="float">
            <text:p>3.79</text:p>
          </table:table-cell>
          <table:table-cell table:formula="of:=AVERAGE([.B14:.U14])" office:value-type="float" office:value="5.45849999999996" calcext:value-type="float">
            <text:p>5.4585</text:p>
          </table:table-cell>
          <table:table-cell table:formula="of:=STDEV([.B14:.U14])" office:value-type="float" office:value="4.03449243530418" calcext:value-type="float">
            <text:p>4.03449243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5.2899999999997" calcext:value-type="float">
            <text:p>15.29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12.4199999999998" calcext:value-type="float">
            <text:p>12.42</text:p>
          </table:table-cell>
          <table:table-cell office:value-type="float" office:value="13.7799999999998" calcext:value-type="float">
            <text:p>13.78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10.0299999999998" calcext:value-type="float">
            <text:p>10.03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25.6500000000012" calcext:value-type="float">
            <text:p>25.65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10.2299999999998" calcext:value-type="float">
            <text:p>10.23</text:p>
          </table:table-cell>
          <table:table-cell table:formula="of:=AVERAGE([.B15:.U15])" office:value-type="float" office:value="7.41349999999997" calcext:value-type="float">
            <text:p>7.4135</text:p>
          </table:table-cell>
          <table:table-cell table:formula="of:=STDEV([.B15:.U15])" office:value-type="float" office:value="5.71465638788377" calcext:value-type="float">
            <text:p>5.71465638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13.4299999999998" calcext:value-type="float">
            <text:p>13.43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32.0800000000022" calcext:value-type="float">
            <text:p>32.08</text:p>
          </table:table-cell>
          <table:table-cell office:value-type="float" office:value="8.66999999999986" calcext:value-type="float">
            <text:p>8.67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11.8199999999998" calcext:value-type="float">
            <text:p>11.82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5.08999999999994" calcext:value-type="float">
            <text:p>5.09</text:p>
          </table:table-cell>
          <table:table-cell table:formula="of:=AVERAGE([.B16:.U16])" office:value-type="float" office:value="6.70600000000004" calcext:value-type="float">
            <text:p>6.706</text:p>
          </table:table-cell>
          <table:table-cell table:formula="of:=STDEV([.B16:.U16])" office:value-type="float" office:value="6.62234049896381" calcext:value-type="float">
            <text:p>6.622340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0.0299999999998" calcext:value-type="float">
            <text:p>10.03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18.7400000000001" calcext:value-type="float">
            <text:p>18.74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16.1199999999997" calcext:value-type="float">
            <text:p>16.12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8.31999999999987" calcext:value-type="float">
            <text:p>8.32</text:p>
          </table:table-cell>
          <table:table-cell office:value-type="float" office:value="8.82999999999986" calcext:value-type="float">
            <text:p>8.83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4.92999999999994" calcext:value-type="float">
            <text:p>4.93</text:p>
          </table:table-cell>
          <table:table-cell table:formula="of:=AVERAGE([.B17:.U17])" office:value-type="float" office:value="6.76099999999992" calcext:value-type="float">
            <text:p>6.761</text:p>
          </table:table-cell>
          <table:table-cell table:formula="of:=STDEV([.B17:.U17])" office:value-type="float" office:value="4.26888362085696" calcext:value-type="float">
            <text:p>4.268883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2.24" calcext:value-type="float">
            <text:p>2.24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23.7500000000009" calcext:value-type="float">
            <text:p>23.75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8.57999999999986" calcext:value-type="float">
            <text:p>8.58</text:p>
          </table:table-cell>
          <table:table-cell office:value-type="float" office:value="17.1799999999999" calcext:value-type="float">
            <text:p>17.18</text:p>
          </table:table-cell>
          <table:table-cell office:value-type="float" office:value="5.46999999999993" calcext:value-type="float">
            <text:p>5.47</text:p>
          </table:table-cell>
          <table:table-cell table:formula="of:=AVERAGE([.B18:.U18])" office:value-type="float" office:value="6.23449999999999" calcext:value-type="float">
            <text:p>6.2345</text:p>
          </table:table-cell>
          <table:table-cell table:formula="of:=STDEV([.B18:.U18])" office:value-type="float" office:value="5.33842227333344" calcext:value-type="float">
            <text:p>5.33842227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1.51" calcext:value-type="float">
            <text:p>1.51</text:p>
          </table:table-cell>
          <table:table-cell office:value-type="float" office:value="9.56999999999984" calcext:value-type="float">
            <text:p>9.57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8.53999999999986" calcext:value-type="float">
            <text:p>8.54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17.93" calcext:value-type="float">
            <text:p>17.93</text:p>
          </table:table-cell>
          <table:table-cell office:value-type="float" office:value="6.13999999999991" calcext:value-type="float">
            <text:p>6.14</text:p>
          </table:table-cell>
          <table:table-cell table:formula="of:=AVERAGE([.B19:.U19])" office:value-type="float" office:value="5.47249999999995" calcext:value-type="float">
            <text:p>5.4725</text:p>
          </table:table-cell>
          <table:table-cell table:formula="of:=STDEV([.B19:.U19])" office:value-type="float" office:value="3.68201443005833" calcext:value-type="float">
            <text:p>3.6820144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7.98999999999987" calcext:value-type="float">
            <text:p>7.99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11.5599999999998" calcext:value-type="float">
            <text:p>11.56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9.38999999999984" calcext:value-type="float">
            <text:p>9.39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2.01" calcext:value-type="float">
            <text:p>2.01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14.5999999999997" calcext:value-type="float">
            <text:p>14.6</text:p>
          </table:table-cell>
          <table:table-cell office:value-type="float" office:value="4.15999999999996" calcext:value-type="float">
            <text:p>4.16</text:p>
          </table:table-cell>
          <table:table-cell table:formula="of:=AVERAGE([.B20:.U20])" office:value-type="float" office:value="5.67799999999992" calcext:value-type="float">
            <text:p>5.678</text:p>
          </table:table-cell>
          <table:table-cell table:formula="of:=STDEV([.B20:.U20])" office:value-type="float" office:value="3.33102734271189" calcext:value-type="float">
            <text:p>3.33102734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1.73" calcext:value-type="float">
            <text:p>1.73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9.69999999999984" calcext:value-type="float">
            <text:p>9.7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14.3699999999997" calcext:value-type="float">
            <text:p>14.37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09999999999998" calcext:value-type="float">
            <text:p>3.1</text:p>
          </table:table-cell>
          <table:table-cell table:formula="of:=AVERAGE([.B21:.U21])" office:value-type="float" office:value="5.53149999999992" calcext:value-type="float">
            <text:p>5.5315</text:p>
          </table:table-cell>
          <table:table-cell table:formula="of:=STDEV([.B21:.U21])" office:value-type="float" office:value="2.91830750336734" calcext:value-type="float">
            <text:p>2.9183075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11.8199999999998" calcext:value-type="float">
            <text:p>11.82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11.3099999999998" calcext:value-type="float">
            <text:p>11.31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5.36999999999993" calcext:value-type="float">
            <text:p>5.37</text:p>
          </table:table-cell>
          <table:table-cell table:formula="of:=AVERAGE([.B22:.U22])" office:value-type="float" office:value="4.85349999999994" calcext:value-type="float">
            <text:p>4.8535</text:p>
          </table:table-cell>
          <table:table-cell table:formula="of:=STDEV([.B22:.U22])" office:value-type="float" office:value="2.67989252533905" calcext:value-type="float">
            <text:p>2.67989252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12.6799999999998" calcext:value-type="float">
            <text:p>12.68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2.18" calcext:value-type="float">
            <text:p>2.18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3.81999999999996" calcext:value-type="float">
            <text:p>3.82</text:p>
          </table:table-cell>
          <table:table-cell table:formula="of:=AVERAGE([.B23:.U23])" office:value-type="float" office:value="5.24299999999993" calcext:value-type="float">
            <text:p>5.243</text:p>
          </table:table-cell>
          <table:table-cell table:formula="of:=STDEV([.B23:.U23])" office:value-type="float" office:value="2.62430762798791" calcext:value-type="float">
            <text:p>2.6243076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3999999999988" calcext:value-type="float">
            <text:p>7.54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1.8" calcext:value-type="float">
            <text:p>1.8</text:p>
          </table:table-cell>
          <table:table-cell office:value-type="float" office:value="7.54999999999988" calcext:value-type="float">
            <text:p>7.55</text:p>
          </table:table-cell>
          <table:table-cell office:value-type="float" office:value="24.170000000001" calcext:value-type="float">
            <text:p>24.17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1.7" calcext:value-type="float">
            <text:p>1.7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9.15999999999985" calcext:value-type="float">
            <text:p>9.16</text:p>
          </table:table-cell>
          <table:table-cell table:formula="of:=AVERAGE([.B24:.U24])" office:value-type="float" office:value="5.16350000000001" calcext:value-type="float">
            <text:p>5.1635</text:p>
          </table:table-cell>
          <table:table-cell table:formula="of:=STDEV([.B24:.U24])" office:value-type="float" office:value="4.93205335161328" calcext:value-type="float">
            <text:p>4.9320533516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Default" office:value-type="string" calcext:value-type="string">
            <text:p>New learning rule with positive only</text:p>
          </table:table-cell>
          <table:table-cell table:style-name="Default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 (positive values only)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899999999998" calcext:value-type="float">
            <text:p>13.49</text:p>
          </table:table-cell>
          <table:table-cell office:value-type="float" office:value="23.9200000000009" calcext:value-type="float">
            <text:p>23.92</text:p>
          </table:table-cell>
          <table:table-cell office:value-type="float" office:value="30.780000000002" calcext:value-type="float">
            <text:p>30.78</text:p>
          </table:table-cell>
          <table:table-cell office:value-type="float" office:value="98.9800000000137" calcext:value-type="float">
            <text:p>98.98</text:p>
          </table:table-cell>
          <table:table-cell office:value-type="float" office:value="71.8899999999999" calcext:value-type="float">
            <text:p>71.89</text:p>
          </table:table-cell>
          <table:table-cell office:value-type="float" office:value="101.010000000015" calcext:value-type="float">
            <text:p>101.01</text:p>
          </table:table-cell>
          <table:table-cell office:value-type="float" office:value="42.95" calcext:value-type="float">
            <text:p>42.95</text:p>
          </table:table-cell>
          <table:table-cell office:value-type="float" office:value="24.290000000001" calcext:value-type="float">
            <text:p>24.29</text:p>
          </table:table-cell>
          <table:table-cell office:value-type="float" office:value="60.4299999999965" calcext:value-type="float">
            <text:p>60.43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13.2199999999998" calcext:value-type="float">
            <text:p>13.22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18.7800000000001" calcext:value-type="float">
            <text:p>18.78</text:p>
          </table:table-cell>
          <table:table-cell office:value-type="float" office:value="62.8499999999961" calcext:value-type="float">
            <text:p>62.85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38.4700000000009" calcext:value-type="float">
            <text:p>38.47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27.9000000000016" calcext:value-type="float">
            <text:p>27.9</text:p>
          </table:table-cell>
          <table:table-cell office:value-type="float" office:value="106.890000000018" calcext:value-type="float">
            <text:p>106.89</text:p>
          </table:table-cell>
          <table:table-cell office:value-type="float" office:value="46.9799999999992" calcext:value-type="float">
            <text:p>46.98</text:p>
          </table:table-cell>
          <table:table-cell table:formula="of:=AVERAGE([.B29:.U29])" office:value-type="float" office:value="40.6820000000022" calcext:value-type="float">
            <text:p>40.682</text:p>
          </table:table-cell>
          <table:table-cell table:formula="of:=STDEV([.B29:.U29])" office:value-type="float" office:value="32.8446582374839" calcext:value-type="float">
            <text:p>32.8446582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8.24999999999987" calcext:value-type="float">
            <text:p>8.25</text:p>
          </table:table-cell>
          <table:table-cell office:value-type="float" office:value="24.7300000000011" calcext:value-type="float">
            <text:p>24.73</text:p>
          </table:table-cell>
          <table:table-cell office:value-type="float" office:value="87.2200000000077" calcext:value-type="float">
            <text:p>87.22</text:p>
          </table:table-cell>
          <table:table-cell office:value-type="float" office:value="44.3699999999997" calcext:value-type="float">
            <text:p>44.37</text:p>
          </table:table-cell>
          <table:table-cell office:value-type="float" office:value="9.03999999999985" calcext:value-type="float">
            <text:p>9.04</text:p>
          </table:table-cell>
          <table:table-cell office:value-type="float" office:value="12.0399999999998" calcext:value-type="float">
            <text:p>12.04</text:p>
          </table:table-cell>
          <table:table-cell office:value-type="float" office:value="42.87" calcext:value-type="float">
            <text:p>42.87</text:p>
          </table:table-cell>
          <table:table-cell office:value-type="float" office:value="56.0599999999974" calcext:value-type="float">
            <text:p>56.06</text:p>
          </table:table-cell>
          <table:table-cell office:value-type="float" office:value="37.5200000000011" calcext:value-type="float">
            <text:p>37.52</text:p>
          </table:table-cell>
          <table:table-cell office:value-type="float" office:value="35.6900000000015" calcext:value-type="float">
            <text:p>35.69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9.30999999999985" calcext:value-type="float">
            <text:p>9.31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65.8599999999968" calcext:value-type="float">
            <text:p>65.86</text:p>
          </table:table-cell>
          <table:table-cell office:value-type="float" office:value="10.5299999999998" calcext:value-type="float">
            <text:p>10.53</text:p>
          </table:table-cell>
          <table:table-cell office:value-type="float" office:value="18.15" calcext:value-type="float">
            <text:p>18.15</text:p>
          </table:table-cell>
          <table:table-cell office:value-type="float" office:value="30.680000000002" calcext:value-type="float">
            <text:p>30.68</text:p>
          </table:table-cell>
          <table:table-cell office:value-type="float" office:value="5.65999999999992" calcext:value-type="float">
            <text:p>5.66</text:p>
          </table:table-cell>
          <table:table-cell table:formula="of:=AVERAGE([.B30:.U30])" office:value-type="float" office:value="26.0585000000003" calcext:value-type="float">
            <text:p>26.0585</text:p>
          </table:table-cell>
          <table:table-cell table:formula="of:=STDEV([.B30:.U30])" office:value-type="float" office:value="23.5782150288651" calcext:value-type="float">
            <text:p>23.5782150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119.720000000024" calcext:value-type="float">
            <text:p>119.72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26.6300000000014" calcext:value-type="float">
            <text:p>26.63</text:p>
          </table:table-cell>
          <table:table-cell office:value-type="float" office:value="65.4899999999966" calcext:value-type="float">
            <text:p>65.49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37.3200000000011" calcext:value-type="float">
            <text:p>37.32</text:p>
          </table:table-cell>
          <table:table-cell office:value-type="float" office:value="74.180000000001" calcext:value-type="float">
            <text:p>74.1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58.259999999997" calcext:value-type="float">
            <text:p>58.26</text:p>
          </table:table-cell>
          <table:table-cell office:value-type="float" office:value="25.9900000000013" calcext:value-type="float">
            <text:p>25.99</text:p>
          </table:table-cell>
          <table:table-cell office:value-type="float" office:value="13.2199999999998" calcext:value-type="float">
            <text:p>13.22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27.6100000000015" calcext:value-type="float">
            <text:p>27.61</text:p>
          </table:table-cell>
          <table:table-cell office:value-type="float" office:value="15.7799999999997" calcext:value-type="float">
            <text:p>15.78</text:p>
          </table:table-cell>
          <table:table-cell office:value-type="float" office:value="20.8800000000005" calcext:value-type="float">
            <text:p>20.88</text:p>
          </table:table-cell>
          <table:table-cell office:value-type="float" office:value="14.7499999999997" calcext:value-type="float">
            <text:p>14.75</text:p>
          </table:table-cell>
          <table:table-cell office:value-type="float" office:value="45.2299999999996" calcext:value-type="float">
            <text:p>45.23</text:p>
          </table:table-cell>
          <table:table-cell office:value-type="float" office:value="34.9600000000016" calcext:value-type="float">
            <text:p>34.96</text:p>
          </table:table-cell>
          <table:table-cell office:value-type="float" office:value="3.44999999999997" calcext:value-type="float">
            <text:p>3.45</text:p>
          </table:table-cell>
          <table:table-cell table:formula="of:=AVERAGE([.B31:.U31])" office:value-type="float" office:value="30.6545000000012" calcext:value-type="float">
            <text:p>30.6545</text:p>
          </table:table-cell>
          <table:table-cell table:formula="of:=STDEV([.B31:.U31])" office:value-type="float" office:value="29.7903466305552" calcext:value-type="float">
            <text:p>29.7903466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799999999998" calcext:value-type="float">
            <text:p>11.18</text:p>
          </table:table-cell>
          <table:table-cell office:value-type="float" office:value="19.5500000000003" calcext:value-type="float">
            <text:p>19.55</text:p>
          </table:table-cell>
          <table:table-cell office:value-type="float" office:value="33.8700000000018" calcext:value-type="float">
            <text:p>33.87</text:p>
          </table:table-cell>
          <table:table-cell office:value-type="float" office:value="22.4600000000007" calcext:value-type="float">
            <text:p>22.46</text:p>
          </table:table-cell>
          <table:table-cell office:value-type="float" office:value="52.6699999999981" calcext:value-type="float">
            <text:p>52.67</text:p>
          </table:table-cell>
          <table:table-cell office:value-type="float" office:value="15.7999999999997" calcext:value-type="float">
            <text:p>15.8</text:p>
          </table:table-cell>
          <table:table-cell office:value-type="float" office:value="120" calcext:value-type="float">
            <text:p>120</text:p>
          </table:table-cell>
          <table:table-cell office:value-type="float" office:value="17.4899999999999" calcext:value-type="float">
            <text:p>17.49</text:p>
          </table:table-cell>
          <table:table-cell office:value-type="float" office:value="77.930000000003" calcext:value-type="float">
            <text:p>77.93</text:p>
          </table:table-cell>
          <table:table-cell office:value-type="float" office:value="9.21999999999985" calcext:value-type="float">
            <text:p>9.22</text:p>
          </table:table-cell>
          <table:table-cell office:value-type="float" office:value="9.58999999999984" calcext:value-type="float">
            <text:p>9.59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69.3099999999986" calcext:value-type="float">
            <text:p>69.31</text:p>
          </table:table-cell>
          <table:table-cell office:value-type="float" office:value="1.56" calcext:value-type="float">
            <text:p>1.56</text:p>
          </table:table-cell>
          <table:table-cell office:value-type="float" office:value="26.4700000000013" calcext:value-type="float">
            <text:p>26.47</text:p>
          </table:table-cell>
          <table:table-cell office:value-type="float" office:value="46.8899999999992" calcext:value-type="float">
            <text:p>46.89</text:p>
          </table:table-cell>
          <table:table-cell office:value-type="float" office:value="27.0300000000014" calcext:value-type="float">
            <text:p>27.03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44.1099999999998" calcext:value-type="float">
            <text:p>44.11</text:p>
          </table:table-cell>
          <table:table-cell table:formula="of:=AVERAGE([.B32:.U32])" office:value-type="float" office:value="31.1865000000002" calcext:value-type="float">
            <text:p>31.1865</text:p>
          </table:table-cell>
          <table:table-cell table:formula="of:=STDEV([.B32:.U32])" office:value-type="float" office:value="30.0778404661184" calcext:value-type="float">
            <text:p>30.0778404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18.8900000000002" calcext:value-type="float">
            <text:p>18.89</text:p>
          </table:table-cell>
          <table:table-cell office:value-type="float" office:value="48.369999999999" calcext:value-type="float">
            <text:p>48.37</text:p>
          </table:table-cell>
          <table:table-cell office:value-type="float" office:value="9.85999999999983" calcext:value-type="float">
            <text:p>9.86</text:p>
          </table:table-cell>
          <table:table-cell office:value-type="float" office:value="41.3700000000003" calcext:value-type="float">
            <text:p>41.37</text:p>
          </table:table-cell>
          <table:table-cell office:value-type="float" office:value="38.4400000000009" calcext:value-type="float">
            <text:p>38.44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64.6299999999962" calcext:value-type="float">
            <text:p>64.63</text:p>
          </table:table-cell>
          <table:table-cell office:value-type="float" office:value="2.29" calcext:value-type="float">
            <text:p>2.29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19.7700000000003" calcext:value-type="float">
            <text:p>19.77</text:p>
          </table:table-cell>
          <table:table-cell office:value-type="float" office:value="113.170000000021" calcext:value-type="float">
            <text:p>113.17</text:p>
          </table:table-cell>
          <table:table-cell office:value-type="float" office:value="8.92999999999985" calcext:value-type="float">
            <text:p>8.93</text:p>
          </table:table-cell>
          <table:table-cell office:value-type="float" office:value="23.1100000000008" calcext:value-type="float">
            <text:p>23.11</text:p>
          </table:table-cell>
          <table:table-cell office:value-type="float" office:value="9.51999999999984" calcext:value-type="float">
            <text:p>9.52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52.4899999999981" calcext:value-type="float">
            <text:p>52.49</text:p>
          </table:table-cell>
          <table:table-cell office:value-type="float" office:value="6.42999999999991" calcext:value-type="float">
            <text:p>6.43</text:p>
          </table:table-cell>
          <table:table-cell office:value-type="float" office:value="45.8099999999995" calcext:value-type="float">
            <text:p>45.81</text:p>
          </table:table-cell>
          <table:table-cell table:formula="of:=AVERAGE([.B33:.U33])" office:value-type="float" office:value="26.5220000000008" calcext:value-type="float">
            <text:p>26.522</text:p>
          </table:table-cell>
          <table:table-cell table:formula="of:=STDEV([.B33:.U33])" office:value-type="float" office:value="28.1660278013325" calcext:value-type="float">
            <text:p>28.1660278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080000000001" calcext:value-type="float">
            <text:p>24.08</text:p>
          </table:table-cell>
          <table:table-cell office:value-type="float" office:value="33.5900000000019" calcext:value-type="float">
            <text:p>33.59</text:p>
          </table:table-cell>
          <table:table-cell office:value-type="float" office:value="105.100000000017" calcext:value-type="float">
            <text:p>105.1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41.3900000000003" calcext:value-type="float">
            <text:p>41.39</text:p>
          </table:table-cell>
          <table:table-cell office:value-type="float" office:value="20.6000000000004" calcext:value-type="float">
            <text:p>20.6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20.9200000000005" calcext:value-type="float">
            <text:p>20.92</text:p>
          </table:table-cell>
          <table:table-cell office:value-type="float" office:value="18.3700000000001" calcext:value-type="float">
            <text:p>18.37</text:p>
          </table:table-cell>
          <table:table-cell office:value-type="float" office:value="11.6799999999998" calcext:value-type="float">
            <text:p>11.68</text:p>
          </table:table-cell>
          <table:table-cell office:value-type="float" office:value="20.3300000000004" calcext:value-type="float">
            <text:p>20.33</text:p>
          </table:table-cell>
          <table:table-cell office:value-type="float" office:value="48.209999999999" calcext:value-type="float">
            <text:p>48.21</text:p>
          </table:table-cell>
          <table:table-cell office:value-type="float" office:value="34.7600000000017" calcext:value-type="float">
            <text:p>34.76</text:p>
          </table:table-cell>
          <table:table-cell office:value-type="float" office:value="60.1399999999966" calcext:value-type="float">
            <text:p>60.14</text:p>
          </table:table-cell>
          <table:table-cell office:value-type="float" office:value="11.7399999999998" calcext:value-type="float">
            <text:p>11.74</text:p>
          </table:table-cell>
          <table:table-cell office:value-type="float" office:value="57.5499999999971" calcext:value-type="float">
            <text:p>57.55</text:p>
          </table:table-cell>
          <table:table-cell office:value-type="float" office:value="107.100000000018" calcext:value-type="float">
            <text:p>107.1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24.220000000001" calcext:value-type="float">
            <text:p>24.22</text:p>
          </table:table-cell>
          <table:table-cell table:formula="of:=AVERAGE([.B34:.U34])" office:value-type="float" office:value="33.4015000000017" calcext:value-type="float">
            <text:p>33.4015</text:p>
          </table:table-cell>
          <table:table-cell table:formula="of:=STDEV([.B34:.U34])" office:value-type="float" office:value="29.7027263102801" calcext:value-type="float">
            <text:p>29.7027263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4000000000013" calcext:value-type="float">
            <text:p>26.4</text:p>
          </table:table-cell>
          <table:table-cell office:value-type="float" office:value="120" calcext:value-type="float">
            <text:p>120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55.3999999999976" calcext:value-type="float">
            <text:p>55.4</text:p>
          </table:table-cell>
          <table:table-cell office:value-type="float" office:value="43.31" calcext:value-type="float">
            <text:p>43.31</text:p>
          </table:table-cell>
          <table:table-cell office:value-type="float" office:value="27.0900000000014" calcext:value-type="float">
            <text:p>27.09</text:p>
          </table:table-cell>
          <table:table-cell office:value-type="float" office:value="41.4000000000003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41.2100000000004" calcext:value-type="float">
            <text:p>41.21</text:p>
          </table:table-cell>
          <table:table-cell office:value-type="float" office:value="61.2699999999964" calcext:value-type="float">
            <text:p>61.27</text:p>
          </table:table-cell>
          <table:table-cell office:value-type="float" office:value="93.1800000000108" calcext:value-type="float">
            <text:p>93.18</text:p>
          </table:table-cell>
          <table:table-cell office:value-type="float" office:value="25.1200000000011" calcext:value-type="float">
            <text:p>25.12</text:p>
          </table:table-cell>
          <table:table-cell office:value-type="float" office:value="25.8600000000012" calcext:value-type="float">
            <text:p>25.86</text:p>
          </table:table-cell>
          <table:table-cell office:value-type="float" office:value="89.2100000000087" calcext:value-type="float">
            <text:p>89.21</text:p>
          </table:table-cell>
          <table:table-cell office:value-type="float" office:value="19.8800000000003" calcext:value-type="float">
            <text:p>19.88</text:p>
          </table:table-cell>
          <table:table-cell office:value-type="float" office:value="29.7800000000019" calcext:value-type="float">
            <text:p>29.78</text:p>
          </table:table-cell>
          <table:table-cell office:value-type="float" office:value="32.4900000000021" calcext:value-type="float">
            <text:p>32.49</text:p>
          </table:table-cell>
          <table:table-cell office:value-type="float" office:value="24.7000000000011" calcext:value-type="float">
            <text:p>24.7</text:p>
          </table:table-cell>
          <table:table-cell office:value-type="float" office:value="8.59999999999986" calcext:value-type="float">
            <text:p>8.6</text:p>
          </table:table-cell>
          <table:table-cell office:value-type="float" office:value="28.0700000000016" calcext:value-type="float">
            <text:p>28.07</text:p>
          </table:table-cell>
          <table:table-cell table:formula="of:=AVERAGE([.B35:.U35])" office:value-type="float" office:value="40.1820000000013" calcext:value-type="float">
            <text:p>40.182</text:p>
          </table:table-cell>
          <table:table-cell table:formula="of:=STDEV([.B35:.U35])" office:value-type="float" office:value="30.3360753802097" calcext:value-type="float">
            <text:p>30.3360753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599999999998" calcext:value-type="float">
            <text:p>13.46</text:p>
          </table:table-cell>
          <table:table-cell office:value-type="float" office:value="89.5100000000089" calcext:value-type="float">
            <text:p>89.51</text:p>
          </table:table-cell>
          <table:table-cell office:value-type="float" office:value="69.8299999999988" calcext:value-type="float">
            <text:p>69.83</text:p>
          </table:table-cell>
          <table:table-cell office:value-type="float" office:value="15.0699999999997" calcext:value-type="float">
            <text:p>15.07</text:p>
          </table:table-cell>
          <table:table-cell office:value-type="float" office:value="47.4699999999991" calcext:value-type="float">
            <text:p>47.47</text:p>
          </table:table-cell>
          <table:table-cell office:value-type="float" office:value="15.0999999999997" calcext:value-type="float">
            <text:p>15.1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63.419999999996" calcext:value-type="float">
            <text:p>63.42</text:p>
          </table:table-cell>
          <table:table-cell office:value-type="float" office:value="109.750000000019" calcext:value-type="float">
            <text:p>109.75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3.3700000000009" calcext:value-type="float">
            <text:p>23.37</text:p>
          </table:table-cell>
          <table:table-cell office:value-type="float" office:value="23.2600000000008" calcext:value-type="float">
            <text:p>23.26</text:p>
          </table:table-cell>
          <table:table-cell office:value-type="float" office:value="36.3400000000013" calcext:value-type="float">
            <text:p>36.34</text:p>
          </table:table-cell>
          <table:table-cell office:value-type="float" office:value="18.18" calcext:value-type="float">
            <text:p>18.18</text:p>
          </table:table-cell>
          <table:table-cell office:value-type="float" office:value="43.7599999999999" calcext:value-type="float">
            <text:p>43.76</text:p>
          </table:table-cell>
          <table:table-cell office:value-type="float" office:value="80.8200000000045" calcext:value-type="float">
            <text:p>80.82</text:p>
          </table:table-cell>
          <table:table-cell office:value-type="float" office:value="52.2099999999982" calcext:value-type="float">
            <text:p>52.21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4.32999999999995" calcext:value-type="float">
            <text:p>4.33</text:p>
          </table:table-cell>
          <table:table-cell table:formula="of:=AVERAGE([.B36:.U36])" office:value-type="float" office:value="36.5535000000013" calcext:value-type="float">
            <text:p>36.5535</text:p>
          </table:table-cell>
          <table:table-cell table:formula="of:=STDEV([.B36:.U36])" office:value-type="float" office:value="31.8105663138952" calcext:value-type="float">
            <text:p>31.8105663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5800000000015" calcext:value-type="float">
            <text:p>27.58</text:p>
          </table:table-cell>
          <table:table-cell office:value-type="float" office:value="55.8999999999975" calcext:value-type="float">
            <text:p>55.9</text:p>
          </table:table-cell>
          <table:table-cell office:value-type="float" office:value="18.8500000000001" calcext:value-type="float">
            <text:p>18.85</text:p>
          </table:table-cell>
          <table:table-cell office:value-type="float" office:value="76.6500000000023" calcext:value-type="float">
            <text:p>76.65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55.1699999999976" calcext:value-type="float">
            <text:p>55.17</text:p>
          </table:table-cell>
          <table:table-cell office:value-type="float" office:value="53.159999999998" calcext:value-type="float">
            <text:p>53.16</text:p>
          </table:table-cell>
          <table:table-cell office:value-type="float" office:value="18.5100000000001" calcext:value-type="float">
            <text:p>18.51</text:p>
          </table:table-cell>
          <table:table-cell office:value-type="float" office:value="18.8200000000001" calcext:value-type="float">
            <text:p>18.82</text:p>
          </table:table-cell>
          <table:table-cell office:value-type="float" office:value="98.1300000000133" calcext:value-type="float">
            <text:p>98.13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14.0399999999997" calcext:value-type="float">
            <text:p>14.04</text:p>
          </table:table-cell>
          <table:table-cell office:value-type="float" office:value="2.1" calcext:value-type="float">
            <text:p>2.1</text:p>
          </table:table-cell>
          <table:table-cell office:value-type="float" office:value="36.9900000000012" calcext:value-type="float">
            <text:p>36.99</text:p>
          </table:table-cell>
          <table:table-cell office:value-type="float" office:value="1.99" calcext:value-type="float">
            <text:p>1.99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12.5399999999998" calcext:value-type="float">
            <text:p>12.54</text:p>
          </table:table-cell>
          <table:table-cell office:value-type="float" office:value="28.0800000000016" calcext:value-type="float">
            <text:p>28.08</text:p>
          </table:table-cell>
          <table:table-cell office:value-type="float" office:value="22.2900000000007" calcext:value-type="float">
            <text:p>22.29</text:p>
          </table:table-cell>
          <table:table-cell office:value-type="float" office:value="52.909999999998" calcext:value-type="float">
            <text:p>52.91</text:p>
          </table:table-cell>
          <table:table-cell table:formula="of:=AVERAGE([.B37:.U37])" office:value-type="float" office:value="30.4190000000006" calcext:value-type="float">
            <text:p>30.419</text:p>
          </table:table-cell>
          <table:table-cell table:formula="of:=STDEV([.B37:.U37])" office:value-type="float" office:value="26.8577000426141" calcext:value-type="float">
            <text:p>26.8577000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7999999999967" calcext:value-type="float">
            <text:p>59.8</text:p>
          </table:table-cell>
          <table:table-cell office:value-type="float" office:value="43.17" calcext:value-type="float">
            <text:p>43.17</text:p>
          </table:table-cell>
          <table:table-cell office:value-type="float" office:value="63.219999999996" calcext:value-type="float">
            <text:p>63.22</text:p>
          </table:table-cell>
          <table:table-cell office:value-type="float" office:value="67.4099999999976" calcext:value-type="float">
            <text:p>67.41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11.1399999999998" calcext:value-type="float">
            <text:p>11.14</text:p>
          </table:table-cell>
          <table:table-cell office:value-type="float" office:value="50.9199999999984" calcext:value-type="float">
            <text:p>50.92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93.4100000000109" calcext:value-type="float">
            <text:p>93.41</text:p>
          </table:table-cell>
          <table:table-cell office:value-type="float" office:value="74.2200000000011" calcext:value-type="float">
            <text:p>74.22</text:p>
          </table:table-cell>
          <table:table-cell office:value-type="float" office:value="14.5399999999997" calcext:value-type="float">
            <text:p>14.54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15.4199999999997" calcext:value-type="float">
            <text:p>15.42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120" calcext:value-type="float">
            <text:p>120</text:p>
          </table:table-cell>
          <table:table-cell office:value-type="float" office:value="45.2399999999996" calcext:value-type="float">
            <text:p>45.24</text:p>
          </table:table-cell>
          <table:table-cell office:value-type="float" office:value="12.4099999999998" calcext:value-type="float">
            <text:p>12.41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18.7800000000001" calcext:value-type="float">
            <text:p>18.78</text:p>
          </table:table-cell>
          <table:table-cell table:formula="of:=AVERAGE([.B38:.U38])" office:value-type="float" office:value="36.3569999999999" calcext:value-type="float">
            <text:p>36.357</text:p>
          </table:table-cell>
          <table:table-cell table:formula="of:=STDEV([.B38:.U38])" office:value-type="float" office:value="34.1464611867612" calcext:value-type="float">
            <text:p>34.14646118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37.3200000000011" calcext:value-type="float">
            <text:p>37.32</text:p>
          </table:table-cell>
          <table:table-cell office:value-type="float" office:value="36.9000000000012" calcext:value-type="float">
            <text:p>36.9</text:p>
          </table:table-cell>
          <table:table-cell office:value-type="float" office:value="13.8099999999998" calcext:value-type="float">
            <text:p>13.81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63.379999999996" calcext:value-type="float">
            <text:p>63.38</text:p>
          </table:table-cell>
          <table:table-cell office:value-type="float" office:value="67.7299999999977" calcext:value-type="float">
            <text:p>67.73</text:p>
          </table:table-cell>
          <table:table-cell office:value-type="float" office:value="41.8200000000003" calcext:value-type="float">
            <text:p>41.82</text:p>
          </table:table-cell>
          <table:table-cell office:value-type="float" office:value="13.8899999999998" calcext:value-type="float">
            <text:p>13.89</text:p>
          </table:table-cell>
          <table:table-cell office:value-type="float" office:value="49.9099999999986" calcext:value-type="float">
            <text:p>49.91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62.0999999999962" calcext:value-type="float">
            <text:p>62.1</text:p>
          </table:table-cell>
          <table:table-cell office:value-type="float" office:value="22.4100000000007" calcext:value-type="float">
            <text:p>22.41</text:p>
          </table:table-cell>
          <table:table-cell office:value-type="float" office:value="50.8799999999984" calcext:value-type="float">
            <text:p>50.88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34.3400000000017" calcext:value-type="float">
            <text:p>34.34</text:p>
          </table:table-cell>
          <table:table-cell office:value-type="float" office:value="20.7900000000004" calcext:value-type="float">
            <text:p>20.79</text:p>
          </table:table-cell>
          <table:table-cell office:value-type="float" office:value="17.2299999999999" calcext:value-type="float">
            <text:p>17.23</text:p>
          </table:table-cell>
          <table:table-cell office:value-type="float" office:value="16.1499999999997" calcext:value-type="float">
            <text:p>16.15</text:p>
          </table:table-cell>
          <table:table-cell office:value-type="float" office:value="84.5100000000063" calcext:value-type="float">
            <text:p>84.51</text:p>
          </table:table-cell>
          <table:table-cell table:formula="of:=AVERAGE([.B39:.U39])" office:value-type="float" office:value="32.8694999999999" calcext:value-type="float">
            <text:p>32.8695</text:p>
          </table:table-cell>
          <table:table-cell table:formula="of:=STDEV([.B39:.U39])" office:value-type="float" office:value="23.8194857152047" calcext:value-type="float">
            <text:p>23.8194857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91" calcext:value-type="float">
            <text:p>17.91</text:p>
          </table:table-cell>
          <table:table-cell office:value-type="float" office:value="13.1199999999998" calcext:value-type="float">
            <text:p>13.12</text:p>
          </table:table-cell>
          <table:table-cell office:value-type="float" office:value="16.8199999999998" calcext:value-type="float">
            <text:p>16.82</text:p>
          </table:table-cell>
          <table:table-cell office:value-type="float" office:value="91.1500000000097" calcext:value-type="float">
            <text:p>91.15</text:p>
          </table:table-cell>
          <table:table-cell office:value-type="float" office:value="55.0399999999976" calcext:value-type="float">
            <text:p>55.04</text:p>
          </table:table-cell>
          <table:table-cell office:value-type="float" office:value="13.8699999999998" calcext:value-type="float">
            <text:p>13.87</text:p>
          </table:table-cell>
          <table:table-cell office:value-type="float" office:value="29.6900000000018" calcext:value-type="float">
            <text:p>29.69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15.4999999999997" calcext:value-type="float">
            <text:p>15.5</text:p>
          </table:table-cell>
          <table:table-cell office:value-type="float" office:value="81.5100000000048" calcext:value-type="float">
            <text:p>81.51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71.3199999999996" calcext:value-type="float">
            <text:p>71.32</text:p>
          </table:table-cell>
          <table:table-cell office:value-type="float" office:value="25.1500000000011" calcext:value-type="float">
            <text:p>25.15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51.2099999999984" calcext:value-type="float">
            <text:p>51.21</text:p>
          </table:table-cell>
          <table:table-cell office:value-type="float" office:value="16.7499999999998" calcext:value-type="float">
            <text:p>16.75</text:p>
          </table:table-cell>
          <table:table-cell office:value-type="float" office:value="11.3399999999998" calcext:value-type="float">
            <text:p>11.34</text:p>
          </table:table-cell>
          <table:table-cell office:value-type="float" office:value="20.5800000000004" calcext:value-type="float">
            <text:p>20.58</text:p>
          </table:table-cell>
          <table:table-cell office:value-type="float" office:value="13.1799999999998" calcext:value-type="float">
            <text:p>13.18</text:p>
          </table:table-cell>
          <table:table-cell table:formula="of:=AVERAGE([.B40:.U40])" office:value-type="float" office:value="28.1685000000006" calcext:value-type="float">
            <text:p>28.1685</text:p>
          </table:table-cell>
          <table:table-cell table:formula="of:=STDEV([.B40:.U40])" office:value-type="float" office:value="26.8101098910188" calcext:value-type="float">
            <text:p>26.8101098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.6199999999979" calcext:value-type="float">
            <text:p>53.62</text:p>
          </table:table-cell>
          <table:table-cell office:value-type="float" office:value="7.75999999999988" calcext:value-type="float">
            <text:p>7.76</text:p>
          </table:table-cell>
          <table:table-cell office:value-type="float" office:value="16.1999999999997" calcext:value-type="float">
            <text:p>16.2</text:p>
          </table:table-cell>
          <table:table-cell office:value-type="float" office:value="53.8199999999979" calcext:value-type="float">
            <text:p>53.82</text:p>
          </table:table-cell>
          <table:table-cell office:value-type="float" office:value="30.470000000002" calcext:value-type="float">
            <text:p>30.47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32.3000000000021" calcext:value-type="float">
            <text:p>32.3</text:p>
          </table:table-cell>
          <table:table-cell office:value-type="float" office:value="27.3600000000015" calcext:value-type="float">
            <text:p>27.36</text:p>
          </table:table-cell>
          <table:table-cell office:value-type="float" office:value="120" calcext:value-type="float">
            <text:p>120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13.2799999999998" calcext:value-type="float">
            <text:p>13.28</text:p>
          </table:table-cell>
          <table:table-cell office:value-type="float" office:value="50.3599999999986" calcext:value-type="float">
            <text:p>50.36</text:p>
          </table:table-cell>
          <table:table-cell office:value-type="float" office:value="42.2300000000002" calcext:value-type="float">
            <text:p>42.23</text:p>
          </table:table-cell>
          <table:table-cell office:value-type="float" office:value="16.7499999999998" calcext:value-type="float">
            <text:p>16.75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25.3300000000012" calcext:value-type="float">
            <text:p>25.33</text:p>
          </table:table-cell>
          <table:table-cell office:value-type="float" office:value="22.3700000000007" calcext:value-type="float">
            <text:p>22.37</text:p>
          </table:table-cell>
          <table:table-cell office:value-type="float" office:value="11.9099999999998" calcext:value-type="float">
            <text:p>11.91</text:p>
          </table:table-cell>
          <table:table-cell office:value-type="float" office:value="42.4000000000001" calcext:value-type="float">
            <text:p>42.4</text:p>
          </table:table-cell>
          <table:table-cell table:formula="of:=AVERAGE([.B41:.U41])" office:value-type="float" office:value="29.2205" calcext:value-type="float">
            <text:p>29.2205</text:p>
          </table:table-cell>
          <table:table-cell table:formula="of:=STDEV([.B41:.U41])" office:value-type="float" office:value="27.2239005819285" calcext:value-type="float">
            <text:p>27.2239005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1200000000007" calcext:value-type="float">
            <text:p>22.12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24.270000000001" calcext:value-type="float">
            <text:p>24.27</text:p>
          </table:table-cell>
          <table:table-cell office:value-type="float" office:value="37.850000000001" calcext:value-type="float">
            <text:p>37.85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25.0800000000011" calcext:value-type="float">
            <text:p>25.08</text:p>
          </table:table-cell>
          <table:table-cell office:value-type="float" office:value="10.5999999999998" calcext:value-type="float">
            <text:p>10.6</text:p>
          </table:table-cell>
          <table:table-cell office:value-type="float" office:value="23.3400000000008" calcext:value-type="float">
            <text:p>23.34</text:p>
          </table:table-cell>
          <table:table-cell office:value-type="float" office:value="41.2500000000004" calcext:value-type="float">
            <text:p>41.25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53.4199999999979" calcext:value-type="float">
            <text:p>53.42</text:p>
          </table:table-cell>
          <table:table-cell office:value-type="float" office:value="62.1999999999962" calcext:value-type="float">
            <text:p>62.2</text:p>
          </table:table-cell>
          <table:table-cell office:value-type="float" office:value="120" calcext:value-type="float">
            <text:p>120</text:p>
          </table:table-cell>
          <table:table-cell office:value-type="float" office:value="29.2100000000018" calcext:value-type="float">
            <text:p>29.21</text:p>
          </table:table-cell>
          <table:table-cell office:value-type="float" office:value="13.6599999999998" calcext:value-type="float">
            <text:p>13.66</text:p>
          </table:table-cell>
          <table:table-cell office:value-type="float" office:value="64.4899999999961" calcext:value-type="float">
            <text:p>64.49</text:p>
          </table:table-cell>
          <table:table-cell office:value-type="float" office:value="23.0800000000008" calcext:value-type="float">
            <text:p>23.08</text:p>
          </table:table-cell>
          <table:table-cell office:value-type="float" office:value="23.8900000000009" calcext:value-type="float">
            <text:p>23.89</text:p>
          </table:table-cell>
          <table:table-cell office:value-type="float" office:value="24.6400000000011" calcext:value-type="float">
            <text:p>24.64</text:p>
          </table:table-cell>
          <table:table-cell table:formula="of:=AVERAGE([.B42:.U42])" office:value-type="float" office:value="30.7275" calcext:value-type="float">
            <text:p>30.7275</text:p>
          </table:table-cell>
          <table:table-cell table:formula="of:=STDEV([.B42:.U42])" office:value-type="float" office:value="27.824666239072" calcext:value-type="float">
            <text:p>27.8246662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21.0400000000005" calcext:value-type="float">
            <text:p>21.04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20.8600000000005" calcext:value-type="float">
            <text:p>20.86</text:p>
          </table:table-cell>
          <table:table-cell office:value-type="float" office:value="93.2400000000108" calcext:value-type="float">
            <text:p>93.24</text:p>
          </table:table-cell>
          <table:table-cell office:value-type="float" office:value="16.3399999999998" calcext:value-type="float">
            <text:p>16.34</text:p>
          </table:table-cell>
          <table:table-cell office:value-type="float" office:value="18.11" calcext:value-type="float">
            <text:p>18.11</text:p>
          </table:table-cell>
          <table:table-cell office:value-type="float" office:value="16.4699999999998" calcext:value-type="float">
            <text:p>16.47</text:p>
          </table:table-cell>
          <table:table-cell office:value-type="float" office:value="85.7100000000069" calcext:value-type="float">
            <text:p>85.71</text:p>
          </table:table-cell>
          <table:table-cell office:value-type="float" office:value="22.2600000000007" calcext:value-type="float">
            <text:p>22.26</text:p>
          </table:table-cell>
          <table:table-cell office:value-type="float" office:value="9.11999999999985" calcext:value-type="float">
            <text:p>9.12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20.9000000000005" calcext:value-type="float">
            <text:p>20.9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12.7099999999998" calcext:value-type="float">
            <text:p>12.71</text:p>
          </table:table-cell>
          <table:table-cell office:value-type="float" office:value="46.6399999999993" calcext:value-type="float">
            <text:p>46.64</text:p>
          </table:table-cell>
          <table:table-cell office:value-type="float" office:value="37.980000000001" calcext:value-type="float">
            <text:p>37.98</text:p>
          </table:table-cell>
          <table:table-cell office:value-type="float" office:value="85.5800000000069" calcext:value-type="float">
            <text:p>85.58</text:p>
          </table:table-cell>
          <table:table-cell office:value-type="float" office:value="10.7399999999998" calcext:value-type="float">
            <text:p>10.74</text:p>
          </table:table-cell>
          <table:table-cell office:value-type="float" office:value="31.3400000000021" calcext:value-type="float">
            <text:p>31.34</text:p>
          </table:table-cell>
          <table:table-cell table:formula="of:=AVERAGE([.B43:.U43])" office:value-type="float" office:value="28.7765000000014" calcext:value-type="float">
            <text:p>28.7765</text:p>
          </table:table-cell>
          <table:table-cell table:formula="of:=STDEV([.B43:.U43])" office:value-type="float" office:value="27.7847552436138" calcext:value-type="float">
            <text:p>27.7847552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.3500000000001" calcext:value-type="float">
            <text:p>42.35</text:p>
          </table:table-cell>
          <table:table-cell office:value-type="float" office:value="11.3099999999998" calcext:value-type="float">
            <text:p>11.31</text:p>
          </table:table-cell>
          <table:table-cell office:value-type="float" office:value="30.0900000000019" calcext:value-type="float">
            <text:p>30.09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19.8300000000003" calcext:value-type="float">
            <text:p>19.83</text:p>
          </table:table-cell>
          <table:table-cell office:value-type="float" office:value="50.7999999999985" calcext:value-type="float">
            <text:p>50.8</text:p>
          </table:table-cell>
          <table:table-cell office:value-type="float" office:value="44.4899999999997" calcext:value-type="float">
            <text:p>44.49</text:p>
          </table:table-cell>
          <table:table-cell office:value-type="float" office:value="9.98999999999983" calcext:value-type="float">
            <text:p>9.99</text:p>
          </table:table-cell>
          <table:table-cell office:value-type="float" office:value="97.0500000000127" calcext:value-type="float">
            <text:p>97.05</text:p>
          </table:table-cell>
          <table:table-cell office:value-type="float" office:value="103.900000000016" calcext:value-type="float">
            <text:p>103.9</text:p>
          </table:table-cell>
          <table:table-cell office:value-type="float" office:value="89.1900000000087" calcext:value-type="float">
            <text:p>89.19</text:p>
          </table:table-cell>
          <table:table-cell office:value-type="float" office:value="37.0500000000012" calcext:value-type="float">
            <text:p>37.05</text:p>
          </table:table-cell>
          <table:table-cell office:value-type="float" office:value="24.540000000001" calcext:value-type="float">
            <text:p>24.54</text:p>
          </table:table-cell>
          <table:table-cell office:value-type="float" office:value="60.0899999999966" calcext:value-type="float">
            <text:p>60.09</text:p>
          </table:table-cell>
          <table:table-cell office:value-type="float" office:value="25.9700000000013" calcext:value-type="float">
            <text:p>25.97</text:p>
          </table:table-cell>
          <table:table-cell office:value-type="float" office:value="13.2099999999998" calcext:value-type="float">
            <text:p>13.21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31.3200000000021" calcext:value-type="float">
            <text:p>31.32</text:p>
          </table:table-cell>
          <table:table-cell office:value-type="float" office:value="40.5200000000005" calcext:value-type="float">
            <text:p>40.52</text:p>
          </table:table-cell>
          <table:table-cell office:value-type="float" office:value="51.5499999999983" calcext:value-type="float">
            <text:p>51.55</text:p>
          </table:table-cell>
          <table:table-cell table:formula="of:=AVERAGE([.B44:.U44])" office:value-type="float" office:value="39.5915000000019" calcext:value-type="float">
            <text:p>39.5915</text:p>
          </table:table-cell>
          <table:table-cell table:formula="of:=STDEV([.B44:.U44])" office:value-type="float" office:value="29.4271191205843" calcext:value-type="float">
            <text:p>29.42711912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9000000000016" calcext:value-type="float">
            <text:p>34.9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48.219999999999" calcext:value-type="float">
            <text:p>48.22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22.1500000000007" calcext:value-type="float">
            <text:p>22.15</text:p>
          </table:table-cell>
          <table:table-cell office:value-type="float" office:value="58.019999999997" calcext:value-type="float">
            <text:p>58.02</text:p>
          </table:table-cell>
          <table:table-cell office:value-type="float" office:value="2.18" calcext:value-type="float">
            <text:p>2.18</text:p>
          </table:table-cell>
          <table:table-cell office:value-type="float" office:value="17.3799999999999" calcext:value-type="float">
            <text:p>17.38</text:p>
          </table:table-cell>
          <table:table-cell office:value-type="float" office:value="18.2" calcext:value-type="float">
            <text:p>18.2</text:p>
          </table:table-cell>
          <table:table-cell office:value-type="float" office:value="44.5399999999997" calcext:value-type="float">
            <text:p>44.54</text:p>
          </table:table-cell>
          <table:table-cell office:value-type="float" office:value="48.3999999999989" calcext:value-type="float">
            <text:p>48.4</text:p>
          </table:table-cell>
          <table:table-cell office:value-type="float" office:value="17.1799999999999" calcext:value-type="float">
            <text:p>17.18</text:p>
          </table:table-cell>
          <table:table-cell office:value-type="float" office:value="14.8099999999997" calcext:value-type="float">
            <text:p>14.81</text:p>
          </table:table-cell>
          <table:table-cell office:value-type="float" office:value="22.4300000000007" calcext:value-type="float">
            <text:p>22.43</text:p>
          </table:table-cell>
          <table:table-cell office:value-type="float" office:value="10.1899999999998" calcext:value-type="float">
            <text:p>10.19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16.7299999999998" calcext:value-type="float">
            <text:p>16.73</text:p>
          </table:table-cell>
          <table:table-cell office:value-type="float" office:value="11.6199999999998" calcext:value-type="float">
            <text:p>11.62</text:p>
          </table:table-cell>
          <table:table-cell office:value-type="float" office:value="2.44999999999999" calcext:value-type="float">
            <text:p>2.45</text:p>
          </table:table-cell>
          <table:table-cell table:formula="of:=AVERAGE([.B45:.U45])" office:value-type="float" office:value="21.0014999999998" calcext:value-type="float">
            <text:p>21.0015</text:p>
          </table:table-cell>
          <table:table-cell table:formula="of:=STDEV([.B45:.U45])" office:value-type="float" office:value="16.760525765839" calcext:value-type="float">
            <text:p>16.76052576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999999999998" calcext:value-type="float">
            <text:p>53</text:p>
          </table:table-cell>
          <table:table-cell office:value-type="float" office:value="45.0199999999996" calcext:value-type="float">
            <text:p>45.02</text:p>
          </table:table-cell>
          <table:table-cell office:value-type="float" office:value="36.2000000000014" calcext:value-type="float">
            <text:p>36.2</text:p>
          </table:table-cell>
          <table:table-cell office:value-type="float" office:value="21.1900000000005" calcext:value-type="float">
            <text:p>21.19</text:p>
          </table:table-cell>
          <table:table-cell office:value-type="float" office:value="62.2999999999962" calcext:value-type="float">
            <text:p>62.3</text:p>
          </table:table-cell>
          <table:table-cell office:value-type="float" office:value="19.6600000000003" calcext:value-type="float">
            <text:p>19.66</text:p>
          </table:table-cell>
          <table:table-cell office:value-type="float" office:value="47.5599999999991" calcext:value-type="float">
            <text:p>47.56</text:p>
          </table:table-cell>
          <table:table-cell office:value-type="float" office:value="39.9500000000006" calcext:value-type="float">
            <text:p>39.95</text:p>
          </table:table-cell>
          <table:table-cell office:value-type="float" office:value="20.4300000000004" calcext:value-type="float">
            <text:p>20.43</text:p>
          </table:table-cell>
          <table:table-cell office:value-type="float" office:value="12.2299999999998" calcext:value-type="float">
            <text:p>12.23</text:p>
          </table:table-cell>
          <table:table-cell office:value-type="float" office:value="21.2600000000005" calcext:value-type="float">
            <text:p>21.26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20.0600000000003" calcext:value-type="float">
            <text:p>20.06</text:p>
          </table:table-cell>
          <table:table-cell office:value-type="float" office:value="10.5099999999998" calcext:value-type="float">
            <text:p>10.51</text:p>
          </table:table-cell>
          <table:table-cell office:value-type="float" office:value="12.1199999999998" calcext:value-type="float">
            <text:p>12.12</text:p>
          </table:table-cell>
          <table:table-cell office:value-type="float" office:value="14.5299999999997" calcext:value-type="float">
            <text:p>14.53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47.4599999999991" calcext:value-type="float">
            <text:p>47.46</text:p>
          </table:table-cell>
          <table:table-cell table:formula="of:=AVERAGE([.B46:.U46])" office:value-type="float" office:value="24.9454999999998" calcext:value-type="float">
            <text:p>24.9455</text:p>
          </table:table-cell>
          <table:table-cell table:formula="of:=STDEV([.B46:.U46])" office:value-type="float" office:value="18.4751757986075" calcext:value-type="float">
            <text:p>18.47517579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0000000000005" calcext:value-type="float">
            <text:p>21</text:p>
          </table:table-cell>
          <table:table-cell office:value-type="float" office:value="19.8700000000003" calcext:value-type="float">
            <text:p>19.87</text:p>
          </table:table-cell>
          <table:table-cell office:value-type="float" office:value="29.5100000000018" calcext:value-type="float">
            <text:p>29.51</text:p>
          </table:table-cell>
          <table:table-cell office:value-type="float" office:value="22.9100000000008" calcext:value-type="float">
            <text:p>22.91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14.2099999999997" calcext:value-type="float">
            <text:p>14.21</text:p>
          </table:table-cell>
          <table:table-cell office:value-type="float" office:value="40.7400000000005" calcext:value-type="float">
            <text:p>40.74</text:p>
          </table:table-cell>
          <table:table-cell office:value-type="float" office:value="16.0399999999997" calcext:value-type="float">
            <text:p>16.04</text:p>
          </table:table-cell>
          <table:table-cell office:value-type="float" office:value="41.5700000000003" calcext:value-type="float">
            <text:p>41.57</text:p>
          </table:table-cell>
          <table:table-cell office:value-type="float" office:value="16.3799999999998" calcext:value-type="float">
            <text:p>16.38</text:p>
          </table:table-cell>
          <table:table-cell office:value-type="float" office:value="34.6100000000017" calcext:value-type="float">
            <text:p>34.61</text:p>
          </table:table-cell>
          <table:table-cell office:value-type="float" office:value="44.2599999999998" calcext:value-type="float">
            <text:p>44.26</text:p>
          </table:table-cell>
          <table:table-cell office:value-type="float" office:value="48.3799999999989" calcext:value-type="float">
            <text:p>48.38</text:p>
          </table:table-cell>
          <table:table-cell office:value-type="float" office:value="10.3799999999998" calcext:value-type="float">
            <text:p>10.38</text:p>
          </table:table-cell>
          <table:table-cell office:value-type="float" office:value="58.9399999999968" calcext:value-type="float">
            <text:p>58.94</text:p>
          </table:table-cell>
          <table:table-cell office:value-type="float" office:value="23.5400000000009" calcext:value-type="float">
            <text:p>23.54</text:p>
          </table:table-cell>
          <table:table-cell office:value-type="float" office:value="37.7500000000011" calcext:value-type="float">
            <text:p>37.75</text:p>
          </table:table-cell>
          <table:table-cell office:value-type="float" office:value="28.9900000000017" calcext:value-type="float">
            <text:p>28.99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45.0899999999996" calcext:value-type="float">
            <text:p>45.09</text:p>
          </table:table-cell>
          <table:table-cell table:formula="of:=AVERAGE([.B47:.U47])" office:value-type="float" office:value="27.9960000000002" calcext:value-type="float">
            <text:p>27.996</text:p>
          </table:table-cell>
          <table:table-cell table:formula="of:=STDEV([.B47:.U47])" office:value-type="float" office:value="15.5933040285344" calcext:value-type="float">
            <text:p>15.59330402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8000000000006" calcext:value-type="float">
            <text:p>21.8</text:p>
          </table:table-cell>
          <table:table-cell office:value-type="float" office:value="52.7699999999981" calcext:value-type="float">
            <text:p>52.77</text:p>
          </table:table-cell>
          <table:table-cell office:value-type="float" office:value="47.6299999999991" calcext:value-type="float">
            <text:p>47.63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61.4299999999964" calcext:value-type="float">
            <text:p>61.43</text:p>
          </table:table-cell>
          <table:table-cell office:value-type="float" office:value="24.220000000001" calcext:value-type="float">
            <text:p>24.22</text:p>
          </table:table-cell>
          <table:table-cell office:value-type="float" office:value="71.7099999999998" calcext:value-type="float">
            <text:p>71.71</text:p>
          </table:table-cell>
          <table:table-cell office:value-type="float" office:value="13.5399999999998" calcext:value-type="float">
            <text:p>13.54</text:p>
          </table:table-cell>
          <table:table-cell office:value-type="float" office:value="36.9000000000012" calcext:value-type="float">
            <text:p>36.9</text:p>
          </table:table-cell>
          <table:table-cell office:value-type="float" office:value="48.279999999999" calcext:value-type="float">
            <text:p>48.28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32.0500000000022" calcext:value-type="float">
            <text:p>32.05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45.5599999999995" calcext:value-type="float">
            <text:p>45.56</text:p>
          </table:table-cell>
          <table:table-cell office:value-type="float" office:value="7.75999999999988" calcext:value-type="float">
            <text:p>7.76</text:p>
          </table:table-cell>
          <table:table-cell office:value-type="float" office:value="16.0799999999997" calcext:value-type="float">
            <text:p>16.08</text:p>
          </table:table-cell>
          <table:table-cell office:value-type="float" office:value="33.9300000000018" calcext:value-type="float">
            <text:p>33.93</text:p>
          </table:table-cell>
          <table:table-cell table:formula="of:=AVERAGE([.B48:.U48])" office:value-type="float" office:value="27.6079999999999" calcext:value-type="float">
            <text:p>27.608</text:p>
          </table:table-cell>
          <table:table-cell table:formula="of:=STDEV([.B48:.U48])" office:value-type="float" office:value="21.2383064048749" calcext:value-type="float">
            <text:p>21.2383064049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Default" office:value-type="string" calcext:value-type="string">
            <text:p>Without replay</text:p>
          </table:table-cell>
          <table:table-cell table:style-name="Default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54.2899999999978" calcext:value-type="float">
            <text:p>54.29</text:p>
          </table:table-cell>
          <table:table-cell office:value-type="float" office:value="85.3600000000068" calcext:value-type="float">
            <text:p>85.36</text:p>
          </table:table-cell>
          <table:table-cell office:value-type="float" office:value="14.4199999999997" calcext:value-type="float">
            <text:p>14.42</text:p>
          </table:table-cell>
          <table:table-cell office:value-type="float" office:value="29.2200000000018" calcext:value-type="float">
            <text:p>29.22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40.9700000000004" calcext:value-type="float">
            <text:p>40.97</text:p>
          </table:table-cell>
          <table:table-cell office:value-type="float" office:value="23.6700000000009" calcext:value-type="float">
            <text:p>23.67</text:p>
          </table:table-cell>
          <table:table-cell office:value-type="float" office:value="95.2100000000118" calcext:value-type="float">
            <text:p>95.2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24.010000000001" calcext:value-type="float">
            <text:p>24.01</text:p>
          </table:table-cell>
          <table:table-cell office:value-type="float" office:value="12.3699999999998" calcext:value-type="float">
            <text:p>12.37</text:p>
          </table:table-cell>
          <table:table-cell office:value-type="float" office:value="32.2800000000021" calcext:value-type="float">
            <text:p>32.28</text:p>
          </table:table-cell>
          <table:table-cell office:value-type="float" office:value="39.1400000000008" calcext:value-type="float">
            <text:p>39.14</text:p>
          </table:table-cell>
          <table:table-cell office:value-type="float" office:value="35.8200000000014" calcext:value-type="float">
            <text:p>35.82</text:p>
          </table:table-cell>
          <table:table-cell office:value-type="float" office:value="7.10999999999989" calcext:value-type="float">
            <text:p>7.11</text:p>
          </table:table-cell>
          <table:table-cell office:value-type="float" office:value="47.0199999999992" calcext:value-type="float">
            <text:p>47.02</text:p>
          </table:table-cell>
          <table:table-cell office:value-type="float" office:value="19.1500000000002" calcext:value-type="float">
            <text:p>19.15</text:p>
          </table:table-cell>
          <table:table-cell office:value-type="float" office:value="6.34999999999991" calcext:value-type="float">
            <text:p>6.35</text:p>
          </table:table-cell>
          <table:table-cell table:formula="of:=AVERAGE([.B53:.U53])" office:value-type="float" office:value="29.7550000000011" calcext:value-type="float">
            <text:p>29.755</text:p>
          </table:table-cell>
          <table:table-cell table:formula="of:=STDEV([.B53:.U53])" office:value-type="float" office:value="25.5016615557767" calcext:value-type="float">
            <text:p>25.5016615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19.5300000000003" calcext:value-type="float">
            <text:p>19.53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16.6999999999998" calcext:value-type="float">
            <text:p>16.7</text:p>
          </table:table-cell>
          <table:table-cell office:value-type="float" office:value="33.8500000000018" calcext:value-type="float">
            <text:p>33.85</text:p>
          </table:table-cell>
          <table:table-cell office:value-type="float" office:value="19.8700000000003" calcext:value-type="float">
            <text:p>19.87</text:p>
          </table:table-cell>
          <table:table-cell office:value-type="float" office:value="77.4600000000027" calcext:value-type="float">
            <text:p>77.46</text:p>
          </table:table-cell>
          <table:table-cell office:value-type="float" office:value="1.33" calcext:value-type="float">
            <text:p>1.33</text:p>
          </table:table-cell>
          <table:table-cell office:value-type="float" office:value="63.319999999996" calcext:value-type="float">
            <text:p>63.32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12.8099999999998" calcext:value-type="float">
            <text:p>12.81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20.5600000000004" calcext:value-type="float">
            <text:p>20.56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32.3900000000021" calcext:value-type="float">
            <text:p>32.39</text:p>
          </table:table-cell>
          <table:table-cell office:value-type="float" office:value="28.9400000000017" calcext:value-type="float">
            <text:p>28.94</text:p>
          </table:table-cell>
          <table:table-cell office:value-type="float" office:value="14.9799999999997" calcext:value-type="float">
            <text:p>14.98</text:p>
          </table:table-cell>
          <table:table-cell office:value-type="float" office:value="25.4700000000012" calcext:value-type="float">
            <text:p>25.47</text:p>
          </table:table-cell>
          <table:table-cell office:value-type="float" office:value="5.19999999999993" calcext:value-type="float">
            <text:p>5.2</text:p>
          </table:table-cell>
          <table:table-cell table:formula="of:=AVERAGE([.B54:.U54])" office:value-type="float" office:value="21.0505000000002" calcext:value-type="float">
            <text:p>21.0505</text:p>
          </table:table-cell>
          <table:table-cell table:formula="of:=STDEV([.B54:.U54])" office:value-type="float" office:value="19.5096287900698" calcext:value-type="float">
            <text:p>19.5096287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6700000000021" calcext:value-type="float">
            <text:p>32.67</text:p>
          </table:table-cell>
          <table:table-cell office:value-type="float" office:value="14.1199999999997" calcext:value-type="float">
            <text:p>14.12</text:p>
          </table:table-cell>
          <table:table-cell office:value-type="float" office:value="1.96" calcext:value-type="float">
            <text:p>1.96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23.3300000000008" calcext:value-type="float">
            <text:p>23.33</text:p>
          </table:table-cell>
          <table:table-cell office:value-type="float" office:value="21.2100000000005" calcext:value-type="float">
            <text:p>21.21</text:p>
          </table:table-cell>
          <table:table-cell office:value-type="float" office:value="9.29999999999985" calcext:value-type="float">
            <text:p>9.3</text:p>
          </table:table-cell>
          <table:table-cell office:value-type="float" office:value="25.5600000000012" calcext:value-type="float">
            <text:p>25.56</text:p>
          </table:table-cell>
          <table:table-cell office:value-type="float" office:value="21.9900000000006" calcext:value-type="float">
            <text:p>21.99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76.5800000000023" calcext:value-type="float">
            <text:p>76.58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13.9299999999997" calcext:value-type="float">
            <text:p>13.93</text:p>
          </table:table-cell>
          <table:table-cell office:value-type="float" office:value="1.94" calcext:value-type="float">
            <text:p>1.94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6.3500000000013" calcext:value-type="float">
            <text:p>26.35</text:p>
          </table:table-cell>
          <table:table-cell office:value-type="float" office:value="48.099999999999" calcext:value-type="float">
            <text:p>48.1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10.2899999999998" calcext:value-type="float">
            <text:p>10.29</text:p>
          </table:table-cell>
          <table:table-cell table:formula="of:=AVERAGE([.B55:.U55])" office:value-type="float" office:value="18.3535000000003" calcext:value-type="float">
            <text:p>18.3535</text:p>
          </table:table-cell>
          <table:table-cell table:formula="of:=STDEV([.B55:.U55])" office:value-type="float" office:value="18.3527755752586" calcext:value-type="float">
            <text:p>18.3527755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050000000001" calcext:value-type="float">
            <text:p>24.05</text:p>
          </table:table-cell>
          <table:table-cell office:value-type="float" office:value="1.76" calcext:value-type="float">
            <text:p>1.76</text:p>
          </table:table-cell>
          <table:table-cell office:value-type="float" office:value="2.03" calcext:value-type="float">
            <text:p>2.03</text:p>
          </table:table-cell>
          <table:table-cell office:value-type="float" office:value="28.6000000000017" calcext:value-type="float">
            <text:p>28.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2.9100000000008" calcext:value-type="float">
            <text:p>22.91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43.3799999999999" calcext:value-type="float">
            <text:p>43.38</text:p>
          </table:table-cell>
          <table:table-cell office:value-type="float" office:value="13.8899999999998" calcext:value-type="float">
            <text:p>13.89</text:p>
          </table:table-cell>
          <table:table-cell office:value-type="float" office:value="20.8300000000005" calcext:value-type="float">
            <text:p>20.83</text:p>
          </table:table-cell>
          <table:table-cell office:value-type="float" office:value="22.3300000000007" calcext:value-type="float">
            <text:p>22.33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32.930000000002" calcext:value-type="float">
            <text:p>32.93</text:p>
          </table:table-cell>
          <table:table-cell office:value-type="float" office:value="1.96" calcext:value-type="float">
            <text:p>1.96</text:p>
          </table:table-cell>
          <table:table-cell office:value-type="float" office:value="16.0299999999997" calcext:value-type="float">
            <text:p>16.03</text:p>
          </table:table-cell>
          <table:table-cell office:value-type="float" office:value="30.840000000002" calcext:value-type="float">
            <text:p>30.84</text:p>
          </table:table-cell>
          <table:table-cell office:value-type="float" office:value="5.02999999999994" calcext:value-type="float">
            <text:p>5.03</text:p>
          </table:table-cell>
          <table:table-cell table:formula="of:=AVERAGE([.B56:.U56])" office:value-type="float" office:value="14.8120000000004" calcext:value-type="float">
            <text:p>14.812</text:p>
          </table:table-cell>
          <table:table-cell table:formula="of:=STDEV([.B56:.U56])" office:value-type="float" office:value="12.6335562355936" calcext:value-type="float">
            <text:p>12.6335562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5899999999999" calcext:value-type="float">
            <text:p>43.59</text:p>
          </table:table-cell>
          <table:table-cell office:value-type="float" office:value="15.9699999999997" calcext:value-type="float">
            <text:p>15.97</text:p>
          </table:table-cell>
          <table:table-cell office:value-type="float" office:value="14.5599999999997" calcext:value-type="float">
            <text:p>14.5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2.780000000002" calcext:value-type="float">
            <text:p>32.78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0.6900000000004" calcext:value-type="float">
            <text:p>20.69</text:p>
          </table:table-cell>
          <table:table-cell office:value-type="float" office:value="1.81" calcext:value-type="float">
            <text:p>1.81</text:p>
          </table:table-cell>
          <table:table-cell office:value-type="float" office:value="41.1100000000004" calcext:value-type="float">
            <text:p>41.11</text:p>
          </table:table-cell>
          <table:table-cell office:value-type="float" office:value="9.46999999999984" calcext:value-type="float">
            <text:p>9.47</text:p>
          </table:table-cell>
          <table:table-cell office:value-type="float" office:value="20.2000000000004" calcext:value-type="float">
            <text:p>20.2</text:p>
          </table:table-cell>
          <table:table-cell office:value-type="float" office:value="21.2900000000005" calcext:value-type="float">
            <text:p>21.29</text:p>
          </table:table-cell>
          <table:table-cell office:value-type="float" office:value="23.3300000000008" calcext:value-type="float">
            <text:p>23.33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13.4399999999998" calcext:value-type="float">
            <text:p>13.44</text:p>
          </table:table-cell>
          <table:table-cell office:value-type="float" office:value="29.1100000000017" calcext:value-type="float">
            <text:p>29.11</text:p>
          </table:table-cell>
          <table:table-cell office:value-type="float" office:value="2.06" calcext:value-type="float">
            <text:p>2.06</text:p>
          </table:table-cell>
          <table:table-cell office:value-type="float" office:value="35.5300000000015" calcext:value-type="float">
            <text:p>35.53</text:p>
          </table:table-cell>
          <table:table-cell table:formula="of:=AVERAGE([.B57:.U57])" office:value-type="float" office:value="17.2930000000003" calcext:value-type="float">
            <text:p>17.293</text:p>
          </table:table-cell>
          <table:table-cell table:formula="of:=STDEV([.B57:.U57])" office:value-type="float" office:value="13.511119046724" calcext:value-type="float">
            <text:p>13.51111904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399999999998" calcext:value-type="float">
            <text:p>12.34</text:p>
          </table:table-cell>
          <table:table-cell office:value-type="float" office:value="11.8499999999998" calcext:value-type="float">
            <text:p>11.8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6.0200000000013" calcext:value-type="float">
            <text:p>26.02</text:p>
          </table:table-cell>
          <table:table-cell office:value-type="float" office:value="15.4799999999997" calcext:value-type="float">
            <text:p>15.48</text:p>
          </table:table-cell>
          <table:table-cell office:value-type="float" office:value="16.8199999999998" calcext:value-type="float">
            <text:p>16.82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3.2899999999998" calcext:value-type="float">
            <text:p>13.29</text:p>
          </table:table-cell>
          <table:table-cell office:value-type="float" office:value="19.6700000000003" calcext:value-type="float">
            <text:p>19.67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12.5199999999998" calcext:value-type="float">
            <text:p>12.52</text:p>
          </table:table-cell>
          <table:table-cell office:value-type="float" office:value="48.9899999999988" calcext:value-type="float">
            <text:p>48.99</text:p>
          </table:table-cell>
          <table:table-cell office:value-type="float" office:value="28.7900000000017" calcext:value-type="float">
            <text:p>28.79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24.8800000000011" calcext:value-type="float">
            <text:p>24.88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22.0100000000006" calcext:value-type="float">
            <text:p>22.01</text:p>
          </table:table-cell>
          <table:table-cell office:value-type="float" office:value="11.4999999999998" calcext:value-type="float">
            <text:p>11.5</text:p>
          </table:table-cell>
          <table:table-cell table:formula="of:=AVERAGE([.B58:.U58])" office:value-type="float" office:value="15.4080000000001" calcext:value-type="float">
            <text:p>15.408</text:p>
          </table:table-cell>
          <table:table-cell table:formula="of:=STDEV([.B58:.U58])" office:value-type="float" office:value="10.8649763726825" calcext:value-type="float">
            <text:p>10.8649763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1.91" calcext:value-type="float">
            <text:p>1.91</text:p>
          </table:table-cell>
          <table:table-cell office:value-type="float" office:value="21.6400000000006" calcext:value-type="float">
            <text:p>21.64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14.2399999999997" calcext:value-type="float">
            <text:p>14.24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62.0399999999962" calcext:value-type="float">
            <text:p>62.04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15.5299999999997" calcext:value-type="float">
            <text:p>15.53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10.0699999999998" calcext:value-type="float">
            <text:p>10.07</text:p>
          </table:table-cell>
          <table:table-cell office:value-type="float" office:value="26.0400000000013" calcext:value-type="float">
            <text:p>26.04</text:p>
          </table:table-cell>
          <table:table-cell office:value-type="float" office:value="17.1199999999999" calcext:value-type="float">
            <text:p>17.12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2.03" calcext:value-type="float">
            <text:p>2.03</text:p>
          </table:table-cell>
          <table:table-cell table:formula="of:=AVERAGE([.B59:.U59])" office:value-type="float" office:value="11.8384999999998" calcext:value-type="float">
            <text:p>11.8385</text:p>
          </table:table-cell>
          <table:table-cell table:formula="of:=STDEV([.B59:.U59])" office:value-type="float" office:value="13.4792949507162" calcext:value-type="float">
            <text:p>13.47929495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14.7499999999997" calcext:value-type="float">
            <text:p>14.75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27.4500000000015" calcext:value-type="float">
            <text:p>27.45</text:p>
          </table:table-cell>
          <table:table-cell office:value-type="float" office:value="15.3799999999997" calcext:value-type="float">
            <text:p>15.38</text:p>
          </table:table-cell>
          <table:table-cell office:value-type="float" office:value="25.0400000000011" calcext:value-type="float">
            <text:p>25.04</text:p>
          </table:table-cell>
          <table:table-cell office:value-type="float" office:value="17.3599999999999" calcext:value-type="float">
            <text:p>17.36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19.4800000000002" calcext:value-type="float">
            <text:p>19.48</text:p>
          </table:table-cell>
          <table:table-cell office:value-type="float" office:value="30.580000000002" calcext:value-type="float">
            <text:p>30.58</text:p>
          </table:table-cell>
          <table:table-cell office:value-type="float" office:value="15.8399999999997" calcext:value-type="float">
            <text:p>15.84</text:p>
          </table:table-cell>
          <table:table-cell office:value-type="float" office:value="28.7400000000017" calcext:value-type="float">
            <text:p>28.74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41.6900000000003" calcext:value-type="float">
            <text:p>41.69</text:p>
          </table:table-cell>
          <table:table-cell table:formula="of:=AVERAGE([.B60:.U60])" office:value-type="float" office:value="14.9290000000002" calcext:value-type="float">
            <text:p>14.929</text:p>
          </table:table-cell>
          <table:table-cell table:formula="of:=STDEV([.B60:.U60])" office:value-type="float" office:value="10.8913837987944" calcext:value-type="float">
            <text:p>10.8913837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040000000002" calcext:value-type="float">
            <text:p>33.04</text:p>
          </table:table-cell>
          <table:table-cell office:value-type="float" office:value="21.4100000000005" calcext:value-type="float">
            <text:p>21.41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17.66" calcext:value-type="float">
            <text:p>17.66</text:p>
          </table:table-cell>
          <table:table-cell office:value-type="float" office:value="16.8499999999998" calcext:value-type="float">
            <text:p>16.85</text:p>
          </table:table-cell>
          <table:table-cell office:value-type="float" office:value="16.8899999999998" calcext:value-type="float">
            <text:p>16.89</text:p>
          </table:table-cell>
          <table:table-cell office:value-type="float" office:value="14.7099999999997" calcext:value-type="float">
            <text:p>14.71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5.80999999999992" calcext:value-type="float">
            <text:p>5.81</text:p>
          </table:table-cell>
          <table:table-cell office:value-type="float" office:value="8.05999999999987" calcext:value-type="float">
            <text:p>8.06</text:p>
          </table:table-cell>
          <table:table-cell office:value-type="float" office:value="45.3299999999996" calcext:value-type="float">
            <text:p>45.33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8.41999999999987" calcext:value-type="float">
            <text:p>8.42</text:p>
          </table:table-cell>
          <table:table-cell office:value-type="float" office:value="9.78999999999984" calcext:value-type="float">
            <text:p>9.79</text:p>
          </table:table-cell>
          <table:table-cell office:value-type="float" office:value="9.39999999999984" calcext:value-type="float">
            <text:p>9.4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25.3400000000012" calcext:value-type="float">
            <text:p>25.34</text:p>
          </table:table-cell>
          <table:table-cell office:value-type="float" office:value="24.6600000000011" calcext:value-type="float">
            <text:p>24.66</text:p>
          </table:table-cell>
          <table:table-cell office:value-type="float" office:value="4.34999999999995" calcext:value-type="float">
            <text:p>4.35</text:p>
          </table:table-cell>
          <table:table-cell table:formula="of:=AVERAGE([.B61:.U61])" office:value-type="float" office:value="14.3485000000001" calcext:value-type="float">
            <text:p>14.3485</text:p>
          </table:table-cell>
          <table:table-cell table:formula="of:=STDEV([.B61:.U61])" office:value-type="float" office:value="11.1237968125241" calcext:value-type="float">
            <text:p>11.1237968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710000000015" calcext:value-type="float">
            <text:p>101.71</text:p>
          </table:table-cell>
          <table:table-cell office:value-type="float" office:value="11.1199999999998" calcext:value-type="float">
            <text:p>11.1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56.3099999999974" calcext:value-type="float">
            <text:p>56.31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14.5099999999997" calcext:value-type="float">
            <text:p>14.51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10.2199999999998" calcext:value-type="float">
            <text:p>10.22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25.8600000000012" calcext:value-type="float">
            <text:p>25.86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15.0899999999997" calcext:value-type="float">
            <text:p>15.09</text:p>
          </table:table-cell>
          <table:table-cell office:value-type="float" office:value="10.3299999999998" calcext:value-type="float">
            <text:p>10.33</text:p>
          </table:table-cell>
          <table:table-cell office:value-type="float" office:value="25.7100000000012" calcext:value-type="float">
            <text:p>25.71</text:p>
          </table:table-cell>
          <table:table-cell table:formula="of:=AVERAGE([.B62:.U62])" office:value-type="float" office:value="16.7525000000006" calcext:value-type="float">
            <text:p>16.7525</text:p>
          </table:table-cell>
          <table:table-cell table:formula="of:=STDEV([.B62:.U62])" office:value-type="float" office:value="23.4224761320835" calcext:value-type="float">
            <text:p>23.42247613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16.5099999999998" calcext:value-type="float">
            <text:p>16.51</text:p>
          </table:table-cell>
          <table:table-cell office:value-type="float" office:value="49.4099999999987" calcext:value-type="float">
            <text:p>49.41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2.09" calcext:value-type="float">
            <text:p>2.09</text:p>
          </table:table-cell>
          <table:table-cell office:value-type="float" office:value="21.7500000000006" calcext:value-type="float">
            <text:p>21.75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21.2800000000005" calcext:value-type="float">
            <text:p>21.28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21.3000000000005" calcext:value-type="float">
            <text:p>21.3</text:p>
          </table:table-cell>
          <table:table-cell office:value-type="float" office:value="53.6399999999979" calcext:value-type="float">
            <text:p>53.64</text:p>
          </table:table-cell>
          <table:table-cell office:value-type="float" office:value="16.7899999999998" calcext:value-type="float">
            <text:p>16.79</text:p>
          </table:table-cell>
          <table:table-cell office:value-type="float" office:value="45.4899999999995" calcext:value-type="float">
            <text:p>45.49</text:p>
          </table:table-cell>
          <table:table-cell office:value-type="float" office:value="5.44999999999993" calcext:value-type="float">
            <text:p>5.45</text:p>
          </table:table-cell>
          <table:table-cell table:formula="of:=AVERAGE([.B63:.U63])" office:value-type="float" office:value="15.5794999999998" calcext:value-type="float">
            <text:p>15.5795</text:p>
          </table:table-cell>
          <table:table-cell table:formula="of:=STDEV([.B63:.U63])" office:value-type="float" office:value="16.0331145724941" calcext:value-type="float">
            <text:p>16.03311457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33.4200000000019" calcext:value-type="float">
            <text:p>33.42</text:p>
          </table:table-cell>
          <table:table-cell office:value-type="float" office:value="12.0299999999998" calcext:value-type="float">
            <text:p>12.03</text:p>
          </table:table-cell>
          <table:table-cell office:value-type="float" office:value="41.3100000000004" calcext:value-type="float">
            <text:p>41.31</text:p>
          </table:table-cell>
          <table:table-cell office:value-type="float" office:value="10.6499999999998" calcext:value-type="float">
            <text:p>10.65</text:p>
          </table:table-cell>
          <table:table-cell office:value-type="float" office:value="36.3700000000013" calcext:value-type="float">
            <text:p>36.37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29.9200000000019" calcext:value-type="float">
            <text:p>29.92</text:p>
          </table:table-cell>
          <table:table-cell office:value-type="float" office:value="18.7600000000001" calcext:value-type="float">
            <text:p>18.76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9.77999999999984" calcext:value-type="float">
            <text:p>9.78</text:p>
          </table:table-cell>
          <table:table-cell office:value-type="float" office:value="21.0700000000005" calcext:value-type="float">
            <text:p>21.07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10.1799999999998" calcext:value-type="float">
            <text:p>10.18</text:p>
          </table:table-cell>
          <table:table-cell table:formula="of:=AVERAGE([.B64:.U64])" office:value-type="float" office:value="13.9085000000002" calcext:value-type="float">
            <text:p>13.9085</text:p>
          </table:table-cell>
          <table:table-cell table:formula="of:=STDEV([.B64:.U64])" office:value-type="float" office:value="12.0475410354152" calcext:value-type="float">
            <text:p>12.04754103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23.8600000000009" calcext:value-type="float">
            <text:p>23.86</text:p>
          </table:table-cell>
          <table:table-cell office:value-type="float" office:value="29.2500000000018" calcext:value-type="float">
            <text:p>29.25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3.5999999999998" calcext:value-type="float">
            <text:p>13.6</text:p>
          </table:table-cell>
          <table:table-cell office:value-type="float" office:value="25.6600000000012" calcext:value-type="float">
            <text:p>25.66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13.1899999999998" calcext:value-type="float">
            <text:p>13.19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13.6099999999998" calcext:value-type="float">
            <text:p>13.61</text:p>
          </table:table-cell>
          <table:table-cell office:value-type="float" office:value="18.8900000000002" calcext:value-type="float">
            <text:p>18.89</text:p>
          </table:table-cell>
          <table:table-cell office:value-type="float" office:value="9.62999999999984" calcext:value-type="float">
            <text:p>9.63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13.5699999999998" calcext:value-type="float">
            <text:p>13.57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41.1000000000004" calcext:value-type="float">
            <text:p>41.1</text:p>
          </table:table-cell>
          <table:table-cell table:formula="of:=AVERAGE([.B65:.U65])" office:value-type="float" office:value="13.2540000000001" calcext:value-type="float">
            <text:p>13.254</text:p>
          </table:table-cell>
          <table:table-cell table:formula="of:=STDEV([.B65:.U65])" office:value-type="float" office:value="9.90826258071659" calcext:value-type="float">
            <text:p>9.90826258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19" calcext:value-type="float">
            <text:p>2.19</text:p>
          </table:table-cell>
          <table:table-cell office:value-type="float" office:value="7.93999999999988" calcext:value-type="float">
            <text:p>7.94</text:p>
          </table:table-cell>
          <table:table-cell office:value-type="float" office:value="17.99" calcext:value-type="float">
            <text:p>17.99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8.47999999999986" calcext:value-type="float">
            <text:p>8.48</text:p>
          </table:table-cell>
          <table:table-cell office:value-type="float" office:value="9.95999999999983" calcext:value-type="float">
            <text:p>9.96</text:p>
          </table:table-cell>
          <table:table-cell office:value-type="float" office:value="22.1200000000007" calcext:value-type="float">
            <text:p>22.12</text:p>
          </table:table-cell>
          <table:table-cell office:value-type="float" office:value="26.5000000000013" calcext:value-type="float">
            <text:p>26.5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18.1" calcext:value-type="float">
            <text:p>18.1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15.3699999999997" calcext:value-type="float">
            <text:p>15.37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14.0399999999997" calcext:value-type="float">
            <text:p>14.04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22.9800000000008" calcext:value-type="float">
            <text:p>22.98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4.71999999999994" calcext:value-type="float">
            <text:p>4.72</text:p>
          </table:table-cell>
          <table:table-cell table:formula="of:=AVERAGE([.B66:.U66])" office:value-type="float" office:value="11.1925" calcext:value-type="float">
            <text:p>11.1925</text:p>
          </table:table-cell>
          <table:table-cell table:formula="of:=STDEV([.B66:.U66])" office:value-type="float" office:value="7.10431883100947" calcext:value-type="float">
            <text:p>7.1043188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12.0699999999998" calcext:value-type="float">
            <text:p>12.07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7.35999999999989" calcext:value-type="float">
            <text:p>7.36</text:p>
          </table:table-cell>
          <table:table-cell office:value-type="float" office:value="22.8100000000008" calcext:value-type="float">
            <text:p>22.81</text:p>
          </table:table-cell>
          <table:table-cell office:value-type="float" office:value="14.0999999999997" calcext:value-type="float">
            <text:p>14.1</text:p>
          </table:table-cell>
          <table:table-cell office:value-type="float" office:value="21.7200000000006" calcext:value-type="float">
            <text:p>21.72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17.1799999999999" calcext:value-type="float">
            <text:p>17.18</text:p>
          </table:table-cell>
          <table:table-cell office:value-type="float" office:value="11.0799999999998" calcext:value-type="float">
            <text:p>11.08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38.5400000000009" calcext:value-type="float">
            <text:p>38.54</text:p>
          </table:table-cell>
          <table:table-cell office:value-type="float" office:value="4.02999999999996" calcext:value-type="float">
            <text:p>4.03</text:p>
          </table:table-cell>
          <table:table-cell table:formula="of:=AVERAGE([.B67:.U67])" office:value-type="float" office:value="10.203" calcext:value-type="float">
            <text:p>10.203</text:p>
          </table:table-cell>
          <table:table-cell table:formula="of:=STDEV([.B67:.U67])" office:value-type="float" office:value="8.98386454179201" calcext:value-type="float">
            <text:p>8.9838645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6999999999985" calcext:value-type="float">
            <text:p>9.27</text:p>
          </table:table-cell>
          <table:table-cell office:value-type="float" office:value="20.2900000000004" calcext:value-type="float">
            <text:p>20.29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21.3300000000005" calcext:value-type="float">
            <text:p>21.33</text:p>
          </table:table-cell>
          <table:table-cell office:value-type="float" office:value="9.24999999999985" calcext:value-type="float">
            <text:p>9.25</text:p>
          </table:table-cell>
          <table:table-cell office:value-type="float" office:value="9.28999999999985" calcext:value-type="float">
            <text:p>9.29</text:p>
          </table:table-cell>
          <table:table-cell office:value-type="float" office:value="33.7800000000018" calcext:value-type="float">
            <text:p>33.78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30.560000000002" calcext:value-type="float">
            <text:p>30.56</text:p>
          </table:table-cell>
          <table:table-cell office:value-type="float" office:value="32.3000000000021" calcext:value-type="float">
            <text:p>32.3</text:p>
          </table:table-cell>
          <table:table-cell office:value-type="float" office:value="18.12" calcext:value-type="float">
            <text:p>18.12</text:p>
          </table:table-cell>
          <table:table-cell office:value-type="float" office:value="14.5599999999997" calcext:value-type="float">
            <text:p>14.56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8.47999999999986" calcext:value-type="float">
            <text:p>8.48</text:p>
          </table:table-cell>
          <table:table-cell office:value-type="float" office:value="19.0400000000002" calcext:value-type="float">
            <text:p>19.04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23.5700000000009" calcext:value-type="float">
            <text:p>23.57</text:p>
          </table:table-cell>
          <table:table-cell office:value-type="float" office:value="17.2399999999999" calcext:value-type="float">
            <text:p>17.24</text:p>
          </table:table-cell>
          <table:table-cell office:value-type="float" office:value="5.03999999999994" calcext:value-type="float">
            <text:p>5.04</text:p>
          </table:table-cell>
          <table:table-cell table:formula="of:=AVERAGE([.B68:.U68])" office:value-type="float" office:value="15.1895000000003" calcext:value-type="float">
            <text:p>15.1895</text:p>
          </table:table-cell>
          <table:table-cell table:formula="of:=STDEV([.B68:.U68])" office:value-type="float" office:value="9.42359216066459" calcext:value-type="float">
            <text:p>9.42359216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14.5999999999997" calcext:value-type="float">
            <text:p>14.6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2.13" calcext:value-type="float">
            <text:p>2.13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21.1200000000005" calcext:value-type="float">
            <text:p>21.12</text:p>
          </table:table-cell>
          <table:table-cell office:value-type="float" office:value="21.2900000000005" calcext:value-type="float">
            <text:p>21.29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15.6199999999997" calcext:value-type="float">
            <text:p>15.62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11.3299999999998" calcext:value-type="float">
            <text:p>11.33</text:p>
          </table:table-cell>
          <table:table-cell office:value-type="float" office:value="10.4399999999998" calcext:value-type="float">
            <text:p>10.44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1.89" calcext:value-type="float">
            <text:p>1.89</text:p>
          </table:table-cell>
          <table:table-cell table:formula="of:=AVERAGE([.B69:.U69])" office:value-type="float" office:value="8.31249999999995" calcext:value-type="float">
            <text:p>8.3125</text:p>
          </table:table-cell>
          <table:table-cell table:formula="of:=STDEV([.B69:.U69])" office:value-type="float" office:value="5.83173520715034" calcext:value-type="float">
            <text:p>5.83173520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8700000000002" calcext:value-type="float">
            <text:p>18.87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32.6700000000021" calcext:value-type="float">
            <text:p>32.67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16.6299999999998" calcext:value-type="float">
            <text:p>16.63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12.1599999999998" calcext:value-type="float">
            <text:p>12.1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15.3599999999997" calcext:value-type="float">
            <text:p>15.36</text:p>
          </table:table-cell>
          <table:table-cell office:value-type="float" office:value="11.5799999999998" calcext:value-type="float">
            <text:p>11.58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8.06999999999987" calcext:value-type="float">
            <text:p>8.07</text:p>
          </table:table-cell>
          <table:table-cell office:value-type="float" office:value="1.87" calcext:value-type="float">
            <text:p>1.87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10999999999998" calcext:value-type="float">
            <text:p>3.11</text:p>
          </table:table-cell>
          <table:table-cell table:formula="of:=AVERAGE([.B70:.U70])" office:value-type="float" office:value="9.58800000000001" calcext:value-type="float">
            <text:p>9.588</text:p>
          </table:table-cell>
          <table:table-cell table:formula="of:=STDEV([.B70:.U70])" office:value-type="float" office:value="7.10920796536028" calcext:value-type="float">
            <text:p>7.10920796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1500000000016" calcext:value-type="float">
            <text:p>28.15</text:p>
          </table:table-cell>
          <table:table-cell office:value-type="float" office:value="23.5500000000009" calcext:value-type="float">
            <text:p>23.55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19.7500000000003" calcext:value-type="float">
            <text:p>19.75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10.0799999999998" calcext:value-type="float">
            <text:p>10.08</text:p>
          </table:table-cell>
          <table:table-cell office:value-type="float" office:value="1.63" calcext:value-type="float">
            <text:p>1.63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11.9199999999998" calcext:value-type="float">
            <text:p>11.92</text:p>
          </table:table-cell>
          <table:table-cell office:value-type="float" office:value="10.5899999999998" calcext:value-type="float">
            <text:p>10.59</text:p>
          </table:table-cell>
          <table:table-cell office:value-type="float" office:value="26.3500000000013" calcext:value-type="float">
            <text:p>26.35</text:p>
          </table:table-cell>
          <table:table-cell office:value-type="float" office:value="8.43999999999986" calcext:value-type="float">
            <text:p>8.44</text:p>
          </table:table-cell>
          <table:table-cell office:value-type="float" office:value="8.90999999999985" calcext:value-type="float">
            <text:p>8.91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1.62" calcext:value-type="float">
            <text:p>1.62</text:p>
          </table:table-cell>
          <table:table-cell office:value-type="float" office:value="19.2600000000002" calcext:value-type="float">
            <text:p>19.26</text:p>
          </table:table-cell>
          <table:table-cell table:formula="of:=AVERAGE([.B71:.U71])" office:value-type="float" office:value="10.7940000000001" calcext:value-type="float">
            <text:p>10.794</text:p>
          </table:table-cell>
          <table:table-cell table:formula="of:=STDEV([.B71:.U71])" office:value-type="float" office:value="8.23347365460409" calcext:value-type="float">
            <text:p>8.23347365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1100000000017" calcext:value-type="float">
            <text:p>29.11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9.99999999999983" calcext:value-type="float">
            <text:p>10</text:p>
          </table:table-cell>
          <table:table-cell office:value-type="float" office:value="13.1999999999998" calcext:value-type="float">
            <text:p>13.2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8.98999999999985" calcext:value-type="float">
            <text:p>8.99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14.5199999999997" calcext:value-type="float">
            <text:p>14.52</text:p>
          </table:table-cell>
          <table:table-cell office:value-type="float" office:value="12.2999999999998" calcext:value-type="float">
            <text:p>12.3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19.4700000000002" calcext:value-type="float">
            <text:p>19.47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24.480000000001" calcext:value-type="float">
            <text:p>24.48</text:p>
          </table:table-cell>
          <table:table-cell table:formula="of:=AVERAGE([.B72:.U72])" office:value-type="float" office:value="10.212" calcext:value-type="float">
            <text:p>10.212</text:p>
          </table:table-cell>
          <table:table-cell table:formula="of:=STDEV([.B72:.U72])" office:value-type="float" office:value="7.4434963488096" calcext:value-type="float">
            <text:p>7.4434963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00/00/0000</text:date>, <text:time style:data-style-name="N2" text:time-value="17:08:10.225953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2T18:15:48.282072229</dc:date>
    <meta:editing-duration>P5DT2H55M</meta:editing-duration>
    <meta:editing-cycles>95</meta:editing-cycles>
    <meta:generator>LibreOffice/5.1.6.2$Linux_X86_64 LibreOffice_project/10m0$Build-2</meta:generator>
    <meta:document-statistic meta:table-count="5" meta:cell-count="107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95:'tau_elig = 0.04s'.Y115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96:'tau_elig = 0.04s'.Y115" chart:label-cell-address="'tau_elig = 0.04s'.Y95:'tau_elig = 0.04s'.Y9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95:'tau_elig = 0.04s'.Y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078">
                <text:p>28.078</text:p>
                <draw:g>
                  <svg:desc>'tau_elig = 0.04s'.Y96:'tau_elig = 0.04s'.Y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0709999999999">
                <text:p>19.070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690000000001">
                <text:p>11.169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4450000000004">
                <text:p>8.8445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2549999999999">
                <text:p>9.8254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3899999999999">
                <text:p>9.838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2749999999999">
                <text:p>8.0274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6749999999999">
                <text:p>6.0674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42">
                <text:p>4.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7049999999999">
                <text:p>6.1704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2899999999999">
                <text:p>5.228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1349999999999">
                <text:p>4.5134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5099999999999">
                <text:p>5.350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5799999999999">
                <text:p>5.157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3499999999999">
                <text:p>4.434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9149999999999">
                <text:p>4.6914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885">
                <text:p>4.6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4099999999999">
                <text:p>4.040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4599999999999">
                <text:p>5.045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8499999999999">
                <text:p>4.284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3:'tau_elig = 0.04s'.Y23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4:'tau_elig = 0.04s'.Y23" chart:label-cell-address="'tau_elig = 0.04s'.Y3:'tau_elig = 0.04s'.Y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3:'tau_elig = 0.04s'.Y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1510000000002">
                <text:p>30.1510000000002</text:p>
                <draw:g>
                  <svg:desc>'tau_elig = 0.04s'.Y4:'tau_elig = 0.04s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369999999999">
                <text:p>19.636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0995000000001">
                <text:p>16.0995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51">
                <text:p>10.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895000000002">
                <text:p>12.9895000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495">
                <text:p>10.3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5599999999989">
                <text:p>7.05599999999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8499999999992">
                <text:p>6.484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63150000000006">
                <text:p>8.63150000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2850000000003">
                <text:p>9.928500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049999999992">
                <text:p>6.25049999999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0599999999992">
                <text:p>5.90599999999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3799999999993">
                <text:p>5.33799999999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4899999999995">
                <text:p>6.0489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3649999999994">
                <text:p>4.7364999999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8149999999994">
                <text:p>4.681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7099999999995">
                <text:p>4.27099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4549999999994">
                <text:p>5.14549999999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3349999999994">
                <text:p>5.0334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9099999999994">
                <text:p>4.6909999999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51:'tau_elig = 0.04s'.Y71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52:'tau_elig = 0.04s'.Y71" chart:label-cell-address="'tau_elig = 0.04s'.Y51:'tau_elig = 0.04s'.Y5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51:'tau_elig = 0.04s'.Y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86">
                <text:p>21.486</text:p>
                <draw:g>
                  <svg:desc>'tau_elig = 0.04s'.Y52:'tau_elig = 0.04s'.Y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9299999999996">
                <text:p>19.92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320000000004">
                <text:p>16.432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10000000001">
                <text:p>12.061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6600000000004">
                <text:p>8.566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93">
                <text:p>10.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2299999999992">
                <text:p>8.22299999999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1499999999991">
                <text:p>8.514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2899999999992">
                <text:p>6.02899999999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1899999999992">
                <text:p>6.9189999999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0700000000004">
                <text:p>6.9070000000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8199999999995">
                <text:p>4.5819999999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4649999999997">
                <text:p>5.54649999999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0749999999989">
                <text:p>7.40749999999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6199999999995">
                <text:p>6.0619999999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4499999999996">
                <text:p>6.04499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1949999999993">
                <text:p>5.31949999999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9999999999994">
                <text:p>5.09999999999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7449999999993">
                <text:p>5.07449999999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049999999995">
                <text:p>4.34049999999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142:'tau_elig = 0.04s'.Y162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143:'tau_elig = 0.04s'.Y162" chart:label-cell-address="'tau_elig = 0.04s'.Y142:'tau_elig = 0.04s'.Y14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142:'tau_elig = 0.04s'.Y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190909090935">
                <text:p>24.8190909090935</text:p>
                <draw:g>
                  <svg:desc>'tau_elig = 0.04s'.Y143:'tau_elig = 0.04s'.Y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318181818175">
                <text:p>22.7318181818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9999999999992">
                <text:p>8.19999999999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4909090909096">
                <text:p>7.34909090909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1727272727264">
                <text:p>6.11727272727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663636363636">
                <text:p>10.1663636363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9727272727269">
                <text:p>7.89727272727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0636363636358">
                <text:p>4.90636363636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4090909090901">
                <text:p>6.04090909090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636363636362">
                <text:p>6.97636363636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0545454545449">
                <text:p>4.60545454545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2090909090904">
                <text:p>7.62090909090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2454545454539">
                <text:p>6.72454545454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6727272727267">
                <text:p>4.56727272727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0909090909086">
                <text:p>4.50909090909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8090909090902">
                <text:p>5.48090909090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5090909090905">
                <text:p>3.85090909090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1181818181811">
                <text:p>5.21181818181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0727272727269">
                <text:p>3.80727272727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'tau_elig = 0.04s'.C288:'tau_elig = 0.04s'.F308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C289:'tau_elig = 0.04s'.C308" chart:label-cell-address="'tau_elig = 0.04s'.C288:'tau_elig = 0.04s'.C288" chart:class="chart:line">
            <chart:data-point chart:repeated="20"/>
          </chart:series>
          <chart:series chart:style-name="ch7" chart:values-cell-range-address="'tau_elig = 0.04s'.D289:'tau_elig = 0.04s'.D308" chart:label-cell-address="'tau_elig = 0.04s'.D288:'tau_elig = 0.04s'.D288" chart:class="chart:line">
            <chart:data-point chart:repeated="20"/>
          </chart:series>
          <chart:series chart:style-name="ch8" chart:values-cell-range-address="'tau_elig = 0.04s'.E289:'tau_elig = 0.04s'.E308" chart:label-cell-address="'tau_elig = 0.04s'.E288:'tau_elig = 0.04s'.E288" chart:class="chart:line">
            <chart:data-point chart:repeated="20"/>
          </chart:series>
          <chart:series chart:style-name="ch9" chart:values-cell-range-address="'tau_elig = 0.04s'.F289:'tau_elig = 0.04s'.F308" chart:label-cell-address="'tau_elig = 0.04s'.F288:'tau_elig = 0.04s'.F288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04s'.C288:'tau_elig = 0.04s'.C288</svg:desc>
                </draw:g>
              </table:table-cell>
              <table:table-cell office:value-type="string">
                <text:p>Eta=0.1</text:p>
                <draw:g>
                  <svg:desc>'tau_elig = 0.04s'.D288:'tau_elig = 0.04s'.D288</svg:desc>
                </draw:g>
              </table:table-cell>
              <table:table-cell office:value-type="string">
                <text:p>Eta=1</text:p>
                <draw:g>
                  <svg:desc>'tau_elig = 0.04s'.E288:'tau_elig = 0.04s'.E288</svg:desc>
                </draw:g>
              </table:table-cell>
              <table:table-cell office:value-type="string">
                <text:p>Eta=10</text:p>
                <draw:g>
                  <svg:desc>'tau_elig = 0.04s'.F288:'tau_elig = 0.04s'.F2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540000000003">
                <text:p>32.3540000000003</text:p>
                <draw:g>
                  <svg:desc>'tau_elig = 0.04s'.C289:'tau_elig = 0.04s'.C308</svg:desc>
                </draw:g>
              </table:table-cell>
              <table:table-cell office:value-type="float" office:value="25.4210000000003">
                <text:p>25.4210000000003</text:p>
                <draw:g>
                  <svg:desc>'tau_elig = 0.04s'.D289:'tau_elig = 0.04s'.D308</svg:desc>
                </draw:g>
              </table:table-cell>
              <table:table-cell office:value-type="float" office:value="29.1399999999998">
                <text:p>29.1399999999998</text:p>
                <draw:g>
                  <svg:desc>'tau_elig = 0.04s'.E289:'tau_elig = 0.04s'.E308</svg:desc>
                </draw:g>
              </table:table-cell>
              <table:table-cell office:value-type="float" office:value="22.8795000000002">
                <text:p>22.8795000000002</text:p>
                <draw:g>
                  <svg:desc>'tau_elig = 0.04s'.F289:'tau_elig = 0.04s'.F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015000000021">
                <text:p>33.8015000000021</text:p>
              </table:table-cell>
              <table:table-cell office:value-type="float" office:value="21.8605000000006">
                <text:p>21.8605000000006</text:p>
              </table:table-cell>
              <table:table-cell office:value-type="float" office:value="18.6755000000003">
                <text:p>18.6755000000003</text:p>
              </table:table-cell>
              <table:table-cell office:value-type="float" office:value="13.6425">
                <text:p>13.6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2165000000031">
                <text:p>43.2165000000031</text:p>
              </table:table-cell>
              <table:table-cell office:value-type="float" office:value="14.2530000000002">
                <text:p>14.2530000000002</text:p>
              </table:table-cell>
              <table:table-cell office:value-type="float" office:value="13.823">
                <text:p>13.823</text:p>
              </table:table-cell>
              <table:table-cell office:value-type="float" office:value="14.6300000000002">
                <text:p>14.63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5515000000009">
                <text:p>29.5515000000009</text:p>
              </table:table-cell>
              <table:table-cell office:value-type="float" office:value="16.0190000000007">
                <text:p>16.0190000000007</text:p>
              </table:table-cell>
              <table:table-cell office:value-type="float" office:value="12.2080000000001">
                <text:p>12.2080000000001</text:p>
              </table:table-cell>
              <table:table-cell office:value-type="float" office:value="9.80950000000001">
                <text:p>9.8095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8919999999995">
                <text:p>27.8919999999995</text:p>
              </table:table-cell>
              <table:table-cell office:value-type="float" office:value="13.9770000000001">
                <text:p>13.9770000000001</text:p>
              </table:table-cell>
              <table:table-cell office:value-type="float" office:value="8.29749999999988">
                <text:p>8.29749999999988</text:p>
              </table:table-cell>
              <table:table-cell office:value-type="float" office:value="9.18049999999996">
                <text:p>9.1804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920000000003">
                <text:p>18.6920000000003</text:p>
              </table:table-cell>
              <table:table-cell office:value-type="float" office:value="8.97599999999988">
                <text:p>8.97599999999988</text:p>
              </table:table-cell>
              <table:table-cell office:value-type="float" office:value="6.21099999999991">
                <text:p>6.21099999999991</text:p>
              </table:table-cell>
              <table:table-cell office:value-type="float" office:value="7.81349999999987">
                <text:p>7.81349999999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105000000025">
                <text:p>36.5105000000025</text:p>
              </table:table-cell>
              <table:table-cell office:value-type="float" office:value="7.28749999999993">
                <text:p>7.28749999999993</text:p>
              </table:table-cell>
              <table:table-cell office:value-type="float" office:value="5.72599999999992">
                <text:p>5.72599999999992</text:p>
              </table:table-cell>
              <table:table-cell office:value-type="float" office:value="6.14449999999991">
                <text:p>6.14449999999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3495000000021">
                <text:p>38.3495000000021</text:p>
              </table:table-cell>
              <table:table-cell office:value-type="float" office:value="8.09149999999991">
                <text:p>8.09149999999991</text:p>
              </table:table-cell>
              <table:table-cell office:value-type="float" office:value="4.80449999999994">
                <text:p>4.80449999999994</text:p>
              </table:table-cell>
              <table:table-cell office:value-type="float" office:value="5.89449999999995">
                <text:p>5.8944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5270000000017">
                <text:p>23.5270000000017</text:p>
              </table:table-cell>
              <table:table-cell office:value-type="float" office:value="5.70599999999992">
                <text:p>5.70599999999992</text:p>
              </table:table-cell>
              <table:table-cell office:value-type="float" office:value="6.67049999999991">
                <text:p>6.67049999999991</text:p>
              </table:table-cell>
              <table:table-cell office:value-type="float" office:value="8.44149999999998">
                <text:p>8.4414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6085000000002">
                <text:p>17.6085000000002</text:p>
              </table:table-cell>
              <table:table-cell office:value-type="float" office:value="6.36499999999997">
                <text:p>6.36499999999997</text:p>
              </table:table-cell>
              <table:table-cell office:value-type="float" office:value="5.45849999999996">
                <text:p>5.45849999999996</text:p>
              </table:table-cell>
              <table:table-cell office:value-type="float" office:value="6.3695">
                <text:p>6.3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6544999999997">
                <text:p>33.6544999999997</text:p>
              </table:table-cell>
              <table:table-cell office:value-type="float" office:value="8.76599999999991">
                <text:p>8.76599999999991</text:p>
              </table:table-cell>
              <table:table-cell office:value-type="float" office:value="7.41349999999997">
                <text:p>7.41349999999997</text:p>
              </table:table-cell>
              <table:table-cell office:value-type="float" office:value="7.22849999999991">
                <text:p>7.22849999999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1890000000005">
                <text:p>18.1890000000005</text:p>
              </table:table-cell>
              <table:table-cell office:value-type="float" office:value="7.23699999999996">
                <text:p>7.23699999999996</text:p>
              </table:table-cell>
              <table:table-cell office:value-type="float" office:value="6.70600000000004">
                <text:p>6.70600000000004</text:p>
              </table:table-cell>
              <table:table-cell office:value-type="float" office:value="5.90549999999993">
                <text:p>5.9054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3525000000001">
                <text:p>16.3525000000001</text:p>
              </table:table-cell>
              <table:table-cell office:value-type="float" office:value="8.17699999999997">
                <text:p>8.17699999999997</text:p>
              </table:table-cell>
              <table:table-cell office:value-type="float" office:value="6.76099999999992">
                <text:p>6.76099999999992</text:p>
              </table:table-cell>
              <table:table-cell office:value-type="float" office:value="6.6569999999999">
                <text:p>6.656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0840000000004">
                <text:p>19.0840000000004</text:p>
              </table:table-cell>
              <table:table-cell office:value-type="float" office:value="5.54299999999992">
                <text:p>5.54299999999992</text:p>
              </table:table-cell>
              <table:table-cell office:value-type="float" office:value="6.23449999999999">
                <text:p>6.23449999999999</text:p>
              </table:table-cell>
              <table:table-cell office:value-type="float" office:value="5.86299999999992">
                <text:p>5.862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5155000000005">
                <text:p>20.5155000000005</text:p>
              </table:table-cell>
              <table:table-cell office:value-type="float" office:value="5.63249999999992">
                <text:p>5.63249999999992</text:p>
              </table:table-cell>
              <table:table-cell office:value-type="float" office:value="5.47249999999995">
                <text:p>5.47249999999995</text:p>
              </table:table-cell>
              <table:table-cell office:value-type="float" office:value="6.23799999999991">
                <text:p>6.23799999999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8480000000009">
                <text:p>23.8480000000009</text:p>
              </table:table-cell>
              <table:table-cell office:value-type="float" office:value="4.09249999999996">
                <text:p>4.09249999999996</text:p>
              </table:table-cell>
              <table:table-cell office:value-type="float" office:value="5.67799999999992">
                <text:p>5.67799999999992</text:p>
              </table:table-cell>
              <table:table-cell office:value-type="float" office:value="6.90499999999994">
                <text:p>6.9049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1170000000008">
                <text:p>19.1170000000008</text:p>
              </table:table-cell>
              <table:table-cell office:value-type="float" office:value="5.24449999999993">
                <text:p>5.24449999999993</text:p>
              </table:table-cell>
              <table:table-cell office:value-type="float" office:value="5.53149999999992">
                <text:p>5.53149999999992</text:p>
              </table:table-cell>
              <table:table-cell office:value-type="float" office:value="5.91349999999992">
                <text:p>5.91349999999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7730000000002">
                <text:p>24.7730000000002</text:p>
              </table:table-cell>
              <table:table-cell office:value-type="float" office:value="5.33999999999997">
                <text:p>5.33999999999997</text:p>
              </table:table-cell>
              <table:table-cell office:value-type="float" office:value="4.85349999999994">
                <text:p>4.85349999999994</text:p>
              </table:table-cell>
              <table:table-cell office:value-type="float" office:value="5.64349999999996">
                <text:p>5.6434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1355000000002">
                <text:p>19.1355000000002</text:p>
              </table:table-cell>
              <table:table-cell office:value-type="float" office:value="4.95249999999994">
                <text:p>4.95249999999994</text:p>
              </table:table-cell>
              <table:table-cell office:value-type="float" office:value="5.24299999999993">
                <text:p>5.24299999999993</text:p>
              </table:table-cell>
              <table:table-cell office:value-type="float" office:value="5.19999999999994">
                <text:p>5.1999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75">
                <text:p>19.075</text:p>
              </table:table-cell>
              <table:table-cell office:value-type="float" office:value="5.15799999999993">
                <text:p>5.15799999999993</text:p>
              </table:table-cell>
              <table:table-cell office:value-type="float" office:value="5.16350000000001">
                <text:p>5.16350000000001</text:p>
              </table:table-cell>
              <table:table-cell office:value-type="float" office:value="6.50049999999994">
                <text:p>6.500499999999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'tau_elig = 0.2s'.C103:'tau_elig = 0.2s'.F123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2s'.C104:'tau_elig = 0.2s'.C123" chart:label-cell-address="'tau_elig = 0.2s'.C103:'tau_elig = 0.2s'.C103" chart:class="chart:line">
            <chart:data-point chart:repeated="20"/>
          </chart:series>
          <chart:series chart:style-name="ch7" chart:values-cell-range-address="'tau_elig = 0.2s'.D104:'tau_elig = 0.2s'.D123" chart:label-cell-address="'tau_elig = 0.2s'.D103:'tau_elig = 0.2s'.D103" chart:class="chart:line">
            <chart:data-point chart:repeated="20"/>
          </chart:series>
          <chart:series chart:style-name="ch8" chart:values-cell-range-address="'tau_elig = 0.2s'.E104:'tau_elig = 0.2s'.E123" chart:label-cell-address="'tau_elig = 0.2s'.E103:'tau_elig = 0.2s'.E103" chart:class="chart:line">
            <chart:data-point chart:repeated="20"/>
          </chart:series>
          <chart:series chart:style-name="ch9" chart:values-cell-range-address="'tau_elig = 0.2s'.F104:'tau_elig = 0.2s'.F123" chart:label-cell-address="'tau_elig = 0.2s'.F103:'tau_elig = 0.2s'.F103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2s'.C103:'tau_elig = 0.2s'.C103</svg:desc>
                </draw:g>
              </table:table-cell>
              <table:table-cell office:value-type="string">
                <text:p>Eta=0.1</text:p>
                <draw:g>
                  <svg:desc>'tau_elig = 0.2s'.D103:'tau_elig = 0.2s'.D103</svg:desc>
                </draw:g>
              </table:table-cell>
              <table:table-cell office:value-type="string">
                <text:p>Eta=1</text:p>
                <draw:g>
                  <svg:desc>'tau_elig = 0.2s'.E103:'tau_elig = 0.2s'.E103</svg:desc>
                </draw:g>
              </table:table-cell>
              <table:table-cell office:value-type="string">
                <text:p>Eta=10</text:p>
                <draw:g>
                  <svg:desc>'tau_elig = 0.2s'.F103:'tau_elig = 0.2s'.F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4285000000008">
                <text:p>26.4285000000008</text:p>
                <draw:g>
                  <svg:desc>'tau_elig = 0.2s'.C104:'tau_elig = 0.2s'.C123</svg:desc>
                </draw:g>
              </table:table-cell>
              <table:table-cell office:value-type="float" office:value="31.5245000000003">
                <text:p>31.5245000000003</text:p>
                <draw:g>
                  <svg:desc>'tau_elig = 0.2s'.D104:'tau_elig = 0.2s'.D123</svg:desc>
                </draw:g>
              </table:table-cell>
              <table:table-cell office:value-type="float" office:value="26.551">
                <text:p>26.551</text:p>
                <draw:g>
                  <svg:desc>'tau_elig = 0.2s'.E104:'tau_elig = 0.2s'.E123</svg:desc>
                </draw:g>
              </table:table-cell>
              <table:table-cell office:value-type="float" office:value="33.9225000000019">
                <text:p>33.9225000000019</text:p>
                <draw:g>
                  <svg:desc>'tau_elig = 0.2s'.F104:'tau_elig = 0.2s'.F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4554999999996">
                <text:p>25.4554999999996</text:p>
              </table:table-cell>
              <table:table-cell office:value-type="float" office:value="12.5070000000001">
                <text:p>12.5070000000001</text:p>
              </table:table-cell>
              <table:table-cell office:value-type="float" office:value="17.7885">
                <text:p>17.7885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2515000000011">
                <text:p>21.2515000000011</text:p>
              </table:table-cell>
              <table:table-cell office:value-type="float" office:value="6.59499999999991">
                <text:p>6.59499999999991</text:p>
              </table:table-cell>
              <table:table-cell office:value-type="float" office:value="9.46299999999985">
                <text:p>9.46299999999985</text:p>
              </table:table-cell>
              <table:table-cell office:value-type="float" office:value="13.8280000000001">
                <text:p>13.828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63">
                <text:p>10.463</text:p>
              </table:table-cell>
              <table:table-cell office:value-type="float" office:value="7.35350000000004">
                <text:p>7.35350000000004</text:p>
              </table:table-cell>
              <table:table-cell office:value-type="float" office:value="8.9924999999999">
                <text:p>8.9924999999999</text:p>
              </table:table-cell>
              <table:table-cell office:value-type="float" office:value="9.48999999999999">
                <text:p>9.48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425">
                <text:p>17.2425</text:p>
              </table:table-cell>
              <table:table-cell office:value-type="float" office:value="5.66699999999992">
                <text:p>5.66699999999992</text:p>
              </table:table-cell>
              <table:table-cell office:value-type="float" office:value="5.87949999999995">
                <text:p>5.87949999999995</text:p>
              </table:table-cell>
              <table:table-cell office:value-type="float" office:value="10.7090000000003">
                <text:p>10.709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3999999999997">
                <text:p>8.33999999999997</text:p>
              </table:table-cell>
              <table:table-cell office:value-type="float" office:value="8.30999999999994">
                <text:p>8.30999999999994</text:p>
              </table:table-cell>
              <table:table-cell office:value-type="float" office:value="5.74799999999992">
                <text:p>5.74799999999992</text:p>
              </table:table-cell>
              <table:table-cell office:value-type="float" office:value="8.82850000000002">
                <text:p>8.8285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255">
                <text:p>14.0255</text:p>
              </table:table-cell>
              <table:table-cell office:value-type="float" office:value="5.86199999999994">
                <text:p>5.86199999999994</text:p>
              </table:table-cell>
              <table:table-cell office:value-type="float" office:value="6.00799999999992">
                <text:p>6.00799999999992</text:p>
              </table:table-cell>
              <table:table-cell office:value-type="float" office:value="7.64950000000002">
                <text:p>7.6495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709999999999">
                <text:p>11.5709999999999</text:p>
              </table:table-cell>
              <table:table-cell office:value-type="float" office:value="6.12399999999992">
                <text:p>6.12399999999992</text:p>
              </table:table-cell>
              <table:table-cell office:value-type="float" office:value="9.70700000000027">
                <text:p>9.70700000000027</text:p>
              </table:table-cell>
              <table:table-cell office:value-type="float" office:value="6.54299999999992">
                <text:p>6.542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7450000000009">
                <text:p>8.27450000000009</text:p>
              </table:table-cell>
              <table:table-cell office:value-type="float" office:value="7.70850000000006">
                <text:p>7.70850000000006</text:p>
              </table:table-cell>
              <table:table-cell office:value-type="float" office:value="5.38449999999999">
                <text:p>5.38449999999999</text:p>
              </table:table-cell>
              <table:table-cell office:value-type="float" office:value="6.13199999999999">
                <text:p>6.131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3949999999995">
                <text:p>9.33949999999995</text:p>
              </table:table-cell>
              <table:table-cell office:value-type="float" office:value="6.50199999999991">
                <text:p>6.50199999999991</text:p>
              </table:table-cell>
              <table:table-cell office:value-type="float" office:value="5.77199999999998">
                <text:p>5.77199999999998</text:p>
              </table:table-cell>
              <table:table-cell office:value-type="float" office:value="5.84699999999992">
                <text:p>5.8469999999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215">
                <text:p>7.4215</text:p>
              </table:table-cell>
              <table:table-cell office:value-type="float" office:value="6.41999999999996">
                <text:p>6.41999999999996</text:p>
              </table:table-cell>
              <table:table-cell office:value-type="float" office:value="5.56399999999993">
                <text:p>5.56399999999993</text:p>
              </table:table-cell>
              <table:table-cell office:value-type="float" office:value="6.39149999999993">
                <text:p>6.39149999999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5450000000006">
                <text:p>7.55450000000006</text:p>
              </table:table-cell>
              <table:table-cell office:value-type="float" office:value="5.89599999999992">
                <text:p>5.89599999999992</text:p>
              </table:table-cell>
              <table:table-cell office:value-type="float" office:value="5.06599999999993">
                <text:p>5.06599999999993</text:p>
              </table:table-cell>
              <table:table-cell office:value-type="float" office:value="5.03249999999994">
                <text:p>5.032499999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2599999999995">
                <text:p>4.52599999999995</text:p>
              </table:table-cell>
              <table:table-cell office:value-type="float" office:value="4.77949999999994">
                <text:p>4.77949999999994</text:p>
              </table:table-cell>
              <table:table-cell office:value-type="float" office:value="6.5864999999999">
                <text:p>6.5864999999999</text:p>
              </table:table-cell>
              <table:table-cell office:value-type="float" office:value="7.90200000000003">
                <text:p>7.90200000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8399999999989">
                <text:p>6.88399999999989</text:p>
              </table:table-cell>
              <table:table-cell office:value-type="float" office:value="4.79499999999994">
                <text:p>4.79499999999994</text:p>
              </table:table-cell>
              <table:table-cell office:value-type="float" office:value="4.70749999999994">
                <text:p>4.70749999999994</text:p>
              </table:table-cell>
              <table:table-cell office:value-type="float" office:value="5.37749999999995">
                <text:p>5.3774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3299999999993">
                <text:p>6.13299999999993</text:p>
              </table:table-cell>
              <table:table-cell office:value-type="float" office:value="3.86899999999996">
                <text:p>3.86899999999996</text:p>
              </table:table-cell>
              <table:table-cell office:value-type="float" office:value="4.87750000000002">
                <text:p>4.87750000000002</text:p>
              </table:table-cell>
              <table:table-cell office:value-type="float" office:value="6.16300000000001">
                <text:p>6.163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6549999999992">
                <text:p>5.76549999999992</text:p>
              </table:table-cell>
              <table:table-cell office:value-type="float" office:value="5.45999999999996">
                <text:p>5.45999999999996</text:p>
              </table:table-cell>
              <table:table-cell office:value-type="float" office:value="4.40399999999995">
                <text:p>4.40399999999995</text:p>
              </table:table-cell>
              <table:table-cell office:value-type="float" office:value="7.02550000000001">
                <text:p>7.025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3349999999993">
                <text:p>5.13349999999993</text:p>
              </table:table-cell>
              <table:table-cell office:value-type="float" office:value="5.16894736842107">
                <text:p>5.16894736842107</text:p>
              </table:table-cell>
              <table:table-cell office:value-type="float" office:value="4.64249999999995">
                <text:p>4.64249999999995</text:p>
              </table:table-cell>
              <table:table-cell office:value-type="float" office:value="8.14750000000008">
                <text:p>8.1475000000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6849999999993">
                <text:p>5.36849999999993</text:p>
              </table:table-cell>
              <table:table-cell office:value-type="float" office:value="4.53149999999995">
                <text:p>4.53149999999995</text:p>
              </table:table-cell>
              <table:table-cell office:value-type="float" office:value="5.30549999999993">
                <text:p>5.30549999999993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6749999999994">
                <text:p>4.66749999999994</text:p>
              </table:table-cell>
              <table:table-cell office:value-type="float" office:value="4.08799999999996">
                <text:p>4.08799999999996</text:p>
              </table:table-cell>
              <table:table-cell office:value-type="float" office:value="5.12549999999994">
                <text:p>5.12549999999994</text:p>
              </table:table-cell>
              <table:table-cell office:value-type="float" office:value="5.84899999999992">
                <text:p>5.84899999999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8499999999994">
                <text:p>5.48499999999994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3.68499999999997">
                <text:p>3.68499999999997</text:p>
              </table:table-cell>
              <table:table-cell office:value-type="float" office:value="7.04149999999996">
                <text:p>7.041499999999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205cm" style:legend-expansion="high" chart:style-name="ch2"/>
        <chart:plot-area chart:style-name="ch3" table:cell-range-address="'tau_elig = 1s'.C124:'tau_elig = 1s'.G144" chart:data-source-has-labels="row" svg:x="0.32cm" svg:y="0.18cm" svg:width="12.428cm" svg:height="8.64cm">
          <chartooo:coordinate-region svg:x="0.941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1s'.C125:'tau_elig = 1s'.C144" chart:label-cell-address="'tau_elig = 1s'.C124:'tau_elig = 1s'.C124" chart:class="chart:line">
            <chart:data-point chart:repeated="20"/>
          </chart:series>
          <chart:series chart:style-name="ch7" chart:values-cell-range-address="'tau_elig = 1s'.D125:'tau_elig = 1s'.D144" chart:label-cell-address="'tau_elig = 1s'.D124:'tau_elig = 1s'.D124" chart:class="chart:line">
            <chart:data-point chart:repeated="20"/>
          </chart:series>
          <chart:series chart:style-name="ch8" chart:values-cell-range-address="'tau_elig = 1s'.E125:'tau_elig = 1s'.E144" chart:label-cell-address="'tau_elig = 1s'.E124:'tau_elig = 1s'.E124" chart:class="chart:line">
            <chart:data-point chart:repeated="20"/>
          </chart:series>
          <chart:series chart:style-name="ch9" chart:values-cell-range-address="'tau_elig = 1s'.F125:'tau_elig = 1s'.F144" chart:label-cell-address="'tau_elig = 1s'.F124:'tau_elig = 1s'.F124" chart:class="chart:line">
            <chart:data-point chart:repeated="20"/>
          </chart:series>
          <chart:series chart:style-name="ch10" chart:values-cell-range-address="'tau_elig = 1s'.G125:'tau_elig = 1s'.G144" chart:label-cell-address="'tau_elig = 1s'.G124:'tau_elig = 1s'.G1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1s'.C124:'tau_elig = 1s'.C124</svg:desc>
                </draw:g>
              </table:table-cell>
              <table:table-cell office:value-type="string">
                <text:p>Eta=0.1</text:p>
                <draw:g>
                  <svg:desc>'tau_elig = 1s'.D124:'tau_elig = 1s'.D124</svg:desc>
                </draw:g>
              </table:table-cell>
              <table:table-cell office:value-type="string">
                <text:p>Eta=0.002</text:p>
                <draw:g>
                  <svg:desc>'tau_elig = 1s'.E124:'tau_elig = 1s'.E124</svg:desc>
                </draw:g>
              </table:table-cell>
              <table:table-cell office:value-type="string">
                <text:p>Eta=0.005</text:p>
                <draw:g>
                  <svg:desc>'tau_elig = 1s'.F124:'tau_elig = 1s'.F124</svg:desc>
                </draw:g>
              </table:table-cell>
              <table:table-cell office:value-type="string">
                <text:p>Eta=0.001</text:p>
                <draw:g>
                  <svg:desc>'tau_elig = 1s'.G124:'tau_elig = 1s'.G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1130000000025">
                <text:p>33.1130000000025</text:p>
                <draw:g>
                  <svg:desc>'tau_elig = 1s'.C125:'tau_elig = 1s'.C144</svg:desc>
                </draw:g>
              </table:table-cell>
              <table:table-cell office:value-type="float" office:value="39.440000000001">
                <text:p>39.440000000001</text:p>
                <draw:g>
                  <svg:desc>'tau_elig = 1s'.D125:'tau_elig = 1s'.D144</svg:desc>
                </draw:g>
              </table:table-cell>
              <table:table-cell office:value-type="float" office:value="21.2105000000002">
                <text:p>21.2105000000002</text:p>
                <draw:g>
                  <svg:desc>'tau_elig = 1s'.E125:'tau_elig = 1s'.E144</svg:desc>
                </draw:g>
              </table:table-cell>
              <table:table-cell office:value-type="float" office:value="26.3035000000022">
                <text:p>26.3035000000022</text:p>
                <draw:g>
                  <svg:desc>'tau_elig = 1s'.F125:'tau_elig = 1s'.F144</svg:desc>
                </draw:g>
              </table:table-cell>
              <table:table-cell office:value-type="float" office:value="29.670000000002">
                <text:p>29.670000000002</text:p>
                <draw:g>
                  <svg:desc>'tau_elig = 1s'.G125:'tau_elig = 1s'.G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329999999998">
                <text:p>9.5329999999998</text:p>
              </table:table-cell>
              <table:table-cell office:value-type="float" office:value="14.739">
                <text:p>14.739</text:p>
              </table:table-cell>
              <table:table-cell office:value-type="float" office:value="24.2035000000004">
                <text:p>24.2035000000004</text:p>
              </table:table-cell>
              <table:table-cell office:value-type="float" office:value="13.6130000000002">
                <text:p>13.6130000000002</text:p>
              </table:table-cell>
              <table:table-cell office:value-type="float" office:value="22.5630000000007">
                <text:p>22.5630000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0500000000009">
                <text:p>9.60500000000009</text:p>
              </table:table-cell>
              <table:table-cell office:value-type="float" office:value="12.179">
                <text:p>12.179</text:p>
              </table:table-cell>
              <table:table-cell office:value-type="float" office:value="10.094">
                <text:p>10.094</text:p>
              </table:table-cell>
              <table:table-cell office:value-type="float" office:value="9.30200000000001">
                <text:p>9.30200000000001</text:p>
              </table:table-cell>
              <table:table-cell office:value-type="float" office:value="27.5815000000013">
                <text:p>27.5815000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0099999999989">
                <text:p>9.10099999999989</text:p>
              </table:table-cell>
              <table:table-cell office:value-type="float" office:value="9.74500000000004">
                <text:p>9.74500000000004</text:p>
              </table:table-cell>
              <table:table-cell office:value-type="float" office:value="11.9635">
                <text:p>11.9635</text:p>
              </table:table-cell>
              <table:table-cell office:value-type="float" office:value="10.1255000000001">
                <text:p>10.1255000000001</text:p>
              </table:table-cell>
              <table:table-cell office:value-type="float" office:value="19.2625000000001">
                <text:p>19.2625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1099999999997">
                <text:p>7.61099999999997</text:p>
              </table:table-cell>
              <table:table-cell office:value-type="float" office:value="8.10299999999996">
                <text:p>8.10299999999996</text:p>
              </table:table-cell>
              <table:table-cell office:value-type="float" office:value="9.71299999999999">
                <text:p>9.71299999999999</text:p>
              </table:table-cell>
              <table:table-cell office:value-type="float" office:value="6.58799999999992">
                <text:p>6.58799999999992</text:p>
              </table:table-cell>
              <table:table-cell office:value-type="float" office:value="17.0074999999998">
                <text:p>17.0074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450000000001">
                <text:p>7.83450000000001</text:p>
              </table:table-cell>
              <table:table-cell office:value-type="float" office:value="4.63599999999994">
                <text:p>4.63599999999994</text:p>
              </table:table-cell>
              <table:table-cell office:value-type="float" office:value="10.162">
                <text:p>10.162</text:p>
              </table:table-cell>
              <table:table-cell office:value-type="float" office:value="8.59299999999994">
                <text:p>8.59299999999994</text:p>
              </table:table-cell>
              <table:table-cell office:value-type="float" office:value="14.3480000000001">
                <text:p>14.348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649999999999">
                <text:p>7.9649999999999</text:p>
              </table:table-cell>
              <table:table-cell office:value-type="float" office:value="5.60499999999992">
                <text:p>5.60499999999992</text:p>
              </table:table-cell>
              <table:table-cell office:value-type="float" office:value="9.50049999999999">
                <text:p>9.50049999999999</text:p>
              </table:table-cell>
              <table:table-cell office:value-type="float" office:value="6.73799999999995">
                <text:p>6.73799999999995</text:p>
              </table:table-cell>
              <table:table-cell office:value-type="float" office:value="12.2875000000001">
                <text:p>12.2875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1549999999992">
                <text:p>5.91549999999992</text:p>
              </table:table-cell>
              <table:table-cell office:value-type="float" office:value="7.41850000000003">
                <text:p>7.41850000000003</text:p>
              </table:table-cell>
              <table:table-cell office:value-type="float" office:value="7.30349999999992">
                <text:p>7.30349999999992</text:p>
              </table:table-cell>
              <table:table-cell office:value-type="float" office:value="6.94749999999991">
                <text:p>6.94749999999991</text:p>
              </table:table-cell>
              <table:table-cell office:value-type="float" office:value="9.40300000000002">
                <text:p>9.403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300000000005">
                <text:p>7.69300000000005</text:p>
              </table:table-cell>
              <table:table-cell office:value-type="float" office:value="7.13199999999991">
                <text:p>7.13199999999991</text:p>
              </table:table-cell>
              <table:table-cell office:value-type="float" office:value="6.40299999999992">
                <text:p>6.40299999999992</text:p>
              </table:table-cell>
              <table:table-cell office:value-type="float" office:value="5.84449999999998">
                <text:p>5.84449999999998</text:p>
              </table:table-cell>
              <table:table-cell office:value-type="float" office:value="7.58049999999994">
                <text:p>7.58049999999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8599999999993">
                <text:p>5.08599999999993</text:p>
              </table:table-cell>
              <table:table-cell office:value-type="float" office:value="4.90449999999994">
                <text:p>4.90449999999994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4.88199999999994">
                <text:p>4.88199999999994</text:p>
              </table:table-cell>
              <table:table-cell office:value-type="float" office:value="9.90200000000001">
                <text:p>9.902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7100000000018">
                <text:p>9.17100000000018</text:p>
              </table:table-cell>
              <table:table-cell office:value-type="float" office:value="6.91650000000002">
                <text:p>6.91650000000002</text:p>
              </table:table-cell>
              <table:table-cell office:value-type="float" office:value="4.80849999999994">
                <text:p>4.80849999999994</text:p>
              </table:table-cell>
              <table:table-cell office:value-type="float" office:value="5.08799999999994">
                <text:p>5.08799999999994</text:p>
              </table:table-cell>
              <table:table-cell office:value-type="float" office:value="11.8765000000001">
                <text:p>11.8765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915">
                <text:p>8.1915</text:p>
              </table:table-cell>
              <table:table-cell office:value-type="float" office:value="6.62799999999996">
                <text:p>6.62799999999996</text:p>
              </table:table-cell>
              <table:table-cell office:value-type="float" office:value="6.5129999999999">
                <text:p>6.5129999999999</text:p>
              </table:table-cell>
              <table:table-cell office:value-type="float" office:value="4.30949999999995">
                <text:p>4.30949999999995</text:p>
              </table:table-cell>
              <table:table-cell office:value-type="float" office:value="6.26049999999991">
                <text:p>6.26049999999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5349999999997">
                <text:p>7.15349999999997</text:p>
              </table:table-cell>
              <table:table-cell office:value-type="float" office:value="5.81499999999993">
                <text:p>5.81499999999993</text:p>
              </table:table-cell>
              <table:table-cell office:value-type="float" office:value="4.81399999999994">
                <text:p>4.81399999999994</text:p>
              </table:table-cell>
              <table:table-cell office:value-type="float" office:value="5.41249999999993">
                <text:p>5.41249999999993</text:p>
              </table:table-cell>
              <table:table-cell office:value-type="float" office:value="5.46399999999993">
                <text:p>5.46399999999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3350000000007">
                <text:p>7.43350000000007</text:p>
              </table:table-cell>
              <table:table-cell office:value-type="float" office:value="7.0669999999999">
                <text:p>7.0669999999999</text:p>
              </table:table-cell>
              <table:table-cell office:value-type="float" office:value="5.24799999999993">
                <text:p>5.24799999999993</text:p>
              </table:table-cell>
              <table:table-cell office:value-type="float" office:value="5.29368421052626">
                <text:p>5.29368421052626</text:p>
              </table:table-cell>
              <table:table-cell office:value-type="float" office:value="6.69599999999997">
                <text:p>6.695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4499999999992">
                <text:p>5.74499999999992</text:p>
              </table:table-cell>
              <table:table-cell office:value-type="float" office:value="7.49699999999992">
                <text:p>7.49699999999992</text:p>
              </table:table-cell>
              <table:table-cell office:value-type="float" office:value="5.19699999999993">
                <text:p>5.19699999999993</text:p>
              </table:table-cell>
              <table:table-cell office:value-type="float" office:value="4.94699999999994">
                <text:p>4.94699999999994</text:p>
              </table:table-cell>
              <table:table-cell office:value-type="float" office:value="6.13899999999991">
                <text:p>6.13899999999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0749999999992">
                <text:p>5.60749999999992</text:p>
              </table:table-cell>
              <table:table-cell office:value-type="float" office:value="4.94599999999994">
                <text:p>4.94599999999994</text:p>
              </table:table-cell>
              <table:table-cell office:value-type="float" office:value="5.11449999999996">
                <text:p>5.11449999999996</text:p>
              </table:table-cell>
              <table:table-cell office:value-type="float" office:value="4.74499999999994">
                <text:p>4.74499999999994</text:p>
              </table:table-cell>
              <table:table-cell office:value-type="float" office:value="6.76199999999999">
                <text:p>6.761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1099999999995">
                <text:p>5.11099999999995</text:p>
              </table:table-cell>
              <table:table-cell office:value-type="float" office:value="6.24350000000001">
                <text:p>6.24350000000001</text:p>
              </table:table-cell>
              <table:table-cell office:value-type="float" office:value="5.26649999999993">
                <text:p>5.26649999999993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8.13450000000002">
                <text:p>8.13450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8699999999995">
                <text:p>4.58699999999995</text:p>
              </table:table-cell>
              <table:table-cell office:value-type="float" office:value="6.16049999999991">
                <text:p>6.16049999999991</text:p>
              </table:table-cell>
              <table:table-cell office:value-type="float" office:value="5.01299999999994">
                <text:p>5.01299999999994</text:p>
              </table:table-cell>
              <table:table-cell office:value-type="float" office:value="5.38949999999999">
                <text:p>5.38949999999999</text:p>
              </table:table-cell>
              <table:table-cell office:value-type="float" office:value="4.62399999999994">
                <text:p>4.62399999999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368421052628">
                <text:p>5.84368421052628</text:p>
              </table:table-cell>
              <table:table-cell office:value-type="float" office:value="5.52599999999993">
                <text:p>5.52599999999993</text:p>
              </table:table-cell>
              <table:table-cell office:value-type="float" office:value="5.16349999999993">
                <text:p>5.16349999999993</text:p>
              </table:table-cell>
              <table:table-cell office:value-type="float" office:value="5.26549999999993">
                <text:p>5.26549999999993</text:p>
              </table:table-cell>
              <table:table-cell office:value-type="float" office:value="6.03549999999992">
                <text:p>6.03549999999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3900000000004">
                <text:p>5.33900000000004</text:p>
              </table:table-cell>
              <table:table-cell office:value-type="float" office:value="5.73399999999995">
                <text:p>5.73399999999995</text:p>
              </table:table-cell>
              <table:table-cell office:value-type="float" office:value="4.13749999999996">
                <text:p>4.13749999999996</text:p>
              </table:table-cell>
              <table:table-cell office:value-type="float" office:value="5.47499999999993">
                <text:p>5.47499999999993</text:p>
              </table:table-cell>
              <table:table-cell office:value-type="float" office:value="6.5219999999999">
                <text:p>6.5219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